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48cm"/>
    </style:style>
    <style:style style:name="co2" style:family="table-column">
      <style:table-column-properties fo:break-before="auto" style:column-width="12.538cm"/>
    </style:style>
    <style:style style:name="co3" style:family="table-column">
      <style:table-column-properties fo:break-before="auto" style:column-width="7.22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2.945cm"/>
    </style:style>
    <style:style style:name="co6" style:family="table-column">
      <style:table-column-properties fo:break-before="auto" style:column-width="2.41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4.771cm"/>
    </style:style>
    <style:style style:name="co9" style:family="table-column">
      <style:table-column-properties fo:break-before="auto" style:column-width="1.326cm"/>
    </style:style>
    <style:style style:name="co10" style:family="table-column">
      <style:table-column-properties fo:break-before="auto" style:column-width="0.6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1" style:family="table-cell" style:parent-style-name="Default" style:data-style-name="N100"/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="0.99pt solid #000000"/>
    </style:style>
    <style:style style:name="ce12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3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5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6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liste services DRFI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visibility="filter">
          <table:table-cell table:style-name="ce2" office:value-type="string" calcext:value-type="string">
            <text:p>7540102</text:p>
          </table:table-cell>
          <table:table-cell office:value-type="string" calcext:value-type="string">
            <text:p>SERVICE IMPOTS DES ENTREPRISES PARIS 1E-2E</text:p>
          </table:table-cell>
          <table:table-cell office:value-type="string" calcext:value-type="string">
            <text:p>0016 RUE NOTRE-DAME DES VICTOIRES</text:p>
          </table:table-cell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SAGES</text:p>
          </table:table-cell>
          <table:table-cell office:value-type="string" calcext:value-type="string">
            <text:p>Lib service</text:p>
          </table:table-cell>
          <table:table-cell office:value-type="string" calcext:value-type="string">
            <text:p>adresse</text:p>
          </table:table-cell>
        </table:table-row>
        <table:table-row table:style-name="ro1">
          <table:table-cell table:style-name="ce1" office:value-type="string" calcext:value-type="string">
            <text:p>7540102245</text:p>
          </table:table-cell>
          <table:table-cell office:value-type="string" calcext:value-type="string">
            <text:p>SERVICE IMPOTS DES ENTREPRISES PARIS 1E-2E</text:p>
          </table:table-cell>
          <table:table-cell office:value-type="string" calcext:value-type="string">
            <text:p>0016 RUE NOTRE-DAME DES VICTOIRES</text:p>
          </table:table-cell>
        </table:table-row>
        <table:table-row table:style-name="ro1">
          <table:table-cell table:style-name="ce1" office:value-type="string" calcext:value-type="string">
            <text:p>7540102251</text:p>
          </table:table-cell>
          <table:table-cell office:value-type="string" calcext:value-type="string">
            <text:p>SERVICE IMPOTS DES ENTREPRISES PARIS 1E-2E</text:p>
          </table:table-cell>
          <table:table-cell office:value-type="string" calcext:value-type="string">
            <text:p>0016 RUE NOTRE-DAME DES VICTOIRES</text:p>
          </table:table-cell>
        </table:table-row>
        <table:table-row table:style-name="ro1">
          <table:table-cell table:style-name="ce1" office:value-type="string" calcext:value-type="string">
            <text:p>7540302</text:p>
          </table:table-cell>
          <table:table-cell office:value-type="string" calcext:value-type="string">
            <text:p>SERVICE IMPOTS DES ENTREPRISES PARIS 3E-4E</text:p>
          </table:table-cell>
          <table:table-cell office:value-type="string" calcext:value-type="string">
            <text:p>0016 RUE NOTRE-DAME DES VICTOIRES</text:p>
          </table:table-cell>
        </table:table-row>
        <table:table-row table:style-name="ro1">
          <table:table-cell table:style-name="ce1" office:value-type="string" calcext:value-type="string">
            <text:p>7540302251</text:p>
          </table:table-cell>
          <table:table-cell office:value-type="string" calcext:value-type="string">
            <text:p>SERVICE IMPOTS DES ENTREPRISES PARIS 3E-4E</text:p>
          </table:table-cell>
          <table:table-cell office:value-type="string" calcext:value-type="string">
            <text:p>0016 RUE NOTRE-DAME DES VICTOIRES</text:p>
          </table:table-cell>
        </table:table-row>
        <table:table-row table:style-name="ro1">
          <table:table-cell table:style-name="ce1" office:value-type="string" calcext:value-type="string">
            <text:p>7540352</text:p>
          </table:table-cell>
          <table:table-cell office:value-type="string" calcext:value-type="string">
            <text:p>SERVICE IMPOTS PARTICULIERS PARIS-CENTRE</text:p>
          </table:table-cell>
          <table:table-cell office:value-type="string" calcext:value-type="string">
            <text:p>0016 RUE NOTRE-DAME DES VICTOIRES</text:p>
          </table:table-cell>
        </table:table-row>
        <table:table-row table:style-name="ro1">
          <table:table-cell table:style-name="ce1" office:value-type="string" calcext:value-type="string">
            <text:p>7540352021</text:p>
          </table:table-cell>
          <table:table-cell office:value-type="string" calcext:value-type="string">
            <text:p>SERVICE IMPOTS PARTICULIERS PARIS-CENTRE</text:p>
          </table:table-cell>
          <table:table-cell office:value-type="string" calcext:value-type="string">
            <text:p>0016 RUE NOTRE-DAME DES VICTOIRES</text:p>
          </table:table-cell>
        </table:table-row>
        <table:table-row table:style-name="ro1">
          <table:table-cell table:style-name="ce1" office:value-type="string" calcext:value-type="string">
            <text:p>7540500</text:p>
          </table:table-cell>
          <table:table-cell office:value-type="string" calcext:value-type="string">
            <text:p>SERVICE IMPOTS DES ENTREPRISES PARIS 9E</text:p>
          </table:table-cell>
          <table:table-cell office:value-type="string" calcext:value-type="string">
            <text:p>0009 RUE D UZES</text:p>
          </table:table-cell>
        </table:table-row>
        <table:table-row table:style-name="ro1">
          <table:table-cell table:style-name="ce1" office:value-type="string" calcext:value-type="string">
            <text:p>7540500251</text:p>
          </table:table-cell>
          <table:table-cell office:value-type="string" calcext:value-type="string">
            <text:p>SERVICE IMPOTS DES ENTREPRISES PARIS 9E</text:p>
          </table:table-cell>
          <table:table-cell office:value-type="string" calcext:value-type="string">
            <text:p>0009 RUE D UZES</text:p>
          </table:table-cell>
        </table:table-row>
        <table:table-row table:style-name="ro1">
          <table:table-cell table:style-name="ce1" office:value-type="string" calcext:value-type="string">
            <text:p>7540601</text:p>
          </table:table-cell>
          <table:table-cell office:value-type="string" calcext:value-type="string">
            <text:p>SERVICE IMPOTS DES ENTREPRISES PARIS 10E</text:p>
          </table:table-cell>
          <table:table-cell office:value-type="string" calcext:value-type="string">
            <text:p>0005 CITE PARADIS</text:p>
          </table:table-cell>
        </table:table-row>
        <table:table-row table:style-name="ro1">
          <table:table-cell table:style-name="ce1" office:value-type="string" calcext:value-type="string">
            <text:p>7540601252</text:p>
          </table:table-cell>
          <table:table-cell office:value-type="string" calcext:value-type="string">
            <text:p>SERVICE IMPOTS DES ENTREPRISES PARIS 10E</text:p>
          </table:table-cell>
          <table:table-cell office:value-type="string" calcext:value-type="string">
            <text:p>0005 CITE PARADIS</text:p>
          </table:table-cell>
        </table:table-row>
        <table:table-row table:style-name="ro1">
          <table:table-cell table:style-name="ce1" office:value-type="string" calcext:value-type="string">
            <text:p>7540651</text:p>
          </table:table-cell>
          <table:table-cell office:value-type="string" calcext:value-type="string">
            <text:p>SERVICE IMPOTS PARTICULIERS PARIS 9E-10E</text:p>
          </table:table-cell>
          <table:table-cell office:value-type="string" calcext:value-type="string">
            <text:p>0005 CITE PARADIS</text:p>
          </table:table-cell>
        </table:table-row>
        <table:table-row table:style-name="ro1">
          <table:table-cell table:style-name="ce1" office:value-type="string" calcext:value-type="string">
            <text:p>7540651021</text:p>
          </table:table-cell>
          <table:table-cell office:value-type="string" calcext:value-type="string">
            <text:p>SERVICE IMPOTS PARTICULIERS PARIS 9E-10E</text:p>
          </table:table-cell>
          <table:table-cell office:value-type="string" calcext:value-type="string">
            <text:p>0005 CITE PARADIS</text:p>
          </table:table-cell>
        </table:table-row>
        <table:table-row table:style-name="ro1">
          <table:table-cell table:style-name="ce1" office:value-type="string" calcext:value-type="string">
            <text:p>7540651050</text:p>
          </table:table-cell>
          <table:table-cell office:value-type="string" calcext:value-type="string">
            <text:p>SERVICE IMPOTS PARTICULIERS PARIS 9E-10E</text:p>
          </table:table-cell>
          <table:table-cell office:value-type="string" calcext:value-type="string">
            <text:p>0005 CITE PARADIS</text:p>
          </table:table-cell>
        </table:table-row>
        <table:table-row table:style-name="ro1">
          <table:table-cell table:style-name="ce1" office:value-type="string" calcext:value-type="string">
            <text:p>7540651070</text:p>
          </table:table-cell>
          <table:table-cell office:value-type="string" calcext:value-type="string">
            <text:p>SERVICE IMPOTS PARTICULIERS PARIS 9E-10E</text:p>
          </table:table-cell>
          <table:table-cell office:value-type="string" calcext:value-type="string">
            <text:p>0005 CITE PARADIS</text:p>
          </table:table-cell>
        </table:table-row>
        <table:table-row table:style-name="ro1">
          <table:table-cell table:style-name="ce1" office:value-type="string" calcext:value-type="string">
            <text:p>7540E10</text:p>
          </table:table-cell>
          <table:table-cell office:value-type="string" calcext:value-type="string">
            <text:p>POLE DE CONTROLE ET EXPERTISE PARIS 1ER-2E</text:p>
          </table:table-cell>
          <table:table-cell office:value-type="string" calcext:value-type="string">
            <text:p>0016 RUE NOTRE-DAME DES VICTOIRES</text:p>
          </table:table-cell>
        </table:table-row>
        <table:table-row table:style-name="ro1">
          <table:table-cell table:style-name="ce1" office:value-type="string" calcext:value-type="string">
            <text:p>7540E10100</text:p>
          </table:table-cell>
          <table:table-cell office:value-type="string" calcext:value-type="string">
            <text:p>POLE DE CONTROLE ET EXPERTISE PARIS 1ER-2E</text:p>
          </table:table-cell>
          <table:table-cell office:value-type="string" calcext:value-type="string">
            <text:p>0016 RUE NOTRE-DAME DES VICTOIRES</text:p>
          </table:table-cell>
        </table:table-row>
        <table:table-row table:style-name="ro1">
          <table:table-cell table:style-name="ce1" office:value-type="string" calcext:value-type="string">
            <text:p>7540E12</text:p>
          </table:table-cell>
          <table:table-cell office:value-type="string" calcext:value-type="string">
            <text:p>POLE DE CONTROLE ET EXPERTISE PARIS 4E</text:p>
          </table:table-cell>
          <table:table-cell office:value-type="string" calcext:value-type="string">
            <text:p>0016 RUE NOTRE-DAME DES VICTOIRES</text:p>
          </table:table-cell>
        </table:table-row>
        <table:table-row table:style-name="ro1">
          <table:table-cell table:style-name="ce1" office:value-type="string" calcext:value-type="string">
            <text:p>7540E12100</text:p>
          </table:table-cell>
          <table:table-cell office:value-type="string" calcext:value-type="string">
            <text:p>POLE DE CONTROLE ET EXPERTISE PARIS 4E</text:p>
          </table:table-cell>
          <table:table-cell office:value-type="string" calcext:value-type="string">
            <text:p>0016 RUE NOTRE-DAME DES VICTOIRES</text:p>
          </table:table-cell>
        </table:table-row>
        <table:table-row table:style-name="ro1">
          <table:table-cell table:style-name="ce1" office:value-type="string" calcext:value-type="string">
            <text:p>7540E13100</text:p>
          </table:table-cell>
          <table:table-cell office:value-type="string" calcext:value-type="string">
            <text:p>POLE DE CONTROLE ET EXPERTISE PARIS 9E-10E</text:p>
          </table:table-cell>
          <table:table-cell office:value-type="string" calcext:value-type="string">
            <text:p>0009 RUE D UZES</text:p>
          </table:table-cell>
        </table:table-row>
        <table:table-row table:style-name="ro1">
          <table:table-cell table:style-name="ce1" office:value-type="string" calcext:value-type="string">
            <text:p>7544121111</text:p>
          </table:table-cell>
          <table:table-cell office:value-type="string" calcext:value-type="string">
            <text:p>CENTRE DES IMPOTS FONCIER PARIS 2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table:style-name="ce1" office:value-type="string" calcext:value-type="string">
            <text:p>7544121500</text:p>
          </table:table-cell>
          <table:table-cell office:value-type="string" calcext:value-type="string">
            <text:p>CENTRE DES IMPOTS FONCIER PARIS 2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office:value-type="string" calcext:value-type="string">
            <text:p>7544B01101</text:p>
          </table:table-cell>
          <table:table-cell office:value-type="string" calcext:value-type="string">
            <text:p>1ERE BRIGADE DEPART. VERIF. PARIS-CENTRE</text:p>
          </table:table-cell>
          <table:table-cell office:value-type="string" calcext:value-type="string">
            <text:p>0012 RUE GEORGE SAND</text:p>
          </table:table-cell>
        </table:table-row>
        <table:table-row table:style-name="ro1">
          <table:table-cell office:value-type="string" calcext:value-type="string">
            <text:p>7544B04</text:p>
          </table:table-cell>
          <table:table-cell office:value-type="string" calcext:value-type="string">
            <text:p>4EME BRIGADE DEPART. VERIF. PARIS-CENTRE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office:value-type="string" calcext:value-type="string">
            <text:p>7544B04101</text:p>
          </table:table-cell>
          <table:table-cell office:value-type="string" calcext:value-type="string">
            <text:p>4EME BRIGADE DEPART. VERIF. PARIS-CENTRE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office:value-type="string" calcext:value-type="string">
            <text:p>7544B06</text:p>
          </table:table-cell>
          <table:table-cell office:value-type="string" calcext:value-type="string">
            <text:p>6EME BRIGADE DEPART. VERIF. PARIS-CENTRE</text:p>
          </table:table-cell>
          <table:table-cell office:value-type="string" calcext:value-type="string">
            <text:p>0012 RUE GEORGE SAND</text:p>
          </table:table-cell>
        </table:table-row>
        <table:table-row table:style-name="ro1">
          <table:table-cell office:value-type="string" calcext:value-type="string">
            <text:p>7544B06101</text:p>
          </table:table-cell>
          <table:table-cell office:value-type="string" calcext:value-type="string">
            <text:p>6EME BRIGADE DEPART. VERIF. PARIS-CENTRE</text:p>
          </table:table-cell>
          <table:table-cell office:value-type="string" calcext:value-type="string">
            <text:p>0012 RUE GEORGE SAND</text:p>
          </table:table-cell>
        </table:table-row>
        <table:table-row table:style-name="ro1">
          <table:table-cell office:value-type="string" calcext:value-type="string">
            <text:p>7544B07101</text:p>
          </table:table-cell>
          <table:table-cell office:value-type="string" calcext:value-type="string">
            <text:p>7EME BRIGADE DEPART. VERIF. PARIS-CENTRE</text:p>
          </table:table-cell>
          <table:table-cell office:value-type="string" calcext:value-type="string">
            <text:p>0012 RUE GEORGE SAND</text:p>
          </table:table-cell>
        </table:table-row>
        <table:table-row table:style-name="ro1">
          <table:table-cell office:value-type="string" calcext:value-type="string">
            <text:p>7544B09</text:p>
          </table:table-cell>
          <table:table-cell office:value-type="string" calcext:value-type="string">
            <text:p>9EME BRIGADE DEPART. VERIF. PARIS-CENTRE</text:p>
          </table:table-cell>
          <table:table-cell office:value-type="string" calcext:value-type="string">
            <text:p>0012 RUE GEORGE SAND</text:p>
          </table:table-cell>
        </table:table-row>
        <table:table-row table:style-name="ro1">
          <table:table-cell office:value-type="string" calcext:value-type="string">
            <text:p>7544B09101</text:p>
          </table:table-cell>
          <table:table-cell office:value-type="string" calcext:value-type="string">
            <text:p>9EME BRIGADE DEPART. VERIF. PARIS-CENTRE</text:p>
          </table:table-cell>
          <table:table-cell office:value-type="string" calcext:value-type="string">
            <text:p>0012 RUE GEORGE SAND</text:p>
          </table:table-cell>
        </table:table-row>
        <table:table-row table:style-name="ro1">
          <table:table-cell office:value-type="string" calcext:value-type="string">
            <text:p>7544B11</text:p>
          </table:table-cell>
          <table:table-cell office:value-type="string" calcext:value-type="string">
            <text:p>11EME BRIGADE DEPART. VERIF. PARIS CENTRE</text:p>
          </table:table-cell>
          <table:table-cell office:value-type="string" calcext:value-type="string">
            <text:p>0012 RUE GEORGE SAND</text:p>
          </table:table-cell>
        </table:table-row>
        <table:table-row table:style-name="ro1">
          <table:table-cell office:value-type="string" calcext:value-type="string">
            <text:p>7544B11101</text:p>
          </table:table-cell>
          <table:table-cell office:value-type="string" calcext:value-type="string">
            <text:p>11EME BRIGADE DEPART. VERIF. PARIS CENTRE</text:p>
          </table:table-cell>
          <table:table-cell office:value-type="string" calcext:value-type="string">
            <text:p>0012 RUE GEORGE SAND</text:p>
          </table:table-cell>
        </table:table-row>
        <table:table-row table:style-name="ro1">
          <table:table-cell office:value-type="string" calcext:value-type="string">
            <text:p>7544B14</text:p>
          </table:table-cell>
          <table:table-cell office:value-type="string" calcext:value-type="string">
            <text:p>14EME BRIGADE DEPART. VERIF. PARIS CENTRE</text:p>
          </table:table-cell>
          <table:table-cell office:value-type="string" calcext:value-type="string">
            <text:p>0012 RUE GEORGE SAND</text:p>
          </table:table-cell>
        </table:table-row>
        <table:table-row table:style-name="ro1">
          <table:table-cell office:value-type="string" calcext:value-type="string">
            <text:p>7544B14101</text:p>
          </table:table-cell>
          <table:table-cell office:value-type="string" calcext:value-type="string">
            <text:p>14EME BRIGADE DEPART. VERIF. PARIS CENTRE</text:p>
          </table:table-cell>
          <table:table-cell office:value-type="string" calcext:value-type="string">
            <text:p>0012 RUE GEORGE SAND</text:p>
          </table:table-cell>
        </table:table-row>
        <table:table-row table:style-name="ro1">
          <table:table-cell office:value-type="string" calcext:value-type="string">
            <text:p>7544B15</text:p>
          </table:table-cell>
          <table:table-cell office:value-type="string" calcext:value-type="string">
            <text:p>15EME BRIGADE DEPART. VERIF. PARIS CENTRE</text:p>
          </table:table-cell>
          <table:table-cell office:value-type="string" calcext:value-type="string">
            <text:p>0012 RUE GEORGE SAND</text:p>
          </table:table-cell>
        </table:table-row>
        <table:table-row table:style-name="ro1">
          <table:table-cell office:value-type="string" calcext:value-type="string">
            <text:p>7544B15101</text:p>
          </table:table-cell>
          <table:table-cell office:value-type="string" calcext:value-type="string">
            <text:p>15EME BRIGADE DEPART. VERIF. PARIS CENTRE</text:p>
          </table:table-cell>
          <table:table-cell office:value-type="string" calcext:value-type="string">
            <text:p>0012 RUE GEORGE SAND</text:p>
          </table:table-cell>
        </table:table-row>
        <table:table-row table:style-name="ro1">
          <table:table-cell office:value-type="string" calcext:value-type="string">
            <text:p>7544P61</text:p>
          </table:table-cell>
          <table:table-cell office:value-type="string" calcext:value-type="string">
            <text:p>SERVICE DEPTAL ENREGISTREMENT PARIS SAINT-HYACINTHE</text:p>
          </table:table-cell>
          <table:table-cell office:value-type="string" calcext:value-type="string">
            <text:p>0009 RUE D UZES</text:p>
          </table:table-cell>
        </table:table-row>
        <table:table-row table:style-name="ro1">
          <table:table-cell office:value-type="string" calcext:value-type="string">
            <text:p>7544P61245</text:p>
          </table:table-cell>
          <table:table-cell office:value-type="string" calcext:value-type="string">
            <text:p>SERVICE DEPTAL ENREGISTREMENT PARIS SAINT-HYACINTHE</text:p>
          </table:table-cell>
          <table:table-cell office:value-type="string" calcext:value-type="string">
            <text:p>0009 RUE D UZES</text:p>
          </table:table-cell>
        </table:table-row>
        <table:table-row table:style-name="ro1">
          <table:table-cell office:value-type="string" calcext:value-type="string">
            <text:p>7544R01</text:p>
          </table:table-cell>
          <table:table-cell office:value-type="string" calcext:value-type="string">
            <text:p>PCRP PARIS CENTRE</text:p>
          </table:table-cell>
          <table:table-cell office:value-type="string" calcext:value-type="string">
            <text:p>0009 RUE D UZES</text:p>
          </table:table-cell>
        </table:table-row>
        <table:table-row table:style-name="ro1">
          <table:table-cell office:value-type="string" calcext:value-type="string">
            <text:p>7544R01100</text:p>
          </table:table-cell>
          <table:table-cell office:value-type="string" calcext:value-type="string">
            <text:p>PCRP PARIS CENTRE</text:p>
          </table:table-cell>
          <table:table-cell office:value-type="string" calcext:value-type="string">
            <text:p>0009 RUE D UZES</text:p>
          </table:table-cell>
        </table:table-row>
        <table:table-row table:style-name="ro1">
          <table:table-cell table:style-name="ce1" office:value-type="string" calcext:value-type="string">
            <text:p>7547E40</text:p>
          </table:table-cell>
          <table:table-cell office:value-type="string" calcext:value-type="string">
            <text:p>BRIGADE CONTROLE ET RECHERCHES PARIS CENTRE</text:p>
          </table:table-cell>
          <table:table-cell office:value-type="string" calcext:value-type="string">
            <text:p>0009 RUE D UZES</text:p>
          </table:table-cell>
        </table:table-row>
        <table:table-row table:style-name="ro1">
          <table:table-cell table:style-name="ce1" office:value-type="string" calcext:value-type="string">
            <text:p>7547E40340</text:p>
          </table:table-cell>
          <table:table-cell office:value-type="string" calcext:value-type="string">
            <text:p>BRIGADE CONTROLE ET RECHERCHES PARIS CENTRE</text:p>
          </table:table-cell>
          <table:table-cell office:value-type="string" calcext:value-type="string">
            <text:p>0009 RUE D UZES</text:p>
          </table:table-cell>
        </table:table-row>
        <table:table-row table:style-name="ro1">
          <table:table-cell office:value-type="string" calcext:value-type="string">
            <text:p>7547P40600</text:p>
          </table:table-cell>
          <table:table-cell office:value-type="string" calcext:value-type="string">
            <text:p>CENTRE DES FINANCES PUBLIQUES PARIS 2E 9 RUE D'UZES</text:p>
          </table:table-cell>
          <table:table-cell office:value-type="string" calcext:value-type="string">
            <text:p>0009 RUE D UZES</text:p>
          </table:table-cell>
        </table:table-row>
        <table:table-row table:style-name="ro1">
          <table:table-cell office:value-type="string" calcext:value-type="string">
            <text:p>7547P41600</text:p>
          </table:table-cell>
          <table:table-cell office:value-type="string" calcext:value-type="string">
            <text:p>CENTRE DES FINANCES PUBLIQUES PARIS 10E CITE PARADIS</text:p>
          </table:table-cell>
          <table:table-cell office:value-type="string" calcext:value-type="string">
            <text:p>0005 CITE PARADIS</text:p>
          </table:table-cell>
        </table:table-row>
        <table:table-row table:style-name="ro1">
          <table:table-cell table:style-name="ce1" office:value-type="string" calcext:value-type="string">
            <text:p>7549E23001</text:p>
          </table:table-cell>
          <table:table-cell office:value-type="string" calcext:value-type="string">
            <text:p>TRESORERIE PARIS AMENDES 1</text:p>
          </table:table-cell>
          <table:table-cell office:value-type="string" calcext:value-type="string">
            <text:p>0015 RUE MARYSE HILSZ</text:p>
          </table:table-cell>
        </table:table-row>
        <table:table-row table:style-name="ro1">
          <table:table-cell table:style-name="ce1" office:value-type="string" calcext:value-type="string">
            <text:p>7549E24</text:p>
          </table:table-cell>
          <table:table-cell office:value-type="string" calcext:value-type="string">
            <text:p>TRESORERIE PARIS AMENDES 2E DIVISION</text:p>
          </table:table-cell>
          <table:table-cell office:value-type="string" calcext:value-type="string">
            <text:p>0015 RUE MARYSE HILSZ</text:p>
          </table:table-cell>
        </table:table-row>
        <table:table-row table:style-name="ro1">
          <table:table-cell table:style-name="ce1" office:value-type="string" calcext:value-type="string">
            <text:p>7549E24001</text:p>
          </table:table-cell>
          <table:table-cell office:value-type="string" calcext:value-type="string">
            <text:p>TRESORERIE PARIS AMENDES 2E DIVISION</text:p>
          </table:table-cell>
          <table:table-cell office:value-type="string" calcext:value-type="string">
            <text:p>0015 RUE MARYSE HILSZ</text:p>
          </table:table-cell>
        </table:table-row>
        <table:table-row table:style-name="ro1">
          <table:table-cell table:style-name="ce1" office:value-type="string" calcext:value-type="string">
            <text:p>7549E24002</text:p>
          </table:table-cell>
          <table:table-cell office:value-type="string" calcext:value-type="string">
            <text:p>TRESORERIE PARIS AMENDES 2E DIVISION</text:p>
          </table:table-cell>
          <table:table-cell office:value-type="string" calcext:value-type="string">
            <text:p>0015 RUE MARYSE HILSZ</text:p>
          </table:table-cell>
        </table:table-row>
        <table:table-row table:style-name="ro1">
          <table:table-cell table:style-name="ce1" office:value-type="string" calcext:value-type="string">
            <text:p>7549E24003</text:p>
          </table:table-cell>
          <table:table-cell office:value-type="string" calcext:value-type="string">
            <text:p>TRESORERIE PARIS AMENDES 2E DIVISION</text:p>
          </table:table-cell>
          <table:table-cell office:value-type="string" calcext:value-type="string">
            <text:p>0015 RUE MARYSE HILSZ</text:p>
          </table:table-cell>
        </table:table-row>
        <table:table-row table:style-name="ro1">
          <table:table-cell table:style-name="ce1" office:value-type="string" calcext:value-type="string">
            <text:p>7549E24004</text:p>
          </table:table-cell>
          <table:table-cell office:value-type="string" calcext:value-type="string">
            <text:p>TRESORERIE PARIS AMENDES 2E DIVISION</text:p>
          </table:table-cell>
          <table:table-cell office:value-type="string" calcext:value-type="string">
            <text:p>0015 RUE MARYSE HILSZ</text:p>
          </table:table-cell>
        </table:table-row>
        <table:table-row table:style-name="ro1">
          <table:table-cell table:style-name="ce1" office:value-type="string" calcext:value-type="string">
            <text:p>7549E26</text:p>
          </table:table-cell>
          <table:table-cell office:value-type="string" calcext:value-type="string">
            <text:p>TRESORERIE PARIS CTRES HOSPITALIERS SPEC.</text:p>
          </table:table-cell>
          <table:table-cell office:value-type="string" calcext:value-type="string">
            <text:p>0029B RUE DU MOULIN VERT</text:p>
          </table:table-cell>
        </table:table-row>
        <table:table-row table:style-name="ro1">
          <table:table-cell table:style-name="ce1" office:value-type="string" calcext:value-type="string">
            <text:p>7549E26001</text:p>
          </table:table-cell>
          <table:table-cell office:value-type="string" calcext:value-type="string">
            <text:p>TRESORERIE PARIS CTRES HOSPITALIERS SPEC.</text:p>
          </table:table-cell>
          <table:table-cell office:value-type="string" calcext:value-type="string">
            <text:p>0029B RUE DU MOULIN VERT</text:p>
          </table:table-cell>
        </table:table-row>
        <table:table-row table:style-name="ro1">
          <table:table-cell table:style-name="ce1" office:value-type="string" calcext:value-type="string">
            <text:p>7549E26002</text:p>
          </table:table-cell>
          <table:table-cell office:value-type="string" calcext:value-type="string">
            <text:p>TRESORERIE PARIS CTRES HOSPITALIERS SPEC.</text:p>
          </table:table-cell>
          <table:table-cell office:value-type="string" calcext:value-type="string">
            <text:p>0029B RUE DU MOULIN VERT</text:p>
          </table:table-cell>
        </table:table-row>
        <table:table-row table:style-name="ro1">
          <table:table-cell table:style-name="ce1" office:value-type="string" calcext:value-type="string">
            <text:p>7549E27001</text:p>
          </table:table-cell>
          <table:table-cell office:value-type="string" calcext:value-type="string">
            <text:p>TRESORERIE ETABLISSEMENTS PUBLICS LOCAUX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table:style-name="ce1" office:value-type="string" calcext:value-type="string">
            <text:p>7549E28</text:p>
          </table:table-cell>
          <table:table-cell office:value-type="string" calcext:value-type="string">
            <text:p>TRESORERIE CTRE D'ACTION SOCIALE DE PARIS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table:style-name="ce1" office:value-type="string" calcext:value-type="string">
            <text:p>7549E28001</text:p>
          </table:table-cell>
          <table:table-cell office:value-type="string" calcext:value-type="string">
            <text:p>TRESORERIE CTRE D'ACTION SOCIALE DE PARIS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table:style-name="ce1" office:value-type="string" calcext:value-type="string">
            <text:p>7549E28002</text:p>
          </table:table-cell>
          <table:table-cell office:value-type="string" calcext:value-type="string">
            <text:p>TRESORERIE CTRE D'ACTION SOCIALE DE PARIS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table:style-name="ce1" office:value-type="string" calcext:value-type="string">
            <text:p>7549E28003</text:p>
          </table:table-cell>
          <table:table-cell office:value-type="string" calcext:value-type="string">
            <text:p>TRESORERIE CTRE D'ACTION SOCIALE DE PARIS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office:value-type="string" calcext:value-type="string">
            <text:p>754B200101</text:p>
          </table:table-cell>
          <table:table-cell office:value-type="string" calcext:value-type="string">
            <text:p>SCES DIR GESTION FISCALE DIRECTION GESTION FISCALE</text:p>
          </table:table-cell>
          <table:table-cell office:value-type="string" calcext:value-type="string">
            <text:p>0011 RUE DE LA BANQUE</text:p>
          </table:table-cell>
        </table:table-row>
        <table:table-row table:style-name="ro1">
          <table:table-cell office:value-type="string" calcext:value-type="string">
            <text:p>754B200301</text:p>
          </table:table-cell>
          <table:table-cell office:value-type="string" calcext:value-type="string">
            <text:p>SCES DIR GESTION FISCALE DIRECTION GESTION FISCALE</text:p>
          </table:table-cell>
          <table:table-cell office:value-type="string" calcext:value-type="string">
            <text:p>0011 RUE DE LA BANQUE</text:p>
          </table:table-cell>
        </table:table-row>
        <table:table-row table:style-name="ro1">
          <table:table-cell office:value-type="string" calcext:value-type="string">
            <text:p>754B210100</text:p>
          </table:table-cell>
          <table:table-cell office:value-type="string" calcext:value-type="string">
            <text:p>SERVICE RATTACHE 1 null</text:p>
          </table:table-cell>
          <table:table-cell office:value-type="string" calcext:value-type="string">
            <text:p>0011 RUE DE LA BANQUE</text:p>
          </table:table-cell>
        </table:table-row>
        <table:table-row table:style-name="ro1">
          <table:table-cell office:value-type="string" calcext:value-type="string">
            <text:p>754B212</text:p>
          </table:table-cell>
          <table:table-cell office:value-type="string" calcext:value-type="string">
            <text:p>SERVICE RATTACHE 3 SERV CTX APPEL DECONCENTRE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office:value-type="string" calcext:value-type="string">
            <text:p>754B212100</text:p>
          </table:table-cell>
          <table:table-cell office:value-type="string" calcext:value-type="string">
            <text:p>SERVICE RATTACHE 3 SERV CTX APPEL DECONCENTRE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office:value-type="string" calcext:value-type="string">
            <text:p>754B240101</text:p>
          </table:table-cell>
          <table:table-cell office:value-type="string" calcext:value-type="string">
            <text:p>DIVISION 1 AMENDES</text:p>
          </table:table-cell>
          <table:table-cell office:value-type="string" calcext:value-type="string">
            <text:p>0009 RUE DE LA BANQUE</text:p>
          </table:table-cell>
        </table:table-row>
        <table:table-row table:style-name="ro1">
          <table:table-cell office:value-type="string" calcext:value-type="string">
            <text:p>754B240102</text:p>
          </table:table-cell>
          <table:table-cell office:value-type="string" calcext:value-type="string">
            <text:p>DIVISION 1 AMENDES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4B241</text:p>
          </table:table-cell>
          <table:table-cell office:value-type="string" calcext:value-type="string">
            <text:p>DIVISION 2 FISCALITE PROFESSIONNELS</text:p>
          </table:table-cell>
          <table:table-cell office:value-type="string" calcext:value-type="string">
            <text:p>0009 RUE DE LA BANQUE</text:p>
          </table:table-cell>
        </table:table-row>
        <table:table-row table:style-name="ro1">
          <table:table-cell office:value-type="string" calcext:value-type="string">
            <text:p>754B242100</text:p>
          </table:table-cell>
          <table:table-cell office:value-type="string" calcext:value-type="string">
            <text:p>DIVISION 3 CONTENTIEUX PROFESSIONNELS 1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office:value-type="string" calcext:value-type="string">
            <text:p>754B242101</text:p>
          </table:table-cell>
          <table:table-cell office:value-type="string" calcext:value-type="string">
            <text:p>DIVISION 3 CONTENTIEUX PROFESSIONNELS 1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office:value-type="string" calcext:value-type="string">
            <text:p>754B243</text:p>
          </table:table-cell>
          <table:table-cell office:value-type="string" calcext:value-type="string">
            <text:p>DIVISION 4 ANIMATION CF PARIS 1</text:p>
          </table:table-cell>
          <table:table-cell office:value-type="string" calcext:value-type="string">
            <text:p>0009 RUE SAINT SULPICE</text:p>
          </table:table-cell>
        </table:table-row>
        <table:table-row table:style-name="ro1">
          <table:table-cell office:value-type="string" calcext:value-type="string">
            <text:p>754B243100</text:p>
          </table:table-cell>
          <table:table-cell office:value-type="string" calcext:value-type="string">
            <text:p>DIVISION 4 ANIMATION CF PARIS 1</text:p>
          </table:table-cell>
          <table:table-cell office:value-type="string" calcext:value-type="string">
            <text:p>0009 RUE SAINT SULPICE</text:p>
          </table:table-cell>
        </table:table-row>
        <table:table-row table:style-name="ro1">
          <table:table-cell office:value-type="string" calcext:value-type="string">
            <text:p>754B244100</text:p>
          </table:table-cell>
          <table:table-cell office:value-type="string" calcext:value-type="string">
            <text:p>DIVISION 5 MISSIONS SPECIFIQUES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4B244101</text:p>
          </table:table-cell>
          <table:table-cell office:value-type="string" calcext:value-type="string">
            <text:p>DIVISION 5 MISSIONS SPECIFIQUES</text:p>
          </table:table-cell>
          <table:table-cell office:value-type="string" calcext:value-type="string">
            <text:p>0009 RUE NOTRE-DAME DES VICTOIRES</text:p>
          </table:table-cell>
        </table:table-row>
        <table:table-row table:style-name="ro1">
          <table:table-cell office:value-type="string" calcext:value-type="string">
            <text:p>754B245</text:p>
          </table:table-cell>
          <table:table-cell office:value-type="string" calcext:value-type="string">
            <text:p>DIVISION 6 AFFAIRES FONCIERES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4B245100</text:p>
          </table:table-cell>
          <table:table-cell office:value-type="string" calcext:value-type="string">
            <text:p>DIVISION 6 AFFAIRES FONCIERES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4B245101</text:p>
          </table:table-cell>
          <table:table-cell office:value-type="string" calcext:value-type="string">
            <text:p>DIVISION 6 AFFAIRES FONCIERES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4B246100</text:p>
          </table:table-cell>
          <table:table-cell office:value-type="string" calcext:value-type="string">
            <text:p>DIVISION 7 POLE JURIDICT JUDICIAIRE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office:value-type="string" calcext:value-type="string">
            <text:p>754C100101</text:p>
          </table:table-cell>
          <table:table-cell office:value-type="string" calcext:value-type="string">
            <text:p>SCES DIR GESTION PUBLIQUE ETAT SER DIR GEST PUBLIQUE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140</text:p>
          </table:table-cell>
          <table:table-cell office:value-type="string" calcext:value-type="string">
            <text:p>DIVISION 1 DEPENSES ETAT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140100</text:p>
          </table:table-cell>
          <table:table-cell office:value-type="string" calcext:value-type="string">
            <text:p>DIVISION 1 DEPENSES ETAT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140101</text:p>
          </table:table-cell>
          <table:table-cell office:value-type="string" calcext:value-type="string">
            <text:p>DIVISION 1 DEPENSES ETAT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140102</text:p>
          </table:table-cell>
          <table:table-cell office:value-type="string" calcext:value-type="string">
            <text:p>DIVISION 1 DEPENSES ETAT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140103</text:p>
          </table:table-cell>
          <table:table-cell office:value-type="string" calcext:value-type="string">
            <text:p>DIVISION 1 DEPENSES ETAT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140104</text:p>
          </table:table-cell>
          <table:table-cell office:value-type="string" calcext:value-type="string">
            <text:p>DIVISION 1 DEPENSES ETAT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141</text:p>
          </table:table-cell>
          <table:table-cell office:value-type="string" calcext:value-type="string">
            <text:p>DIVISION 2 PAYE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141100</text:p>
          </table:table-cell>
          <table:table-cell office:value-type="string" calcext:value-type="string">
            <text:p>DIVISION 2 PAYE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141102</text:p>
          </table:table-cell>
          <table:table-cell office:value-type="string" calcext:value-type="string">
            <text:p>DIVISION 2 PAYE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141103</text:p>
          </table:table-cell>
          <table:table-cell office:value-type="string" calcext:value-type="string">
            <text:p>DIVISION 2 PAYE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143</text:p>
          </table:table-cell>
          <table:table-cell office:value-type="string" calcext:value-type="string">
            <text:p>DIVISION 4 COMPTABILITE ETAT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143100</text:p>
          </table:table-cell>
          <table:table-cell office:value-type="string" calcext:value-type="string">
            <text:p>DIVISION 4 COMPTABILITE ETAT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143101</text:p>
          </table:table-cell>
          <table:table-cell office:value-type="string" calcext:value-type="string">
            <text:p>DIVISION 4 COMPTABILITE ETAT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143102</text:p>
          </table:table-cell>
          <table:table-cell office:value-type="string" calcext:value-type="string">
            <text:p>DIVISION 4 COMPTABILITE ETAT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144</text:p>
          </table:table-cell>
          <table:table-cell office:value-type="string" calcext:value-type="string">
            <text:p>DIVISION 5 SERVICES FINANCIERS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144101</text:p>
          </table:table-cell>
          <table:table-cell office:value-type="string" calcext:value-type="string">
            <text:p>DIVISION 5 SERVICES FINANCIERS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145100</text:p>
          </table:table-cell>
          <table:table-cell office:value-type="string" calcext:value-type="string">
            <text:p>DIVISION 6 RECETTES NON FISCALES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145101</text:p>
          </table:table-cell>
          <table:table-cell office:value-type="string" calcext:value-type="string">
            <text:p>DIVISION 6 RECETTES NON FISCALES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147100</text:p>
          </table:table-cell>
          <table:table-cell office:value-type="string" calcext:value-type="string">
            <text:p>DIVISION 8 AFFAIRES ET ETUDES ECO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148</text:p>
          </table:table-cell>
          <table:table-cell office:value-type="string" calcext:value-type="string">
            <text:p>DIVISION 9 SERVICE LOCAL DOMAINE PARIS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148100</text:p>
          </table:table-cell>
          <table:table-cell office:value-type="string" calcext:value-type="string">
            <text:p>DIVISION 9 SERVICE LOCAL DOMAINE PARIS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148101</text:p>
          </table:table-cell>
          <table:table-cell office:value-type="string" calcext:value-type="string">
            <text:p>DIVISION 9 SERVICE LOCAL DOMAINE PARIS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200101</text:p>
          </table:table-cell>
          <table:table-cell office:value-type="string" calcext:value-type="string">
            <text:p>SCES DIR GESTION PUBLIQUE SPL SER DIR GEST PUBLIQUE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240</text:p>
          </table:table-cell>
          <table:table-cell office:value-type="string" calcext:value-type="string">
            <text:p>DIVISION 1 SGC VPRIF - DEPENSE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240100</text:p>
          </table:table-cell>
          <table:table-cell office:value-type="string" calcext:value-type="string">
            <text:p>DIVISION 1 SGC VPRIF - DEPENSE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240101</text:p>
          </table:table-cell>
          <table:table-cell office:value-type="string" calcext:value-type="string">
            <text:p>DIVISION 1 SGC VPRIF - DEPENSE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241</text:p>
          </table:table-cell>
          <table:table-cell office:value-type="string" calcext:value-type="string">
            <text:p>DIVISION 2 SGC VPRIF - RECETTE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241100</text:p>
          </table:table-cell>
          <table:table-cell office:value-type="string" calcext:value-type="string">
            <text:p>DIVISION 2 SGC VPRIF - RECETTE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241101</text:p>
          </table:table-cell>
          <table:table-cell office:value-type="string" calcext:value-type="string">
            <text:p>DIVISION 2 SGC VPRIF - RECETTE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241102</text:p>
          </table:table-cell>
          <table:table-cell office:value-type="string" calcext:value-type="string">
            <text:p>DIVISION 2 SGC VPRIF - RECETTE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242101</text:p>
          </table:table-cell>
          <table:table-cell office:value-type="string" calcext:value-type="string">
            <text:p>DIVISION 3 SGC VPRIF - COMPTA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242102</text:p>
          </table:table-cell>
          <table:table-cell office:value-type="string" calcext:value-type="string">
            <text:p>DIVISION 3 SGC VPRIF - COMPTA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245</text:p>
          </table:table-cell>
          <table:table-cell office:value-type="string" calcext:value-type="string">
            <text:p>DIVISION 6 SECTEUR PUBLIC LOCAL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245100</text:p>
          </table:table-cell>
          <table:table-cell office:value-type="string" calcext:value-type="string">
            <text:p>DIVISION 6 SECTEUR PUBLIC LOCAL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245102</text:p>
          </table:table-cell>
          <table:table-cell office:value-type="string" calcext:value-type="string">
            <text:p>DIVISION 6 SECTEUR PUBLIC LOCAL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C246100</text:p>
          </table:table-cell>
          <table:table-cell office:value-type="string" calcext:value-type="string">
            <text:p>DIVISION 7 SFACT VDP</text:p>
          </table:table-cell>
          <table:table-cell/>
        </table:table-row>
        <table:table-row table:style-name="ro1">
          <table:table-cell office:value-type="string" calcext:value-type="string">
            <text:p>754D100101</text:p>
          </table:table-cell>
          <table:table-cell office:value-type="string" calcext:value-type="string">
            <text:p>SCES DIR PILOTAGE-RESSOURCES SERV DIR PIL RESS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D110100</text:p>
          </table:table-cell>
          <table:table-cell office:value-type="string" calcext:value-type="string">
            <text:p>SERVICE RATTACHE 1 CABINET-DIRECTEUR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D140</text:p>
          </table:table-cell>
          <table:table-cell office:value-type="string" calcext:value-type="string">
            <text:p>DIVISION 1 RH VIE DE L'AGENT ET CVT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D140100</text:p>
          </table:table-cell>
          <table:table-cell office:value-type="string" calcext:value-type="string">
            <text:p>DIVISION 1 RH VIE DE L'AGENT ET CVT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D141100</text:p>
          </table:table-cell>
          <table:table-cell office:value-type="string" calcext:value-type="string">
            <text:p>CELLULE AGIL ECORESPONSABILITE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D142</text:p>
          </table:table-cell>
          <table:table-cell office:value-type="string" calcext:value-type="string">
            <text:p>DIVISION 3 RH GRANDES CAMPAGNES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D142100</text:p>
          </table:table-cell>
          <table:table-cell office:value-type="string" calcext:value-type="string">
            <text:p>DIVISION 3 RH GRANDES CAMPAGNES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D143</text:p>
          </table:table-cell>
          <table:table-cell office:value-type="string" calcext:value-type="string">
            <text:p>DIVISION 4 FORMATION PROFESSIONNELLE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office:value-type="string" calcext:value-type="string">
            <text:p>754D143100</text:p>
          </table:table-cell>
          <table:table-cell office:value-type="string" calcext:value-type="string">
            <text:p>DIVISION 4 FORMATION PROFESSIONNELLE</text:p>
          </table:table-cell>
          <table:table-cell office:value-type="string" calcext:value-type="string">
            <text:p>0016 RUE NOTRE-DAME DES VICTOIRES</text:p>
          </table:table-cell>
        </table:table-row>
        <table:table-row table:style-name="ro1">
          <table:table-cell office:value-type="string" calcext:value-type="string">
            <text:p>754D143101</text:p>
          </table:table-cell>
          <table:table-cell office:value-type="string" calcext:value-type="string">
            <text:p>DIVISION 4 FORMATION PROFESSIONNELLE</text:p>
          </table:table-cell>
          <table:table-cell office:value-type="string" calcext:value-type="string">
            <text:p>0016 RUE NOTRE-DAME DES VICTOIRES</text:p>
          </table:table-cell>
        </table:table-row>
        <table:table-row table:style-name="ro1">
          <table:table-cell office:value-type="string" calcext:value-type="string">
            <text:p>754D144100</text:p>
          </table:table-cell>
          <table:table-cell office:value-type="string" calcext:value-type="string">
            <text:p>DIVISION BUDGET/MARCHES</text:p>
          </table:table-cell>
          <table:table-cell office:value-type="string" calcext:value-type="string">
            <text:p>0016 RUE NOTRE-DAME DES VICTOIRES</text:p>
          </table:table-cell>
        </table:table-row>
        <table:table-row table:style-name="ro1">
          <table:table-cell office:value-type="string" calcext:value-type="string">
            <text:p>754D144101</text:p>
          </table:table-cell>
          <table:table-cell office:value-type="string" calcext:value-type="string">
            <text:p>DIVISION BUDGET/MARCHES</text:p>
          </table:table-cell>
          <table:table-cell office:value-type="string" calcext:value-type="string">
            <text:p>0016 RUE NOTRE-DAME DES VICTOIRES</text:p>
          </table:table-cell>
        </table:table-row>
        <table:table-row table:style-name="ro1">
          <table:table-cell office:value-type="string" calcext:value-type="string">
            <text:p>754D145100</text:p>
          </table:table-cell>
          <table:table-cell office:value-type="string" calcext:value-type="string">
            <text:p>DIVISION IMMOBILIER</text:p>
          </table:table-cell>
          <table:table-cell office:value-type="string" calcext:value-type="string">
            <text:p>0016 RUE NOTRE-DAME DES VICTOIRES</text:p>
          </table:table-cell>
        </table:table-row>
        <table:table-row table:style-name="ro1">
          <table:table-cell office:value-type="string" calcext:value-type="string">
            <text:p>754D146</text:p>
          </table:table-cell>
          <table:table-cell office:value-type="string" calcext:value-type="string">
            <text:p>DIVISION GESTIONS DE SITE ET SECURITE</text:p>
          </table:table-cell>
          <table:table-cell office:value-type="string" calcext:value-type="string">
            <text:p>0016 RUE NOTRE-DAME DES VICTOIRES</text:p>
          </table:table-cell>
        </table:table-row>
        <table:table-row table:style-name="ro1">
          <table:table-cell office:value-type="string" calcext:value-type="string">
            <text:p>754D146100</text:p>
          </table:table-cell>
          <table:table-cell office:value-type="string" calcext:value-type="string">
            <text:p>DIVISION GESTIONS DE SITE ET SECURITE</text:p>
          </table:table-cell>
          <table:table-cell office:value-type="string" calcext:value-type="string">
            <text:p>0016 RUE NOTRE-DAME DES VICTOIRES</text:p>
          </table:table-cell>
        </table:table-row>
        <table:table-row table:style-name="ro1">
          <table:table-cell office:value-type="string" calcext:value-type="string">
            <text:p>754D146101</text:p>
          </table:table-cell>
          <table:table-cell office:value-type="string" calcext:value-type="string">
            <text:p>DIVISION GESTIONS DE SITE ET SECURITE</text:p>
          </table:table-cell>
          <table:table-cell office:value-type="string" calcext:value-type="string">
            <text:p>0016 RUE NOTRE-DAME DES VICTOIRES</text:p>
          </table:table-cell>
        </table:table-row>
        <table:table-row table:style-name="ro1">
          <table:table-cell office:value-type="string" calcext:value-type="string">
            <text:p>754D146103</text:p>
          </table:table-cell>
          <table:table-cell office:value-type="string" calcext:value-type="string">
            <text:p>DIVISION GESTIONS DE SITE ET SECURITE</text:p>
          </table:table-cell>
          <table:table-cell office:value-type="string" calcext:value-type="string">
            <text:p>0016 RUE NOTRE-DAME DES VICTOIRES</text:p>
          </table:table-cell>
        </table:table-row>
        <table:table-row table:style-name="ro1">
          <table:table-cell office:value-type="string" calcext:value-type="string">
            <text:p>754D146105</text:p>
          </table:table-cell>
          <table:table-cell office:value-type="string" calcext:value-type="string">
            <text:p>DIVISION GESTIONS DE SITE ET SECURITE</text:p>
          </table:table-cell>
          <table:table-cell office:value-type="string" calcext:value-type="string">
            <text:p>0016 RUE NOTRE-DAME DES VICTOIRES</text:p>
          </table:table-cell>
        </table:table-row>
        <table:table-row table:style-name="ro1">
          <table:table-cell office:value-type="string" calcext:value-type="string">
            <text:p>754D146106</text:p>
          </table:table-cell>
          <table:table-cell office:value-type="string" calcext:value-type="string">
            <text:p>DIVISION GESTIONS DE SITE ET SECURITE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D147100</text:p>
          </table:table-cell>
          <table:table-cell office:value-type="string" calcext:value-type="string">
            <text:p>DIVISION 8 PILOTAGE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D147101</text:p>
          </table:table-cell>
          <table:table-cell office:value-type="string" calcext:value-type="string">
            <text:p>DIVISION 8 PILOTAGE</text:p>
          </table:table-cell>
          <table:table-cell office:value-type="string" calcext:value-type="string">
            <text:p>0009 RUE REAUMUR</text:p>
          </table:table-cell>
        </table:table-row>
        <table:table-row table:style-name="ro1">
          <table:table-cell office:value-type="string" calcext:value-type="string">
            <text:p>754D148100</text:p>
          </table:table-cell>
          <table:table-cell office:value-type="string" calcext:value-type="string">
            <text:p>DIVISION 9 CONTROLE DE GESTION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D148101</text:p>
          </table:table-cell>
          <table:table-cell office:value-type="string" calcext:value-type="string">
            <text:p>DIVISION 9 CONTROLE DE GESTION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D149</text:p>
          </table:table-cell>
          <table:table-cell office:value-type="string" calcext:value-type="string">
            <text:p>DIVISION 10 POLE NATIONAL SOUTIEN RESEAU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office:value-type="string" calcext:value-type="string">
            <text:p>754D149100</text:p>
          </table:table-cell>
          <table:table-cell office:value-type="string" calcext:value-type="string">
            <text:p>DIVISION 10 POLE NATIONAL SOUTIEN RESEAU</text:p>
          </table:table-cell>
          <table:table-cell/>
        </table:table-row>
        <table:table-row table:style-name="ro1">
          <table:table-cell office:value-type="string" calcext:value-type="string">
            <text:p>754F110</text:p>
          </table:table-cell>
          <table:table-cell office:value-type="string" calcext:value-type="string">
            <text:p>DIVISION CABINET DIRECTEUR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F110101</text:p>
          </table:table-cell>
          <table:table-cell office:value-type="string" calcext:value-type="string">
            <text:p>DIVISION CABINET DIRECTEUR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F111100</text:p>
          </table:table-cell>
          <table:table-cell office:value-type="string" calcext:value-type="string">
            <text:p>MISSION 2 POLITIQUE IMMOBILIERE ETAT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F113100</text:p>
          </table:table-cell>
          <table:table-cell office:value-type="string" calcext:value-type="string">
            <text:p>MISSION 4 MISSION DEPARTEMENTALE AUDIT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office:value-type="string" calcext:value-type="string">
            <text:p>754F114100</text:p>
          </table:table-cell>
          <table:table-cell office:value-type="string" calcext:value-type="string">
            <text:p>MISSION 5 MISSION MAITRISE DES RISQUES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F115</text:p>
          </table:table-cell>
          <table:table-cell office:value-type="string" calcext:value-type="string">
            <text:p>MISSION 6 CONTROLE BUDGETAIRE REGIONAL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office:value-type="string" calcext:value-type="string">
            <text:p>754F115100</text:p>
          </table:table-cell>
          <table:table-cell office:value-type="string" calcext:value-type="string">
            <text:p>MISSION 6 CONTROLE BUDGETAIRE REGIONAL</text:p>
          </table:table-cell>
          <table:table-cell office:value-type="string" calcext:value-type="string">
            <text:p>0094 RUE REAUMUR</text:p>
          </table:table-cell>
        </table:table-row>
        <table:table-row table:style-name="ro1">
          <table:table-cell table:style-name="ce1" office:value-type="string" calcext:value-type="string">
            <text:p>7550100</text:p>
          </table:table-cell>
          <table:table-cell office:value-type="string" calcext:value-type="string">
            <text:p>SERVICE IMPOTS DES ENTREPRISES PARIS 11E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table:style-name="ce1" office:value-type="string" calcext:value-type="string">
            <text:p>7550100251</text:p>
          </table:table-cell>
          <table:table-cell office:value-type="string" calcext:value-type="string">
            <text:p>SERVICE IMPOTS DES ENTREPRISES PARIS 11E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table:style-name="ce1" office:value-type="string" calcext:value-type="string">
            <text:p>7550154</text:p>
          </table:table-cell>
          <table:table-cell office:value-type="string" calcext:value-type="string">
            <text:p>SERVICE IMPOTS PARTICULIERS PARIS 11E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table:style-name="ce1" office:value-type="string" calcext:value-type="string">
            <text:p>7550154021</text:p>
          </table:table-cell>
          <table:table-cell office:value-type="string" calcext:value-type="string">
            <text:p>SERVICE IMPOTS PARTICULIERS PARIS 11E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table:style-name="ce1" office:value-type="string" calcext:value-type="string">
            <text:p>7550154070</text:p>
          </table:table-cell>
          <table:table-cell office:value-type="string" calcext:value-type="string">
            <text:p>SERVICE IMPOTS PARTICULIERS PARIS 11E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table:style-name="ce1" office:value-type="string" calcext:value-type="string">
            <text:p>7550201</text:p>
          </table:table-cell>
          <table:table-cell office:value-type="string" calcext:value-type="string">
            <text:p>SERVICE IMPOTS DES ENTREPRISES PARIS 12E</text:p>
          </table:table-cell>
          <table:table-cell office:value-type="string" calcext:value-type="string">
            <text:p>0027B RUE DES MEUNIERS</text:p>
          </table:table-cell>
        </table:table-row>
        <table:table-row table:style-name="ro1">
          <table:table-cell table:style-name="ce1" office:value-type="string" calcext:value-type="string">
            <text:p>7550201251</text:p>
          </table:table-cell>
          <table:table-cell office:value-type="string" calcext:value-type="string">
            <text:p>SERVICE IMPOTS DES ENTREPRISES PARIS 12E</text:p>
          </table:table-cell>
          <table:table-cell office:value-type="string" calcext:value-type="string">
            <text:p>0027B RUE DES MEUNIERS</text:p>
          </table:table-cell>
        </table:table-row>
        <table:table-row table:style-name="ro1">
          <table:table-cell table:style-name="ce1" office:value-type="string" calcext:value-type="string">
            <text:p>7550251</text:p>
          </table:table-cell>
          <table:table-cell office:value-type="string" calcext:value-type="string">
            <text:p>SERVICE IMPOTS PARTICULIERS PARIS 12E</text:p>
          </table:table-cell>
          <table:table-cell office:value-type="string" calcext:value-type="string">
            <text:p>0027B RUE DES MEUNIERS</text:p>
          </table:table-cell>
        </table:table-row>
        <table:table-row table:style-name="ro1">
          <table:table-cell table:style-name="ce1" office:value-type="string" calcext:value-type="string">
            <text:p>7550251021</text:p>
          </table:table-cell>
          <table:table-cell office:value-type="string" calcext:value-type="string">
            <text:p>SERVICE IMPOTS PARTICULIERS PARIS 12E</text:p>
          </table:table-cell>
          <table:table-cell office:value-type="string" calcext:value-type="string">
            <text:p>0027B RUE DES MEUNIERS</text:p>
          </table:table-cell>
        </table:table-row>
        <table:table-row table:style-name="ro1">
          <table:table-cell table:style-name="ce1" office:value-type="string" calcext:value-type="string">
            <text:p>7550251070</text:p>
          </table:table-cell>
          <table:table-cell office:value-type="string" calcext:value-type="string">
            <text:p>SERVICE IMPOTS PARTICULIERS PARIS 12E</text:p>
          </table:table-cell>
          <table:table-cell office:value-type="string" calcext:value-type="string">
            <text:p>0027B RUE DES MEUNIERS</text:p>
          </table:table-cell>
        </table:table-row>
        <table:table-row table:style-name="ro1">
          <table:table-cell table:style-name="ce1" office:value-type="string" calcext:value-type="string">
            <text:p>7550301</text:p>
          </table:table-cell>
          <table:table-cell office:value-type="string" calcext:value-type="string">
            <text:p>SERVICE IMPOTS DES ENTREPRISES PARIS 19E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table:style-name="ce1" office:value-type="string" calcext:value-type="string">
            <text:p>7550301251</text:p>
          </table:table-cell>
          <table:table-cell office:value-type="string" calcext:value-type="string">
            <text:p>SERVICE IMPOTS DES ENTREPRISES PARIS 19E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table:style-name="ce1" office:value-type="string" calcext:value-type="string">
            <text:p>7550351</text:p>
          </table:table-cell>
          <table:table-cell office:value-type="string" calcext:value-type="string">
            <text:p>SERVICE IMPOTS PARTICULIERS PARIS 19E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table:style-name="ce1" office:value-type="string" calcext:value-type="string">
            <text:p>7550351021</text:p>
          </table:table-cell>
          <table:table-cell office:value-type="string" calcext:value-type="string">
            <text:p>SERVICE IMPOTS PARTICULIERS PARIS 19E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table:style-name="ce1" office:value-type="string" calcext:value-type="string">
            <text:p>7550351070</text:p>
          </table:table-cell>
          <table:table-cell office:value-type="string" calcext:value-type="string">
            <text:p>SERVICE IMPOTS PARTICULIERS PARIS 19E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table:style-name="ce1" office:value-type="string" calcext:value-type="string">
            <text:p>7550401</text:p>
          </table:table-cell>
          <table:table-cell office:value-type="string" calcext:value-type="string">
            <text:p>SERVICE IMPOTS DES ENTREPRISES PARIS 20E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table:style-name="ce1" office:value-type="string" calcext:value-type="string">
            <text:p>7550401251</text:p>
          </table:table-cell>
          <table:table-cell office:value-type="string" calcext:value-type="string">
            <text:p>SERVICE IMPOTS DES ENTREPRISES PARIS 20E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table:style-name="ce1" office:value-type="string" calcext:value-type="string">
            <text:p>7550451</text:p>
          </table:table-cell>
          <table:table-cell office:value-type="string" calcext:value-type="string">
            <text:p>SERVICE IMPOTS PARTICULIERS PARIS 20E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table:style-name="ce1" office:value-type="string" calcext:value-type="string">
            <text:p>7550451021</text:p>
          </table:table-cell>
          <table:table-cell office:value-type="string" calcext:value-type="string">
            <text:p>SERVICE IMPOTS PARTICULIERS PARIS 20E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table:style-name="ce1" office:value-type="string" calcext:value-type="string">
            <text:p>7550E10</text:p>
          </table:table-cell>
          <table:table-cell office:value-type="string" calcext:value-type="string">
            <text:p>POLE DE CONTROLE ET EXPERTISE PARIS 11E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table:style-name="ce1" office:value-type="string" calcext:value-type="string">
            <text:p>7550E10100</text:p>
          </table:table-cell>
          <table:table-cell office:value-type="string" calcext:value-type="string">
            <text:p>POLE DE CONTROLE ET EXPERTISE PARIS 11E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table:style-name="ce1" office:value-type="string" calcext:value-type="string">
            <text:p>7550E11</text:p>
          </table:table-cell>
          <table:table-cell office:value-type="string" calcext:value-type="string">
            <text:p>POLE DE CONTROLE ET EXPERTISE PARIS 12E</text:p>
          </table:table-cell>
          <table:table-cell office:value-type="string" calcext:value-type="string">
            <text:p>0027B RUE DES MEUNIERS</text:p>
          </table:table-cell>
        </table:table-row>
        <table:table-row table:style-name="ro1">
          <table:table-cell table:style-name="ce1" office:value-type="string" calcext:value-type="string">
            <text:p>7550E11100</text:p>
          </table:table-cell>
          <table:table-cell office:value-type="string" calcext:value-type="string">
            <text:p>POLE DE CONTROLE ET EXPERTISE PARIS 12E</text:p>
          </table:table-cell>
          <table:table-cell office:value-type="string" calcext:value-type="string">
            <text:p>0027B RUE DES MEUNIERS</text:p>
          </table:table-cell>
        </table:table-row>
        <table:table-row table:style-name="ro1">
          <table:table-cell table:style-name="ce1" office:value-type="string" calcext:value-type="string">
            <text:p>7550E12</text:p>
          </table:table-cell>
          <table:table-cell office:value-type="string" calcext:value-type="string">
            <text:p>POLE DE CONTROLE ET EXPERTISE PARIS 18E-19E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table:style-name="ce1" office:value-type="string" calcext:value-type="string">
            <text:p>7550E12100</text:p>
          </table:table-cell>
          <table:table-cell office:value-type="string" calcext:value-type="string">
            <text:p>POLE DE CONTROLE ET EXPERTISE PARIS 18E-19E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table:style-name="ce1" office:value-type="string" calcext:value-type="string">
            <text:p>7550E13</text:p>
          </table:table-cell>
          <table:table-cell office:value-type="string" calcext:value-type="string">
            <text:p>POLE DE CONTROLE ET EXPERTISE PARIS 20E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table:style-name="ce1" office:value-type="string" calcext:value-type="string">
            <text:p>7550E13100</text:p>
          </table:table-cell>
          <table:table-cell office:value-type="string" calcext:value-type="string">
            <text:p>POLE DE CONTROLE ET EXPERTISE PARIS 20E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table:style-name="ce1" office:value-type="string" calcext:value-type="string">
            <text:p>7554121</text:p>
          </table:table-cell>
          <table:table-cell office:value-type="string" calcext:value-type="string">
            <text:p>CENTRE DES IMPOTS FONCIER PARIS 1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table:style-name="ce1" office:value-type="string" calcext:value-type="string">
            <text:p>7554121105</text:p>
          </table:table-cell>
          <table:table-cell office:value-type="string" calcext:value-type="string">
            <text:p>CENTRE DES IMPOTS FONCIER PARIS 1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table:style-name="ce1" office:value-type="string" calcext:value-type="string">
            <text:p>7554121110</text:p>
          </table:table-cell>
          <table:table-cell office:value-type="string" calcext:value-type="string">
            <text:p>CENTRE DES IMPOTS FONCIER PARIS 1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table:style-name="ce1" office:value-type="string" calcext:value-type="string">
            <text:p>7554121111</text:p>
          </table:table-cell>
          <table:table-cell office:value-type="string" calcext:value-type="string">
            <text:p>CENTRE DES IMPOTS FONCIER PARIS 1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table:style-name="ce1" office:value-type="string" calcext:value-type="string">
            <text:p>7554121113</text:p>
          </table:table-cell>
          <table:table-cell office:value-type="string" calcext:value-type="string">
            <text:p>CENTRE DES IMPOTS FONCIER PARIS 1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table:style-name="ce1" office:value-type="string" calcext:value-type="string">
            <text:p>7554121114</text:p>
          </table:table-cell>
          <table:table-cell office:value-type="string" calcext:value-type="string">
            <text:p>CENTRE DES IMPOTS FONCIER PARIS 1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office:value-type="string" calcext:value-type="string">
            <text:p>7554B02</text:p>
          </table:table-cell>
          <table:table-cell office:value-type="string" calcext:value-type="string">
            <text:p>2EME BRIGADE DEPART. VERIF. PARIS EST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office:value-type="string" calcext:value-type="string">
            <text:p>7554B02101</text:p>
          </table:table-cell>
          <table:table-cell office:value-type="string" calcext:value-type="string">
            <text:p>2EME BRIGADE DEPART. VERIF. PARIS EST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office:value-type="string" calcext:value-type="string">
            <text:p>7554B03</text:p>
          </table:table-cell>
          <table:table-cell office:value-type="string" calcext:value-type="string">
            <text:p>3EME BRIGADE DEPART. VERIF. PARIS EST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office:value-type="string" calcext:value-type="string">
            <text:p>7554B03101</text:p>
          </table:table-cell>
          <table:table-cell office:value-type="string" calcext:value-type="string">
            <text:p>3EME BRIGADE DEPART. VERIF. PARIS EST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office:value-type="string" calcext:value-type="string">
            <text:p>7554B04</text:p>
          </table:table-cell>
          <table:table-cell office:value-type="string" calcext:value-type="string">
            <text:p>4EME BRIGADE DEPART. VERIF. PARIS EST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office:value-type="string" calcext:value-type="string">
            <text:p>7554B04101</text:p>
          </table:table-cell>
          <table:table-cell office:value-type="string" calcext:value-type="string">
            <text:p>4EME BRIGADE DEPART. VERIF. PARIS EST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office:value-type="string" calcext:value-type="string">
            <text:p>7554B05101</text:p>
          </table:table-cell>
          <table:table-cell office:value-type="string" calcext:value-type="string">
            <text:p>5EME BRIGADE DEPART. VERIF. PARIS EST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office:value-type="string" calcext:value-type="string">
            <text:p>7554B07</text:p>
          </table:table-cell>
          <table:table-cell office:value-type="string" calcext:value-type="string">
            <text:p>7EME BRIGADE DEPART. VERIF. PARIS EST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office:value-type="string" calcext:value-type="string">
            <text:p>7554B07101</text:p>
          </table:table-cell>
          <table:table-cell office:value-type="string" calcext:value-type="string">
            <text:p>7EME BRIGADE DEPART. VERIF. PARIS EST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office:value-type="string" calcext:value-type="string">
            <text:p>7554R01</text:p>
          </table:table-cell>
          <table:table-cell office:value-type="string" calcext:value-type="string">
            <text:p>PCRP PARIS 11E 12E</text:p>
          </table:table-cell>
          <table:table-cell office:value-type="string" calcext:value-type="string">
            <text:p>0012 RUE GEORGE SAND</text:p>
          </table:table-cell>
        </table:table-row>
        <table:table-row table:style-name="ro1">
          <table:table-cell office:value-type="string" calcext:value-type="string">
            <text:p>7554R01100</text:p>
          </table:table-cell>
          <table:table-cell office:value-type="string" calcext:value-type="string">
            <text:p>PCRP PARIS 11E 12E</text:p>
          </table:table-cell>
          <table:table-cell office:value-type="string" calcext:value-type="string">
            <text:p>0012 RUE GEORGE SAND</text:p>
          </table:table-cell>
        </table:table-row>
        <table:table-row table:style-name="ro1">
          <table:table-cell office:value-type="string" calcext:value-type="string">
            <text:p>7554R01101</text:p>
          </table:table-cell>
          <table:table-cell office:value-type="string" calcext:value-type="string">
            <text:p>PCRP PARIS 11E 12E</text:p>
          </table:table-cell>
          <table:table-cell office:value-type="string" calcext:value-type="string">
            <text:p>0027B RUE DES MEUNIERS</text:p>
          </table:table-cell>
        </table:table-row>
        <table:table-row table:style-name="ro1">
          <table:table-cell office:value-type="string" calcext:value-type="string">
            <text:p>7554R02</text:p>
          </table:table-cell>
          <table:table-cell office:value-type="string" calcext:value-type="string">
            <text:p>PCRP PARIS 18E 19E 20E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office:value-type="string" calcext:value-type="string">
            <text:p>7554R02100</text:p>
          </table:table-cell>
          <table:table-cell office:value-type="string" calcext:value-type="string">
            <text:p>PCRP PARIS 18E 19E 20E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office:value-type="string" calcext:value-type="string">
            <text:p>7554R02101</text:p>
          </table:table-cell>
          <table:table-cell office:value-type="string" calcext:value-type="string">
            <text:p>PCRP PARIS 18E 19E 20E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table:style-name="ce1" office:value-type="string" calcext:value-type="string">
            <text:p>7557E40</text:p>
          </table:table-cell>
          <table:table-cell office:value-type="string" calcext:value-type="string">
            <text:p>BRIGADE CONTROLE ET RECHERCHES PARIS EST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table:style-name="ce1" office:value-type="string" calcext:value-type="string">
            <text:p>7557E40340</text:p>
          </table:table-cell>
          <table:table-cell office:value-type="string" calcext:value-type="string">
            <text:p>BRIGADE CONTROLE ET RECHERCHES PARIS EST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office:value-type="string" calcext:value-type="string">
            <text:p>7557P31600</text:p>
          </table:table-cell>
          <table:table-cell office:value-type="string" calcext:value-type="string">
            <text:p>CENTRE DES FINANCES PUBLIQUES PARIS 12E RUE DES MEUNIERS</text:p>
          </table:table-cell>
          <table:table-cell office:value-type="string" calcext:value-type="string">
            <text:p>0027B RUE DES MEUNIERS</text:p>
          </table:table-cell>
        </table:table-row>
        <table:table-row table:style-name="ro1">
          <table:table-cell office:value-type="string" calcext:value-type="string">
            <text:p>7557P63600</text:p>
          </table:table-cell>
          <table:table-cell office:value-type="string" calcext:value-type="string">
            <text:p>IMMEUBLE PARIS 19EME 17 PLACE ARGONNE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office:value-type="string" calcext:value-type="string">
            <text:p>7557P64600</text:p>
          </table:table-cell>
          <table:table-cell office:value-type="string" calcext:value-type="string">
            <text:p>IMMEUBLE PARIS 20EME 6 RUE PAGANINI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office:value-type="string" calcext:value-type="string">
            <text:p>755PART</text:p>
          </table:table-cell>
          <table:table-cell office:value-type="string" calcext:value-type="string">
            <text:p>null null</text:p>
          </table:table-cell>
          <table:table-cell/>
        </table:table-row>
        <table:table-row table:style-name="ro1">
          <table:table-cell table:style-name="ce1" office:value-type="string" calcext:value-type="string">
            <text:p>7560100</text:p>
          </table:table-cell>
          <table:table-cell office:value-type="string" calcext:value-type="string">
            <text:p>SERVICE IMPOTS DES ENTREPRISES PARIS 8E ELYSEES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table:style-name="ce1" office:value-type="string" calcext:value-type="string">
            <text:p>7560100251</text:p>
          </table:table-cell>
          <table:table-cell office:value-type="string" calcext:value-type="string">
            <text:p>SERVICE IMPOTS DES ENTREPRISES PARIS 8E ELYSEES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table:style-name="ce1" office:value-type="string" calcext:value-type="string">
            <text:p>7560102</text:p>
          </table:table-cell>
          <table:table-cell office:value-type="string" calcext:value-type="string">
            <text:p>SERVICE IMPOTS DES ENTREPRISES PARIS 8E MADELEINE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table:style-name="ce1" office:value-type="string" calcext:value-type="string">
            <text:p>7560102251</text:p>
          </table:table-cell>
          <table:table-cell office:value-type="string" calcext:value-type="string">
            <text:p>SERVICE IMPOTS DES ENTREPRISES PARIS 8E MADELEINE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table:style-name="ce1" office:value-type="string" calcext:value-type="string">
            <text:p>7560135240</text:p>
          </table:table-cell>
          <table:table-cell office:value-type="string" calcext:value-type="string">
            <text:p>POLE RECOUVREMENT SPECIALISE PARISIEN 1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table:style-name="ce1" office:value-type="string" calcext:value-type="string">
            <text:p>7560150021</text:p>
          </table:table-cell>
          <table:table-cell office:value-type="string" calcext:value-type="string">
            <text:p>SERVICE IMPOTS PARTICULIERS PARIS CENTRE</text:p>
          </table:table-cell>
          <table:table-cell office:value-type="string" calcext:value-type="string">
            <text:p>0016 RUE NOTRE-DAME DES VICTOIRES</text:p>
          </table:table-cell>
        </table:table-row>
        <table:table-row table:style-name="ro1">
          <table:table-cell table:style-name="ce1" office:value-type="string" calcext:value-type="string">
            <text:p>7560203</text:p>
          </table:table-cell>
          <table:table-cell office:value-type="string" calcext:value-type="string">
            <text:p>SERVICE IMPOTS DES ENTREPRISES PARIS 17E</text:p>
          </table:table-cell>
          <table:table-cell office:value-type="string" calcext:value-type="string">
            <text:p>0006 BD DE REIMS</text:p>
          </table:table-cell>
        </table:table-row>
        <table:table-row table:style-name="ro1">
          <table:table-cell table:style-name="ce1" office:value-type="string" calcext:value-type="string">
            <text:p>7560203251</text:p>
          </table:table-cell>
          <table:table-cell office:value-type="string" calcext:value-type="string">
            <text:p>SERVICE IMPOTS DES ENTREPRISES PARIS 17E</text:p>
          </table:table-cell>
          <table:table-cell office:value-type="string" calcext:value-type="string">
            <text:p>0006 BD DE REIMS</text:p>
          </table:table-cell>
        </table:table-row>
        <table:table-row table:style-name="ro1">
          <table:table-cell table:style-name="ce1" office:value-type="string" calcext:value-type="string">
            <text:p>7560251</text:p>
          </table:table-cell>
          <table:table-cell office:value-type="string" calcext:value-type="string">
            <text:p>SERVICE IMPOTS PARTICULIERS PARIS 17E</text:p>
          </table:table-cell>
          <table:table-cell office:value-type="string" calcext:value-type="string">
            <text:p>0006 BD DE REIMS</text:p>
          </table:table-cell>
        </table:table-row>
        <table:table-row table:style-name="ro1">
          <table:table-cell table:style-name="ce1" office:value-type="string" calcext:value-type="string">
            <text:p>7560251021</text:p>
          </table:table-cell>
          <table:table-cell office:value-type="string" calcext:value-type="string">
            <text:p>SERVICE IMPOTS PARTICULIERS PARIS 17E</text:p>
          </table:table-cell>
          <table:table-cell office:value-type="string" calcext:value-type="string">
            <text:p>0006 BD DE REIMS</text:p>
          </table:table-cell>
        </table:table-row>
        <table:table-row table:style-name="ro1">
          <table:table-cell table:style-name="ce1" office:value-type="string" calcext:value-type="string">
            <text:p>7560305</text:p>
          </table:table-cell>
          <table:table-cell office:value-type="string" calcext:value-type="string">
            <text:p>SERVICE IMPOTS DES ENTREPRISES PARIS 18E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table:style-name="ce1" office:value-type="string" calcext:value-type="string">
            <text:p>7560305251</text:p>
          </table:table-cell>
          <table:table-cell office:value-type="string" calcext:value-type="string">
            <text:p>SERVICE IMPOTS DES ENTREPRISES PARIS 18E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table:style-name="ce1" office:value-type="string" calcext:value-type="string">
            <text:p>7560355021</text:p>
          </table:table-cell>
          <table:table-cell office:value-type="string" calcext:value-type="string">
            <text:p>SERVICE IMPOTS PARTICULIERS PARIS 18E</text:p>
          </table:table-cell>
          <table:table-cell office:value-type="string" calcext:value-type="string">
            <text:p>0061 RUE EUGENE CARRIERE</text:p>
          </table:table-cell>
        </table:table-row>
        <table:table-row table:style-name="ro1">
          <table:table-cell table:style-name="ce1" office:value-type="string" calcext:value-type="string">
            <text:p>7560E11</text:p>
          </table:table-cell>
          <table:table-cell office:value-type="string" calcext:value-type="string">
            <text:p>POLE DE CONTROLE ET EXPERTISE PARIS 8E MADELEINE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table:style-name="ce1" office:value-type="string" calcext:value-type="string">
            <text:p>7560E11100</text:p>
          </table:table-cell>
          <table:table-cell office:value-type="string" calcext:value-type="string">
            <text:p>POLE DE CONTROLE ET EXPERTISE PARIS 8E MADELEINE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table:style-name="ce1" office:value-type="string" calcext:value-type="string">
            <text:p>7560E12</text:p>
          </table:table-cell>
          <table:table-cell office:value-type="string" calcext:value-type="string">
            <text:p>POLE DE CONTROLE ET EXPERTISE PARIS 8E ELYSEES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table:style-name="ce1" office:value-type="string" calcext:value-type="string">
            <text:p>7560E12100</text:p>
          </table:table-cell>
          <table:table-cell office:value-type="string" calcext:value-type="string">
            <text:p>POLE DE CONTROLE ET EXPERTISE PARIS 8E ELYSEES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table:style-name="ce1" office:value-type="string" calcext:value-type="string">
            <text:p>7560E14100</text:p>
          </table:table-cell>
          <table:table-cell office:value-type="string" calcext:value-type="string">
            <text:p>POLE DE CONTROLE ET EXPERTISE PARIS 17E</text:p>
          </table:table-cell>
          <table:table-cell office:value-type="string" calcext:value-type="string">
            <text:p>0006 BD DE REIMS</text:p>
          </table:table-cell>
        </table:table-row>
        <table:table-row table:style-name="ro1">
          <table:table-cell table:style-name="ce1" office:value-type="string" calcext:value-type="string">
            <text:p>7564121111</text:p>
          </table:table-cell>
          <table:table-cell office:value-type="string" calcext:value-type="string">
            <text:p>CENTRE DES IMPOTS FONCIER PARIS 1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table:style-name="ce1" office:value-type="string" calcext:value-type="string">
            <text:p>7564121114</text:p>
          </table:table-cell>
          <table:table-cell office:value-type="string" calcext:value-type="string">
            <text:p>CENTRE DES IMPOTS FONCIER PARIS 1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office:value-type="string" calcext:value-type="string">
            <text:p>7564B01</text:p>
          </table:table-cell>
          <table:table-cell office:value-type="string" calcext:value-type="string">
            <text:p>1ERE BRIGADE DEPART. VERIF. PARIS NORD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office:value-type="string" calcext:value-type="string">
            <text:p>7564B01101</text:p>
          </table:table-cell>
          <table:table-cell office:value-type="string" calcext:value-type="string">
            <text:p>1ERE BRIGADE DEPART. VERIF. PARIS NORD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office:value-type="string" calcext:value-type="string">
            <text:p>7564B02</text:p>
          </table:table-cell>
          <table:table-cell office:value-type="string" calcext:value-type="string">
            <text:p>2EME BRIGADE DEPART. VERIF. PARIS NORD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office:value-type="string" calcext:value-type="string">
            <text:p>7564B02101</text:p>
          </table:table-cell>
          <table:table-cell office:value-type="string" calcext:value-type="string">
            <text:p>2EME BRIGADE DEPART. VERIF. PARIS NORD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office:value-type="string" calcext:value-type="string">
            <text:p>7564B05</text:p>
          </table:table-cell>
          <table:table-cell office:value-type="string" calcext:value-type="string">
            <text:p>5EME BRIGADE DEPART. VERIF. PARIS NORD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office:value-type="string" calcext:value-type="string">
            <text:p>7564B05101</text:p>
          </table:table-cell>
          <table:table-cell office:value-type="string" calcext:value-type="string">
            <text:p>5EME BRIGADE DEPART. VERIF. PARIS NORD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office:value-type="string" calcext:value-type="string">
            <text:p>7564B06101</text:p>
          </table:table-cell>
          <table:table-cell office:value-type="string" calcext:value-type="string">
            <text:p>6EME BRIGADE DEPART. VERIF. PARIS NORD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office:value-type="string" calcext:value-type="string">
            <text:p>7564B07</text:p>
          </table:table-cell>
          <table:table-cell office:value-type="string" calcext:value-type="string">
            <text:p>7EME BRIGADE DEPART. VERIF. PARIS NORD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office:value-type="string" calcext:value-type="string">
            <text:p>7564B07101</text:p>
          </table:table-cell>
          <table:table-cell office:value-type="string" calcext:value-type="string">
            <text:p>7EME BRIGADE DEPART. VERIF. PARIS NORD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office:value-type="string" calcext:value-type="string">
            <text:p>7564B08</text:p>
          </table:table-cell>
          <table:table-cell office:value-type="string" calcext:value-type="string">
            <text:p>8EME BRIGADE DEPART. VERIF. PARIS NORD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office:value-type="string" calcext:value-type="string">
            <text:p>7564B08101</text:p>
          </table:table-cell>
          <table:table-cell office:value-type="string" calcext:value-type="string">
            <text:p>8EME BRIGADE DEPART. VERIF. PARIS NORD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office:value-type="string" calcext:value-type="string">
            <text:p>7564B09</text:p>
          </table:table-cell>
          <table:table-cell office:value-type="string" calcext:value-type="string">
            <text:p>9EME BRIGADE DEPART. VERIF. PARIS NORD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office:value-type="string" calcext:value-type="string">
            <text:p>7564B09101</text:p>
          </table:table-cell>
          <table:table-cell office:value-type="string" calcext:value-type="string">
            <text:p>9EME BRIGADE DEPART. VERIF. PARIS NORD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office:value-type="string" calcext:value-type="string">
            <text:p>7564B10</text:p>
          </table:table-cell>
          <table:table-cell office:value-type="string" calcext:value-type="string">
            <text:p>10EME BRIGADE DEPART. VERIF. PARIS NORD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office:value-type="string" calcext:value-type="string">
            <text:p>7564B10101</text:p>
          </table:table-cell>
          <table:table-cell office:value-type="string" calcext:value-type="string">
            <text:p>10EME BRIGADE DEPART. VERIF. PARIS NORD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office:value-type="string" calcext:value-type="string">
            <text:p>7564P61</text:p>
          </table:table-cell>
          <table:table-cell office:value-type="string" calcext:value-type="string">
            <text:p>SERVICE DEPTAL ENREGISTREMENT PARIS SAINT-LAZARE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office:value-type="string" calcext:value-type="string">
            <text:p>7564P61245</text:p>
          </table:table-cell>
          <table:table-cell office:value-type="string" calcext:value-type="string">
            <text:p>SERVICE DEPTAL ENREGISTREMENT PARIS SAINT-LAZARE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office:value-type="string" calcext:value-type="string">
            <text:p>7564R02</text:p>
          </table:table-cell>
          <table:table-cell office:value-type="string" calcext:value-type="string">
            <text:p>PCRP PARIS 8E/17E</text:p>
          </table:table-cell>
          <table:table-cell office:value-type="string" calcext:value-type="string">
            <text:p>0006A BD DE REIMS</text:p>
          </table:table-cell>
        </table:table-row>
        <table:table-row table:style-name="ro1">
          <table:table-cell office:value-type="string" calcext:value-type="string">
            <text:p>7564R02100</text:p>
          </table:table-cell>
          <table:table-cell office:value-type="string" calcext:value-type="string">
            <text:p>PCRP PARIS 8E/17E</text:p>
          </table:table-cell>
          <table:table-cell office:value-type="string" calcext:value-type="string">
            <text:p>0006A BD DE REIMS</text:p>
          </table:table-cell>
        </table:table-row>
        <table:table-row table:style-name="ro1">
          <table:table-cell office:value-type="string" calcext:value-type="string">
            <text:p>7564R04</text:p>
          </table:table-cell>
          <table:table-cell office:value-type="string" calcext:value-type="string">
            <text:p>PCRP BRIGADE PATRIMOINE REVENU 4</text:p>
          </table:table-cell>
          <table:table-cell office:value-type="string" calcext:value-type="string">
            <text:p>0006A BD DE REIMS</text:p>
          </table:table-cell>
        </table:table-row>
        <table:table-row table:style-name="ro1">
          <table:table-cell office:value-type="string" calcext:value-type="string">
            <text:p>7564R04100</text:p>
          </table:table-cell>
          <table:table-cell office:value-type="string" calcext:value-type="string">
            <text:p>PCRP BRIGADE PATRIMOINE REVENU 4</text:p>
          </table:table-cell>
          <table:table-cell office:value-type="string" calcext:value-type="string">
            <text:p>0006A BD DE REIMS</text:p>
          </table:table-cell>
        </table:table-row>
        <table:table-row table:style-name="ro1">
          <table:table-cell office:value-type="string" calcext:value-type="string">
            <text:p>7564R05</text:p>
          </table:table-cell>
          <table:table-cell office:value-type="string" calcext:value-type="string">
            <text:p>PCRP BRIGADE PATRIMOINE REVENU 5</text:p>
          </table:table-cell>
          <table:table-cell office:value-type="string" calcext:value-type="string">
            <text:p>0006A BD DE REIMS</text:p>
          </table:table-cell>
        </table:table-row>
        <table:table-row table:style-name="ro1">
          <table:table-cell office:value-type="string" calcext:value-type="string">
            <text:p>7564R05100</text:p>
          </table:table-cell>
          <table:table-cell office:value-type="string" calcext:value-type="string">
            <text:p>PCRP BRIGADE PATRIMOINE REVENU 5</text:p>
          </table:table-cell>
          <table:table-cell office:value-type="string" calcext:value-type="string">
            <text:p>0006A BD DE REIMS</text:p>
          </table:table-cell>
        </table:table-row>
        <table:table-row table:style-name="ro1">
          <table:table-cell table:style-name="ce1" office:value-type="string" calcext:value-type="string">
            <text:p>7567E40</text:p>
          </table:table-cell>
          <table:table-cell office:value-type="string" calcext:value-type="string">
            <text:p>BRIGADE CONTROLE ET RECHERCHES PARIS NORD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table:style-name="ce1" office:value-type="string" calcext:value-type="string">
            <text:p>7567E40340</text:p>
          </table:table-cell>
          <table:table-cell office:value-type="string" calcext:value-type="string">
            <text:p>BRIGADE CONTROLE ET RECHERCHES PARIS NORD</text:p>
          </table:table-cell>
          <table:table-cell office:value-type="string" calcext:value-type="string">
            <text:p>0017 PL DE L ARGONNE</text:p>
          </table:table-cell>
        </table:table-row>
        <table:table-row table:style-name="ro1">
          <table:table-cell office:value-type="string" calcext:value-type="string">
            <text:p>7567P32600</text:p>
          </table:table-cell>
          <table:table-cell office:value-type="string" calcext:value-type="string">
            <text:p>CENTRE DES FINANCES PUBLIQUES PARIS 17E 6 BRD DE REIMS</text:p>
          </table:table-cell>
          <table:table-cell office:value-type="string" calcext:value-type="string">
            <text:p>0006 BD DE REIMS</text:p>
          </table:table-cell>
        </table:table-row>
        <table:table-row table:style-name="ro1">
          <table:table-cell office:value-type="string" calcext:value-type="string">
            <text:p>7567P34600</text:p>
          </table:table-cell>
          <table:table-cell office:value-type="string" calcext:value-type="string">
            <text:p>CENTRE DES FINANCES PUBLIQUES PARIS 18E 61 RUE E. CARRIERE</text:p>
          </table:table-cell>
          <table:table-cell office:value-type="string" calcext:value-type="string">
            <text:p>0061 RUE EUGENE CARRIERE</text:p>
          </table:table-cell>
        </table:table-row>
        <table:table-row table:style-name="ro1">
          <table:table-cell office:value-type="string" calcext:value-type="string">
            <text:p>7567P39600</text:p>
          </table:table-cell>
          <table:table-cell office:value-type="string" calcext:value-type="string">
            <text:p>CENTRE DES FINANCES PUBLIQUES PARIS 8E 5 RUE DE LONDRES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office:value-type="string" calcext:value-type="string">
            <text:p>756B100101</text:p>
          </table:table-cell>
          <table:table-cell office:value-type="string" calcext:value-type="string">
            <text:p>SCES DIR GESTION FISCALE DIRECTION GESTION FISCALE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office:value-type="string" calcext:value-type="string">
            <text:p>756B100301</text:p>
          </table:table-cell>
          <table:table-cell office:value-type="string" calcext:value-type="string">
            <text:p>SCES DIR GESTION FISCALE DIRECTION GESTION FISCALE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office:value-type="string" calcext:value-type="string">
            <text:p>756B140</text:p>
          </table:table-cell>
          <table:table-cell office:value-type="string" calcext:value-type="string">
            <text:p>DIVISION 1 FISCALITE DES PARTICULIERS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6B140101</text:p>
          </table:table-cell>
          <table:table-cell office:value-type="string" calcext:value-type="string">
            <text:p>DIVISION 1 FISCALITE DES PARTICULIERS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office:value-type="string" calcext:value-type="string">
            <text:p>756B142</text:p>
          </table:table-cell>
          <table:table-cell office:value-type="string" calcext:value-type="string">
            <text:p>DIVISION 3 CONTENTIEUX DES PARTICULIERS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office:value-type="string" calcext:value-type="string">
            <text:p>756B142100</text:p>
          </table:table-cell>
          <table:table-cell office:value-type="string" calcext:value-type="string">
            <text:p>DIVISION 3 CONTENTIEUX DES PARTICULIERS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office:value-type="string" calcext:value-type="string">
            <text:p>756B142101</text:p>
          </table:table-cell>
          <table:table-cell office:value-type="string" calcext:value-type="string">
            <text:p>DIVISION 3 CONTENTIEUX DES PARTICULIERS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office:value-type="string" calcext:value-type="string">
            <text:p>756B143</text:p>
          </table:table-cell>
          <table:table-cell office:value-type="string" calcext:value-type="string">
            <text:p>DIVISION 4 CONTENTIEUX PROFESSIONNELS 2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office:value-type="string" calcext:value-type="string">
            <text:p>756B143101</text:p>
          </table:table-cell>
          <table:table-cell office:value-type="string" calcext:value-type="string">
            <text:p>DIVISION 4 CONTENTIEUX PROFESSIONNELS 2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office:value-type="string" calcext:value-type="string">
            <text:p>756B144100</text:p>
          </table:table-cell>
          <table:table-cell office:value-type="string" calcext:value-type="string">
            <text:p>DIVISION 5 ANIMATION CF PARIS 3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office:value-type="string" calcext:value-type="string">
            <text:p>756F110</text:p>
          </table:table-cell>
          <table:table-cell office:value-type="string" calcext:value-type="string">
            <text:p>MISSION 1 PROGRAMMATION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office:value-type="string" calcext:value-type="string">
            <text:p>756F110101</text:p>
          </table:table-cell>
          <table:table-cell office:value-type="string" calcext:value-type="string">
            <text:p>MISSION 1 PROGRAMMATION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office:value-type="string" calcext:value-type="string">
            <text:p>756PART</text:p>
          </table:table-cell>
          <table:table-cell office:value-type="string" calcext:value-type="string">
            <text:p>null null</text:p>
          </table:table-cell>
          <table:table-cell/>
        </table:table-row>
        <table:table-row table:style-name="ro1">
          <table:table-cell table:style-name="ce1" office:value-type="string" calcext:value-type="string">
            <text:p>7570103251</text:p>
          </table:table-cell>
          <table:table-cell office:value-type="string" calcext:value-type="string">
            <text:p>SERVICE IMPOTS DES ENTREPRISES PARIS 6E 7E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table:style-name="ce1" office:value-type="string" calcext:value-type="string">
            <text:p>7570153</text:p>
          </table:table-cell>
          <table:table-cell office:value-type="string" calcext:value-type="string">
            <text:p>SERVICE IMPOTS PARTICULIERS PARIS 5E-6E-7E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table:style-name="ce1" office:value-type="string" calcext:value-type="string">
            <text:p>7570153021</text:p>
          </table:table-cell>
          <table:table-cell office:value-type="string" calcext:value-type="string">
            <text:p>SERVICE IMPOTS PARTICULIERS PARIS 5E-6E-7E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table:style-name="ce1" office:value-type="string" calcext:value-type="string">
            <text:p>7570153070</text:p>
          </table:table-cell>
          <table:table-cell office:value-type="string" calcext:value-type="string">
            <text:p>SERVICE IMPOTS PARTICULIERS PARIS 5E-6E-7E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table:style-name="ce1" office:value-type="string" calcext:value-type="string">
            <text:p>7570251</text:p>
          </table:table-cell>
          <table:table-cell office:value-type="string" calcext:value-type="string">
            <text:p>SERVICE IMPOTS PARTICULIERS PARIS 15E OUEST</text:p>
          </table:table-cell>
          <table:table-cell office:value-type="string" calcext:value-type="string">
            <text:p>0013 RUE DU GAL BEURET</text:p>
          </table:table-cell>
        </table:table-row>
        <table:table-row table:style-name="ro1">
          <table:table-cell table:style-name="ce1" office:value-type="string" calcext:value-type="string">
            <text:p>7570251021</text:p>
          </table:table-cell>
          <table:table-cell office:value-type="string" calcext:value-type="string">
            <text:p>SERVICE IMPOTS PARTICULIERS PARIS 15E OUEST</text:p>
          </table:table-cell>
          <table:table-cell office:value-type="string" calcext:value-type="string">
            <text:p>0013 RUE DU GAL BEURET</text:p>
          </table:table-cell>
        </table:table-row>
        <table:table-row table:style-name="ro1">
          <table:table-cell table:style-name="ce1" office:value-type="string" calcext:value-type="string">
            <text:p>7570251070</text:p>
          </table:table-cell>
          <table:table-cell office:value-type="string" calcext:value-type="string">
            <text:p>SERVICE IMPOTS PARTICULIERS PARIS 15E OUEST</text:p>
          </table:table-cell>
          <table:table-cell office:value-type="string" calcext:value-type="string">
            <text:p>0013 RUE DU GAL BEURET</text:p>
          </table:table-cell>
        </table:table-row>
        <table:table-row table:style-name="ro1">
          <table:table-cell table:style-name="ce1" office:value-type="string" calcext:value-type="string">
            <text:p>7570302</text:p>
          </table:table-cell>
          <table:table-cell office:value-type="string" calcext:value-type="string">
            <text:p>SERVICE IMPOTS DES ENTREPRISES PARIS 16E</text:p>
          </table:table-cell>
          <table:table-cell office:value-type="string" calcext:value-type="string">
            <text:p>0146 AV DE MALAKOFF</text:p>
          </table:table-cell>
        </table:table-row>
        <table:table-row table:style-name="ro1">
          <table:table-cell table:style-name="ce1" office:value-type="string" calcext:value-type="string">
            <text:p>7570302251</text:p>
          </table:table-cell>
          <table:table-cell office:value-type="string" calcext:value-type="string">
            <text:p>SERVICE IMPOTS DES ENTREPRISES PARIS 16E</text:p>
          </table:table-cell>
          <table:table-cell office:value-type="string" calcext:value-type="string">
            <text:p>0146 AV DE MALAKOFF</text:p>
          </table:table-cell>
        </table:table-row>
        <table:table-row table:style-name="ro1">
          <table:table-cell table:style-name="ce1" office:value-type="string" calcext:value-type="string">
            <text:p>7570355</text:p>
          </table:table-cell>
          <table:table-cell office:value-type="string" calcext:value-type="string">
            <text:p>SERVICE IMPOTS PARTICULIERS PARIS 16E AUTEUIL</text:p>
          </table:table-cell>
          <table:table-cell office:value-type="string" calcext:value-type="string">
            <text:p>0012 RUE GEORGE SAND</text:p>
          </table:table-cell>
        </table:table-row>
        <table:table-row table:style-name="ro1">
          <table:table-cell table:style-name="ce1" office:value-type="string" calcext:value-type="string">
            <text:p>7570355021</text:p>
          </table:table-cell>
          <table:table-cell office:value-type="string" calcext:value-type="string">
            <text:p>SERVICE IMPOTS PARTICULIERS PARIS 16E AUTEUIL</text:p>
          </table:table-cell>
          <table:table-cell office:value-type="string" calcext:value-type="string">
            <text:p>0012 RUE GEORGE SAND</text:p>
          </table:table-cell>
        </table:table-row>
        <table:table-row table:style-name="ro1">
          <table:table-cell table:style-name="ce1" office:value-type="string" calcext:value-type="string">
            <text:p>7570355070</text:p>
          </table:table-cell>
          <table:table-cell office:value-type="string" calcext:value-type="string">
            <text:p>SERVICE IMPOTS PARTICULIERS PARIS 16E AUTEUIL</text:p>
          </table:table-cell>
          <table:table-cell office:value-type="string" calcext:value-type="string">
            <text:p>0012 RUE GEORGE SAND</text:p>
          </table:table-cell>
        </table:table-row>
        <table:table-row table:style-name="ro1">
          <table:table-cell table:style-name="ce1" office:value-type="string" calcext:value-type="string">
            <text:p>7570355651</text:p>
          </table:table-cell>
          <table:table-cell office:value-type="string" calcext:value-type="string">
            <text:p>SERVICE IMPOTS PARTICULIERS PARIS 16E AUTEUIL</text:p>
          </table:table-cell>
          <table:table-cell office:value-type="string" calcext:value-type="string">
            <text:p>0012 RUE GEORGE SAND</text:p>
          </table:table-cell>
        </table:table-row>
        <table:table-row table:style-name="ro1">
          <table:table-cell table:style-name="ce1" office:value-type="string" calcext:value-type="string">
            <text:p>7570385</text:p>
          </table:table-cell>
          <table:table-cell office:value-type="string" calcext:value-type="string">
            <text:p>SERVICE IMPOTS PARTICULIERS PARIS 16E NORD</text:p>
          </table:table-cell>
          <table:table-cell office:value-type="string" calcext:value-type="string">
            <text:p>0012 RUE GEORGE SAND</text:p>
          </table:table-cell>
        </table:table-row>
        <table:table-row table:style-name="ro1">
          <table:table-cell table:style-name="ce1" office:value-type="string" calcext:value-type="string">
            <text:p>7570385021</text:p>
          </table:table-cell>
          <table:table-cell office:value-type="string" calcext:value-type="string">
            <text:p>SERVICE IMPOTS PARTICULIERS PARIS 16E NORD</text:p>
          </table:table-cell>
          <table:table-cell office:value-type="string" calcext:value-type="string">
            <text:p>0012 RUE GEORGE SAND</text:p>
          </table:table-cell>
        </table:table-row>
        <table:table-row table:style-name="ro1">
          <table:table-cell table:style-name="ce1" office:value-type="string" calcext:value-type="string">
            <text:p>7570385070</text:p>
          </table:table-cell>
          <table:table-cell office:value-type="string" calcext:value-type="string">
            <text:p>SERVICE IMPOTS PARTICULIERS PARIS 16E NORD</text:p>
          </table:table-cell>
          <table:table-cell office:value-type="string" calcext:value-type="string">
            <text:p>0012 RUE GEORGE SAND</text:p>
          </table:table-cell>
        </table:table-row>
        <table:table-row table:style-name="ro1">
          <table:table-cell table:style-name="ce1" office:value-type="string" calcext:value-type="string">
            <text:p>7570385652</text:p>
          </table:table-cell>
          <table:table-cell office:value-type="string" calcext:value-type="string">
            <text:p>SERVICE IMPOTS PARTICULIERS PARIS 16E NORD</text:p>
          </table:table-cell>
          <table:table-cell office:value-type="string" calcext:value-type="string">
            <text:p>0146 AV DE MALAKOFF</text:p>
          </table:table-cell>
        </table:table-row>
        <table:table-row table:style-name="ro1">
          <table:table-cell table:style-name="ce1" office:value-type="string" calcext:value-type="string">
            <text:p>7570400</text:p>
          </table:table-cell>
          <table:table-cell office:value-type="string" calcext:value-type="string">
            <text:p>SERVICE IMPOTS DES ENTREPRISES PARIS 15E</text:p>
          </table:table-cell>
          <table:table-cell office:value-type="string" calcext:value-type="string">
            <text:p>0013 RUE DU GAL BEURET</text:p>
          </table:table-cell>
        </table:table-row>
        <table:table-row table:style-name="ro1">
          <table:table-cell table:style-name="ce1" office:value-type="string" calcext:value-type="string">
            <text:p>7570400251</text:p>
          </table:table-cell>
          <table:table-cell office:value-type="string" calcext:value-type="string">
            <text:p>SERVICE IMPOTS DES ENTREPRISES PARIS 15E</text:p>
          </table:table-cell>
          <table:table-cell office:value-type="string" calcext:value-type="string">
            <text:p>0013 RUE DU GAL BEURET</text:p>
          </table:table-cell>
        </table:table-row>
        <table:table-row table:style-name="ro1">
          <table:table-cell table:style-name="ce1" office:value-type="string" calcext:value-type="string">
            <text:p>7570450</text:p>
          </table:table-cell>
          <table:table-cell office:value-type="string" calcext:value-type="string">
            <text:p>SERVICE IMPOTS PARTICULIERS PARIS 15E EST</text:p>
          </table:table-cell>
          <table:table-cell office:value-type="string" calcext:value-type="string">
            <text:p>0013 RUE DU GAL BEURET</text:p>
          </table:table-cell>
        </table:table-row>
        <table:table-row table:style-name="ro1">
          <table:table-cell table:style-name="ce1" office:value-type="string" calcext:value-type="string">
            <text:p>7570450021</text:p>
          </table:table-cell>
          <table:table-cell office:value-type="string" calcext:value-type="string">
            <text:p>SERVICE IMPOTS PARTICULIERS PARIS 15E EST</text:p>
          </table:table-cell>
          <table:table-cell office:value-type="string" calcext:value-type="string">
            <text:p>0013 RUE DU GAL BEURET</text:p>
          </table:table-cell>
        </table:table-row>
        <table:table-row table:style-name="ro1">
          <table:table-cell table:style-name="ce1" office:value-type="string" calcext:value-type="string">
            <text:p>7570450070</text:p>
          </table:table-cell>
          <table:table-cell office:value-type="string" calcext:value-type="string">
            <text:p>SERVICE IMPOTS PARTICULIERS PARIS 15E EST</text:p>
          </table:table-cell>
          <table:table-cell office:value-type="string" calcext:value-type="string">
            <text:p>0013 RUE DU GAL BEURET</text:p>
          </table:table-cell>
        </table:table-row>
        <table:table-row table:style-name="ro1">
          <table:table-cell table:style-name="ce1" office:value-type="string" calcext:value-type="string">
            <text:p>7570450601</text:p>
          </table:table-cell>
          <table:table-cell office:value-type="string" calcext:value-type="string">
            <text:p>SERVICE IMPOTS PARTICULIERS PARIS 15E EST</text:p>
          </table:table-cell>
          <table:table-cell office:value-type="string" calcext:value-type="string">
            <text:p>0013 RUE DU GAL BEURET</text:p>
          </table:table-cell>
        </table:table-row>
        <table:table-row table:style-name="ro1">
          <table:table-cell table:style-name="ce1" office:value-type="string" calcext:value-type="string">
            <text:p>7570E10100</text:p>
          </table:table-cell>
          <table:table-cell office:value-type="string" calcext:value-type="string">
            <text:p>POLE DE CONTROLE ET EXPERTISE PARIS 6E-7E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table:style-name="ce1" office:value-type="string" calcext:value-type="string">
            <text:p>7570E12100</text:p>
          </table:table-cell>
          <table:table-cell office:value-type="string" calcext:value-type="string">
            <text:p>POLE DE CONTROLE ET EXPERTISE PARIS 15E</text:p>
          </table:table-cell>
          <table:table-cell office:value-type="string" calcext:value-type="string">
            <text:p>0013 RUE DU GAL BEURET</text:p>
          </table:table-cell>
        </table:table-row>
        <table:table-row table:style-name="ro1">
          <table:table-cell table:style-name="ce1" office:value-type="string" calcext:value-type="string">
            <text:p>7570E14100</text:p>
          </table:table-cell>
          <table:table-cell office:value-type="string" calcext:value-type="string">
            <text:p>POLE DE CONTROLE ET EXPERTISE PARIS 16E</text:p>
          </table:table-cell>
          <table:table-cell office:value-type="string" calcext:value-type="string">
            <text:p>0146 AV DE MALAKOFF</text:p>
          </table:table-cell>
        </table:table-row>
        <table:table-row table:style-name="ro1">
          <table:table-cell table:style-name="ce1" office:value-type="string" calcext:value-type="string">
            <text:p>7574121</text:p>
          </table:table-cell>
          <table:table-cell office:value-type="string" calcext:value-type="string">
            <text:p>CENTRE DES IMPOTS FONCIER PARIS 2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table:style-name="ce1" office:value-type="string" calcext:value-type="string">
            <text:p>7574121100</text:p>
          </table:table-cell>
          <table:table-cell office:value-type="string" calcext:value-type="string">
            <text:p>CENTRE DES IMPOTS FONCIER PARIS 2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table:style-name="ce1" office:value-type="string" calcext:value-type="string">
            <text:p>7574121105</text:p>
          </table:table-cell>
          <table:table-cell office:value-type="string" calcext:value-type="string">
            <text:p>CENTRE DES IMPOTS FONCIER PARIS 2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table:style-name="ce1" office:value-type="string" calcext:value-type="string">
            <text:p>7574121111</text:p>
          </table:table-cell>
          <table:table-cell office:value-type="string" calcext:value-type="string">
            <text:p>CENTRE DES IMPOTS FONCIER PARIS 2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office:value-type="string" calcext:value-type="string">
            <text:p>7574B01</text:p>
          </table:table-cell>
          <table:table-cell office:value-type="string" calcext:value-type="string">
            <text:p>1ERE BRIGADE DEPART. VERIF. PARIS OUEST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74B01101</text:p>
          </table:table-cell>
          <table:table-cell office:value-type="string" calcext:value-type="string">
            <text:p>1ERE BRIGADE DEPART. VERIF. PARIS OUEST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74B05101</text:p>
          </table:table-cell>
          <table:table-cell office:value-type="string" calcext:value-type="string">
            <text:p>5EME BRIGADE DEPART. VERIF. PARIS OUEST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74B06101</text:p>
          </table:table-cell>
          <table:table-cell office:value-type="string" calcext:value-type="string">
            <text:p>6EME BRIGADE DEPART. VERIF. PARIS OUEST</text:p>
          </table:table-cell>
          <table:table-cell office:value-type="string" calcext:value-type="string">
            <text:p>0013 RUE DU GAL BEURET</text:p>
          </table:table-cell>
        </table:table-row>
        <table:table-row table:style-name="ro1">
          <table:table-cell office:value-type="string" calcext:value-type="string">
            <text:p>7574B08</text:p>
          </table:table-cell>
          <table:table-cell office:value-type="string" calcext:value-type="string">
            <text:p>8EME BRIGADE DEPART. VERIF. PARIS OUEST</text:p>
          </table:table-cell>
          <table:table-cell office:value-type="string" calcext:value-type="string">
            <text:p>0012 RUE GEORGE SAND</text:p>
          </table:table-cell>
        </table:table-row>
        <table:table-row table:style-name="ro1">
          <table:table-cell office:value-type="string" calcext:value-type="string">
            <text:p>7574B08101</text:p>
          </table:table-cell>
          <table:table-cell office:value-type="string" calcext:value-type="string">
            <text:p>8EME BRIGADE DEPART. VERIF. PARIS OUEST</text:p>
          </table:table-cell>
          <table:table-cell office:value-type="string" calcext:value-type="string">
            <text:p>0012 RUE GEORGE SAND</text:p>
          </table:table-cell>
        </table:table-row>
        <table:table-row table:style-name="ro1">
          <table:table-cell office:value-type="string" calcext:value-type="string">
            <text:p>7574B09</text:p>
          </table:table-cell>
          <table:table-cell office:value-type="string" calcext:value-type="string">
            <text:p>9EME BRIGADE DEPART. VERIF. PARIS OUEST</text:p>
          </table:table-cell>
          <table:table-cell office:value-type="string" calcext:value-type="string">
            <text:p>0012 RUE GEORGE SAND</text:p>
          </table:table-cell>
        </table:table-row>
        <table:table-row table:style-name="ro1">
          <table:table-cell office:value-type="string" calcext:value-type="string">
            <text:p>7574B09101</text:p>
          </table:table-cell>
          <table:table-cell office:value-type="string" calcext:value-type="string">
            <text:p>9EME BRIGADE DEPART. VERIF. PARIS OUEST</text:p>
          </table:table-cell>
          <table:table-cell office:value-type="string" calcext:value-type="string">
            <text:p>0012 RUE GEORGE SAND</text:p>
          </table:table-cell>
        </table:table-row>
        <table:table-row table:style-name="ro1">
          <table:table-cell office:value-type="string" calcext:value-type="string">
            <text:p>7574B12101</text:p>
          </table:table-cell>
          <table:table-cell office:value-type="string" calcext:value-type="string">
            <text:p>12EME BRIGADE DEPART. VERIF. PARIS OUEST</text:p>
          </table:table-cell>
          <table:table-cell office:value-type="string" calcext:value-type="string">
            <text:p>0146 AV DE MALAKOFF</text:p>
          </table:table-cell>
        </table:table-row>
        <table:table-row table:style-name="ro1">
          <table:table-cell office:value-type="string" calcext:value-type="string">
            <text:p>7574R02</text:p>
          </table:table-cell>
          <table:table-cell office:value-type="string" calcext:value-type="string">
            <text:p>PCRP PARIS 16E</text:p>
          </table:table-cell>
          <table:table-cell office:value-type="string" calcext:value-type="string">
            <text:p>0012 RUE GEORGE SAND</text:p>
          </table:table-cell>
        </table:table-row>
        <table:table-row table:style-name="ro1">
          <table:table-cell office:value-type="string" calcext:value-type="string">
            <text:p>7574R02100</text:p>
          </table:table-cell>
          <table:table-cell office:value-type="string" calcext:value-type="string">
            <text:p>PCRP PARIS 16E</text:p>
          </table:table-cell>
          <table:table-cell office:value-type="string" calcext:value-type="string">
            <text:p>0012 RUE GEORGE SAND</text:p>
          </table:table-cell>
        </table:table-row>
        <table:table-row table:style-name="ro1">
          <table:table-cell office:value-type="string" calcext:value-type="string">
            <text:p>7574R04100</text:p>
          </table:table-cell>
          <table:table-cell office:value-type="string" calcext:value-type="string">
            <text:p>PCRP PARIS 7E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74R05</text:p>
          </table:table-cell>
          <table:table-cell office:value-type="string" calcext:value-type="string">
            <text:p>PCRP PARIS 15E</text:p>
          </table:table-cell>
          <table:table-cell office:value-type="string" calcext:value-type="string">
            <text:p>0013 RUE DU GAL BEURET</text:p>
          </table:table-cell>
        </table:table-row>
        <table:table-row table:style-name="ro1">
          <table:table-cell office:value-type="string" calcext:value-type="string">
            <text:p>7574R05100</text:p>
          </table:table-cell>
          <table:table-cell office:value-type="string" calcext:value-type="string">
            <text:p>PCRP PARIS 15E</text:p>
          </table:table-cell>
          <table:table-cell office:value-type="string" calcext:value-type="string">
            <text:p>0013 RUE DU GAL BEURET</text:p>
          </table:table-cell>
        </table:table-row>
        <table:table-row table:style-name="ro1">
          <table:table-cell table:style-name="ce1" office:value-type="string" calcext:value-type="string">
            <text:p>7577E40340</text:p>
          </table:table-cell>
          <table:table-cell office:value-type="string" calcext:value-type="string">
            <text:p>BRIGADE CONTROLE ET RECHERCHES SUD-OUEST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77P32600</text:p>
          </table:table-cell>
          <table:table-cell office:value-type="string" calcext:value-type="string">
            <text:p>CENTRE DES FINANCES PUBLIQUES PARIS 15E 13-15 RUE GAL BEURET</text:p>
          </table:table-cell>
          <table:table-cell office:value-type="string" calcext:value-type="string">
            <text:p>0013 RUE DU GAL BEURET</text:p>
          </table:table-cell>
        </table:table-row>
        <table:table-row table:style-name="ro1">
          <table:table-cell office:value-type="string" calcext:value-type="string">
            <text:p>7577P32615</text:p>
          </table:table-cell>
          <table:table-cell office:value-type="string" calcext:value-type="string">
            <text:p>CENTRE DES FINANCES PUBLIQUES PARIS 15E 13-15 RUE GAL BEURET</text:p>
          </table:table-cell>
          <table:table-cell office:value-type="string" calcext:value-type="string">
            <text:p>0013 RUE DU GAL BEURET</text:p>
          </table:table-cell>
        </table:table-row>
        <table:table-row table:style-name="ro1">
          <table:table-cell office:value-type="string" calcext:value-type="string">
            <text:p>7577P33600</text:p>
          </table:table-cell>
          <table:table-cell office:value-type="string" calcext:value-type="string">
            <text:p>CENTRE DES FINANCES PUBLIQUES PARIS 16E RUE GEORGE SAND</text:p>
          </table:table-cell>
          <table:table-cell office:value-type="string" calcext:value-type="string">
            <text:p>0012 RUE GEORGE SAND</text:p>
          </table:table-cell>
        </table:table-row>
        <table:table-row table:style-name="ro1">
          <table:table-cell office:value-type="string" calcext:value-type="string">
            <text:p>7577P34600</text:p>
          </table:table-cell>
          <table:table-cell office:value-type="string" calcext:value-type="string">
            <text:p>CENTRE DES FINANCES PUBLIQUES PARIS 16E 146 AVE MALAKOFF</text:p>
          </table:table-cell>
          <table:table-cell office:value-type="string" calcext:value-type="string">
            <text:p>0146 AV DE MALAKOFF</text:p>
          </table:table-cell>
        </table:table-row>
        <table:table-row table:style-name="ro1">
          <table:table-cell table:style-name="ce1" office:value-type="string" calcext:value-type="string">
            <text:p>7580200</text:p>
          </table:table-cell>
          <table:table-cell office:value-type="string" calcext:value-type="string">
            <text:p>SERVICE IMPOTS DES ENTREPRISES PARIS 6E-7E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table:style-name="ce1" office:value-type="string" calcext:value-type="string">
            <text:p>7580200251</text:p>
          </table:table-cell>
          <table:table-cell office:value-type="string" calcext:value-type="string">
            <text:p>SERVICE IMPOTS DES ENTREPRISES PARIS 6E-7E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table:style-name="ce1" office:value-type="string" calcext:value-type="string">
            <text:p>7580234</text:p>
          </table:table-cell>
          <table:table-cell office:value-type="string" calcext:value-type="string">
            <text:p>POLE RECOUVREMENT SPECIALISE DNVSF</text:p>
          </table:table-cell>
          <table:table-cell office:value-type="string" calcext:value-type="string">
            <text:p>0009 RUE D UZES</text:p>
          </table:table-cell>
        </table:table-row>
        <table:table-row table:style-name="ro1">
          <table:table-cell table:style-name="ce1" office:value-type="string" calcext:value-type="string">
            <text:p>7580234240</text:p>
          </table:table-cell>
          <table:table-cell office:value-type="string" calcext:value-type="string">
            <text:p>POLE RECOUVREMENT SPECIALISE DNVSF</text:p>
          </table:table-cell>
          <table:table-cell office:value-type="string" calcext:value-type="string">
            <text:p>0009 RUE D UZES</text:p>
          </table:table-cell>
        </table:table-row>
        <table:table-row table:style-name="ro1">
          <table:table-cell table:style-name="ce1" office:value-type="string" calcext:value-type="string">
            <text:p>7580235</text:p>
          </table:table-cell>
          <table:table-cell office:value-type="string" calcext:value-type="string">
            <text:p>POLE RECOUVREMENT SPECIALISE PARISIEN 2</text:p>
          </table:table-cell>
          <table:table-cell office:value-type="string" calcext:value-type="string">
            <text:p>0101 RUE DE TOLBIAC</text:p>
          </table:table-cell>
        </table:table-row>
        <table:table-row table:style-name="ro1">
          <table:table-cell table:style-name="ce1" office:value-type="string" calcext:value-type="string">
            <text:p>7580235240</text:p>
          </table:table-cell>
          <table:table-cell office:value-type="string" calcext:value-type="string">
            <text:p>POLE RECOUVREMENT SPECIALISE PARISIEN 2</text:p>
          </table:table-cell>
          <table:table-cell office:value-type="string" calcext:value-type="string">
            <text:p>0101 RUE DE TOLBIAC</text:p>
          </table:table-cell>
        </table:table-row>
        <table:table-row table:style-name="ro1">
          <table:table-cell table:style-name="ce1" office:value-type="string" calcext:value-type="string">
            <text:p>7580250021</text:p>
          </table:table-cell>
          <table:table-cell office:value-type="string" calcext:value-type="string">
            <text:p>SERVICE IMPOTS PARTICULIERS PARIS 5E 6E 7E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table:style-name="ce1" office:value-type="string" calcext:value-type="string">
            <text:p>7580250070</text:p>
          </table:table-cell>
          <table:table-cell office:value-type="string" calcext:value-type="string">
            <text:p>SERVICE IMPOTS PARTICULIERS PARIS 5E 6E 7E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table:style-name="ce1" office:value-type="string" calcext:value-type="string">
            <text:p>7580301</text:p>
          </table:table-cell>
          <table:table-cell office:value-type="string" calcext:value-type="string">
            <text:p>SERVICE IMPOTS DES ENTREPRISES PARIS 5E-13E</text:p>
          </table:table-cell>
          <table:table-cell office:value-type="string" calcext:value-type="string">
            <text:p>0101 RUE DE TOLBIAC</text:p>
          </table:table-cell>
        </table:table-row>
        <table:table-row table:style-name="ro1">
          <table:table-cell table:style-name="ce1" office:value-type="string" calcext:value-type="string">
            <text:p>7580301251</text:p>
          </table:table-cell>
          <table:table-cell office:value-type="string" calcext:value-type="string">
            <text:p>SERVICE IMPOTS DES ENTREPRISES PARIS 5E-13E</text:p>
          </table:table-cell>
          <table:table-cell office:value-type="string" calcext:value-type="string">
            <text:p>0101 RUE DE TOLBIAC</text:p>
          </table:table-cell>
        </table:table-row>
        <table:table-row table:style-name="ro1">
          <table:table-cell table:style-name="ce1" office:value-type="string" calcext:value-type="string">
            <text:p>7580381</text:p>
          </table:table-cell>
          <table:table-cell office:value-type="string" calcext:value-type="string">
            <text:p>SERVICE IMPOTS PARTICULIERS PARIS 13E</text:p>
          </table:table-cell>
          <table:table-cell office:value-type="string" calcext:value-type="string">
            <text:p>0101 RUE DE TOLBIAC</text:p>
          </table:table-cell>
        </table:table-row>
        <table:table-row table:style-name="ro1">
          <table:table-cell table:style-name="ce1" office:value-type="string" calcext:value-type="string">
            <text:p>7580381021</text:p>
          </table:table-cell>
          <table:table-cell office:value-type="string" calcext:value-type="string">
            <text:p>SERVICE IMPOTS PARTICULIERS PARIS 13E</text:p>
          </table:table-cell>
          <table:table-cell office:value-type="string" calcext:value-type="string">
            <text:p>0101 RUE DE TOLBIAC</text:p>
          </table:table-cell>
        </table:table-row>
        <table:table-row table:style-name="ro1">
          <table:table-cell table:style-name="ce1" office:value-type="string" calcext:value-type="string">
            <text:p>7580381070</text:p>
          </table:table-cell>
          <table:table-cell office:value-type="string" calcext:value-type="string">
            <text:p>SERVICE IMPOTS PARTICULIERS PARIS 13E</text:p>
          </table:table-cell>
          <table:table-cell office:value-type="string" calcext:value-type="string">
            <text:p>0101 RUE DE TOLBIAC</text:p>
          </table:table-cell>
        </table:table-row>
        <table:table-row table:style-name="ro1">
          <table:table-cell table:style-name="ce1" office:value-type="string" calcext:value-type="string">
            <text:p>7580401</text:p>
          </table:table-cell>
          <table:table-cell office:value-type="string" calcext:value-type="string">
            <text:p>SERVICE IMPOTS DES ENTREPRISES PARIS 14E</text:p>
          </table:table-cell>
          <table:table-cell office:value-type="string" calcext:value-type="string">
            <text:p>0029 RUE DU MOULIN VERT</text:p>
          </table:table-cell>
        </table:table-row>
        <table:table-row table:style-name="ro1">
          <table:table-cell table:style-name="ce1" office:value-type="string" calcext:value-type="string">
            <text:p>7580401252</text:p>
          </table:table-cell>
          <table:table-cell office:value-type="string" calcext:value-type="string">
            <text:p>SERVICE IMPOTS DES ENTREPRISES PARIS 14E</text:p>
          </table:table-cell>
          <table:table-cell office:value-type="string" calcext:value-type="string">
            <text:p>0029 RUE DU MOULIN VERT</text:p>
          </table:table-cell>
        </table:table-row>
        <table:table-row table:style-name="ro1">
          <table:table-cell table:style-name="ce1" office:value-type="string" calcext:value-type="string">
            <text:p>7580481</text:p>
          </table:table-cell>
          <table:table-cell office:value-type="string" calcext:value-type="string">
            <text:p>SERVICE IMPOTS PARTICULIERS PARIS 14E</text:p>
          </table:table-cell>
          <table:table-cell office:value-type="string" calcext:value-type="string">
            <text:p>0029 RUE DU MOULIN VERT</text:p>
          </table:table-cell>
        </table:table-row>
        <table:table-row table:style-name="ro1">
          <table:table-cell table:style-name="ce1" office:value-type="string" calcext:value-type="string">
            <text:p>7580481021</text:p>
          </table:table-cell>
          <table:table-cell office:value-type="string" calcext:value-type="string">
            <text:p>SERVICE IMPOTS PARTICULIERS PARIS 14E</text:p>
          </table:table-cell>
          <table:table-cell office:value-type="string" calcext:value-type="string">
            <text:p>0029 RUE DU MOULIN VERT</text:p>
          </table:table-cell>
        </table:table-row>
        <table:table-row table:style-name="ro1">
          <table:table-cell table:style-name="ce1" office:value-type="string" calcext:value-type="string">
            <text:p>7580481651</text:p>
          </table:table-cell>
          <table:table-cell office:value-type="string" calcext:value-type="string">
            <text:p>SERVICE IMPOTS PARTICULIERS PARIS 14E</text:p>
          </table:table-cell>
          <table:table-cell office:value-type="string" calcext:value-type="string">
            <text:p>0029 RUE DU MOULIN VERT</text:p>
          </table:table-cell>
        </table:table-row>
        <table:table-row table:style-name="ro1">
          <table:table-cell table:style-name="ce1" office:value-type="string" calcext:value-type="string">
            <text:p>7580481821</text:p>
          </table:table-cell>
          <table:table-cell office:value-type="string" calcext:value-type="string">
            <text:p>SERVICE IMPOTS PARTICULIERS PARIS 14E</text:p>
          </table:table-cell>
          <table:table-cell office:value-type="string" calcext:value-type="string">
            <text:p>0029 RUE DU MOULIN VERT</text:p>
          </table:table-cell>
        </table:table-row>
        <table:table-row table:style-name="ro1">
          <table:table-cell table:style-name="ce1" office:value-type="string" calcext:value-type="string">
            <text:p>7580E12</text:p>
          </table:table-cell>
          <table:table-cell office:value-type="string" calcext:value-type="string">
            <text:p>POLE DE CONTROLE ET EXPERTISE PARIS 5E-13E-14E</text:p>
          </table:table-cell>
          <table:table-cell office:value-type="string" calcext:value-type="string">
            <text:p>0029 RUE DU MOULIN VERT</text:p>
          </table:table-cell>
        </table:table-row>
        <table:table-row table:style-name="ro1">
          <table:table-cell table:style-name="ce1" office:value-type="string" calcext:value-type="string">
            <text:p>7580E12100</text:p>
          </table:table-cell>
          <table:table-cell office:value-type="string" calcext:value-type="string">
            <text:p>POLE DE CONTROLE ET EXPERTISE PARIS 5E-13E-14E</text:p>
          </table:table-cell>
          <table:table-cell office:value-type="string" calcext:value-type="string">
            <text:p>0029 RUE DU MOULIN VERT</text:p>
          </table:table-cell>
        </table:table-row>
        <table:table-row table:style-name="ro1">
          <table:table-cell table:style-name="ce1" office:value-type="string" calcext:value-type="string">
            <text:p>7584121113</text:p>
          </table:table-cell>
          <table:table-cell office:value-type="string" calcext:value-type="string">
            <text:p>CENTRE DES IMPOTS FONCIER PARIS 2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office:value-type="string" calcext:value-type="string">
            <text:p>7584B02</text:p>
          </table:table-cell>
          <table:table-cell office:value-type="string" calcext:value-type="string">
            <text:p>2EME BRIGADE DEPART. VERIF. PARIS SUD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84B02101</text:p>
          </table:table-cell>
          <table:table-cell office:value-type="string" calcext:value-type="string">
            <text:p>2EME BRIGADE DEPART. VERIF. PARIS SUD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84B05101</text:p>
          </table:table-cell>
          <table:table-cell office:value-type="string" calcext:value-type="string">
            <text:p>5EME BRIGADE DEPART. VERIF. PARIS SUD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84B06</text:p>
          </table:table-cell>
          <table:table-cell office:value-type="string" calcext:value-type="string">
            <text:p>6EME BRIGADE DEPART. VERIF. PARIS SUD</text:p>
          </table:table-cell>
          <table:table-cell office:value-type="string" calcext:value-type="string">
            <text:p>0012 RUE GEORGE SAND</text:p>
          </table:table-cell>
        </table:table-row>
        <table:table-row table:style-name="ro1">
          <table:table-cell office:value-type="string" calcext:value-type="string">
            <text:p>7584B06101</text:p>
          </table:table-cell>
          <table:table-cell office:value-type="string" calcext:value-type="string">
            <text:p>6EME BRIGADE DEPART. VERIF. PARIS SUD</text:p>
          </table:table-cell>
          <table:table-cell office:value-type="string" calcext:value-type="string">
            <text:p>0012 RUE GEORGE SAND</text:p>
          </table:table-cell>
        </table:table-row>
        <table:table-row table:style-name="ro1">
          <table:table-cell office:value-type="string" calcext:value-type="string">
            <text:p>7584B07</text:p>
          </table:table-cell>
          <table:table-cell office:value-type="string" calcext:value-type="string">
            <text:p>7EME BRIGADE DEPART. VERIF. PARIS SUD</text:p>
          </table:table-cell>
          <table:table-cell office:value-type="string" calcext:value-type="string">
            <text:p>0101 RUE DE TOLBIAC</text:p>
          </table:table-cell>
        </table:table-row>
        <table:table-row table:style-name="ro1">
          <table:table-cell office:value-type="string" calcext:value-type="string">
            <text:p>7584B07101</text:p>
          </table:table-cell>
          <table:table-cell office:value-type="string" calcext:value-type="string">
            <text:p>7EME BRIGADE DEPART. VERIF. PARIS SUD</text:p>
          </table:table-cell>
          <table:table-cell office:value-type="string" calcext:value-type="string">
            <text:p>0101 RUE DE TOLBIAC</text:p>
          </table:table-cell>
        </table:table-row>
        <table:table-row table:style-name="ro1">
          <table:table-cell office:value-type="string" calcext:value-type="string">
            <text:p>7584K01101</text:p>
          </table:table-cell>
          <table:table-cell office:value-type="string" calcext:value-type="string">
            <text:p>BRIGADE CONTROLE FI 3 null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84K03</text:p>
          </table:table-cell>
          <table:table-cell office:value-type="string" calcext:value-type="string">
            <text:p>BRIGADE CONTROLE FI 1 null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84K03101</text:p>
          </table:table-cell>
          <table:table-cell office:value-type="string" calcext:value-type="string">
            <text:p>BRIGADE CONTROLE FI 1 null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84K04</text:p>
          </table:table-cell>
          <table:table-cell office:value-type="string" calcext:value-type="string">
            <text:p>BRIGADE CONTROLE FI 2 null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84K04101</text:p>
          </table:table-cell>
          <table:table-cell office:value-type="string" calcext:value-type="string">
            <text:p>BRIGADE CONTROLE FI 2 null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84K05101</text:p>
          </table:table-cell>
          <table:table-cell office:value-type="string" calcext:value-type="string">
            <text:p>BRIGADE CONTROLE FI 4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84P61</text:p>
          </table:table-cell>
          <table:table-cell office:value-type="string" calcext:value-type="string">
            <text:p>SERVICE DEPTAL ENREGISTREMENT PARIS SAINT-SULPICE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84P61245</text:p>
          </table:table-cell>
          <table:table-cell office:value-type="string" calcext:value-type="string">
            <text:p>SERVICE DEPTAL ENREGISTREMENT PARIS SAINT-SULPICE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84R01</text:p>
          </table:table-cell>
          <table:table-cell office:value-type="string" calcext:value-type="string">
            <text:p>PCRP PARIS 5E 14E</text:p>
          </table:table-cell>
          <table:table-cell office:value-type="string" calcext:value-type="string">
            <text:p>0029 RUE DU MOULIN VERT</text:p>
          </table:table-cell>
        </table:table-row>
        <table:table-row table:style-name="ro1">
          <table:table-cell office:value-type="string" calcext:value-type="string">
            <text:p>7584R01100</text:p>
          </table:table-cell>
          <table:table-cell office:value-type="string" calcext:value-type="string">
            <text:p>PCRP PARIS 5E 14E</text:p>
          </table:table-cell>
          <table:table-cell office:value-type="string" calcext:value-type="string">
            <text:p>0029 RUE DU MOULIN VERT</text:p>
          </table:table-cell>
        </table:table-row>
        <table:table-row table:style-name="ro1">
          <table:table-cell office:value-type="string" calcext:value-type="string">
            <text:p>7584R01101</text:p>
          </table:table-cell>
          <table:table-cell office:value-type="string" calcext:value-type="string">
            <text:p>PCRP PARIS 5E 14E</text:p>
          </table:table-cell>
          <table:table-cell office:value-type="string" calcext:value-type="string">
            <text:p>0029 RUE DU MOULIN VERT</text:p>
          </table:table-cell>
        </table:table-row>
        <table:table-row table:style-name="ro1">
          <table:table-cell office:value-type="string" calcext:value-type="string">
            <text:p>7584R02</text:p>
          </table:table-cell>
          <table:table-cell office:value-type="string" calcext:value-type="string">
            <text:p>PCRP PARIS 6E 13E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84R02100</text:p>
          </table:table-cell>
          <table:table-cell office:value-type="string" calcext:value-type="string">
            <text:p>PCRP PARIS 6E 13E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84R04100</text:p>
          </table:table-cell>
          <table:table-cell office:value-type="string" calcext:value-type="string">
            <text:p>PCRP BRIGADE PATRIMOINE REVENU 2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84R05100</text:p>
          </table:table-cell>
          <table:table-cell office:value-type="string" calcext:value-type="string">
            <text:p>PCRP BRIGADE PATRIMOINE REVENU 3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table:style-name="ce1" office:value-type="string" calcext:value-type="string">
            <text:p>7587E40</text:p>
          </table:table-cell>
          <table:table-cell office:value-type="string" calcext:value-type="string">
            <text:p>BRIGADE CONTROLE ET RECHERCHES SUD-OUEST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table:style-name="ce1" office:value-type="string" calcext:value-type="string">
            <text:p>7587E40340</text:p>
          </table:table-cell>
          <table:table-cell office:value-type="string" calcext:value-type="string">
            <text:p>BRIGADE CONTROLE ET RECHERCHES SUD-OUEST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87P32600</text:p>
          </table:table-cell>
          <table:table-cell office:value-type="string" calcext:value-type="string">
            <text:p>CENTRE DES FINANCES PUBLIQUES PARIS 6E 9 PCE ST-SULPICE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87P33600</text:p>
          </table:table-cell>
          <table:table-cell office:value-type="string" calcext:value-type="string">
            <text:p>CENTRE DES FINANCES PUBLIQUES PARIS 13E 101 RUE DE TOLBIAC</text:p>
          </table:table-cell>
          <table:table-cell office:value-type="string" calcext:value-type="string">
            <text:p>0101 RUE DE TOLBIAC</text:p>
          </table:table-cell>
        </table:table-row>
        <table:table-row table:style-name="ro1">
          <table:table-cell office:value-type="string" calcext:value-type="string">
            <text:p>7587P34600</text:p>
          </table:table-cell>
          <table:table-cell office:value-type="string" calcext:value-type="string">
            <text:p>CENTRE DES FINANCES PUBLIQUES PARIS 14E 29 RUE MOULIN VERT</text:p>
          </table:table-cell>
          <table:table-cell office:value-type="string" calcext:value-type="string">
            <text:p>0029 RUE DU MOULIN VERT</text:p>
          </table:table-cell>
        </table:table-row>
        <table:table-row table:style-name="ro1">
          <table:table-cell office:value-type="string" calcext:value-type="string">
            <text:p>758B340100</text:p>
          </table:table-cell>
          <table:table-cell office:value-type="string" calcext:value-type="string">
            <text:p>DIVISION 1 FISCALITE DES PARTICULIERS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8B340101</text:p>
          </table:table-cell>
          <table:table-cell office:value-type="string" calcext:value-type="string">
            <text:p>DIVISION 1 FISCALITE DES PARTICULIERS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8B340102</text:p>
          </table:table-cell>
          <table:table-cell office:value-type="string" calcext:value-type="string">
            <text:p>DIVISION 1 FISCALITE DES PARTICULIERS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8B341</text:p>
          </table:table-cell>
          <table:table-cell office:value-type="string" calcext:value-type="string">
            <text:p>DIVISION 2 FISCALITE DES PROFESSIONNELS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8B341100</text:p>
          </table:table-cell>
          <table:table-cell office:value-type="string" calcext:value-type="string">
            <text:p>DIVISION 2 FISCALITE DES PROFESSIONNELS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8B341102</text:p>
          </table:table-cell>
          <table:table-cell office:value-type="string" calcext:value-type="string">
            <text:p>DIVISION 2 FISCALITE DES PROFESSIONNELS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8B342101</text:p>
          </table:table-cell>
          <table:table-cell office:value-type="string" calcext:value-type="string">
            <text:p>DIVISION 3 CONTENTIEUX DES PARTICULIERS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office:value-type="string" calcext:value-type="string">
            <text:p>758B342102</text:p>
          </table:table-cell>
          <table:table-cell office:value-type="string" calcext:value-type="string">
            <text:p>DIVISION 3 CONTENTIEUX DES PARTICULIERS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office:value-type="string" calcext:value-type="string">
            <text:p>758B344100</text:p>
          </table:table-cell>
          <table:table-cell office:value-type="string" calcext:value-type="string">
            <text:p>DIVISION 5 AFFAIRES PATRIMONIALES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office:value-type="string" calcext:value-type="string">
            <text:p>758B345100</text:p>
          </table:table-cell>
          <table:table-cell office:value-type="string" calcext:value-type="string">
            <text:p>DIVISION 6 ANIMATION CF PARIS 2</text:p>
          </table:table-cell>
          <table:table-cell office:value-type="string" calcext:value-type="string">
            <text:p>0009 PL SAINT SULPICE</text:p>
          </table:table-cell>
        </table:table-row>
        <table:table-row table:style-name="ro1">
          <table:table-cell office:value-type="string" calcext:value-type="string">
            <text:p>758B346100</text:p>
          </table:table-cell>
          <table:table-cell office:value-type="string" calcext:value-type="string">
            <text:p>DIVISION 7 CF SUPPORT</text:p>
          </table:table-cell>
          <table:table-cell office:value-type="string" calcext:value-type="string">
            <text:p>0005 RUE DE LONDRES</text:p>
          </table:table-cell>
        </table:table-row>
        <table:table-row table:style-name="ro1">
          <table:table-cell office:value-type="string" calcext:value-type="string">
            <text:p>B214P01260</text:p>
          </table:table-cell>
          <table:table-cell office:value-type="string" calcext:value-type="string">
            <text:p>SERVICE DE PUBLICITE FONCIERE PARIS 1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office:value-type="string" calcext:value-type="string">
            <text:p>B214P02</text:p>
          </table:table-cell>
          <table:table-cell office:value-type="string" calcext:value-type="string">
            <text:p>SERVICE DE PUBLICITE FONCIERE PARIS 2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office:value-type="string" calcext:value-type="string">
            <text:p>B214P02260</text:p>
          </table:table-cell>
          <table:table-cell office:value-type="string" calcext:value-type="string">
            <text:p>SERVICE DE PUBLICITE FONCIERE PARIS 2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office:value-type="string" calcext:value-type="string">
            <text:p>B216G60100</text:p>
          </table:table-cell>
          <table:table-cell office:value-type="string" calcext:value-type="string">
            <text:p>POLE DE TOPOGRAPHIE ET DE GESTION CADASTRALE DE PARIS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office:value-type="string" calcext:value-type="string">
            <text:p>B217P62600</text:p>
          </table:table-cell>
          <table:table-cell office:value-type="string" calcext:value-type="string">
            <text:p>IMMEUBLE PARIS 20EME 6 RUE PAGANINI</text:p>
          </table:table-cell>
          <table:table-cell office:value-type="string" calcext:value-type="string">
            <text:p>0006 RUE PAGANINI</text:p>
          </table:table-cell>
        </table:table-row>
        <table:table-row table:style-name="ro1">
          <table:table-cell office:value-type="string" calcext:value-type="string">
            <text:p>B217P62615</text:p>
          </table:table-cell>
          <table:table-cell office:value-type="string" calcext:value-type="string">
            <text:p>IMMEUBLE PARIS 20EME 6 RUE PAGANINI</text:p>
          </table:table-cell>
          <table:table-cell office:value-type="string" calcext:value-type="string">
            <text:p>0006 RUE PAGANINI</text:p>
          </table:table-cell>
        </table:table-row>
      </table:table>
      <table:table table:name="Table dynamique_liste services DRFIP_1" table:style-name="ta1">
        <table:table-column table:style-name="co5" table:default-cell-style-name="ce5"/>
        <table:table-column table:style-name="co4" table:number-columns-repeated="2" table:default-cell-style-name="ce11"/>
        <table:table-column table:style-name="co4" table:default-cell-style-name="ce15"/>
        <table:table-row table:style-name="ro1">
          <table:table-cell table:style-name="ce4" office:value-type="string" calcext:value-type="string">
            <text:p>Lib service</text:p>
          </table:table-cell>
          <table:table-cell table:style-name="ce10" office:value-type="string" calcext:value-type="string">
            <text:p>SAGES</text:p>
          </table:table-cell>
          <table:table-cell table:style-name="ce10" office:value-type="string" calcext:value-type="string">
            <text:p>adresse</text:p>
          </table:table-cell>
          <table:table-cell table:style-name="ce14" office:value-type="string" calcext:value-type="string">
            <text:p>(vide)</text:p>
          </table:table-cell>
        </table:table-row>
        <table:table-row table:style-name="ro1">
          <table:table-cell office:value-type="string" calcext:value-type="string">
            <text:p>10EME BRIGADE DEPART. VERIF. PARIS NORD</text:p>
          </table:table-cell>
          <table:table-cell office:value-type="string" calcext:value-type="string">
            <text:p>7564B10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64B10101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office:value-type="string" calcext:value-type="string">
            <text:p>11EME BRIGADE DEPART. VERIF. PARIS CENTRE</text:p>
          </table:table-cell>
          <table:table-cell office:value-type="string" calcext:value-type="string">
            <text:p>7544B11</text:p>
          </table:table-cell>
          <table:table-cell office:value-type="string" calcext:value-type="string">
            <text:p>0012 RUE GEORGE SAND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4B11101</text:p>
          </table:table-cell>
          <table:table-cell office:value-type="string" calcext:value-type="string">
            <text:p>0012 RUE GEORGE SAND</text:p>
          </table:table-cell>
          <table:table-cell/>
        </table:table-row>
        <table:table-row table:style-name="ro1">
          <table:table-cell table:style-name="ce7" office:value-type="string" calcext:value-type="string">
            <text:p>12EME BRIGADE DEPART. VERIF. PARIS OUEST</text:p>
          </table:table-cell>
          <table:table-cell office:value-type="string" calcext:value-type="string">
            <text:p>7574B12101</text:p>
          </table:table-cell>
          <table:table-cell office:value-type="string" calcext:value-type="string">
            <text:p>0146 AV DE MALAKOFF</text:p>
          </table:table-cell>
          <table:table-cell/>
        </table:table-row>
        <table:table-row table:style-name="ro1">
          <table:table-cell office:value-type="string" calcext:value-type="string">
            <text:p>14EME BRIGADE DEPART. VERIF. PARIS CENTRE</text:p>
          </table:table-cell>
          <table:table-cell office:value-type="string" calcext:value-type="string">
            <text:p>7544B14</text:p>
          </table:table-cell>
          <table:table-cell office:value-type="string" calcext:value-type="string">
            <text:p>0012 RUE GEORGE SAND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4B14101</text:p>
          </table:table-cell>
          <table:table-cell office:value-type="string" calcext:value-type="string">
            <text:p>0012 RUE GEORGE SAND</text:p>
          </table:table-cell>
          <table:table-cell/>
        </table:table-row>
        <table:table-row table:style-name="ro1">
          <table:table-cell office:value-type="string" calcext:value-type="string">
            <text:p>15EME BRIGADE DEPART. VERIF. PARIS CENTRE</text:p>
          </table:table-cell>
          <table:table-cell office:value-type="string" calcext:value-type="string">
            <text:p>7544B15</text:p>
          </table:table-cell>
          <table:table-cell office:value-type="string" calcext:value-type="string">
            <text:p>0012 RUE GEORGE SAND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4B15101</text:p>
          </table:table-cell>
          <table:table-cell office:value-type="string" calcext:value-type="string">
            <text:p>0012 RUE GEORGE SAND</text:p>
          </table:table-cell>
          <table:table-cell/>
        </table:table-row>
        <table:table-row table:style-name="ro1">
          <table:table-cell office:value-type="string" calcext:value-type="string">
            <text:p>1ERE BRIGADE DEPART. VERIF. PARIS NORD</text:p>
          </table:table-cell>
          <table:table-cell office:value-type="string" calcext:value-type="string">
            <text:p>7564B01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64B01101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office:value-type="string" calcext:value-type="string">
            <text:p>1ERE BRIGADE DEPART. VERIF. PARIS OUEST</text:p>
          </table:table-cell>
          <table:table-cell office:value-type="string" calcext:value-type="string">
            <text:p>7574B01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74B01101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7" office:value-type="string" calcext:value-type="string">
            <text:p>1ERE BRIGADE DEPART. VERIF. PARIS-CENTRE</text:p>
          </table:table-cell>
          <table:table-cell office:value-type="string" calcext:value-type="string">
            <text:p>7544B01101</text:p>
          </table:table-cell>
          <table:table-cell office:value-type="string" calcext:value-type="string">
            <text:p>0012 RUE GEORGE SAND</text:p>
          </table:table-cell>
          <table:table-cell/>
        </table:table-row>
        <table:table-row table:style-name="ro1">
          <table:table-cell office:value-type="string" calcext:value-type="string">
            <text:p>2EME BRIGADE DEPART. VERIF. PARIS EST</text:p>
          </table:table-cell>
          <table:table-cell office:value-type="string" calcext:value-type="string">
            <text:p>7554B02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54B02101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office:value-type="string" calcext:value-type="string">
            <text:p>2EME BRIGADE DEPART. VERIF. PARIS NORD</text:p>
          </table:table-cell>
          <table:table-cell office:value-type="string" calcext:value-type="string">
            <text:p>7564B02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64B02101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office:value-type="string" calcext:value-type="string">
            <text:p>2EME BRIGADE DEPART. VERIF. PARIS SUD</text:p>
          </table:table-cell>
          <table:table-cell office:value-type="string" calcext:value-type="string">
            <text:p>7584B02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84B02101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office:value-type="string" calcext:value-type="string">
            <text:p>3EME BRIGADE DEPART. VERIF. PARIS EST</text:p>
          </table:table-cell>
          <table:table-cell office:value-type="string" calcext:value-type="string">
            <text:p>7554B03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54B03101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office:value-type="string" calcext:value-type="string">
            <text:p>4EME BRIGADE DEPART. VERIF. PARIS EST</text:p>
          </table:table-cell>
          <table:table-cell office:value-type="string" calcext:value-type="string">
            <text:p>7554B04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54B04101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office:value-type="string" calcext:value-type="string">
            <text:p>4EME BRIGADE DEPART. VERIF. PARIS-CENTRE</text:p>
          </table:table-cell>
          <table:table-cell office:value-type="string" calcext:value-type="string">
            <text:p>7544B04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4B04101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table:style-name="ce7" office:value-type="string" calcext:value-type="string">
            <text:p>5EME BRIGADE DEPART. VERIF. PARIS EST</text:p>
          </table:table-cell>
          <table:table-cell office:value-type="string" calcext:value-type="string">
            <text:p>7554B05101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office:value-type="string" calcext:value-type="string">
            <text:p>5EME BRIGADE DEPART. VERIF. PARIS NORD</text:p>
          </table:table-cell>
          <table:table-cell office:value-type="string" calcext:value-type="string">
            <text:p>7564B05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64B05101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table:style-name="ce7" office:value-type="string" calcext:value-type="string">
            <text:p>5EME BRIGADE DEPART. VERIF. PARIS OUEST</text:p>
          </table:table-cell>
          <table:table-cell office:value-type="string" calcext:value-type="string">
            <text:p>7574B05101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7" office:value-type="string" calcext:value-type="string">
            <text:p>5EME BRIGADE DEPART. VERIF. PARIS SUD</text:p>
          </table:table-cell>
          <table:table-cell office:value-type="string" calcext:value-type="string">
            <text:p>7584B05101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7" office:value-type="string" calcext:value-type="string">
            <text:p>6EME BRIGADE DEPART. VERIF. PARIS NORD</text:p>
          </table:table-cell>
          <table:table-cell office:value-type="string" calcext:value-type="string">
            <text:p>7564B06101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table:style-name="ce7" office:value-type="string" calcext:value-type="string">
            <text:p>6EME BRIGADE DEPART. VERIF. PARIS OUEST</text:p>
          </table:table-cell>
          <table:table-cell office:value-type="string" calcext:value-type="string">
            <text:p>7574B06101</text:p>
          </table:table-cell>
          <table:table-cell office:value-type="string" calcext:value-type="string">
            <text:p>0013 RUE DU GAL BEURET</text:p>
          </table:table-cell>
          <table:table-cell/>
        </table:table-row>
        <table:table-row table:style-name="ro1">
          <table:table-cell office:value-type="string" calcext:value-type="string">
            <text:p>6EME BRIGADE DEPART. VERIF. PARIS SUD</text:p>
          </table:table-cell>
          <table:table-cell office:value-type="string" calcext:value-type="string">
            <text:p>7584B06</text:p>
          </table:table-cell>
          <table:table-cell office:value-type="string" calcext:value-type="string">
            <text:p>0012 RUE GEORGE SAND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84B06101</text:p>
          </table:table-cell>
          <table:table-cell office:value-type="string" calcext:value-type="string">
            <text:p>0012 RUE GEORGE SAND</text:p>
          </table:table-cell>
          <table:table-cell/>
        </table:table-row>
        <table:table-row table:style-name="ro1">
          <table:table-cell office:value-type="string" calcext:value-type="string">
            <text:p>6EME BRIGADE DEPART. VERIF. PARIS-CENTRE</text:p>
          </table:table-cell>
          <table:table-cell office:value-type="string" calcext:value-type="string">
            <text:p>7544B06</text:p>
          </table:table-cell>
          <table:table-cell office:value-type="string" calcext:value-type="string">
            <text:p>0012 RUE GEORGE SAND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4B06101</text:p>
          </table:table-cell>
          <table:table-cell office:value-type="string" calcext:value-type="string">
            <text:p>0012 RUE GEORGE SAND</text:p>
          </table:table-cell>
          <table:table-cell/>
        </table:table-row>
        <table:table-row table:style-name="ro1">
          <table:table-cell office:value-type="string" calcext:value-type="string">
            <text:p>7EME BRIGADE DEPART. VERIF. PARIS EST</text:p>
          </table:table-cell>
          <table:table-cell office:value-type="string" calcext:value-type="string">
            <text:p>7554B07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54B07101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office:value-type="string" calcext:value-type="string">
            <text:p>7EME BRIGADE DEPART. VERIF. PARIS NORD</text:p>
          </table:table-cell>
          <table:table-cell office:value-type="string" calcext:value-type="string">
            <text:p>7564B07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64B07101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office:value-type="string" calcext:value-type="string">
            <text:p>7EME BRIGADE DEPART. VERIF. PARIS SUD</text:p>
          </table:table-cell>
          <table:table-cell office:value-type="string" calcext:value-type="string">
            <text:p>7584B07</text:p>
          </table:table-cell>
          <table:table-cell office:value-type="string" calcext:value-type="string">
            <text:p>0101 RUE DE TOLBIAC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84B07101</text:p>
          </table:table-cell>
          <table:table-cell office:value-type="string" calcext:value-type="string">
            <text:p>0101 RUE DE TOLBIAC</text:p>
          </table:table-cell>
          <table:table-cell/>
        </table:table-row>
        <table:table-row table:style-name="ro1">
          <table:table-cell table:style-name="ce7" office:value-type="string" calcext:value-type="string">
            <text:p>7EME BRIGADE DEPART. VERIF. PARIS-CENTRE</text:p>
          </table:table-cell>
          <table:table-cell office:value-type="string" calcext:value-type="string">
            <text:p>7544B07101</text:p>
          </table:table-cell>
          <table:table-cell office:value-type="string" calcext:value-type="string">
            <text:p>0012 RUE GEORGE SAND</text:p>
          </table:table-cell>
          <table:table-cell/>
        </table:table-row>
        <table:table-row table:style-name="ro1">
          <table:table-cell office:value-type="string" calcext:value-type="string">
            <text:p>8EME BRIGADE DEPART. VERIF. PARIS NORD</text:p>
          </table:table-cell>
          <table:table-cell office:value-type="string" calcext:value-type="string">
            <text:p>7564B08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64B08101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office:value-type="string" calcext:value-type="string">
            <text:p>8EME BRIGADE DEPART. VERIF. PARIS OUEST</text:p>
          </table:table-cell>
          <table:table-cell office:value-type="string" calcext:value-type="string">
            <text:p>7574B08</text:p>
          </table:table-cell>
          <table:table-cell office:value-type="string" calcext:value-type="string">
            <text:p>0012 RUE GEORGE SAND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74B08101</text:p>
          </table:table-cell>
          <table:table-cell office:value-type="string" calcext:value-type="string">
            <text:p>0012 RUE GEORGE SAND</text:p>
          </table:table-cell>
          <table:table-cell/>
        </table:table-row>
        <table:table-row table:style-name="ro1">
          <table:table-cell office:value-type="string" calcext:value-type="string">
            <text:p>9EME BRIGADE DEPART. VERIF. PARIS NORD</text:p>
          </table:table-cell>
          <table:table-cell office:value-type="string" calcext:value-type="string">
            <text:p>7564B09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64B09101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office:value-type="string" calcext:value-type="string">
            <text:p>9EME BRIGADE DEPART. VERIF. PARIS OUEST</text:p>
          </table:table-cell>
          <table:table-cell office:value-type="string" calcext:value-type="string">
            <text:p>7574B09</text:p>
          </table:table-cell>
          <table:table-cell office:value-type="string" calcext:value-type="string">
            <text:p>0012 RUE GEORGE SAND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74B09101</text:p>
          </table:table-cell>
          <table:table-cell office:value-type="string" calcext:value-type="string">
            <text:p>0012 RUE GEORGE SAND</text:p>
          </table:table-cell>
          <table:table-cell/>
        </table:table-row>
        <table:table-row table:style-name="ro1">
          <table:table-cell office:value-type="string" calcext:value-type="string">
            <text:p>9EME BRIGADE DEPART. VERIF. PARIS-CENTRE</text:p>
          </table:table-cell>
          <table:table-cell office:value-type="string" calcext:value-type="string">
            <text:p>7544B09</text:p>
          </table:table-cell>
          <table:table-cell office:value-type="string" calcext:value-type="string">
            <text:p>0012 RUE GEORGE SAND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4B09101</text:p>
          </table:table-cell>
          <table:table-cell office:value-type="string" calcext:value-type="string">
            <text:p>0012 RUE GEORGE SAND</text:p>
          </table:table-cell>
          <table:table-cell/>
        </table:table-row>
        <table:table-row table:style-name="ro1">
          <table:table-cell office:value-type="string" calcext:value-type="string">
            <text:p>BRIGADE CONTROLE ET RECHERCHES PARIS CENTRE</text:p>
          </table:table-cell>
          <table:table-cell office:value-type="string" calcext:value-type="string">
            <text:p>7547E40</text:p>
          </table:table-cell>
          <table:table-cell office:value-type="string" calcext:value-type="string">
            <text:p>0009 RUE D UZE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7E40340</text:p>
          </table:table-cell>
          <table:table-cell office:value-type="string" calcext:value-type="string">
            <text:p>0009 RUE D UZES</text:p>
          </table:table-cell>
          <table:table-cell/>
        </table:table-row>
        <table:table-row table:style-name="ro1">
          <table:table-cell office:value-type="string" calcext:value-type="string">
            <text:p>BRIGADE CONTROLE ET RECHERCHES PARIS EST</text:p>
          </table:table-cell>
          <table:table-cell office:value-type="string" calcext:value-type="string">
            <text:p>7557E40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57E40340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office:value-type="string" calcext:value-type="string">
            <text:p>BRIGADE CONTROLE ET RECHERCHES PARIS NORD</text:p>
          </table:table-cell>
          <table:table-cell office:value-type="string" calcext:value-type="string">
            <text:p>7567E40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67E40340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office:value-type="string" calcext:value-type="string">
            <text:p>BRIGADE CONTROLE ET RECHERCHES SUD-OUEST</text:p>
          </table:table-cell>
          <table:table-cell office:value-type="string" calcext:value-type="string">
            <text:p>7577E40340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87E40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87E40340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office:value-type="string" calcext:value-type="string">
            <text:p>BRIGADE CONTROLE FI 1 null</text:p>
          </table:table-cell>
          <table:table-cell office:value-type="string" calcext:value-type="string">
            <text:p>7584K03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84K03101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office:value-type="string" calcext:value-type="string">
            <text:p>BRIGADE CONTROLE FI 2 null</text:p>
          </table:table-cell>
          <table:table-cell office:value-type="string" calcext:value-type="string">
            <text:p>7584K04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84K04101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7" office:value-type="string" calcext:value-type="string">
            <text:p>BRIGADE CONTROLE FI 3 null</text:p>
          </table:table-cell>
          <table:table-cell office:value-type="string" calcext:value-type="string">
            <text:p>7584K01101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7" office:value-type="string" calcext:value-type="string">
            <text:p>BRIGADE CONTROLE FI 4</text:p>
          </table:table-cell>
          <table:table-cell office:value-type="string" calcext:value-type="string">
            <text:p>7584K05101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7" office:value-type="string" calcext:value-type="string">
            <text:p>CELLULE AGIL ECORESPONSABILITE</text:p>
          </table:table-cell>
          <table:table-cell office:value-type="string" calcext:value-type="string">
            <text:p>754D141100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7" office:value-type="string" calcext:value-type="string">
            <text:p>CENTRE DES FINANCES PUBLIQUES PARIS 10E CITE PARADIS</text:p>
          </table:table-cell>
          <table:table-cell office:value-type="string" calcext:value-type="string">
            <text:p>7547P41600</text:p>
          </table:table-cell>
          <table:table-cell office:value-type="string" calcext:value-type="string">
            <text:p>0005 CITE PARADIS</text:p>
          </table:table-cell>
          <table:table-cell/>
        </table:table-row>
        <table:table-row table:style-name="ro1">
          <table:table-cell table:style-name="ce7" office:value-type="string" calcext:value-type="string">
            <text:p>CENTRE DES FINANCES PUBLIQUES PARIS 12E RUE DES MEUNIERS</text:p>
          </table:table-cell>
          <table:table-cell office:value-type="string" calcext:value-type="string">
            <text:p>7557P31600</text:p>
          </table:table-cell>
          <table:table-cell office:value-type="string" calcext:value-type="string">
            <text:p>0027B RUE DES MEUNIERS</text:p>
          </table:table-cell>
          <table:table-cell/>
        </table:table-row>
        <table:table-row table:style-name="ro1">
          <table:table-cell table:style-name="ce7" office:value-type="string" calcext:value-type="string">
            <text:p>CENTRE DES FINANCES PUBLIQUES PARIS 13E 101 RUE DE TOLBIAC</text:p>
          </table:table-cell>
          <table:table-cell office:value-type="string" calcext:value-type="string">
            <text:p>7587P33600</text:p>
          </table:table-cell>
          <table:table-cell office:value-type="string" calcext:value-type="string">
            <text:p>0101 RUE DE TOLBIAC</text:p>
          </table:table-cell>
          <table:table-cell/>
        </table:table-row>
        <table:table-row table:style-name="ro1">
          <table:table-cell table:style-name="ce7" office:value-type="string" calcext:value-type="string">
            <text:p>CENTRE DES FINANCES PUBLIQUES PARIS 14E 29 RUE MOULIN VERT</text:p>
          </table:table-cell>
          <table:table-cell office:value-type="string" calcext:value-type="string">
            <text:p>7587P34600</text:p>
          </table:table-cell>
          <table:table-cell office:value-type="string" calcext:value-type="string">
            <text:p>0029 RUE DU MOULIN VERT</text:p>
          </table:table-cell>
          <table:table-cell/>
        </table:table-row>
        <table:table-row table:style-name="ro1">
          <table:table-cell office:value-type="string" calcext:value-type="string">
            <text:p>CENTRE DES FINANCES PUBLIQUES PARIS 15E 13-15 RUE GAL BEURET</text:p>
          </table:table-cell>
          <table:table-cell office:value-type="string" calcext:value-type="string">
            <text:p>7577P32600</text:p>
          </table:table-cell>
          <table:table-cell office:value-type="string" calcext:value-type="string">
            <text:p>0013 RUE DU GAL BEURET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77P32615</text:p>
          </table:table-cell>
          <table:table-cell office:value-type="string" calcext:value-type="string">
            <text:p>0013 RUE DU GAL BEURET</text:p>
          </table:table-cell>
          <table:table-cell/>
        </table:table-row>
        <table:table-row table:style-name="ro1">
          <table:table-cell table:style-name="ce7" office:value-type="string" calcext:value-type="string">
            <text:p>CENTRE DES FINANCES PUBLIQUES PARIS 16E 146 AVE MALAKOFF</text:p>
          </table:table-cell>
          <table:table-cell office:value-type="string" calcext:value-type="string">
            <text:p>7577P34600</text:p>
          </table:table-cell>
          <table:table-cell office:value-type="string" calcext:value-type="string">
            <text:p>0146 AV DE MALAKOFF</text:p>
          </table:table-cell>
          <table:table-cell/>
        </table:table-row>
        <table:table-row table:style-name="ro1">
          <table:table-cell table:style-name="ce7" office:value-type="string" calcext:value-type="string">
            <text:p>CENTRE DES FINANCES PUBLIQUES PARIS 16E RUE GEORGE SAND</text:p>
          </table:table-cell>
          <table:table-cell office:value-type="string" calcext:value-type="string">
            <text:p>7577P33600</text:p>
          </table:table-cell>
          <table:table-cell office:value-type="string" calcext:value-type="string">
            <text:p>0012 RUE GEORGE SAND</text:p>
          </table:table-cell>
          <table:table-cell/>
        </table:table-row>
        <table:table-row table:style-name="ro1">
          <table:table-cell table:style-name="ce7" office:value-type="string" calcext:value-type="string">
            <text:p>CENTRE DES FINANCES PUBLIQUES PARIS 17E 6 BRD DE REIMS</text:p>
          </table:table-cell>
          <table:table-cell office:value-type="string" calcext:value-type="string">
            <text:p>7567P32600</text:p>
          </table:table-cell>
          <table:table-cell office:value-type="string" calcext:value-type="string">
            <text:p>0006 BD DE REIMS</text:p>
          </table:table-cell>
          <table:table-cell/>
        </table:table-row>
        <table:table-row table:style-name="ro1">
          <table:table-cell table:style-name="ce7" office:value-type="string" calcext:value-type="string">
            <text:p>CENTRE DES FINANCES PUBLIQUES PARIS 18E 61 RUE E. CARRIERE</text:p>
          </table:table-cell>
          <table:table-cell office:value-type="string" calcext:value-type="string">
            <text:p>7567P34600</text:p>
          </table:table-cell>
          <table:table-cell office:value-type="string" calcext:value-type="string">
            <text:p>0061 RUE EUGENE CARRIERE</text:p>
          </table:table-cell>
          <table:table-cell/>
        </table:table-row>
        <table:table-row table:style-name="ro1">
          <table:table-cell table:style-name="ce7" office:value-type="string" calcext:value-type="string">
            <text:p>CENTRE DES FINANCES PUBLIQUES PARIS 2E 9 RUE D'UZES</text:p>
          </table:table-cell>
          <table:table-cell office:value-type="string" calcext:value-type="string">
            <text:p>7547P40600</text:p>
          </table:table-cell>
          <table:table-cell office:value-type="string" calcext:value-type="string">
            <text:p>0009 RUE D UZES</text:p>
          </table:table-cell>
          <table:table-cell/>
        </table:table-row>
        <table:table-row table:style-name="ro1">
          <table:table-cell table:style-name="ce7" office:value-type="string" calcext:value-type="string">
            <text:p>CENTRE DES FINANCES PUBLIQUES PARIS 6E 9 PCE ST-SULPICE</text:p>
          </table:table-cell>
          <table:table-cell office:value-type="string" calcext:value-type="string">
            <text:p>7587P32600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7" office:value-type="string" calcext:value-type="string">
            <text:p>CENTRE DES FINANCES PUBLIQUES PARIS 8E 5 RUE DE LONDRES</text:p>
          </table:table-cell>
          <table:table-cell office:value-type="string" calcext:value-type="string">
            <text:p>7567P39600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office:value-type="string" calcext:value-type="string">
            <text:p>CENTRE DES IMPOTS FONCIER PARIS 1</text:p>
          </table:table-cell>
          <table:table-cell office:value-type="string" calcext:value-type="string">
            <text:p>7554121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54121105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54121110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54121111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54121113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54121114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64121111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64121114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office:value-type="string" calcext:value-type="string">
            <text:p>CENTRE DES IMPOTS FONCIER PARIS 2</text:p>
          </table:table-cell>
          <table:table-cell office:value-type="string" calcext:value-type="string">
            <text:p>7544121111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44121500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74121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74121100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74121105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74121111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84121113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office:value-type="string" calcext:value-type="string">
            <text:p>DIVISION 1 AMENDES</text:p>
          </table:table-cell>
          <table:table-cell office:value-type="string" calcext:value-type="string">
            <text:p>754B240101</text:p>
          </table:table-cell>
          <table:table-cell office:value-type="string" calcext:value-type="string">
            <text:p>0009 RUE DE LA BANQU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B240102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office:value-type="string" calcext:value-type="string">
            <text:p>DIVISION 1 DEPENSES ETAT</text:p>
          </table:table-cell>
          <table:table-cell office:value-type="string" calcext:value-type="string">
            <text:p>754C140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4C140100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4C140101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4C140102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4C140103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C140104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office:value-type="string" calcext:value-type="string">
            <text:p>DIVISION 1 FISCALITE DES PARTICULIERS</text:p>
          </table:table-cell>
          <table:table-cell office:value-type="string" calcext:value-type="string">
            <text:p>756B140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6B140101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8B340100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8B340101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8B340102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office:value-type="string" calcext:value-type="string">
            <text:p>DIVISION 1 RH VIE DE L'AGENT ET CVT</text:p>
          </table:table-cell>
          <table:table-cell office:value-type="string" calcext:value-type="string">
            <text:p>754D140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D140100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office:value-type="string" calcext:value-type="string">
            <text:p>DIVISION 1 SGC VPRIF - DEPENSE</text:p>
          </table:table-cell>
          <table:table-cell office:value-type="string" calcext:value-type="string">
            <text:p>754C240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4C240100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C240101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office:value-type="string" calcext:value-type="string">
            <text:p>DIVISION 10 POLE NATIONAL SOUTIEN RESEAU</text:p>
          </table:table-cell>
          <table:table-cell office:value-type="string" calcext:value-type="string">
            <text:p>754D149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D149100</text:p>
          </table:table-cell>
          <table:table-cell office:value-type="string" calcext:value-type="string">
            <text:p>(vide)</text:p>
          </table:table-cell>
          <table:table-cell/>
        </table:table-row>
        <table:table-row table:style-name="ro1">
          <table:table-cell office:value-type="string" calcext:value-type="string">
            <text:p>DIVISION 2 FISCALITE DES PROFESSIONNELS</text:p>
          </table:table-cell>
          <table:table-cell office:value-type="string" calcext:value-type="string">
            <text:p>758B341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8B341100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8B341102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7" office:value-type="string" calcext:value-type="string">
            <text:p>DIVISION 2 FISCALITE PROFESSIONNELS</text:p>
          </table:table-cell>
          <table:table-cell office:value-type="string" calcext:value-type="string">
            <text:p>754B241</text:p>
          </table:table-cell>
          <table:table-cell office:value-type="string" calcext:value-type="string">
            <text:p>0009 RUE DE LA BANQUE</text:p>
          </table:table-cell>
          <table:table-cell/>
        </table:table-row>
        <table:table-row table:style-name="ro1">
          <table:table-cell office:value-type="string" calcext:value-type="string">
            <text:p>DIVISION 2 PAYE</text:p>
          </table:table-cell>
          <table:table-cell office:value-type="string" calcext:value-type="string">
            <text:p>754C141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4C141100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4C141102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C141103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office:value-type="string" calcext:value-type="string">
            <text:p>DIVISION 2 SGC VPRIF - RECETTE</text:p>
          </table:table-cell>
          <table:table-cell office:value-type="string" calcext:value-type="string">
            <text:p>754C241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4C241100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4C241101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C241102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office:value-type="string" calcext:value-type="string">
            <text:p>DIVISION 3 CONTENTIEUX DES PARTICULIERS</text:p>
          </table:table-cell>
          <table:table-cell office:value-type="string" calcext:value-type="string">
            <text:p>756B142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6B142100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6B142101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8B342101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8B342102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office:value-type="string" calcext:value-type="string">
            <text:p>DIVISION 3 CONTENTIEUX PROFESSIONNELS 1</text:p>
          </table:table-cell>
          <table:table-cell office:value-type="string" calcext:value-type="string">
            <text:p>754B242100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B242101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office:value-type="string" calcext:value-type="string">
            <text:p>DIVISION 3 RH GRANDES CAMPAGNES</text:p>
          </table:table-cell>
          <table:table-cell office:value-type="string" calcext:value-type="string">
            <text:p>754D142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D142100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office:value-type="string" calcext:value-type="string">
            <text:p>DIVISION 3 SGC VPRIF - COMPTA</text:p>
          </table:table-cell>
          <table:table-cell office:value-type="string" calcext:value-type="string">
            <text:p>754C242101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C242102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office:value-type="string" calcext:value-type="string">
            <text:p>DIVISION 4 ANIMATION CF PARIS 1</text:p>
          </table:table-cell>
          <table:table-cell office:value-type="string" calcext:value-type="string">
            <text:p>754B243</text:p>
          </table:table-cell>
          <table:table-cell office:value-type="string" calcext:value-type="string">
            <text:p>0009 RUE SAINT SULPIC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B243100</text:p>
          </table:table-cell>
          <table:table-cell office:value-type="string" calcext:value-type="string">
            <text:p>0009 RUE SAINT SULPICE</text:p>
          </table:table-cell>
          <table:table-cell/>
        </table:table-row>
        <table:table-row table:style-name="ro1">
          <table:table-cell office:value-type="string" calcext:value-type="string">
            <text:p>DIVISION 4 COMPTABILITE ETAT</text:p>
          </table:table-cell>
          <table:table-cell office:value-type="string" calcext:value-type="string">
            <text:p>754C143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4C143100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4C143101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C143102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office:value-type="string" calcext:value-type="string">
            <text:p>DIVISION 4 CONTENTIEUX PROFESSIONNELS 2</text:p>
          </table:table-cell>
          <table:table-cell office:value-type="string" calcext:value-type="string">
            <text:p>756B143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6B143101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office:value-type="string" calcext:value-type="string">
            <text:p>DIVISION 4 FORMATION PROFESSIONNELLE</text:p>
          </table:table-cell>
          <table:table-cell office:value-type="string" calcext:value-type="string">
            <text:p>754D143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4D143100</text:p>
          </table:table-cell>
          <table:table-cell office:value-type="string" calcext:value-type="string">
            <text:p>0016 RUE NOTRE-DAME DES VICTOIRE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D143101</text:p>
          </table:table-cell>
          <table:table-cell office:value-type="string" calcext:value-type="string">
            <text:p>0016 RUE NOTRE-DAME DES VICTOIRES</text:p>
          </table:table-cell>
          <table:table-cell/>
        </table:table-row>
        <table:table-row table:style-name="ro1">
          <table:table-cell table:style-name="ce7" office:value-type="string" calcext:value-type="string">
            <text:p>DIVISION 5 AFFAIRES PATRIMONIALES</text:p>
          </table:table-cell>
          <table:table-cell office:value-type="string" calcext:value-type="string">
            <text:p>758B344100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table:style-name="ce7" office:value-type="string" calcext:value-type="string">
            <text:p>DIVISION 5 ANIMATION CF PARIS 3</text:p>
          </table:table-cell>
          <table:table-cell office:value-type="string" calcext:value-type="string">
            <text:p>756B144100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office:value-type="string" calcext:value-type="string">
            <text:p>DIVISION 5 MISSIONS SPECIFIQUES</text:p>
          </table:table-cell>
          <table:table-cell office:value-type="string" calcext:value-type="string">
            <text:p>754B244100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B244101</text:p>
          </table:table-cell>
          <table:table-cell office:value-type="string" calcext:value-type="string">
            <text:p>0009 RUE NOTRE-DAME DES VICTOIRES</text:p>
          </table:table-cell>
          <table:table-cell/>
        </table:table-row>
        <table:table-row table:style-name="ro1">
          <table:table-cell office:value-type="string" calcext:value-type="string">
            <text:p>DIVISION 5 SERVICES FINANCIERS</text:p>
          </table:table-cell>
          <table:table-cell office:value-type="string" calcext:value-type="string">
            <text:p>754C144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C144101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office:value-type="string" calcext:value-type="string">
            <text:p>DIVISION 6 AFFAIRES FONCIERES</text:p>
          </table:table-cell>
          <table:table-cell office:value-type="string" calcext:value-type="string">
            <text:p>754B245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4B245100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B245101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7" office:value-type="string" calcext:value-type="string">
            <text:p>DIVISION 6 ANIMATION CF PARIS 2</text:p>
          </table:table-cell>
          <table:table-cell office:value-type="string" calcext:value-type="string">
            <text:p>758B345100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office:value-type="string" calcext:value-type="string">
            <text:p>DIVISION 6 RECETTES NON FISCALES</text:p>
          </table:table-cell>
          <table:table-cell office:value-type="string" calcext:value-type="string">
            <text:p>754C145100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C145101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office:value-type="string" calcext:value-type="string">
            <text:p>DIVISION 6 SECTEUR PUBLIC LOCAL</text:p>
          </table:table-cell>
          <table:table-cell office:value-type="string" calcext:value-type="string">
            <text:p>754C245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4C245100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C245102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7" office:value-type="string" calcext:value-type="string">
            <text:p>DIVISION 7 CF SUPPORT</text:p>
          </table:table-cell>
          <table:table-cell office:value-type="string" calcext:value-type="string">
            <text:p>758B346100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table:style-name="ce7" office:value-type="string" calcext:value-type="string">
            <text:p>DIVISION 7 POLE JURIDICT JUDICIAIRE</text:p>
          </table:table-cell>
          <table:table-cell office:value-type="string" calcext:value-type="string">
            <text:p>754B246100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table:style-name="ce7" office:value-type="string" calcext:value-type="string">
            <text:p>DIVISION 7 SFACT VDP</text:p>
          </table:table-cell>
          <table:table-cell office:value-type="string" calcext:value-type="string">
            <text:p>754C246100</text:p>
          </table:table-cell>
          <table:table-cell office:value-type="string" calcext:value-type="string">
            <text:p>(vide)</text:p>
          </table:table-cell>
          <table:table-cell/>
        </table:table-row>
        <table:table-row table:style-name="ro1">
          <table:table-cell table:style-name="ce7" office:value-type="string" calcext:value-type="string">
            <text:p>DIVISION 8 AFFAIRES ET ETUDES ECO</text:p>
          </table:table-cell>
          <table:table-cell office:value-type="string" calcext:value-type="string">
            <text:p>754C147100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office:value-type="string" calcext:value-type="string">
            <text:p>DIVISION 8 PILOTAGE</text:p>
          </table:table-cell>
          <table:table-cell office:value-type="string" calcext:value-type="string">
            <text:p>754D147100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D147101</text:p>
          </table:table-cell>
          <table:table-cell office:value-type="string" calcext:value-type="string">
            <text:p>0009 RUE REAUMUR</text:p>
          </table:table-cell>
          <table:table-cell/>
        </table:table-row>
        <table:table-row table:style-name="ro1">
          <table:table-cell office:value-type="string" calcext:value-type="string">
            <text:p>DIVISION 9 CONTROLE DE GESTION</text:p>
          </table:table-cell>
          <table:table-cell office:value-type="string" calcext:value-type="string">
            <text:p>754D148100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D148101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office:value-type="string" calcext:value-type="string">
            <text:p>DIVISION 9 SERVICE LOCAL DOMAINE PARIS</text:p>
          </table:table-cell>
          <table:table-cell office:value-type="string" calcext:value-type="string">
            <text:p>754C148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4C148100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C148101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office:value-type="string" calcext:value-type="string">
            <text:p>DIVISION BUDGET/MARCHES</text:p>
          </table:table-cell>
          <table:table-cell office:value-type="string" calcext:value-type="string">
            <text:p>754D144100</text:p>
          </table:table-cell>
          <table:table-cell office:value-type="string" calcext:value-type="string">
            <text:p>0016 RUE NOTRE-DAME DES VICTOIRE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D144101</text:p>
          </table:table-cell>
          <table:table-cell office:value-type="string" calcext:value-type="string">
            <text:p>0016 RUE NOTRE-DAME DES VICTOIRES</text:p>
          </table:table-cell>
          <table:table-cell/>
        </table:table-row>
        <table:table-row table:style-name="ro1">
          <table:table-cell office:value-type="string" calcext:value-type="string">
            <text:p>DIVISION CABINET DIRECTEUR</text:p>
          </table:table-cell>
          <table:table-cell office:value-type="string" calcext:value-type="string">
            <text:p>754F110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F110101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office:value-type="string" calcext:value-type="string">
            <text:p>DIVISION GESTIONS DE SITE ET SECURITE</text:p>
          </table:table-cell>
          <table:table-cell office:value-type="string" calcext:value-type="string">
            <text:p>754D146</text:p>
          </table:table-cell>
          <table:table-cell office:value-type="string" calcext:value-type="string">
            <text:p>0016 RUE NOTRE-DAME DES VICTOIRES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4D146100</text:p>
          </table:table-cell>
          <table:table-cell office:value-type="string" calcext:value-type="string">
            <text:p>0016 RUE NOTRE-DAME DES VICTOIRES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4D146101</text:p>
          </table:table-cell>
          <table:table-cell office:value-type="string" calcext:value-type="string">
            <text:p>0016 RUE NOTRE-DAME DES VICTOIRES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4D146103</text:p>
          </table:table-cell>
          <table:table-cell office:value-type="string" calcext:value-type="string">
            <text:p>0016 RUE NOTRE-DAME DES VICTOIRES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4D146105</text:p>
          </table:table-cell>
          <table:table-cell office:value-type="string" calcext:value-type="string">
            <text:p>0016 RUE NOTRE-DAME DES VICTOIRE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D146106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7" office:value-type="string" calcext:value-type="string">
            <text:p>DIVISION IMMOBILIER</text:p>
          </table:table-cell>
          <table:table-cell office:value-type="string" calcext:value-type="string">
            <text:p>754D145100</text:p>
          </table:table-cell>
          <table:table-cell office:value-type="string" calcext:value-type="string">
            <text:p>0016 RUE NOTRE-DAME DES VICTOIRES</text:p>
          </table:table-cell>
          <table:table-cell/>
        </table:table-row>
        <table:table-row table:style-name="ro1">
          <table:table-cell table:style-name="ce7" office:value-type="string" calcext:value-type="string">
            <text:p>IMMEUBLE PARIS 19EME 17 PLACE ARGONNE</text:p>
          </table:table-cell>
          <table:table-cell office:value-type="string" calcext:value-type="string">
            <text:p>7557P63600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office:value-type="string" calcext:value-type="string">
            <text:p>IMMEUBLE PARIS 20EME 6 RUE PAGANINI</text:p>
          </table:table-cell>
          <table:table-cell office:value-type="string" calcext:value-type="string">
            <text:p>7557P64600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B217P62600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B217P62615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office:value-type="string" calcext:value-type="string">
            <text:p>MISSION 1 PROGRAMMATION</text:p>
          </table:table-cell>
          <table:table-cell office:value-type="string" calcext:value-type="string">
            <text:p>756F110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6F110101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table:style-name="ce7" office:value-type="string" calcext:value-type="string">
            <text:p>MISSION 2 POLITIQUE IMMOBILIERE ETAT</text:p>
          </table:table-cell>
          <table:table-cell office:value-type="string" calcext:value-type="string">
            <text:p>754F111100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7" office:value-type="string" calcext:value-type="string">
            <text:p>MISSION 4 MISSION DEPARTEMENTALE AUDIT</text:p>
          </table:table-cell>
          <table:table-cell office:value-type="string" calcext:value-type="string">
            <text:p>754F113100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table:style-name="ce7" office:value-type="string" calcext:value-type="string">
            <text:p>MISSION 5 MISSION MAITRISE DES RISQUES</text:p>
          </table:table-cell>
          <table:table-cell office:value-type="string" calcext:value-type="string">
            <text:p>754F114100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office:value-type="string" calcext:value-type="string">
            <text:p>MISSION 6 CONTROLE BUDGETAIRE REGIONAL</text:p>
          </table:table-cell>
          <table:table-cell office:value-type="string" calcext:value-type="string">
            <text:p>754F115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F115100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office:value-type="string" calcext:value-type="string">
            <text:p>null null</text:p>
          </table:table-cell>
          <table:table-cell office:value-type="string" calcext:value-type="string">
            <text:p>755PART</text:p>
          </table:table-cell>
          <table:table-cell office:value-type="string" calcext:value-type="string">
            <text:p>(vide)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6PART</text:p>
          </table:table-cell>
          <table:table-cell office:value-type="string" calcext:value-type="string">
            <text:p>(vide)</text:p>
          </table:table-cell>
          <table:table-cell/>
        </table:table-row>
        <table:table-row table:style-name="ro1">
          <table:table-cell table:style-name="ce7" office:value-type="string" calcext:value-type="string">
            <text:p>PCRP BRIGADE PATRIMOINE REVENU 2</text:p>
          </table:table-cell>
          <table:table-cell office:value-type="string" calcext:value-type="string">
            <text:p>7584R04100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7" office:value-type="string" calcext:value-type="string">
            <text:p>PCRP BRIGADE PATRIMOINE REVENU 3</text:p>
          </table:table-cell>
          <table:table-cell office:value-type="string" calcext:value-type="string">
            <text:p>7584R05100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office:value-type="string" calcext:value-type="string">
            <text:p>PCRP BRIGADE PATRIMOINE REVENU 4</text:p>
          </table:table-cell>
          <table:table-cell office:value-type="string" calcext:value-type="string">
            <text:p>7564R04</text:p>
          </table:table-cell>
          <table:table-cell office:value-type="string" calcext:value-type="string">
            <text:p>0006A BD DE REIM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64R04100</text:p>
          </table:table-cell>
          <table:table-cell office:value-type="string" calcext:value-type="string">
            <text:p>0006A BD DE REIMS</text:p>
          </table:table-cell>
          <table:table-cell/>
        </table:table-row>
        <table:table-row table:style-name="ro1">
          <table:table-cell office:value-type="string" calcext:value-type="string">
            <text:p>PCRP BRIGADE PATRIMOINE REVENU 5</text:p>
          </table:table-cell>
          <table:table-cell office:value-type="string" calcext:value-type="string">
            <text:p>7564R05</text:p>
          </table:table-cell>
          <table:table-cell office:value-type="string" calcext:value-type="string">
            <text:p>0006A BD DE REIM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64R05100</text:p>
          </table:table-cell>
          <table:table-cell office:value-type="string" calcext:value-type="string">
            <text:p>0006A BD DE REIMS</text:p>
          </table:table-cell>
          <table:table-cell/>
        </table:table-row>
        <table:table-row table:style-name="ro1">
          <table:table-cell office:value-type="string" calcext:value-type="string">
            <text:p>PCRP PARIS 11E 12E</text:p>
          </table:table-cell>
          <table:table-cell office:value-type="string" calcext:value-type="string">
            <text:p>7554R01</text:p>
          </table:table-cell>
          <table:table-cell office:value-type="string" calcext:value-type="string">
            <text:p>0012 RUE GEORGE SAND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54R01100</text:p>
          </table:table-cell>
          <table:table-cell office:value-type="string" calcext:value-type="string">
            <text:p>0012 RUE GEORGE SAND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54R01101</text:p>
          </table:table-cell>
          <table:table-cell office:value-type="string" calcext:value-type="string">
            <text:p>0027B RUE DES MEUNIERS</text:p>
          </table:table-cell>
          <table:table-cell/>
        </table:table-row>
        <table:table-row table:style-name="ro1">
          <table:table-cell office:value-type="string" calcext:value-type="string">
            <text:p>PCRP PARIS 15E</text:p>
          </table:table-cell>
          <table:table-cell office:value-type="string" calcext:value-type="string">
            <text:p>7574R05</text:p>
          </table:table-cell>
          <table:table-cell office:value-type="string" calcext:value-type="string">
            <text:p>0013 RUE DU GAL BEURET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74R05100</text:p>
          </table:table-cell>
          <table:table-cell office:value-type="string" calcext:value-type="string">
            <text:p>0013 RUE DU GAL BEURET</text:p>
          </table:table-cell>
          <table:table-cell/>
        </table:table-row>
        <table:table-row table:style-name="ro1">
          <table:table-cell office:value-type="string" calcext:value-type="string">
            <text:p>PCRP PARIS 16E</text:p>
          </table:table-cell>
          <table:table-cell office:value-type="string" calcext:value-type="string">
            <text:p>7574R02</text:p>
          </table:table-cell>
          <table:table-cell office:value-type="string" calcext:value-type="string">
            <text:p>0012 RUE GEORGE SAND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74R02100</text:p>
          </table:table-cell>
          <table:table-cell office:value-type="string" calcext:value-type="string">
            <text:p>0012 RUE GEORGE SAND</text:p>
          </table:table-cell>
          <table:table-cell/>
        </table:table-row>
        <table:table-row table:style-name="ro1">
          <table:table-cell office:value-type="string" calcext:value-type="string">
            <text:p>PCRP PARIS 18E 19E 20E</text:p>
          </table:table-cell>
          <table:table-cell office:value-type="string" calcext:value-type="string">
            <text:p>7554R02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54R02100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54R02101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office:value-type="string" calcext:value-type="string">
            <text:p>PCRP PARIS 5E 14E</text:p>
          </table:table-cell>
          <table:table-cell office:value-type="string" calcext:value-type="string">
            <text:p>7584R01</text:p>
          </table:table-cell>
          <table:table-cell office:value-type="string" calcext:value-type="string">
            <text:p>0029 RUE DU MOULIN VERT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84R01100</text:p>
          </table:table-cell>
          <table:table-cell office:value-type="string" calcext:value-type="string">
            <text:p>0029 RUE DU MOULIN VERT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84R01101</text:p>
          </table:table-cell>
          <table:table-cell office:value-type="string" calcext:value-type="string">
            <text:p>0029 RUE DU MOULIN VERT</text:p>
          </table:table-cell>
          <table:table-cell/>
        </table:table-row>
        <table:table-row table:style-name="ro1">
          <table:table-cell office:value-type="string" calcext:value-type="string">
            <text:p>PCRP PARIS 6E 13E</text:p>
          </table:table-cell>
          <table:table-cell office:value-type="string" calcext:value-type="string">
            <text:p>7584R02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84R02100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7" office:value-type="string" calcext:value-type="string">
            <text:p>PCRP PARIS 7E</text:p>
          </table:table-cell>
          <table:table-cell office:value-type="string" calcext:value-type="string">
            <text:p>7574R04100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office:value-type="string" calcext:value-type="string">
            <text:p>PCRP PARIS 8E/17E</text:p>
          </table:table-cell>
          <table:table-cell office:value-type="string" calcext:value-type="string">
            <text:p>7564R02</text:p>
          </table:table-cell>
          <table:table-cell office:value-type="string" calcext:value-type="string">
            <text:p>0006A BD DE REIM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64R02100</text:p>
          </table:table-cell>
          <table:table-cell office:value-type="string" calcext:value-type="string">
            <text:p>0006A BD DE REIMS</text:p>
          </table:table-cell>
          <table:table-cell/>
        </table:table-row>
        <table:table-row table:style-name="ro1">
          <table:table-cell office:value-type="string" calcext:value-type="string">
            <text:p>PCRP PARIS CENTRE</text:p>
          </table:table-cell>
          <table:table-cell office:value-type="string" calcext:value-type="string">
            <text:p>7544R01</text:p>
          </table:table-cell>
          <table:table-cell office:value-type="string" calcext:value-type="string">
            <text:p>0009 RUE D UZE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4R01100</text:p>
          </table:table-cell>
          <table:table-cell office:value-type="string" calcext:value-type="string">
            <text:p>0009 RUE D UZES</text:p>
          </table:table-cell>
          <table:table-cell/>
        </table:table-row>
        <table:table-row table:style-name="ro1">
          <table:table-cell office:value-type="string" calcext:value-type="string">
            <text:p>POLE DE CONTROLE ET EXPERTISE PARIS 11E</text:p>
          </table:table-cell>
          <table:table-cell office:value-type="string" calcext:value-type="string">
            <text:p>7550E10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50E10100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office:value-type="string" calcext:value-type="string">
            <text:p>POLE DE CONTROLE ET EXPERTISE PARIS 12E</text:p>
          </table:table-cell>
          <table:table-cell office:value-type="string" calcext:value-type="string">
            <text:p>7550E11</text:p>
          </table:table-cell>
          <table:table-cell office:value-type="string" calcext:value-type="string">
            <text:p>0027B RUE DES MEUNIER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50E11100</text:p>
          </table:table-cell>
          <table:table-cell office:value-type="string" calcext:value-type="string">
            <text:p>0027B RUE DES MEUNIERS</text:p>
          </table:table-cell>
          <table:table-cell/>
        </table:table-row>
        <table:table-row table:style-name="ro1">
          <table:table-cell table:style-name="ce7" office:value-type="string" calcext:value-type="string">
            <text:p>POLE DE CONTROLE ET EXPERTISE PARIS 15E</text:p>
          </table:table-cell>
          <table:table-cell office:value-type="string" calcext:value-type="string">
            <text:p>7570E12100</text:p>
          </table:table-cell>
          <table:table-cell office:value-type="string" calcext:value-type="string">
            <text:p>0013 RUE DU GAL BEURET</text:p>
          </table:table-cell>
          <table:table-cell/>
        </table:table-row>
        <table:table-row table:style-name="ro1">
          <table:table-cell table:style-name="ce7" office:value-type="string" calcext:value-type="string">
            <text:p>POLE DE CONTROLE ET EXPERTISE PARIS 16E</text:p>
          </table:table-cell>
          <table:table-cell office:value-type="string" calcext:value-type="string">
            <text:p>7570E14100</text:p>
          </table:table-cell>
          <table:table-cell office:value-type="string" calcext:value-type="string">
            <text:p>0146 AV DE MALAKOFF</text:p>
          </table:table-cell>
          <table:table-cell/>
        </table:table-row>
        <table:table-row table:style-name="ro1">
          <table:table-cell table:style-name="ce7" office:value-type="string" calcext:value-type="string">
            <text:p>POLE DE CONTROLE ET EXPERTISE PARIS 17E</text:p>
          </table:table-cell>
          <table:table-cell office:value-type="string" calcext:value-type="string">
            <text:p>7560E14100</text:p>
          </table:table-cell>
          <table:table-cell office:value-type="string" calcext:value-type="string">
            <text:p>0006 BD DE REIMS</text:p>
          </table:table-cell>
          <table:table-cell/>
        </table:table-row>
        <table:table-row table:style-name="ro1">
          <table:table-cell office:value-type="string" calcext:value-type="string">
            <text:p>POLE DE CONTROLE ET EXPERTISE PARIS 18E-19E</text:p>
          </table:table-cell>
          <table:table-cell office:value-type="string" calcext:value-type="string">
            <text:p>7550E12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50E12100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office:value-type="string" calcext:value-type="string">
            <text:p>POLE DE CONTROLE ET EXPERTISE PARIS 1ER-2E</text:p>
          </table:table-cell>
          <table:table-cell office:value-type="string" calcext:value-type="string">
            <text:p>7540E10</text:p>
          </table:table-cell>
          <table:table-cell office:value-type="string" calcext:value-type="string">
            <text:p>0016 RUE NOTRE-DAME DES VICTOIRE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0E10100</text:p>
          </table:table-cell>
          <table:table-cell office:value-type="string" calcext:value-type="string">
            <text:p>0016 RUE NOTRE-DAME DES VICTOIRES</text:p>
          </table:table-cell>
          <table:table-cell/>
        </table:table-row>
        <table:table-row table:style-name="ro1">
          <table:table-cell office:value-type="string" calcext:value-type="string">
            <text:p>POLE DE CONTROLE ET EXPERTISE PARIS 20E</text:p>
          </table:table-cell>
          <table:table-cell office:value-type="string" calcext:value-type="string">
            <text:p>7550E13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50E13100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office:value-type="string" calcext:value-type="string">
            <text:p>POLE DE CONTROLE ET EXPERTISE PARIS 4E</text:p>
          </table:table-cell>
          <table:table-cell office:value-type="string" calcext:value-type="string">
            <text:p>7540E12</text:p>
          </table:table-cell>
          <table:table-cell office:value-type="string" calcext:value-type="string">
            <text:p>0016 RUE NOTRE-DAME DES VICTOIRE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0E12100</text:p>
          </table:table-cell>
          <table:table-cell office:value-type="string" calcext:value-type="string">
            <text:p>0016 RUE NOTRE-DAME DES VICTOIRES</text:p>
          </table:table-cell>
          <table:table-cell/>
        </table:table-row>
        <table:table-row table:style-name="ro1">
          <table:table-cell office:value-type="string" calcext:value-type="string">
            <text:p>POLE DE CONTROLE ET EXPERTISE PARIS 5E-13E-14E</text:p>
          </table:table-cell>
          <table:table-cell office:value-type="string" calcext:value-type="string">
            <text:p>7580E12</text:p>
          </table:table-cell>
          <table:table-cell office:value-type="string" calcext:value-type="string">
            <text:p>0029 RUE DU MOULIN VERT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80E12100</text:p>
          </table:table-cell>
          <table:table-cell office:value-type="string" calcext:value-type="string">
            <text:p>0029 RUE DU MOULIN VERT</text:p>
          </table:table-cell>
          <table:table-cell/>
        </table:table-row>
        <table:table-row table:style-name="ro1">
          <table:table-cell table:style-name="ce7" office:value-type="string" calcext:value-type="string">
            <text:p>POLE DE CONTROLE ET EXPERTISE PARIS 6E-7E</text:p>
          </table:table-cell>
          <table:table-cell office:value-type="string" calcext:value-type="string">
            <text:p>7570E10100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office:value-type="string" calcext:value-type="string">
            <text:p>POLE DE CONTROLE ET EXPERTISE PARIS 8E ELYSEES</text:p>
          </table:table-cell>
          <table:table-cell office:value-type="string" calcext:value-type="string">
            <text:p>7560E12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60E12100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office:value-type="string" calcext:value-type="string">
            <text:p>POLE DE CONTROLE ET EXPERTISE PARIS 8E MADELEINE</text:p>
          </table:table-cell>
          <table:table-cell office:value-type="string" calcext:value-type="string">
            <text:p>7560E11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60E11100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table:style-name="ce7" office:value-type="string" calcext:value-type="string">
            <text:p>POLE DE CONTROLE ET EXPERTISE PARIS 9E-10E</text:p>
          </table:table-cell>
          <table:table-cell office:value-type="string" calcext:value-type="string">
            <text:p>7540E13100</text:p>
          </table:table-cell>
          <table:table-cell office:value-type="string" calcext:value-type="string">
            <text:p>0009 RUE D UZES</text:p>
          </table:table-cell>
          <table:table-cell/>
        </table:table-row>
        <table:table-row table:style-name="ro1">
          <table:table-cell table:style-name="ce7" office:value-type="string" calcext:value-type="string">
            <text:p>POLE DE TOPOGRAPHIE ET DE GESTION CADASTRALE DE PARIS</text:p>
          </table:table-cell>
          <table:table-cell office:value-type="string" calcext:value-type="string">
            <text:p>B216G60100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office:value-type="string" calcext:value-type="string">
            <text:p>POLE RECOUVREMENT SPECIALISE DNVSF</text:p>
          </table:table-cell>
          <table:table-cell office:value-type="string" calcext:value-type="string">
            <text:p>7580234</text:p>
          </table:table-cell>
          <table:table-cell office:value-type="string" calcext:value-type="string">
            <text:p>0009 RUE D UZE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80234240</text:p>
          </table:table-cell>
          <table:table-cell office:value-type="string" calcext:value-type="string">
            <text:p>0009 RUE D UZES</text:p>
          </table:table-cell>
          <table:table-cell/>
        </table:table-row>
        <table:table-row table:style-name="ro1">
          <table:table-cell table:style-name="ce7" office:value-type="string" calcext:value-type="string">
            <text:p>POLE RECOUVREMENT SPECIALISE PARISIEN 1</text:p>
          </table:table-cell>
          <table:table-cell office:value-type="string" calcext:value-type="string">
            <text:p>7560135240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office:value-type="string" calcext:value-type="string">
            <text:p>POLE RECOUVREMENT SPECIALISE PARISIEN 2</text:p>
          </table:table-cell>
          <table:table-cell office:value-type="string" calcext:value-type="string">
            <text:p>7580235</text:p>
          </table:table-cell>
          <table:table-cell office:value-type="string" calcext:value-type="string">
            <text:p>0101 RUE DE TOLBIAC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80235240</text:p>
          </table:table-cell>
          <table:table-cell office:value-type="string" calcext:value-type="string">
            <text:p>0101 RUE DE TOLBIAC</text:p>
          </table:table-cell>
          <table:table-cell/>
        </table:table-row>
        <table:table-row table:style-name="ro1">
          <table:table-cell office:value-type="string" calcext:value-type="string">
            <text:p>SCES DIR GESTION FISCALE DIRECTION GESTION FISCALE</text:p>
          </table:table-cell>
          <table:table-cell office:value-type="string" calcext:value-type="string">
            <text:p>754B200101</text:p>
          </table:table-cell>
          <table:table-cell office:value-type="string" calcext:value-type="string">
            <text:p>0011 RUE DE LA BANQUE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4B200301</text:p>
          </table:table-cell>
          <table:table-cell office:value-type="string" calcext:value-type="string">
            <text:p>0011 RUE DE LA BANQUE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6B100101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6B100301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table:style-name="ce7" office:value-type="string" calcext:value-type="string">
            <text:p>SCES DIR GESTION PUBLIQUE ETAT SER DIR GEST PUBLIQUE</text:p>
          </table:table-cell>
          <table:table-cell office:value-type="string" calcext:value-type="string">
            <text:p>754C100101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7" office:value-type="string" calcext:value-type="string">
            <text:p>SCES DIR GESTION PUBLIQUE SPL SER DIR GEST PUBLIQUE</text:p>
          </table:table-cell>
          <table:table-cell office:value-type="string" calcext:value-type="string">
            <text:p>754C200101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7" office:value-type="string" calcext:value-type="string">
            <text:p>SCES DIR PILOTAGE-RESSOURCES SERV DIR PIL RESS</text:p>
          </table:table-cell>
          <table:table-cell office:value-type="string" calcext:value-type="string">
            <text:p>754D100101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7" office:value-type="string" calcext:value-type="string">
            <text:p>SERVICE DE PUBLICITE FONCIERE PARIS 1</text:p>
          </table:table-cell>
          <table:table-cell office:value-type="string" calcext:value-type="string">
            <text:p>B214P01260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office:value-type="string" calcext:value-type="string">
            <text:p>SERVICE DE PUBLICITE FONCIERE PARIS 2</text:p>
          </table:table-cell>
          <table:table-cell office:value-type="string" calcext:value-type="string">
            <text:p>B214P02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B214P02260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office:value-type="string" calcext:value-type="string">
            <text:p>SERVICE DEPTAL ENREGISTREMENT PARIS SAINT-HYACINTHE</text:p>
          </table:table-cell>
          <table:table-cell office:value-type="string" calcext:value-type="string">
            <text:p>7544P61</text:p>
          </table:table-cell>
          <table:table-cell office:value-type="string" calcext:value-type="string">
            <text:p>0009 RUE D UZE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4P61245</text:p>
          </table:table-cell>
          <table:table-cell office:value-type="string" calcext:value-type="string">
            <text:p>0009 RUE D UZES</text:p>
          </table:table-cell>
          <table:table-cell/>
        </table:table-row>
        <table:table-row table:style-name="ro1">
          <table:table-cell office:value-type="string" calcext:value-type="string">
            <text:p>SERVICE DEPTAL ENREGISTREMENT PARIS SAINT-LAZARE</text:p>
          </table:table-cell>
          <table:table-cell office:value-type="string" calcext:value-type="string">
            <text:p>7564P61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64P61245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office:value-type="string" calcext:value-type="string">
            <text:p>SERVICE DEPTAL ENREGISTREMENT PARIS SAINT-SULPICE</text:p>
          </table:table-cell>
          <table:table-cell office:value-type="string" calcext:value-type="string">
            <text:p>7584P61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84P61245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office:value-type="string" calcext:value-type="string">
            <text:p>SERVICE IMPOTS DES ENTREPRISES PARIS 10E</text:p>
          </table:table-cell>
          <table:table-cell office:value-type="string" calcext:value-type="string">
            <text:p>7540601</text:p>
          </table:table-cell>
          <table:table-cell office:value-type="string" calcext:value-type="string">
            <text:p>0005 CITE PARADI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0601252</text:p>
          </table:table-cell>
          <table:table-cell office:value-type="string" calcext:value-type="string">
            <text:p>0005 CITE PARADIS</text:p>
          </table:table-cell>
          <table:table-cell/>
        </table:table-row>
        <table:table-row table:style-name="ro1">
          <table:table-cell office:value-type="string" calcext:value-type="string">
            <text:p>SERVICE IMPOTS DES ENTREPRISES PARIS 11E</text:p>
          </table:table-cell>
          <table:table-cell office:value-type="string" calcext:value-type="string">
            <text:p>7550100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50100251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office:value-type="string" calcext:value-type="string">
            <text:p>SERVICE IMPOTS DES ENTREPRISES PARIS 12E</text:p>
          </table:table-cell>
          <table:table-cell office:value-type="string" calcext:value-type="string">
            <text:p>7550201</text:p>
          </table:table-cell>
          <table:table-cell office:value-type="string" calcext:value-type="string">
            <text:p>0027B RUE DES MEUNIER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50201251</text:p>
          </table:table-cell>
          <table:table-cell office:value-type="string" calcext:value-type="string">
            <text:p>0027B RUE DES MEUNIERS</text:p>
          </table:table-cell>
          <table:table-cell/>
        </table:table-row>
        <table:table-row table:style-name="ro1">
          <table:table-cell office:value-type="string" calcext:value-type="string">
            <text:p>SERVICE IMPOTS DES ENTREPRISES PARIS 14E</text:p>
          </table:table-cell>
          <table:table-cell office:value-type="string" calcext:value-type="string">
            <text:p>7580401</text:p>
          </table:table-cell>
          <table:table-cell office:value-type="string" calcext:value-type="string">
            <text:p>0029 RUE DU MOULIN VERT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80401252</text:p>
          </table:table-cell>
          <table:table-cell office:value-type="string" calcext:value-type="string">
            <text:p>0029 RUE DU MOULIN VERT</text:p>
          </table:table-cell>
          <table:table-cell/>
        </table:table-row>
        <table:table-row table:style-name="ro1">
          <table:table-cell office:value-type="string" calcext:value-type="string">
            <text:p>SERVICE IMPOTS DES ENTREPRISES PARIS 15E</text:p>
          </table:table-cell>
          <table:table-cell office:value-type="string" calcext:value-type="string">
            <text:p>7570400</text:p>
          </table:table-cell>
          <table:table-cell office:value-type="string" calcext:value-type="string">
            <text:p>0013 RUE DU GAL BEURET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70400251</text:p>
          </table:table-cell>
          <table:table-cell office:value-type="string" calcext:value-type="string">
            <text:p>0013 RUE DU GAL BEURET</text:p>
          </table:table-cell>
          <table:table-cell/>
        </table:table-row>
        <table:table-row table:style-name="ro1">
          <table:table-cell office:value-type="string" calcext:value-type="string">
            <text:p>SERVICE IMPOTS DES ENTREPRISES PARIS 16E</text:p>
          </table:table-cell>
          <table:table-cell office:value-type="string" calcext:value-type="string">
            <text:p>7570302</text:p>
          </table:table-cell>
          <table:table-cell office:value-type="string" calcext:value-type="string">
            <text:p>0146 AV DE MALAKOFF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70302251</text:p>
          </table:table-cell>
          <table:table-cell office:value-type="string" calcext:value-type="string">
            <text:p>0146 AV DE MALAKOFF</text:p>
          </table:table-cell>
          <table:table-cell/>
        </table:table-row>
        <table:table-row table:style-name="ro1">
          <table:table-cell office:value-type="string" calcext:value-type="string">
            <text:p>SERVICE IMPOTS DES ENTREPRISES PARIS 17E</text:p>
          </table:table-cell>
          <table:table-cell office:value-type="string" calcext:value-type="string">
            <text:p>7560203</text:p>
          </table:table-cell>
          <table:table-cell office:value-type="string" calcext:value-type="string">
            <text:p>0006 BD DE REIM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60203251</text:p>
          </table:table-cell>
          <table:table-cell office:value-type="string" calcext:value-type="string">
            <text:p>0006 BD DE REIMS</text:p>
          </table:table-cell>
          <table:table-cell/>
        </table:table-row>
        <table:table-row table:style-name="ro1">
          <table:table-cell office:value-type="string" calcext:value-type="string">
            <text:p>SERVICE IMPOTS DES ENTREPRISES PARIS 18E</text:p>
          </table:table-cell>
          <table:table-cell office:value-type="string" calcext:value-type="string">
            <text:p>7560305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60305251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office:value-type="string" calcext:value-type="string">
            <text:p>SERVICE IMPOTS DES ENTREPRISES PARIS 19E</text:p>
          </table:table-cell>
          <table:table-cell office:value-type="string" calcext:value-type="string">
            <text:p>7550301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50301251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office:value-type="string" calcext:value-type="string">
            <text:p>SERVICE IMPOTS DES ENTREPRISES PARIS 1E-2E</text:p>
          </table:table-cell>
          <table:table-cell office:value-type="string" calcext:value-type="string">
            <text:p>7540102245</text:p>
          </table:table-cell>
          <table:table-cell office:value-type="string" calcext:value-type="string">
            <text:p>0016 RUE NOTRE-DAME DES VICTOIRE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0102251</text:p>
          </table:table-cell>
          <table:table-cell office:value-type="string" calcext:value-type="string">
            <text:p>0016 RUE NOTRE-DAME DES VICTOIRES</text:p>
          </table:table-cell>
          <table:table-cell/>
        </table:table-row>
        <table:table-row table:style-name="ro1">
          <table:table-cell office:value-type="string" calcext:value-type="string">
            <text:p>SERVICE IMPOTS DES ENTREPRISES PARIS 20E</text:p>
          </table:table-cell>
          <table:table-cell office:value-type="string" calcext:value-type="string">
            <text:p>7550401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50401251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office:value-type="string" calcext:value-type="string">
            <text:p>SERVICE IMPOTS DES ENTREPRISES PARIS 3E-4E</text:p>
          </table:table-cell>
          <table:table-cell office:value-type="string" calcext:value-type="string">
            <text:p>7540302</text:p>
          </table:table-cell>
          <table:table-cell office:value-type="string" calcext:value-type="string">
            <text:p>0016 RUE NOTRE-DAME DES VICTOIRE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0302251</text:p>
          </table:table-cell>
          <table:table-cell office:value-type="string" calcext:value-type="string">
            <text:p>0016 RUE NOTRE-DAME DES VICTOIRES</text:p>
          </table:table-cell>
          <table:table-cell/>
        </table:table-row>
        <table:table-row table:style-name="ro1">
          <table:table-cell office:value-type="string" calcext:value-type="string">
            <text:p>SERVICE IMPOTS DES ENTREPRISES PARIS 5E-13E</text:p>
          </table:table-cell>
          <table:table-cell office:value-type="string" calcext:value-type="string">
            <text:p>7580301</text:p>
          </table:table-cell>
          <table:table-cell office:value-type="string" calcext:value-type="string">
            <text:p>0101 RUE DE TOLBIAC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80301251</text:p>
          </table:table-cell>
          <table:table-cell office:value-type="string" calcext:value-type="string">
            <text:p>0101 RUE DE TOLBIAC</text:p>
          </table:table-cell>
          <table:table-cell/>
        </table:table-row>
        <table:table-row table:style-name="ro1">
          <table:table-cell table:style-name="ce7" office:value-type="string" calcext:value-type="string">
            <text:p>SERVICE IMPOTS DES ENTREPRISES PARIS 6E 7E</text:p>
          </table:table-cell>
          <table:table-cell office:value-type="string" calcext:value-type="string">
            <text:p>7570103251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office:value-type="string" calcext:value-type="string">
            <text:p>SERVICE IMPOTS DES ENTREPRISES PARIS 6E-7E</text:p>
          </table:table-cell>
          <table:table-cell office:value-type="string" calcext:value-type="string">
            <text:p>7580200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80200251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office:value-type="string" calcext:value-type="string">
            <text:p>SERVICE IMPOTS DES ENTREPRISES PARIS 8E ELYSEES</text:p>
          </table:table-cell>
          <table:table-cell office:value-type="string" calcext:value-type="string">
            <text:p>7560100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60100251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office:value-type="string" calcext:value-type="string">
            <text:p>SERVICE IMPOTS DES ENTREPRISES PARIS 8E MADELEINE</text:p>
          </table:table-cell>
          <table:table-cell office:value-type="string" calcext:value-type="string">
            <text:p>7560102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60102251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office:value-type="string" calcext:value-type="string">
            <text:p>SERVICE IMPOTS DES ENTREPRISES PARIS 9E</text:p>
          </table:table-cell>
          <table:table-cell office:value-type="string" calcext:value-type="string">
            <text:p>7540500</text:p>
          </table:table-cell>
          <table:table-cell office:value-type="string" calcext:value-type="string">
            <text:p>0009 RUE D UZE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0500251</text:p>
          </table:table-cell>
          <table:table-cell office:value-type="string" calcext:value-type="string">
            <text:p>0009 RUE D UZES</text:p>
          </table:table-cell>
          <table:table-cell/>
        </table:table-row>
        <table:table-row table:style-name="ro1">
          <table:table-cell office:value-type="string" calcext:value-type="string">
            <text:p>SERVICE IMPOTS PARTICULIERS PARIS 11E</text:p>
          </table:table-cell>
          <table:table-cell office:value-type="string" calcext:value-type="string">
            <text:p>7550154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50154021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50154070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office:value-type="string" calcext:value-type="string">
            <text:p>SERVICE IMPOTS PARTICULIERS PARIS 12E</text:p>
          </table:table-cell>
          <table:table-cell office:value-type="string" calcext:value-type="string">
            <text:p>7550251</text:p>
          </table:table-cell>
          <table:table-cell office:value-type="string" calcext:value-type="string">
            <text:p>0027B RUE DES MEUNIERS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50251021</text:p>
          </table:table-cell>
          <table:table-cell office:value-type="string" calcext:value-type="string">
            <text:p>0027B RUE DES MEUNIER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50251070</text:p>
          </table:table-cell>
          <table:table-cell office:value-type="string" calcext:value-type="string">
            <text:p>0027B RUE DES MEUNIERS</text:p>
          </table:table-cell>
          <table:table-cell/>
        </table:table-row>
        <table:table-row table:style-name="ro1">
          <table:table-cell office:value-type="string" calcext:value-type="string">
            <text:p>SERVICE IMPOTS PARTICULIERS PARIS 13E</text:p>
          </table:table-cell>
          <table:table-cell office:value-type="string" calcext:value-type="string">
            <text:p>7580381</text:p>
          </table:table-cell>
          <table:table-cell office:value-type="string" calcext:value-type="string">
            <text:p>0101 RUE DE TOLBIAC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80381021</text:p>
          </table:table-cell>
          <table:table-cell office:value-type="string" calcext:value-type="string">
            <text:p>0101 RUE DE TOLBIAC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80381070</text:p>
          </table:table-cell>
          <table:table-cell office:value-type="string" calcext:value-type="string">
            <text:p>0101 RUE DE TOLBIAC</text:p>
          </table:table-cell>
          <table:table-cell/>
        </table:table-row>
        <table:table-row table:style-name="ro1">
          <table:table-cell office:value-type="string" calcext:value-type="string">
            <text:p>SERVICE IMPOTS PARTICULIERS PARIS 14E</text:p>
          </table:table-cell>
          <table:table-cell office:value-type="string" calcext:value-type="string">
            <text:p>7580481</text:p>
          </table:table-cell>
          <table:table-cell office:value-type="string" calcext:value-type="string">
            <text:p>0029 RUE DU MOULIN VERT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80481021</text:p>
          </table:table-cell>
          <table:table-cell office:value-type="string" calcext:value-type="string">
            <text:p>0029 RUE DU MOULIN VERT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80481651</text:p>
          </table:table-cell>
          <table:table-cell office:value-type="string" calcext:value-type="string">
            <text:p>0029 RUE DU MOULIN VERT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80481821</text:p>
          </table:table-cell>
          <table:table-cell office:value-type="string" calcext:value-type="string">
            <text:p>0029 RUE DU MOULIN VERT</text:p>
          </table:table-cell>
          <table:table-cell/>
        </table:table-row>
        <table:table-row table:style-name="ro1">
          <table:table-cell office:value-type="string" calcext:value-type="string">
            <text:p>SERVICE IMPOTS PARTICULIERS PARIS 15E EST</text:p>
          </table:table-cell>
          <table:table-cell office:value-type="string" calcext:value-type="string">
            <text:p>7570450</text:p>
          </table:table-cell>
          <table:table-cell office:value-type="string" calcext:value-type="string">
            <text:p>0013 RUE DU GAL BEURET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70450021</text:p>
          </table:table-cell>
          <table:table-cell office:value-type="string" calcext:value-type="string">
            <text:p>0013 RUE DU GAL BEURET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70450070</text:p>
          </table:table-cell>
          <table:table-cell office:value-type="string" calcext:value-type="string">
            <text:p>0013 RUE DU GAL BEURET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70450601</text:p>
          </table:table-cell>
          <table:table-cell office:value-type="string" calcext:value-type="string">
            <text:p>0013 RUE DU GAL BEURET</text:p>
          </table:table-cell>
          <table:table-cell/>
        </table:table-row>
        <table:table-row table:style-name="ro1">
          <table:table-cell office:value-type="string" calcext:value-type="string">
            <text:p>SERVICE IMPOTS PARTICULIERS PARIS 15E OUEST</text:p>
          </table:table-cell>
          <table:table-cell office:value-type="string" calcext:value-type="string">
            <text:p>7570251</text:p>
          </table:table-cell>
          <table:table-cell office:value-type="string" calcext:value-type="string">
            <text:p>0013 RUE DU GAL BEURET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70251021</text:p>
          </table:table-cell>
          <table:table-cell office:value-type="string" calcext:value-type="string">
            <text:p>0013 RUE DU GAL BEURET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70251070</text:p>
          </table:table-cell>
          <table:table-cell office:value-type="string" calcext:value-type="string">
            <text:p>0013 RUE DU GAL BEURET</text:p>
          </table:table-cell>
          <table:table-cell/>
        </table:table-row>
        <table:table-row table:style-name="ro1">
          <table:table-cell office:value-type="string" calcext:value-type="string">
            <text:p>SERVICE IMPOTS PARTICULIERS PARIS 16E AUTEUIL</text:p>
          </table:table-cell>
          <table:table-cell office:value-type="string" calcext:value-type="string">
            <text:p>7570355</text:p>
          </table:table-cell>
          <table:table-cell office:value-type="string" calcext:value-type="string">
            <text:p>0012 RUE GEORGE SAND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70355021</text:p>
          </table:table-cell>
          <table:table-cell office:value-type="string" calcext:value-type="string">
            <text:p>0012 RUE GEORGE SAND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70355070</text:p>
          </table:table-cell>
          <table:table-cell office:value-type="string" calcext:value-type="string">
            <text:p>0012 RUE GEORGE SAND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70355651</text:p>
          </table:table-cell>
          <table:table-cell office:value-type="string" calcext:value-type="string">
            <text:p>0012 RUE GEORGE SAND</text:p>
          </table:table-cell>
          <table:table-cell/>
        </table:table-row>
        <table:table-row table:style-name="ro1">
          <table:table-cell office:value-type="string" calcext:value-type="string">
            <text:p>SERVICE IMPOTS PARTICULIERS PARIS 16E NORD</text:p>
          </table:table-cell>
          <table:table-cell office:value-type="string" calcext:value-type="string">
            <text:p>7570385</text:p>
          </table:table-cell>
          <table:table-cell office:value-type="string" calcext:value-type="string">
            <text:p>0012 RUE GEORGE SAND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70385021</text:p>
          </table:table-cell>
          <table:table-cell office:value-type="string" calcext:value-type="string">
            <text:p>0012 RUE GEORGE SAND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70385070</text:p>
          </table:table-cell>
          <table:table-cell office:value-type="string" calcext:value-type="string">
            <text:p>0012 RUE GEORGE SAND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70385652</text:p>
          </table:table-cell>
          <table:table-cell office:value-type="string" calcext:value-type="string">
            <text:p>0146 AV DE MALAKOFF</text:p>
          </table:table-cell>
          <table:table-cell/>
        </table:table-row>
        <table:table-row table:style-name="ro1">
          <table:table-cell office:value-type="string" calcext:value-type="string">
            <text:p>SERVICE IMPOTS PARTICULIERS PARIS 17E</text:p>
          </table:table-cell>
          <table:table-cell office:value-type="string" calcext:value-type="string">
            <text:p>7560251</text:p>
          </table:table-cell>
          <table:table-cell office:value-type="string" calcext:value-type="string">
            <text:p>0006 BD DE REIM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60251021</text:p>
          </table:table-cell>
          <table:table-cell office:value-type="string" calcext:value-type="string">
            <text:p>0006 BD DE REIMS</text:p>
          </table:table-cell>
          <table:table-cell/>
        </table:table-row>
        <table:table-row table:style-name="ro1">
          <table:table-cell table:style-name="ce7" office:value-type="string" calcext:value-type="string">
            <text:p>SERVICE IMPOTS PARTICULIERS PARIS 18E</text:p>
          </table:table-cell>
          <table:table-cell office:value-type="string" calcext:value-type="string">
            <text:p>7560355021</text:p>
          </table:table-cell>
          <table:table-cell office:value-type="string" calcext:value-type="string">
            <text:p>0061 RUE EUGENE CARRIERE</text:p>
          </table:table-cell>
          <table:table-cell/>
        </table:table-row>
        <table:table-row table:style-name="ro1">
          <table:table-cell office:value-type="string" calcext:value-type="string">
            <text:p>SERVICE IMPOTS PARTICULIERS PARIS 19E</text:p>
          </table:table-cell>
          <table:table-cell office:value-type="string" calcext:value-type="string">
            <text:p>7550351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50351021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50351070</text:p>
          </table:table-cell>
          <table:table-cell office:value-type="string" calcext:value-type="string">
            <text:p>0017 PL DE L ARGONNE</text:p>
          </table:table-cell>
          <table:table-cell/>
        </table:table-row>
        <table:table-row table:style-name="ro1">
          <table:table-cell office:value-type="string" calcext:value-type="string">
            <text:p>SERVICE IMPOTS PARTICULIERS PARIS 20E</text:p>
          </table:table-cell>
          <table:table-cell office:value-type="string" calcext:value-type="string">
            <text:p>7550451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50451021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office:value-type="string" calcext:value-type="string">
            <text:p>SERVICE IMPOTS PARTICULIERS PARIS 5E 6E 7E</text:p>
          </table:table-cell>
          <table:table-cell office:value-type="string" calcext:value-type="string">
            <text:p>7580250021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80250070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office:value-type="string" calcext:value-type="string">
            <text:p>SERVICE IMPOTS PARTICULIERS PARIS 5E-6E-7E</text:p>
          </table:table-cell>
          <table:table-cell office:value-type="string" calcext:value-type="string">
            <text:p>7570153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70153021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70153070</text:p>
          </table:table-cell>
          <table:table-cell office:value-type="string" calcext:value-type="string">
            <text:p>0009 PL SAINT SULPICE</text:p>
          </table:table-cell>
          <table:table-cell/>
        </table:table-row>
        <table:table-row table:style-name="ro1">
          <table:table-cell office:value-type="string" calcext:value-type="string">
            <text:p>SERVICE IMPOTS PARTICULIERS PARIS 9E-10E</text:p>
          </table:table-cell>
          <table:table-cell office:value-type="string" calcext:value-type="string">
            <text:p>7540651</text:p>
          </table:table-cell>
          <table:table-cell office:value-type="string" calcext:value-type="string">
            <text:p>0005 CITE PARADIS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40651021</text:p>
          </table:table-cell>
          <table:table-cell office:value-type="string" calcext:value-type="string">
            <text:p>0005 CITE PARADIS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40651050</text:p>
          </table:table-cell>
          <table:table-cell office:value-type="string" calcext:value-type="string">
            <text:p>0005 CITE PARADI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0651070</text:p>
          </table:table-cell>
          <table:table-cell office:value-type="string" calcext:value-type="string">
            <text:p>0005 CITE PARADIS</text:p>
          </table:table-cell>
          <table:table-cell/>
        </table:table-row>
        <table:table-row table:style-name="ro1">
          <table:table-cell table:style-name="ce7" office:value-type="string" calcext:value-type="string">
            <text:p>SERVICE IMPOTS PARTICULIERS PARIS CENTRE</text:p>
          </table:table-cell>
          <table:table-cell office:value-type="string" calcext:value-type="string">
            <text:p>7560150021</text:p>
          </table:table-cell>
          <table:table-cell office:value-type="string" calcext:value-type="string">
            <text:p>0016 RUE NOTRE-DAME DES VICTOIRES</text:p>
          </table:table-cell>
          <table:table-cell/>
        </table:table-row>
        <table:table-row table:style-name="ro1">
          <table:table-cell office:value-type="string" calcext:value-type="string">
            <text:p>SERVICE IMPOTS PARTICULIERS PARIS-CENTRE</text:p>
          </table:table-cell>
          <table:table-cell office:value-type="string" calcext:value-type="string">
            <text:p>7540352</text:p>
          </table:table-cell>
          <table:table-cell office:value-type="string" calcext:value-type="string">
            <text:p>0016 RUE NOTRE-DAME DES VICTOIRE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0352021</text:p>
          </table:table-cell>
          <table:table-cell office:value-type="string" calcext:value-type="string">
            <text:p>0016 RUE NOTRE-DAME DES VICTOIRES</text:p>
          </table:table-cell>
          <table:table-cell/>
        </table:table-row>
        <table:table-row table:style-name="ro1">
          <table:table-cell table:style-name="ce7" office:value-type="string" calcext:value-type="string">
            <text:p>SERVICE RATTACHE 1 CABINET-DIRECTEUR</text:p>
          </table:table-cell>
          <table:table-cell office:value-type="string" calcext:value-type="string">
            <text:p>754D110100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7" office:value-type="string" calcext:value-type="string">
            <text:p>SERVICE RATTACHE 1 null</text:p>
          </table:table-cell>
          <table:table-cell office:value-type="string" calcext:value-type="string">
            <text:p>754B210100</text:p>
          </table:table-cell>
          <table:table-cell office:value-type="string" calcext:value-type="string">
            <text:p>0011 RUE DE LA BANQUE</text:p>
          </table:table-cell>
          <table:table-cell/>
        </table:table-row>
        <table:table-row table:style-name="ro1">
          <table:table-cell office:value-type="string" calcext:value-type="string">
            <text:p>SERVICE RATTACHE 3 SERV CTX APPEL DECONCENTRE</text:p>
          </table:table-cell>
          <table:table-cell office:value-type="string" calcext:value-type="string">
            <text:p>754B212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B212100</text:p>
          </table:table-cell>
          <table:table-cell office:value-type="string" calcext:value-type="string">
            <text:p>0005 RUE DE LONDRES</text:p>
          </table:table-cell>
          <table:table-cell/>
        </table:table-row>
        <table:table-row table:style-name="ro1">
          <table:table-cell office:value-type="string" calcext:value-type="string">
            <text:p>TRESORERIE CTRE D'ACTION SOCIALE DE PARIS</text:p>
          </table:table-cell>
          <table:table-cell office:value-type="string" calcext:value-type="string">
            <text:p>7549E28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49E28001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49E28002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9E28003</text:p>
          </table:table-cell>
          <table:table-cell office:value-type="string" calcext:value-type="string">
            <text:p>0006 RUE PAGANINI</text:p>
          </table:table-cell>
          <table:table-cell/>
        </table:table-row>
        <table:table-row table:style-name="ro1">
          <table:table-cell table:style-name="ce7" office:value-type="string" calcext:value-type="string">
            <text:p>TRESORERIE ETABLISSEMENTS PUBLICS LOCAUX</text:p>
          </table:table-cell>
          <table:table-cell office:value-type="string" calcext:value-type="string">
            <text:p>7549E27001</text:p>
          </table:table-cell>
          <table:table-cell office:value-type="string" calcext:value-type="string">
            <text:p>0094 RUE REAUMUR</text:p>
          </table:table-cell>
          <table:table-cell/>
        </table:table-row>
        <table:table-row table:style-name="ro1">
          <table:table-cell table:style-name="ce7" office:value-type="string" calcext:value-type="string">
            <text:p>TRESORERIE PARIS AMENDES 1</text:p>
          </table:table-cell>
          <table:table-cell office:value-type="string" calcext:value-type="string">
            <text:p>7549E23001</text:p>
          </table:table-cell>
          <table:table-cell office:value-type="string" calcext:value-type="string">
            <text:p>0015 RUE MARYSE HILSZ</text:p>
          </table:table-cell>
          <table:table-cell/>
        </table:table-row>
        <table:table-row table:style-name="ro1">
          <table:table-cell office:value-type="string" calcext:value-type="string">
            <text:p>TRESORERIE PARIS AMENDES 2E DIVISION</text:p>
          </table:table-cell>
          <table:table-cell office:value-type="string" calcext:value-type="string">
            <text:p>7549E24</text:p>
          </table:table-cell>
          <table:table-cell office:value-type="string" calcext:value-type="string">
            <text:p>0015 RUE MARYSE HILSZ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49E24001</text:p>
          </table:table-cell>
          <table:table-cell office:value-type="string" calcext:value-type="string">
            <text:p>0015 RUE MARYSE HILSZ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49E24002</text:p>
          </table:table-cell>
          <table:table-cell office:value-type="string" calcext:value-type="string">
            <text:p>0015 RUE MARYSE HILSZ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49E24003</text:p>
          </table:table-cell>
          <table:table-cell office:value-type="string" calcext:value-type="string">
            <text:p>0015 RUE MARYSE HILSZ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9E24004</text:p>
          </table:table-cell>
          <table:table-cell office:value-type="string" calcext:value-type="string">
            <text:p>0015 RUE MARYSE HILSZ</text:p>
          </table:table-cell>
          <table:table-cell/>
        </table:table-row>
        <table:table-row table:style-name="ro1">
          <table:table-cell office:value-type="string" calcext:value-type="string">
            <text:p>TRESORERIE PARIS CTRES HOSPITALIERS SPEC.</text:p>
          </table:table-cell>
          <table:table-cell office:value-type="string" calcext:value-type="string">
            <text:p>7549E26</text:p>
          </table:table-cell>
          <table:table-cell office:value-type="string" calcext:value-type="string">
            <text:p>0029B RUE DU MOULIN VERT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549E26001</text:p>
          </table:table-cell>
          <table:table-cell office:value-type="string" calcext:value-type="string">
            <text:p>0029B RUE DU MOULIN VERT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7549E26002</text:p>
          </table:table-cell>
          <table:table-cell office:value-type="string" calcext:value-type="string">
            <text:p>0029B RUE DU MOULIN VERT</text:p>
          </table:table-cell>
          <table:table-cell/>
        </table:table-row>
        <table:table-row table:style-name="ro1">
          <table:table-cell table:style-name="ce9" office:value-type="string" calcext:value-type="string">
            <text:p>Total Résultat</text:p>
          </table:table-cell>
          <table:table-cell table:style-name="ce12"/>
          <table:table-cell table:style-name="ce13"/>
          <table:table-cell table:style-name="ce16"/>
        </table:table-row>
      </table:table>
      <table:table table:name="Feuille3" table:style-name="ta1"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AGES</text:p>
          </table:table-cell>
          <table:table-cell office:value-type="string" calcext:value-type="string">
            <text:p>Lib service</text:p>
          </table:table-cell>
          <table:table-cell office:value-type="string" calcext:value-type="string">
            <text:p>lieu_id</text:p>
          </table:table-cell>
          <table:table-cell office:value-type="string" calcext:value-type="string">
            <text:p>adresse</text:p>
          </table:table-cell>
        </table:table-row>
        <table:table-row table:style-name="ro1">
          <table:table-cell table:style-name="ce2" office:value-type="string" calcext:value-type="string">
            <text:p>7540102245</text:p>
          </table:table-cell>
          <table:table-cell office:value-type="string" calcext:value-type="string">
            <text:p>SERVICE IMPOTS DES ENTREPRISES PARIS 1E-2E</text:p>
          </table:table-cell>
          <table:table-cell table:formula="of:=VLOOKUP([.D2];[$Feuille6.A:.B];2;0)" office:value-type="float" office:value="11" calcext:value-type="float">
            <text:p>11</text:p>
          </table:table-cell>
          <table:table-cell office:value-type="string" calcext:value-type="string">
            <text:p>NOTRE-DAME DES VICTOIRES</text:p>
          </table:table-cell>
        </table:table-row>
        <table:table-row table:style-name="ro1">
          <table:table-cell table:style-name="ce2" office:value-type="string" calcext:value-type="string">
            <text:p>7540302</text:p>
          </table:table-cell>
          <table:table-cell office:value-type="string" calcext:value-type="string">
            <text:p>SERVICE IMPOTS DES ENTREPRISES PARIS 3E-4E</text:p>
          </table:table-cell>
          <table:table-cell table:formula="of:=VLOOKUP([.D3];[$Feuille6.A:.B];2;0)" office:value-type="float" office:value="11" calcext:value-type="float">
            <text:p>11</text:p>
          </table:table-cell>
          <table:table-cell office:value-type="string" calcext:value-type="string">
            <text:p>NOTRE-DAME DES VICTOIRES</text:p>
          </table:table-cell>
        </table:table-row>
        <table:table-row table:style-name="ro1">
          <table:table-cell table:style-name="ce2" office:value-type="string" calcext:value-type="string">
            <text:p>7540352</text:p>
          </table:table-cell>
          <table:table-cell office:value-type="string" calcext:value-type="string">
            <text:p>SERVICE IMPOTS PARTICULIERS PARIS-CENTRE</text:p>
          </table:table-cell>
          <table:table-cell table:formula="of:=VLOOKUP([.D4];[$Feuille6.A:.B];2;0)" office:value-type="float" office:value="11" calcext:value-type="float">
            <text:p>11</text:p>
          </table:table-cell>
          <table:table-cell office:value-type="string" calcext:value-type="string">
            <text:p>NOTRE-DAME DES VICTOIRES</text:p>
          </table:table-cell>
        </table:table-row>
        <table:table-row table:style-name="ro1">
          <table:table-cell table:style-name="ce2" office:value-type="string" calcext:value-type="string">
            <text:p>7540500</text:p>
          </table:table-cell>
          <table:table-cell office:value-type="string" calcext:value-type="string">
            <text:p>SERVICE IMPOTS DES ENTREPRISES PARIS 9E</text:p>
          </table:table-cell>
          <table:table-cell table:formula="of:=VLOOKUP([.D5];[$Feuille6.A:.B];2;0)" office:value-type="float" office:value="17" calcext:value-type="float">
            <text:p>17</text:p>
          </table:table-cell>
          <table:table-cell office:value-type="string" calcext:value-type="string">
            <text:p>UZES</text:p>
          </table:table-cell>
        </table:table-row>
        <table:table-row table:style-name="ro1">
          <table:table-cell table:style-name="ce2" office:value-type="string" calcext:value-type="string">
            <text:p>7540601</text:p>
          </table:table-cell>
          <table:table-cell office:value-type="string" calcext:value-type="string">
            <text:p>SERVICE IMPOTS DES ENTREPRISES PARIS 10E</text:p>
          </table:table-cell>
          <table:table-cell table:formula="of:=VLOOKUP([.D6];[$Feuille6.A:.B];2;0)" office:value-type="float" office:value="3" calcext:value-type="float">
            <text:p>3</text:p>
          </table:table-cell>
          <table:table-cell office:value-type="string" calcext:value-type="string">
            <text:p>CITE PARADIS</text:p>
          </table:table-cell>
        </table:table-row>
        <table:table-row table:style-name="ro1">
          <table:table-cell table:style-name="ce2" office:value-type="string" calcext:value-type="string">
            <text:p>7540651</text:p>
          </table:table-cell>
          <table:table-cell office:value-type="string" calcext:value-type="string">
            <text:p>SERVICE IMPOTS PARTICULIERS PARIS 9E-10E</text:p>
          </table:table-cell>
          <table:table-cell table:formula="of:=VLOOKUP([.D7];[$Feuille6.A:.B];2;0)" office:value-type="float" office:value="3" calcext:value-type="float">
            <text:p>3</text:p>
          </table:table-cell>
          <table:table-cell office:value-type="string" calcext:value-type="string">
            <text:p>CITE PARADIS</text:p>
          </table:table-cell>
        </table:table-row>
        <table:table-row table:style-name="ro1">
          <table:table-cell table:style-name="ce2" office:value-type="string" calcext:value-type="string">
            <text:p>7540E10</text:p>
          </table:table-cell>
          <table:table-cell office:value-type="string" calcext:value-type="string">
            <text:p>POLE DE CONTROLE ET EXPERTISE PARIS 1ER-2E</text:p>
          </table:table-cell>
          <table:table-cell table:formula="of:=VLOOKUP([.D8];[$Feuille6.A:.B];2;0)" office:value-type="float" office:value="11" calcext:value-type="float">
            <text:p>11</text:p>
          </table:table-cell>
          <table:table-cell office:value-type="string" calcext:value-type="string">
            <text:p>NOTRE-DAME DES VICTOIRES</text:p>
          </table:table-cell>
        </table:table-row>
        <table:table-row table:style-name="ro1">
          <table:table-cell table:style-name="ce2" office:value-type="string" calcext:value-type="string">
            <text:p>7540E12</text:p>
          </table:table-cell>
          <table:table-cell office:value-type="string" calcext:value-type="string">
            <text:p>POLE DE CONTROLE ET EXPERTISE PARIS 4E</text:p>
          </table:table-cell>
          <table:table-cell table:formula="of:=VLOOKUP([.D9];[$Feuille6.A:.B];2;0)" office:value-type="float" office:value="11" calcext:value-type="float">
            <text:p>11</text:p>
          </table:table-cell>
          <table:table-cell office:value-type="string" calcext:value-type="string">
            <text:p>NOTRE-DAME DES VICTOIRES</text:p>
          </table:table-cell>
        </table:table-row>
        <table:table-row table:style-name="ro1">
          <table:table-cell table:style-name="ce2" office:value-type="string" calcext:value-type="string">
            <text:p>7540E13100</text:p>
          </table:table-cell>
          <table:table-cell office:value-type="string" calcext:value-type="string">
            <text:p>POLE DE CONTROLE ET EXPERTISE PARIS 9E-10E</text:p>
          </table:table-cell>
          <table:table-cell table:formula="of:=VLOOKUP([.D10];[$Feuille6.A:.B];2;0)" office:value-type="float" office:value="17" calcext:value-type="float">
            <text:p>17</text:p>
          </table:table-cell>
          <table:table-cell office:value-type="string" calcext:value-type="string">
            <text:p>UZES</text:p>
          </table:table-cell>
        </table:table-row>
        <table:table-row table:style-name="ro1">
          <table:table-cell table:style-name="ce2" office:value-type="string" calcext:value-type="string">
            <text:p>7544121111</text:p>
          </table:table-cell>
          <table:table-cell office:value-type="string" calcext:value-type="string">
            <text:p>CENTRE DES IMPOTS FONCIER PARIS 2</text:p>
          </table:table-cell>
          <table:table-cell table:formula="of:=VLOOKUP([.D11];[$Feuille6.A:.B];2;0)" office:value-type="float" office:value="12" calcext:value-type="float">
            <text:p>12</text:p>
          </table:table-cell>
          <table:table-cell office:value-type="string" calcext:value-type="string">
            <text:p>PAGANINI</text:p>
          </table:table-cell>
        </table:table-row>
        <table:table-row table:style-name="ro1">
          <table:table-cell office:value-type="string" calcext:value-type="string">
            <text:p>7544B01101</text:p>
          </table:table-cell>
          <table:table-cell office:value-type="string" calcext:value-type="string">
            <text:p>1ERE BRIGADE DEPART. VERIF. PARIS-CENTRE</text:p>
          </table:table-cell>
          <table:table-cell table:formula="of:=VLOOKUP([.D12];[$Feuille6.A:.B];2;0)" office:value-type="float" office:value="5" calcext:value-type="float">
            <text:p>5</text:p>
          </table:table-cell>
          <table:table-cell office:value-type="string" calcext:value-type="string">
            <text:p>GEORGE SAND</text:p>
          </table:table-cell>
        </table:table-row>
        <table:table-row table:style-name="ro1">
          <table:table-cell office:value-type="string" calcext:value-type="string">
            <text:p>7544B04</text:p>
          </table:table-cell>
          <table:table-cell office:value-type="string" calcext:value-type="string">
            <text:p>4EME BRIGADE DEPART. VERIF. PARIS-CENTRE</text:p>
          </table:table-cell>
          <table:table-cell table:formula="of:=VLOOKUP([.D13];[$Feuille6.A:.B];2;0)" office:value-type="float" office:value="1" calcext:value-type="float">
            <text:p>1</text:p>
          </table:table-cell>
          <table:table-cell office:value-type="string" calcext:value-type="string">
            <text:p>ARGONNE</text:p>
          </table:table-cell>
        </table:table-row>
        <table:table-row table:style-name="ro1">
          <table:table-cell office:value-type="string" calcext:value-type="string">
            <text:p>7544B06</text:p>
          </table:table-cell>
          <table:table-cell office:value-type="string" calcext:value-type="string">
            <text:p>6EME BRIGADE DEPART. VERIF. PARIS-CENTRE</text:p>
          </table:table-cell>
          <table:table-cell table:formula="of:=VLOOKUP([.D14];[$Feuille6.A:.B];2;0)" office:value-type="float" office:value="5" calcext:value-type="float">
            <text:p>5</text:p>
          </table:table-cell>
          <table:table-cell office:value-type="string" calcext:value-type="string">
            <text:p>GEORGE SAND</text:p>
          </table:table-cell>
        </table:table-row>
        <table:table-row table:style-name="ro1">
          <table:table-cell office:value-type="string" calcext:value-type="string">
            <text:p>7544B07101</text:p>
          </table:table-cell>
          <table:table-cell office:value-type="string" calcext:value-type="string">
            <text:p>7EME BRIGADE DEPART. VERIF. PARIS-CENTRE</text:p>
          </table:table-cell>
          <table:table-cell table:formula="of:=VLOOKUP([.D15];[$Feuille6.A:.B];2;0)" office:value-type="float" office:value="5" calcext:value-type="float">
            <text:p>5</text:p>
          </table:table-cell>
          <table:table-cell office:value-type="string" calcext:value-type="string">
            <text:p>GEORGE SAND</text:p>
          </table:table-cell>
        </table:table-row>
        <table:table-row table:style-name="ro1">
          <table:table-cell office:value-type="string" calcext:value-type="string">
            <text:p>7544B09</text:p>
          </table:table-cell>
          <table:table-cell office:value-type="string" calcext:value-type="string">
            <text:p>9EME BRIGADE DEPART. VERIF. PARIS-CENTRE</text:p>
          </table:table-cell>
          <table:table-cell table:formula="of:=VLOOKUP([.D16];[$Feuille6.A:.B];2;0)" office:value-type="float" office:value="5" calcext:value-type="float">
            <text:p>5</text:p>
          </table:table-cell>
          <table:table-cell office:value-type="string" calcext:value-type="string">
            <text:p>GEORGE SAND</text:p>
          </table:table-cell>
        </table:table-row>
        <table:table-row table:style-name="ro1">
          <table:table-cell office:value-type="string" calcext:value-type="string">
            <text:p>7544B11</text:p>
          </table:table-cell>
          <table:table-cell office:value-type="string" calcext:value-type="string">
            <text:p>11EME BRIGADE DEPART. VERIF. PARIS CENTRE</text:p>
          </table:table-cell>
          <table:table-cell table:formula="of:=VLOOKUP([.D17];[$Feuille6.A:.B];2;0)" office:value-type="float" office:value="5" calcext:value-type="float">
            <text:p>5</text:p>
          </table:table-cell>
          <table:table-cell office:value-type="string" calcext:value-type="string">
            <text:p>GEORGE SAND</text:p>
          </table:table-cell>
        </table:table-row>
        <table:table-row table:style-name="ro1">
          <table:table-cell office:value-type="string" calcext:value-type="string">
            <text:p>7544B14</text:p>
          </table:table-cell>
          <table:table-cell office:value-type="string" calcext:value-type="string">
            <text:p>14EME BRIGADE DEPART. VERIF. PARIS CENTRE</text:p>
          </table:table-cell>
          <table:table-cell table:formula="of:=VLOOKUP([.D18];[$Feuille6.A:.B];2;0)" office:value-type="float" office:value="5" calcext:value-type="float">
            <text:p>5</text:p>
          </table:table-cell>
          <table:table-cell office:value-type="string" calcext:value-type="string">
            <text:p>GEORGE SAND</text:p>
          </table:table-cell>
        </table:table-row>
        <table:table-row table:style-name="ro1">
          <table:table-cell office:value-type="string" calcext:value-type="string">
            <text:p>7544B15</text:p>
          </table:table-cell>
          <table:table-cell office:value-type="string" calcext:value-type="string">
            <text:p>15EME BRIGADE DEPART. VERIF. PARIS CENTRE</text:p>
          </table:table-cell>
          <table:table-cell table:formula="of:=VLOOKUP([.D19];[$Feuille6.A:.B];2;0)" office:value-type="float" office:value="5" calcext:value-type="float">
            <text:p>5</text:p>
          </table:table-cell>
          <table:table-cell office:value-type="string" calcext:value-type="string">
            <text:p>GEORGE SAND</text:p>
          </table:table-cell>
        </table:table-row>
        <table:table-row table:style-name="ro1">
          <table:table-cell office:value-type="string" calcext:value-type="string">
            <text:p>7544P61</text:p>
          </table:table-cell>
          <table:table-cell office:value-type="string" calcext:value-type="string">
            <text:p>SERVICE DEPTAL ENREGISTREMENT PARIS SAINT-HYACINTHE</text:p>
          </table:table-cell>
          <table:table-cell table:formula="of:=VLOOKUP([.D20];[$Feuille6.A:.B];2;0)" office:value-type="float" office:value="17" calcext:value-type="float">
            <text:p>17</text:p>
          </table:table-cell>
          <table:table-cell office:value-type="string" calcext:value-type="string">
            <text:p>UZES</text:p>
          </table:table-cell>
        </table:table-row>
        <table:table-row table:style-name="ro1">
          <table:table-cell office:value-type="string" calcext:value-type="string">
            <text:p>7544R01</text:p>
          </table:table-cell>
          <table:table-cell office:value-type="string" calcext:value-type="string">
            <text:p>PCRP PARIS CENTRE</text:p>
          </table:table-cell>
          <table:table-cell table:formula="of:=VLOOKUP([.D21];[$Feuille6.A:.B];2;0)" office:value-type="float" office:value="17" calcext:value-type="float">
            <text:p>17</text:p>
          </table:table-cell>
          <table:table-cell office:value-type="string" calcext:value-type="string">
            <text:p>UZES</text:p>
          </table:table-cell>
        </table:table-row>
        <table:table-row table:style-name="ro1">
          <table:table-cell table:style-name="ce2" office:value-type="string" calcext:value-type="string">
            <text:p>7547E40</text:p>
          </table:table-cell>
          <table:table-cell office:value-type="string" calcext:value-type="string">
            <text:p>BRIGADE CONTROLE ET RECHERCHES PARIS CENTRE</text:p>
          </table:table-cell>
          <table:table-cell table:formula="of:=VLOOKUP([.D22];[$Feuille6.A:.B];2;0)" office:value-type="float" office:value="17" calcext:value-type="float">
            <text:p>17</text:p>
          </table:table-cell>
          <table:table-cell office:value-type="string" calcext:value-type="string">
            <text:p>UZES</text:p>
          </table:table-cell>
        </table:table-row>
        <table:table-row table:style-name="ro1">
          <table:table-cell office:value-type="string" calcext:value-type="string">
            <text:p>7547P40600</text:p>
          </table:table-cell>
          <table:table-cell office:value-type="string" calcext:value-type="string">
            <text:p>CENTRE DES FINANCES PUBLIQUES PARIS 2E 9 RUE D'UZES</text:p>
          </table:table-cell>
          <table:table-cell table:formula="of:=VLOOKUP([.D23];[$Feuille6.A:.B];2;0)" office:value-type="float" office:value="17" calcext:value-type="float">
            <text:p>17</text:p>
          </table:table-cell>
          <table:table-cell office:value-type="string" calcext:value-type="string">
            <text:p>UZES</text:p>
          </table:table-cell>
        </table:table-row>
        <table:table-row table:style-name="ro1">
          <table:table-cell office:value-type="string" calcext:value-type="string">
            <text:p>7547P41600</text:p>
          </table:table-cell>
          <table:table-cell office:value-type="string" calcext:value-type="string">
            <text:p>CENTRE DES FINANCES PUBLIQUES PARIS 10E CITE PARADIS</text:p>
          </table:table-cell>
          <table:table-cell table:formula="of:=VLOOKUP([.D24];[$Feuille6.A:.B];2;0)" office:value-type="float" office:value="3" calcext:value-type="float">
            <text:p>3</text:p>
          </table:table-cell>
          <table:table-cell office:value-type="string" calcext:value-type="string">
            <text:p>CITE PARADIS</text:p>
          </table:table-cell>
        </table:table-row>
        <table:table-row table:style-name="ro1">
          <table:table-cell table:style-name="ce2" office:value-type="string" calcext:value-type="string">
            <text:p>7549E23001</text:p>
          </table:table-cell>
          <table:table-cell office:value-type="string" calcext:value-type="string">
            <text:p>TRESORERIE PARIS AMENDES 1</text:p>
          </table:table-cell>
          <table:table-cell table:formula="of:=VLOOKUP([.D25];[$Feuille6.A:.B];2;0)" office:value-type="float" office:value="8" calcext:value-type="float">
            <text:p>8</text:p>
          </table:table-cell>
          <table:table-cell office:value-type="string" calcext:value-type="string">
            <text:p>MARYSE HILSZ</text:p>
          </table:table-cell>
        </table:table-row>
        <table:table-row table:style-name="ro1">
          <table:table-cell table:style-name="ce2" office:value-type="string" calcext:value-type="string">
            <text:p>7549E24</text:p>
          </table:table-cell>
          <table:table-cell office:value-type="string" calcext:value-type="string">
            <text:p>TRESORERIE PARIS AMENDES 2E DIVISION</text:p>
          </table:table-cell>
          <table:table-cell table:formula="of:=VLOOKUP([.D26];[$Feuille6.A:.B];2;0)" office:value-type="float" office:value="8" calcext:value-type="float">
            <text:p>8</text:p>
          </table:table-cell>
          <table:table-cell office:value-type="string" calcext:value-type="string">
            <text:p>MARYSE HILSZ</text:p>
          </table:table-cell>
        </table:table-row>
        <table:table-row table:style-name="ro1">
          <table:table-cell table:style-name="ce2" office:value-type="string" calcext:value-type="string">
            <text:p>7549E26</text:p>
          </table:table-cell>
          <table:table-cell office:value-type="string" calcext:value-type="string">
            <text:p>TRESORERIE PARIS CTRES HOSPITALIERS SPEC.</text:p>
          </table:table-cell>
          <table:table-cell table:formula="of:=VLOOKUP([.D27];[$Feuille6.A:.B];2;0)" office:value-type="float" office:value="10" calcext:value-type="float">
            <text:p>10</text:p>
          </table:table-cell>
          <table:table-cell office:value-type="string" calcext:value-type="string">
            <text:p>MOULIN VERT</text:p>
          </table:table-cell>
        </table:table-row>
        <table:table-row table:style-name="ro1">
          <table:table-cell table:style-name="ce2" office:value-type="string" calcext:value-type="string">
            <text:p>7549E27001</text:p>
          </table:table-cell>
          <table:table-cell office:value-type="string" calcext:value-type="string">
            <text:p>TRESORERIE ETABLISSEMENTS PUBLICS LOCAUX</text:p>
          </table:table-cell>
          <table:table-cell table:formula="of:=VLOOKUP([.D28];[$Feuille6.A:.B];2;0)" office:value-type="float" office:value="13" calcext:value-type="float">
            <text:p>13</text:p>
          </table:table-cell>
          <table:table-cell office:value-type="string" calcext:value-type="string">
            <text:p>REAUMUR</text:p>
          </table:table-cell>
        </table:table-row>
        <table:table-row table:style-name="ro1">
          <table:table-cell table:style-name="ce2" office:value-type="string" calcext:value-type="string">
            <text:p>7549E28</text:p>
          </table:table-cell>
          <table:table-cell office:value-type="string" calcext:value-type="string">
            <text:p>TRESORERIE CTRE D'ACTION SOCIALE DE PARIS</text:p>
          </table:table-cell>
          <table:table-cell table:formula="of:=VLOOKUP([.D29];[$Feuille6.A:.B];2;0)" office:value-type="float" office:value="12" calcext:value-type="float">
            <text:p>12</text:p>
          </table:table-cell>
          <table:table-cell office:value-type="string" calcext:value-type="string">
            <text:p>PAGANINI</text:p>
          </table:table-cell>
        </table:table-row>
        <table:table-row table:style-name="ro1">
          <table:table-cell office:value-type="string" calcext:value-type="string">
            <text:p>754B212</text:p>
          </table:table-cell>
          <table:table-cell office:value-type="string" calcext:value-type="string">
            <text:p>SERVICE RATTACHE 3 SERV CTX APPEL DECONCENTRE</text:p>
          </table:table-cell>
          <table:table-cell table:formula="of:=VLOOKUP([.D30];[$Feuille6.A:.B];2;0)" office:value-type="float" office:value="6" calcext:value-type="float">
            <text:p>6</text:p>
          </table:table-cell>
          <table:table-cell office:value-type="string" calcext:value-type="string">
            <text:p>LONDRES</text:p>
          </table:table-cell>
        </table:table-row>
        <table:table-row table:style-name="ro1">
          <table:table-cell office:value-type="string" calcext:value-type="string">
            <text:p>754B242100</text:p>
          </table:table-cell>
          <table:table-cell office:value-type="string" calcext:value-type="string">
            <text:p>DIVISION 3 CONTENTIEUX PROFESSIONNELS 1</text:p>
          </table:table-cell>
          <table:table-cell table:formula="of:=VLOOKUP([.D31];[$Feuille6.A:.B];2;0)" office:value-type="float" office:value="6" calcext:value-type="float">
            <text:p>6</text:p>
          </table:table-cell>
          <table:table-cell office:value-type="string" calcext:value-type="string">
            <text:p>LONDRES</text:p>
          </table:table-cell>
        </table:table-row>
        <table:table-row table:style-name="ro1">
          <table:table-cell office:value-type="string" calcext:value-type="string">
            <text:p>754B243</text:p>
          </table:table-cell>
          <table:table-cell office:value-type="string" calcext:value-type="string">
            <text:p>DIVISION 4 ANIMATION CF PARIS 1</text:p>
          </table:table-cell>
          <table:table-cell table:formula="of:=VLOOKUP([.D32];[$Feuille6.A:.B];2;0)" office:value-type="float" office:value="15" calcext:value-type="float">
            <text:p>15</text:p>
          </table:table-cell>
          <table:table-cell office:value-type="string" calcext:value-type="string">
            <text:p>SAINT SULPICE</text:p>
          </table:table-cell>
        </table:table-row>
        <table:table-row table:style-name="ro1">
          <table:table-cell office:value-type="string" calcext:value-type="string">
            <text:p>754B244100</text:p>
          </table:table-cell>
          <table:table-cell office:value-type="string" calcext:value-type="string">
            <text:p>DIVISION 5 MISSIONS SPECIFIQUES</text:p>
          </table:table-cell>
          <table:table-cell table:formula="of:=VLOOKUP([.D33];[$Feuille6.A:.B];2;0)" office:value-type="float" office:value="15" calcext:value-type="float">
            <text:p>15</text:p>
          </table:table-cell>
          <table:table-cell office:value-type="string" calcext:value-type="string">
            <text:p>SAINT SULPICE</text:p>
          </table:table-cell>
        </table:table-row>
        <table:table-row table:style-name="ro1">
          <table:table-cell office:value-type="string" calcext:value-type="string">
            <text:p>754B245</text:p>
          </table:table-cell>
          <table:table-cell office:value-type="string" calcext:value-type="string">
            <text:p>DIVISION 6 AFFAIRES FONCIERES</text:p>
          </table:table-cell>
          <table:table-cell table:formula="of:=VLOOKUP([.D34];[$Feuille6.A:.B];2;0)" office:value-type="float" office:value="15" calcext:value-type="float">
            <text:p>15</text:p>
          </table:table-cell>
          <table:table-cell office:value-type="string" calcext:value-type="string">
            <text:p>SAINT SULPICE</text:p>
          </table:table-cell>
        </table:table-row>
        <table:table-row table:style-name="ro1">
          <table:table-cell office:value-type="string" calcext:value-type="string">
            <text:p>754B246100</text:p>
          </table:table-cell>
          <table:table-cell office:value-type="string" calcext:value-type="string">
            <text:p>DIVISION 7 POLE JURIDICT JUDICIAIRE</text:p>
          </table:table-cell>
          <table:table-cell table:formula="of:=VLOOKUP([.D35];[$Feuille6.A:.B];2;0)" office:value-type="float" office:value="6" calcext:value-type="float">
            <text:p>6</text:p>
          </table:table-cell>
          <table:table-cell office:value-type="string" calcext:value-type="string">
            <text:p>LONDRES</text:p>
          </table:table-cell>
        </table:table-row>
        <table:table-row table:style-name="ro1">
          <table:table-cell office:value-type="string" calcext:value-type="string">
            <text:p>754C100101</text:p>
          </table:table-cell>
          <table:table-cell office:value-type="string" calcext:value-type="string">
            <text:p>SCES DIR GESTION PUBLIQUE ETAT SER DIR GEST PUBLIQUE</text:p>
          </table:table-cell>
          <table:table-cell table:formula="of:=VLOOKUP([.D36];[$Feuille6.A:.B];2;0)" office:value-type="float" office:value="13" calcext:value-type="float">
            <text:p>13</text:p>
          </table:table-cell>
          <table:table-cell office:value-type="string" calcext:value-type="string">
            <text:p>REAUMUR</text:p>
          </table:table-cell>
        </table:table-row>
        <table:table-row table:style-name="ro1">
          <table:table-cell office:value-type="string" calcext:value-type="string">
            <text:p>754C140</text:p>
          </table:table-cell>
          <table:table-cell office:value-type="string" calcext:value-type="string">
            <text:p>DIVISION 1 DEPENSES ETAT</text:p>
          </table:table-cell>
          <table:table-cell table:formula="of:=VLOOKUP([.D37];[$Feuille6.A:.B];2;0)" office:value-type="float" office:value="13" calcext:value-type="float">
            <text:p>13</text:p>
          </table:table-cell>
          <table:table-cell office:value-type="string" calcext:value-type="string">
            <text:p>REAUMUR</text:p>
          </table:table-cell>
        </table:table-row>
        <table:table-row table:style-name="ro1">
          <table:table-cell office:value-type="string" calcext:value-type="string">
            <text:p>754C141</text:p>
          </table:table-cell>
          <table:table-cell office:value-type="string" calcext:value-type="string">
            <text:p>DIVISION 2 PAYE</text:p>
          </table:table-cell>
          <table:table-cell table:formula="of:=VLOOKUP([.D38];[$Feuille6.A:.B];2;0)" office:value-type="float" office:value="13" calcext:value-type="float">
            <text:p>13</text:p>
          </table:table-cell>
          <table:table-cell office:value-type="string" calcext:value-type="string">
            <text:p>REAUMUR</text:p>
          </table:table-cell>
        </table:table-row>
        <table:table-row table:style-name="ro1">
          <table:table-cell office:value-type="string" calcext:value-type="string">
            <text:p>754C143</text:p>
          </table:table-cell>
          <table:table-cell office:value-type="string" calcext:value-type="string">
            <text:p>DIVISION 4 COMPTABILITE ETAT</text:p>
          </table:table-cell>
          <table:table-cell table:formula="of:=VLOOKUP([.D39];[$Feuille6.A:.B];2;0)" office:value-type="float" office:value="13" calcext:value-type="float">
            <text:p>13</text:p>
          </table:table-cell>
          <table:table-cell office:value-type="string" calcext:value-type="string">
            <text:p>REAUMUR</text:p>
          </table:table-cell>
        </table:table-row>
        <table:table-row table:style-name="ro1">
          <table:table-cell office:value-type="string" calcext:value-type="string">
            <text:p>754C144</text:p>
          </table:table-cell>
          <table:table-cell office:value-type="string" calcext:value-type="string">
            <text:p>DIVISION 5 SERVICES FINANCIERS</text:p>
          </table:table-cell>
          <table:table-cell table:formula="of:=VLOOKUP([.D40];[$Feuille6.A:.B];2;0)" office:value-type="float" office:value="13" calcext:value-type="float">
            <text:p>13</text:p>
          </table:table-cell>
          <table:table-cell office:value-type="string" calcext:value-type="string">
            <text:p>REAUMUR</text:p>
          </table:table-cell>
        </table:table-row>
        <table:table-row table:style-name="ro1">
          <table:table-cell office:value-type="string" calcext:value-type="string">
            <text:p>754C145100</text:p>
          </table:table-cell>
          <table:table-cell office:value-type="string" calcext:value-type="string">
            <text:p>DIVISION 6 RECETTES NON FISCALES</text:p>
          </table:table-cell>
          <table:table-cell table:formula="of:=VLOOKUP([.D41];[$Feuille6.A:.B];2;0)" office:value-type="float" office:value="13" calcext:value-type="float">
            <text:p>13</text:p>
          </table:table-cell>
          <table:table-cell office:value-type="string" calcext:value-type="string">
            <text:p>REAUMUR</text:p>
          </table:table-cell>
        </table:table-row>
        <table:table-row table:style-name="ro1">
          <table:table-cell office:value-type="string" calcext:value-type="string">
            <text:p>754C147100</text:p>
          </table:table-cell>
          <table:table-cell office:value-type="string" calcext:value-type="string">
            <text:p>DIVISION 8 AFFAIRES ET ETUDES ECO</text:p>
          </table:table-cell>
          <table:table-cell table:formula="of:=VLOOKUP([.D42];[$Feuille6.A:.B];2;0)" office:value-type="float" office:value="13" calcext:value-type="float">
            <text:p>13</text:p>
          </table:table-cell>
          <table:table-cell office:value-type="string" calcext:value-type="string">
            <text:p>REAUMUR</text:p>
          </table:table-cell>
        </table:table-row>
        <table:table-row table:style-name="ro1">
          <table:table-cell office:value-type="string" calcext:value-type="string">
            <text:p>754C148</text:p>
          </table:table-cell>
          <table:table-cell office:value-type="string" calcext:value-type="string">
            <text:p>DIVISION 9 SERVICE LOCAL DOMAINE PARIS</text:p>
          </table:table-cell>
          <table:table-cell table:formula="of:=VLOOKUP([.D43];[$Feuille6.A:.B];2;0)" office:value-type="float" office:value="13" calcext:value-type="float">
            <text:p>13</text:p>
          </table:table-cell>
          <table:table-cell office:value-type="string" calcext:value-type="string">
            <text:p>REAUMUR</text:p>
          </table:table-cell>
        </table:table-row>
        <table:table-row table:style-name="ro1">
          <table:table-cell office:value-type="string" calcext:value-type="string">
            <text:p>754C200101</text:p>
          </table:table-cell>
          <table:table-cell office:value-type="string" calcext:value-type="string">
            <text:p>SCES DIR GESTION PUBLIQUE SPL SER DIR GEST PUBLIQUE</text:p>
          </table:table-cell>
          <table:table-cell table:formula="of:=VLOOKUP([.D44];[$Feuille6.A:.B];2;0)" office:value-type="float" office:value="13" calcext:value-type="float">
            <text:p>13</text:p>
          </table:table-cell>
          <table:table-cell office:value-type="string" calcext:value-type="string">
            <text:p>REAUMUR</text:p>
          </table:table-cell>
        </table:table-row>
        <table:table-row table:style-name="ro1">
          <table:table-cell office:value-type="string" calcext:value-type="string">
            <text:p>754C240</text:p>
          </table:table-cell>
          <table:table-cell office:value-type="string" calcext:value-type="string">
            <text:p>DIVISION 1 SGC VPRIF - DEPENSE</text:p>
          </table:table-cell>
          <table:table-cell table:formula="of:=VLOOKUP([.D45];[$Feuille6.A:.B];2;0)" office:value-type="float" office:value="13" calcext:value-type="float">
            <text:p>13</text:p>
          </table:table-cell>
          <table:table-cell office:value-type="string" calcext:value-type="string">
            <text:p>REAUMUR</text:p>
          </table:table-cell>
        </table:table-row>
        <table:table-row table:style-name="ro1">
          <table:table-cell office:value-type="string" calcext:value-type="string">
            <text:p>754C241</text:p>
          </table:table-cell>
          <table:table-cell office:value-type="string" calcext:value-type="string">
            <text:p>DIVISION 2 SGC VPRIF - RECETTE</text:p>
          </table:table-cell>
          <table:table-cell table:formula="of:=VLOOKUP([.D46];[$Feuille6.A:.B];2;0)" office:value-type="float" office:value="13" calcext:value-type="float">
            <text:p>13</text:p>
          </table:table-cell>
          <table:table-cell office:value-type="string" calcext:value-type="string">
            <text:p>REAUMUR</text:p>
          </table:table-cell>
        </table:table-row>
        <table:table-row table:style-name="ro1">
          <table:table-cell office:value-type="string" calcext:value-type="string">
            <text:p>754C242101</text:p>
          </table:table-cell>
          <table:table-cell office:value-type="string" calcext:value-type="string">
            <text:p>DIVISION 3 SGC VPRIF - COMPTA</text:p>
          </table:table-cell>
          <table:table-cell table:formula="of:=VLOOKUP([.D47];[$Feuille6.A:.B];2;0)" office:value-type="float" office:value="13" calcext:value-type="float">
            <text:p>13</text:p>
          </table:table-cell>
          <table:table-cell office:value-type="string" calcext:value-type="string">
            <text:p>REAUMUR</text:p>
          </table:table-cell>
        </table:table-row>
        <table:table-row table:style-name="ro1">
          <table:table-cell office:value-type="string" calcext:value-type="string">
            <text:p>754C245</text:p>
          </table:table-cell>
          <table:table-cell office:value-type="string" calcext:value-type="string">
            <text:p>DIVISION 6 SECTEUR PUBLIC LOCAL</text:p>
          </table:table-cell>
          <table:table-cell table:formula="of:=VLOOKUP([.D48];[$Feuille6.A:.B];2;0)" office:value-type="float" office:value="13" calcext:value-type="float">
            <text:p>13</text:p>
          </table:table-cell>
          <table:table-cell office:value-type="string" calcext:value-type="string">
            <text:p>REAUMUR</text:p>
          </table:table-cell>
        </table:table-row>
        <table:table-row table:style-name="ro1">
          <table:table-cell office:value-type="string" calcext:value-type="string">
            <text:p>754C246100</text:p>
          </table:table-cell>
          <table:table-cell office:value-type="string" calcext:value-type="string">
            <text:p>DIVISION 7 SFACT VDP</text:p>
          </table:table-cell>
          <table:table-cell table:formula="of:=VLOOKUP([.D49];[$Feuille6.A:.B];2;0)" office:value-type="string" office:string-value="" calcext:value-type="error">
            <text:p>#N/D</text:p>
          </table:table-cell>
          <table:table-cell office:value-type="string" calcext:value-type="string">
            <text:p>(vide)</text:p>
          </table:table-cell>
        </table:table-row>
        <table:table-row table:style-name="ro1">
          <table:table-cell office:value-type="string" calcext:value-type="string">
            <text:p>754D100101</text:p>
          </table:table-cell>
          <table:table-cell office:value-type="string" calcext:value-type="string">
            <text:p>SCES DIR PILOTAGE-RESSOURCES SERV DIR PIL RESS</text:p>
          </table:table-cell>
          <table:table-cell table:formula="of:=VLOOKUP([.D50];[$Feuille6.A:.B];2;0)" office:value-type="float" office:value="13" calcext:value-type="float">
            <text:p>13</text:p>
          </table:table-cell>
          <table:table-cell office:value-type="string" calcext:value-type="string">
            <text:p>REAUMUR</text:p>
          </table:table-cell>
        </table:table-row>
        <table:table-row table:style-name="ro1">
          <table:table-cell office:value-type="string" calcext:value-type="string">
            <text:p>754D110100</text:p>
          </table:table-cell>
          <table:table-cell office:value-type="string" calcext:value-type="string">
            <text:p>SERVICE RATTACHE 1 CABINET-DIRECTEUR</text:p>
          </table:table-cell>
          <table:table-cell table:formula="of:=VLOOKUP([.D51];[$Feuille6.A:.B];2;0)" office:value-type="float" office:value="13" calcext:value-type="float">
            <text:p>13</text:p>
          </table:table-cell>
          <table:table-cell office:value-type="string" calcext:value-type="string">
            <text:p>REAUMUR</text:p>
          </table:table-cell>
        </table:table-row>
        <table:table-row table:style-name="ro1">
          <table:table-cell office:value-type="string" calcext:value-type="string">
            <text:p>754D140</text:p>
          </table:table-cell>
          <table:table-cell office:value-type="string" calcext:value-type="string">
            <text:p>DIVISION 1 RH VIE DE L'AGENT ET CVT</text:p>
          </table:table-cell>
          <table:table-cell table:formula="of:=VLOOKUP([.D52];[$Feuille6.A:.B];2;0)" office:value-type="float" office:value="13" calcext:value-type="float">
            <text:p>13</text:p>
          </table:table-cell>
          <table:table-cell office:value-type="string" calcext:value-type="string">
            <text:p>REAUMUR</text:p>
          </table:table-cell>
        </table:table-row>
        <table:table-row table:style-name="ro1">
          <table:table-cell office:value-type="string" calcext:value-type="string">
            <text:p>754D141100</text:p>
          </table:table-cell>
          <table:table-cell office:value-type="string" calcext:value-type="string">
            <text:p>CELLULE AGIL ECORESPONSABILITE</text:p>
          </table:table-cell>
          <table:table-cell table:formula="of:=VLOOKUP([.D53];[$Feuille6.A:.B];2;0)" office:value-type="float" office:value="13" calcext:value-type="float">
            <text:p>13</text:p>
          </table:table-cell>
          <table:table-cell office:value-type="string" calcext:value-type="string">
            <text:p>REAUMUR</text:p>
          </table:table-cell>
        </table:table-row>
        <table:table-row table:style-name="ro1">
          <table:table-cell office:value-type="string" calcext:value-type="string">
            <text:p>754D142</text:p>
          </table:table-cell>
          <table:table-cell office:value-type="string" calcext:value-type="string">
            <text:p>DIVISION 3 RH GRANDES CAMPAGNES</text:p>
          </table:table-cell>
          <table:table-cell table:formula="of:=VLOOKUP([.D54];[$Feuille6.A:.B];2;0)" office:value-type="float" office:value="13" calcext:value-type="float">
            <text:p>13</text:p>
          </table:table-cell>
          <table:table-cell office:value-type="string" calcext:value-type="string">
            <text:p>REAUMUR</text:p>
          </table:table-cell>
        </table:table-row>
        <table:table-row table:style-name="ro1">
          <table:table-cell office:value-type="string" calcext:value-type="string">
            <text:p>754D143</text:p>
          </table:table-cell>
          <table:table-cell office:value-type="string" calcext:value-type="string">
            <text:p>DIVISION 4 FORMATION PROFESSIONNELLE</text:p>
          </table:table-cell>
          <table:table-cell table:formula="of:=VLOOKUP([.D55];[$Feuille6.A:.B];2;0)" office:value-type="float" office:value="12" calcext:value-type="float">
            <text:p>12</text:p>
          </table:table-cell>
          <table:table-cell office:value-type="string" calcext:value-type="string">
            <text:p>PAGANINI</text:p>
          </table:table-cell>
        </table:table-row>
        <table:table-row table:style-name="ro1">
          <table:table-cell office:value-type="string" calcext:value-type="string">
            <text:p>754D144100</text:p>
          </table:table-cell>
          <table:table-cell office:value-type="string" calcext:value-type="string">
            <text:p>DIVISION BUDGET/MARCHES</text:p>
          </table:table-cell>
          <table:table-cell table:formula="of:=VLOOKUP([.D56];[$Feuille6.A:.B];2;0)" office:value-type="float" office:value="11" calcext:value-type="float">
            <text:p>11</text:p>
          </table:table-cell>
          <table:table-cell office:value-type="string" calcext:value-type="string">
            <text:p>NOTRE-DAME DES VICTOIRES</text:p>
          </table:table-cell>
        </table:table-row>
        <table:table-row table:style-name="ro1">
          <table:table-cell office:value-type="string" calcext:value-type="string">
            <text:p>754D145100</text:p>
          </table:table-cell>
          <table:table-cell office:value-type="string" calcext:value-type="string">
            <text:p>DIVISION IMMOBILIER</text:p>
          </table:table-cell>
          <table:table-cell table:formula="of:=VLOOKUP([.D57];[$Feuille6.A:.B];2;0)" office:value-type="float" office:value="11" calcext:value-type="float">
            <text:p>11</text:p>
          </table:table-cell>
          <table:table-cell office:value-type="string" calcext:value-type="string">
            <text:p>NOTRE-DAME DES VICTOIRES</text:p>
          </table:table-cell>
        </table:table-row>
        <table:table-row table:style-name="ro1">
          <table:table-cell office:value-type="string" calcext:value-type="string">
            <text:p>754D146</text:p>
          </table:table-cell>
          <table:table-cell office:value-type="string" calcext:value-type="string">
            <text:p>DIVISION GESTIONS DE SITE ET SECURITE</text:p>
          </table:table-cell>
          <table:table-cell table:formula="of:=VLOOKUP([.D58];[$Feuille6.A:.B];2;0)" office:value-type="float" office:value="11" calcext:value-type="float">
            <text:p>11</text:p>
          </table:table-cell>
          <table:table-cell office:value-type="string" calcext:value-type="string">
            <text:p>NOTRE-DAME DES VICTOIRES</text:p>
          </table:table-cell>
        </table:table-row>
        <table:table-row table:style-name="ro1">
          <table:table-cell office:value-type="string" calcext:value-type="string">
            <text:p>754D147100</text:p>
          </table:table-cell>
          <table:table-cell office:value-type="string" calcext:value-type="string">
            <text:p>DIVISION 8 PILOTAGE</text:p>
          </table:table-cell>
          <table:table-cell table:formula="of:=VLOOKUP([.D59];[$Feuille6.A:.B];2;0)" office:value-type="float" office:value="13" calcext:value-type="float">
            <text:p>13</text:p>
          </table:table-cell>
          <table:table-cell office:value-type="string" calcext:value-type="string">
            <text:p>REAUMUR</text:p>
          </table:table-cell>
        </table:table-row>
        <table:table-row table:style-name="ro1">
          <table:table-cell office:value-type="string" calcext:value-type="string">
            <text:p>754D148100</text:p>
          </table:table-cell>
          <table:table-cell office:value-type="string" calcext:value-type="string">
            <text:p>DIVISION 9 CONTROLE DE GESTION</text:p>
          </table:table-cell>
          <table:table-cell table:formula="of:=VLOOKUP([.D60];[$Feuille6.A:.B];2;0)" office:value-type="float" office:value="13" calcext:value-type="float">
            <text:p>13</text:p>
          </table:table-cell>
          <table:table-cell office:value-type="string" calcext:value-type="string">
            <text:p>REAUMUR</text:p>
          </table:table-cell>
        </table:table-row>
        <table:table-row table:style-name="ro1">
          <table:table-cell office:value-type="string" calcext:value-type="string">
            <text:p>754D149</text:p>
          </table:table-cell>
          <table:table-cell office:value-type="string" calcext:value-type="string">
            <text:p>DIVISION 10 POLE NATIONAL SOUTIEN RESEAU</text:p>
          </table:table-cell>
          <table:table-cell table:formula="of:=VLOOKUP([.D61];[$Feuille6.A:.B];2;0)" office:value-type="float" office:value="12" calcext:value-type="float">
            <text:p>12</text:p>
          </table:table-cell>
          <table:table-cell office:value-type="string" calcext:value-type="string">
            <text:p>PAGANINI</text:p>
          </table:table-cell>
        </table:table-row>
        <table:table-row table:style-name="ro1">
          <table:table-cell office:value-type="string" calcext:value-type="string">
            <text:p>754F110</text:p>
          </table:table-cell>
          <table:table-cell office:value-type="string" calcext:value-type="string">
            <text:p>DIVISION CABINET DIRECTEUR</text:p>
          </table:table-cell>
          <table:table-cell table:formula="of:=VLOOKUP([.D62];[$Feuille6.A:.B];2;0)" office:value-type="float" office:value="13" calcext:value-type="float">
            <text:p>13</text:p>
          </table:table-cell>
          <table:table-cell office:value-type="string" calcext:value-type="string">
            <text:p>REAUMUR</text:p>
          </table:table-cell>
        </table:table-row>
        <table:table-row table:style-name="ro1">
          <table:table-cell office:value-type="string" calcext:value-type="string">
            <text:p>754F111100</text:p>
          </table:table-cell>
          <table:table-cell office:value-type="string" calcext:value-type="string">
            <text:p>MISSION 2 POLITIQUE IMMOBILIERE ETAT</text:p>
          </table:table-cell>
          <table:table-cell table:formula="of:=VLOOKUP([.D63];[$Feuille6.A:.B];2;0)" office:value-type="float" office:value="13" calcext:value-type="float">
            <text:p>13</text:p>
          </table:table-cell>
          <table:table-cell office:value-type="string" calcext:value-type="string">
            <text:p>REAUMUR</text:p>
          </table:table-cell>
        </table:table-row>
        <table:table-row table:style-name="ro1">
          <table:table-cell office:value-type="string" calcext:value-type="string">
            <text:p>754F113100</text:p>
          </table:table-cell>
          <table:table-cell office:value-type="string" calcext:value-type="string">
            <text:p>MISSION 4 MISSION DEPARTEMENTALE AUDIT</text:p>
          </table:table-cell>
          <table:table-cell table:formula="of:=VLOOKUP([.D64];[$Feuille6.A:.B];2;0)" office:value-type="float" office:value="1" calcext:value-type="float">
            <text:p>1</text:p>
          </table:table-cell>
          <table:table-cell office:value-type="string" calcext:value-type="string">
            <text:p>ARGONNE</text:p>
          </table:table-cell>
        </table:table-row>
        <table:table-row table:style-name="ro1">
          <table:table-cell office:value-type="string" calcext:value-type="string">
            <text:p>754F114100</text:p>
          </table:table-cell>
          <table:table-cell office:value-type="string" calcext:value-type="string">
            <text:p>MISSION 5 MISSION MAITRISE DES RISQUES</text:p>
          </table:table-cell>
          <table:table-cell table:formula="of:=VLOOKUP([.D65];[$Feuille6.A:.B];2;0)" office:value-type="float" office:value="13" calcext:value-type="float">
            <text:p>13</text:p>
          </table:table-cell>
          <table:table-cell office:value-type="string" calcext:value-type="string">
            <text:p>REAUMUR</text:p>
          </table:table-cell>
        </table:table-row>
        <table:table-row table:style-name="ro1">
          <table:table-cell office:value-type="string" calcext:value-type="string">
            <text:p>754F115</text:p>
          </table:table-cell>
          <table:table-cell office:value-type="string" calcext:value-type="string">
            <text:p>MISSION 6 CONTROLE BUDGETAIRE REGIONAL</text:p>
          </table:table-cell>
          <table:table-cell table:formula="of:=VLOOKUP([.D66];[$Feuille6.A:.B];2;0)" office:value-type="float" office:value="13" calcext:value-type="float">
            <text:p>13</text:p>
          </table:table-cell>
          <table:table-cell office:value-type="string" calcext:value-type="string">
            <text:p>REAUMUR</text:p>
          </table:table-cell>
        </table:table-row>
        <table:table-row table:style-name="ro1">
          <table:table-cell table:style-name="ce2" office:value-type="string" calcext:value-type="string">
            <text:p>7550100</text:p>
          </table:table-cell>
          <table:table-cell office:value-type="string" calcext:value-type="string">
            <text:p>SERVICE IMPOTS DES ENTREPRISES PARIS 11E</text:p>
          </table:table-cell>
          <table:table-cell table:formula="of:=VLOOKUP([.D67];[$Feuille6.A:.B];2;0)" office:value-type="float" office:value="12" calcext:value-type="float">
            <text:p>12</text:p>
          </table:table-cell>
          <table:table-cell office:value-type="string" calcext:value-type="string">
            <text:p>PAGANINI</text:p>
          </table:table-cell>
        </table:table-row>
        <table:table-row table:style-name="ro1">
          <table:table-cell table:style-name="ce2" office:value-type="string" calcext:value-type="string">
            <text:p>7550154</text:p>
          </table:table-cell>
          <table:table-cell office:value-type="string" calcext:value-type="string">
            <text:p>SERVICE IMPOTS PARTICULIERS PARIS 11E</text:p>
          </table:table-cell>
          <table:table-cell table:formula="of:=VLOOKUP([.D68];[$Feuille6.A:.B];2;0)" office:value-type="float" office:value="12" calcext:value-type="float">
            <text:p>12</text:p>
          </table:table-cell>
          <table:table-cell office:value-type="string" calcext:value-type="string">
            <text:p>PAGANINI</text:p>
          </table:table-cell>
        </table:table-row>
        <table:table-row table:style-name="ro1">
          <table:table-cell table:style-name="ce2" office:value-type="string" calcext:value-type="string">
            <text:p>7550201</text:p>
          </table:table-cell>
          <table:table-cell office:value-type="string" calcext:value-type="string">
            <text:p>SERVICE IMPOTS DES ENTREPRISES PARIS 12E</text:p>
          </table:table-cell>
          <table:table-cell table:formula="of:=VLOOKUP([.D69];[$Feuille6.A:.B];2;0)" office:value-type="float" office:value="9" calcext:value-type="float">
            <text:p>9</text:p>
          </table:table-cell>
          <table:table-cell office:value-type="string" calcext:value-type="string">
            <text:p>MEUNIERS</text:p>
          </table:table-cell>
        </table:table-row>
        <table:table-row table:style-name="ro1">
          <table:table-cell table:style-name="ce2" office:value-type="string" calcext:value-type="string">
            <text:p>7550251</text:p>
          </table:table-cell>
          <table:table-cell office:value-type="string" calcext:value-type="string">
            <text:p>SERVICE IMPOTS PARTICULIERS PARIS 12E</text:p>
          </table:table-cell>
          <table:table-cell table:formula="of:=VLOOKUP([.D70];[$Feuille6.A:.B];2;0)" office:value-type="float" office:value="9" calcext:value-type="float">
            <text:p>9</text:p>
          </table:table-cell>
          <table:table-cell office:value-type="string" calcext:value-type="string">
            <text:p>MEUNIERS</text:p>
          </table:table-cell>
        </table:table-row>
        <table:table-row table:style-name="ro1">
          <table:table-cell table:style-name="ce2" office:value-type="string" calcext:value-type="string">
            <text:p>7550301</text:p>
          </table:table-cell>
          <table:table-cell office:value-type="string" calcext:value-type="string">
            <text:p>SERVICE IMPOTS DES ENTREPRISES PARIS 19E</text:p>
          </table:table-cell>
          <table:table-cell table:formula="of:=VLOOKUP([.D71];[$Feuille6.A:.B];2;0)" office:value-type="float" office:value="1" calcext:value-type="float">
            <text:p>1</text:p>
          </table:table-cell>
          <table:table-cell office:value-type="string" calcext:value-type="string">
            <text:p>ARGONNE</text:p>
          </table:table-cell>
        </table:table-row>
        <table:table-row table:style-name="ro1">
          <table:table-cell table:style-name="ce2" office:value-type="string" calcext:value-type="string">
            <text:p>7550351</text:p>
          </table:table-cell>
          <table:table-cell office:value-type="string" calcext:value-type="string">
            <text:p>SERVICE IMPOTS PARTICULIERS PARIS 19E</text:p>
          </table:table-cell>
          <table:table-cell table:formula="of:=VLOOKUP([.D72];[$Feuille6.A:.B];2;0)" office:value-type="float" office:value="1" calcext:value-type="float">
            <text:p>1</text:p>
          </table:table-cell>
          <table:table-cell office:value-type="string" calcext:value-type="string">
            <text:p>ARGONNE</text:p>
          </table:table-cell>
        </table:table-row>
        <table:table-row table:style-name="ro1">
          <table:table-cell table:style-name="ce2" office:value-type="string" calcext:value-type="string">
            <text:p>7550401</text:p>
          </table:table-cell>
          <table:table-cell office:value-type="string" calcext:value-type="string">
            <text:p>SERVICE IMPOTS DES ENTREPRISES PARIS 20E</text:p>
          </table:table-cell>
          <table:table-cell table:formula="of:=VLOOKUP([.D73];[$Feuille6.A:.B];2;0)" office:value-type="float" office:value="12" calcext:value-type="float">
            <text:p>12</text:p>
          </table:table-cell>
          <table:table-cell office:value-type="string" calcext:value-type="string">
            <text:p>PAGANINI</text:p>
          </table:table-cell>
        </table:table-row>
        <table:table-row table:style-name="ro1">
          <table:table-cell table:style-name="ce2" office:value-type="string" calcext:value-type="string">
            <text:p>7550451</text:p>
          </table:table-cell>
          <table:table-cell office:value-type="string" calcext:value-type="string">
            <text:p>SERVICE IMPOTS PARTICULIERS PARIS 20E</text:p>
          </table:table-cell>
          <table:table-cell table:formula="of:=VLOOKUP([.D74];[$Feuille6.A:.B];2;0)" office:value-type="float" office:value="12" calcext:value-type="float">
            <text:p>12</text:p>
          </table:table-cell>
          <table:table-cell office:value-type="string" calcext:value-type="string">
            <text:p>PAGANINI</text:p>
          </table:table-cell>
        </table:table-row>
        <table:table-row table:style-name="ro1">
          <table:table-cell table:style-name="ce2" office:value-type="string" calcext:value-type="string">
            <text:p>7550E10</text:p>
          </table:table-cell>
          <table:table-cell office:value-type="string" calcext:value-type="string">
            <text:p>POLE DE CONTROLE ET EXPERTISE PARIS 11E</text:p>
          </table:table-cell>
          <table:table-cell table:formula="of:=VLOOKUP([.D75];[$Feuille6.A:.B];2;0)" office:value-type="float" office:value="12" calcext:value-type="float">
            <text:p>12</text:p>
          </table:table-cell>
          <table:table-cell office:value-type="string" calcext:value-type="string">
            <text:p>PAGANINI</text:p>
          </table:table-cell>
        </table:table-row>
        <table:table-row table:style-name="ro1">
          <table:table-cell table:style-name="ce2" office:value-type="string" calcext:value-type="string">
            <text:p>7550E11</text:p>
          </table:table-cell>
          <table:table-cell office:value-type="string" calcext:value-type="string">
            <text:p>POLE DE CONTROLE ET EXPERTISE PARIS 12E</text:p>
          </table:table-cell>
          <table:table-cell table:formula="of:=VLOOKUP([.D76];[$Feuille6.A:.B];2;0)" office:value-type="float" office:value="9" calcext:value-type="float">
            <text:p>9</text:p>
          </table:table-cell>
          <table:table-cell office:value-type="string" calcext:value-type="string">
            <text:p>MEUNIERS</text:p>
          </table:table-cell>
        </table:table-row>
        <table:table-row table:style-name="ro1">
          <table:table-cell table:style-name="ce2" office:value-type="string" calcext:value-type="string">
            <text:p>7550E12</text:p>
          </table:table-cell>
          <table:table-cell office:value-type="string" calcext:value-type="string">
            <text:p>POLE DE CONTROLE ET EXPERTISE PARIS 18E-19E</text:p>
          </table:table-cell>
          <table:table-cell table:formula="of:=VLOOKUP([.D77];[$Feuille6.A:.B];2;0)" office:value-type="float" office:value="1" calcext:value-type="float">
            <text:p>1</text:p>
          </table:table-cell>
          <table:table-cell office:value-type="string" calcext:value-type="string">
            <text:p>ARGONNE</text:p>
          </table:table-cell>
        </table:table-row>
        <table:table-row table:style-name="ro1">
          <table:table-cell table:style-name="ce2" office:value-type="string" calcext:value-type="string">
            <text:p>7550E13</text:p>
          </table:table-cell>
          <table:table-cell office:value-type="string" calcext:value-type="string">
            <text:p>POLE DE CONTROLE ET EXPERTISE PARIS 20E</text:p>
          </table:table-cell>
          <table:table-cell table:formula="of:=VLOOKUP([.D78];[$Feuille6.A:.B];2;0)" office:value-type="float" office:value="12" calcext:value-type="float">
            <text:p>12</text:p>
          </table:table-cell>
          <table:table-cell office:value-type="string" calcext:value-type="string">
            <text:p>PAGANINI</text:p>
          </table:table-cell>
        </table:table-row>
        <table:table-row table:style-name="ro1">
          <table:table-cell table:style-name="ce2" office:value-type="string" calcext:value-type="string">
            <text:p>7554121</text:p>
          </table:table-cell>
          <table:table-cell office:value-type="string" calcext:value-type="string">
            <text:p>CENTRE DES IMPOTS FONCIER PARIS 1</text:p>
          </table:table-cell>
          <table:table-cell table:formula="of:=VLOOKUP([.D79];[$Feuille6.A:.B];2;0)" office:value-type="float" office:value="12" calcext:value-type="float">
            <text:p>12</text:p>
          </table:table-cell>
          <table:table-cell office:value-type="string" calcext:value-type="string">
            <text:p>PAGANINI</text:p>
          </table:table-cell>
        </table:table-row>
        <table:table-row table:style-name="ro1">
          <table:table-cell office:value-type="string" calcext:value-type="string">
            <text:p>7554B02</text:p>
          </table:table-cell>
          <table:table-cell office:value-type="string" calcext:value-type="string">
            <text:p>2EME BRIGADE DEPART. VERIF. PARIS EST</text:p>
          </table:table-cell>
          <table:table-cell table:formula="of:=VLOOKUP([.D80];[$Feuille6.A:.B];2;0)" office:value-type="float" office:value="12" calcext:value-type="float">
            <text:p>12</text:p>
          </table:table-cell>
          <table:table-cell office:value-type="string" calcext:value-type="string">
            <text:p>PAGANINI</text:p>
          </table:table-cell>
        </table:table-row>
        <table:table-row table:style-name="ro1">
          <table:table-cell office:value-type="string" calcext:value-type="string">
            <text:p>7554B03</text:p>
          </table:table-cell>
          <table:table-cell office:value-type="string" calcext:value-type="string">
            <text:p>3EME BRIGADE DEPART. VERIF. PARIS EST</text:p>
          </table:table-cell>
          <table:table-cell table:formula="of:=VLOOKUP([.D81];[$Feuille6.A:.B];2;0)" office:value-type="float" office:value="12" calcext:value-type="float">
            <text:p>12</text:p>
          </table:table-cell>
          <table:table-cell office:value-type="string" calcext:value-type="string">
            <text:p>PAGANINI</text:p>
          </table:table-cell>
        </table:table-row>
        <table:table-row table:style-name="ro1">
          <table:table-cell office:value-type="string" calcext:value-type="string">
            <text:p>7554B04</text:p>
          </table:table-cell>
          <table:table-cell office:value-type="string" calcext:value-type="string">
            <text:p>4EME BRIGADE DEPART. VERIF. PARIS EST</text:p>
          </table:table-cell>
          <table:table-cell table:formula="of:=VLOOKUP([.D82];[$Feuille6.A:.B];2;0)" office:value-type="float" office:value="12" calcext:value-type="float">
            <text:p>12</text:p>
          </table:table-cell>
          <table:table-cell office:value-type="string" calcext:value-type="string">
            <text:p>PAGANINI</text:p>
          </table:table-cell>
        </table:table-row>
        <table:table-row table:style-name="ro1">
          <table:table-cell office:value-type="string" calcext:value-type="string">
            <text:p>7554B05101</text:p>
          </table:table-cell>
          <table:table-cell office:value-type="string" calcext:value-type="string">
            <text:p>5EME BRIGADE DEPART. VERIF. PARIS EST</text:p>
          </table:table-cell>
          <table:table-cell table:formula="of:=VLOOKUP([.D83];[$Feuille6.A:.B];2;0)" office:value-type="float" office:value="12" calcext:value-type="float">
            <text:p>12</text:p>
          </table:table-cell>
          <table:table-cell office:value-type="string" calcext:value-type="string">
            <text:p>PAGANINI</text:p>
          </table:table-cell>
        </table:table-row>
        <table:table-row table:style-name="ro1">
          <table:table-cell office:value-type="string" calcext:value-type="string">
            <text:p>7554B07</text:p>
          </table:table-cell>
          <table:table-cell office:value-type="string" calcext:value-type="string">
            <text:p>7EME BRIGADE DEPART. VERIF. PARIS EST</text:p>
          </table:table-cell>
          <table:table-cell table:formula="of:=VLOOKUP([.D84];[$Feuille6.A:.B];2;0)" office:value-type="float" office:value="1" calcext:value-type="float">
            <text:p>1</text:p>
          </table:table-cell>
          <table:table-cell office:value-type="string" calcext:value-type="string">
            <text:p>ARGONNE</text:p>
          </table:table-cell>
        </table:table-row>
        <table:table-row table:style-name="ro1">
          <table:table-cell office:value-type="string" calcext:value-type="string">
            <text:p>7554R01</text:p>
          </table:table-cell>
          <table:table-cell office:value-type="string" calcext:value-type="string">
            <text:p>PCRP PARIS 11E 12E</text:p>
          </table:table-cell>
          <table:table-cell table:formula="of:=VLOOKUP([.D85];[$Feuille6.A:.B];2;0)" office:value-type="float" office:value="5" calcext:value-type="float">
            <text:p>5</text:p>
          </table:table-cell>
          <table:table-cell office:value-type="string" calcext:value-type="string">
            <text:p>GEORGE SAND</text:p>
          </table:table-cell>
        </table:table-row>
        <table:table-row table:style-name="ro1">
          <table:table-cell office:value-type="string" calcext:value-type="string">
            <text:p>7554R02</text:p>
          </table:table-cell>
          <table:table-cell office:value-type="string" calcext:value-type="string">
            <text:p>PCRP PARIS 18E 19E 20E</text:p>
          </table:table-cell>
          <table:table-cell table:formula="of:=VLOOKUP([.D86];[$Feuille6.A:.B];2;0)" office:value-type="float" office:value="12" calcext:value-type="float">
            <text:p>12</text:p>
          </table:table-cell>
          <table:table-cell office:value-type="string" calcext:value-type="string">
            <text:p>PAGANINI</text:p>
          </table:table-cell>
        </table:table-row>
        <table:table-row table:style-name="ro1">
          <table:table-cell table:style-name="ce2" office:value-type="string" calcext:value-type="string">
            <text:p>7557E40</text:p>
          </table:table-cell>
          <table:table-cell office:value-type="string" calcext:value-type="string">
            <text:p>BRIGADE CONTROLE ET RECHERCHES PARIS EST</text:p>
          </table:table-cell>
          <table:table-cell table:formula="of:=VLOOKUP([.D87];[$Feuille6.A:.B];2;0)" office:value-type="float" office:value="12" calcext:value-type="float">
            <text:p>12</text:p>
          </table:table-cell>
          <table:table-cell office:value-type="string" calcext:value-type="string">
            <text:p>PAGANINI</text:p>
          </table:table-cell>
        </table:table-row>
        <table:table-row table:style-name="ro1">
          <table:table-cell office:value-type="string" calcext:value-type="string">
            <text:p>7557P31600</text:p>
          </table:table-cell>
          <table:table-cell office:value-type="string" calcext:value-type="string">
            <text:p>CENTRE DES FINANCES PUBLIQUES PARIS 12E RUE DES MEUNIERS</text:p>
          </table:table-cell>
          <table:table-cell table:formula="of:=VLOOKUP([.D88];[$Feuille6.A:.B];2;0)" office:value-type="float" office:value="9" calcext:value-type="float">
            <text:p>9</text:p>
          </table:table-cell>
          <table:table-cell office:value-type="string" calcext:value-type="string">
            <text:p>MEUNIERS</text:p>
          </table:table-cell>
        </table:table-row>
        <table:table-row table:style-name="ro1">
          <table:table-cell office:value-type="string" calcext:value-type="string">
            <text:p>7557P63600</text:p>
          </table:table-cell>
          <table:table-cell office:value-type="string" calcext:value-type="string">
            <text:p>IMMEUBLE PARIS 19EME 17 PLACE ARGONNE</text:p>
          </table:table-cell>
          <table:table-cell table:formula="of:=VLOOKUP([.D89];[$Feuille6.A:.B];2;0)" office:value-type="float" office:value="1" calcext:value-type="float">
            <text:p>1</text:p>
          </table:table-cell>
          <table:table-cell office:value-type="string" calcext:value-type="string">
            <text:p>ARGONNE</text:p>
          </table:table-cell>
        </table:table-row>
        <table:table-row table:style-name="ro1">
          <table:table-cell office:value-type="string" calcext:value-type="string">
            <text:p>7557P64600</text:p>
          </table:table-cell>
          <table:table-cell office:value-type="string" calcext:value-type="string">
            <text:p>IMMEUBLE PARIS 20EME 6 RUE PAGANINI</text:p>
          </table:table-cell>
          <table:table-cell table:formula="of:=VLOOKUP([.D90];[$Feuille6.A:.B];2;0)" office:value-type="float" office:value="12" calcext:value-type="float">
            <text:p>12</text:p>
          </table:table-cell>
          <table:table-cell office:value-type="string" calcext:value-type="string">
            <text:p>PAGANINI</text:p>
          </table:table-cell>
        </table:table-row>
        <table:table-row table:style-name="ro1">
          <table:table-cell table:style-name="ce2" office:value-type="string" calcext:value-type="string">
            <text:p>7560100</text:p>
          </table:table-cell>
          <table:table-cell office:value-type="string" calcext:value-type="string">
            <text:p>SERVICE IMPOTS DES ENTREPRISES PARIS 8E ELYSEES</text:p>
          </table:table-cell>
          <table:table-cell table:formula="of:=VLOOKUP([.D91];[$Feuille6.A:.B];2;0)" office:value-type="float" office:value="6" calcext:value-type="float">
            <text:p>6</text:p>
          </table:table-cell>
          <table:table-cell office:value-type="string" calcext:value-type="string">
            <text:p>LONDRES</text:p>
          </table:table-cell>
        </table:table-row>
        <table:table-row table:style-name="ro1">
          <table:table-cell table:style-name="ce2" office:value-type="string" calcext:value-type="string">
            <text:p>7560102</text:p>
          </table:table-cell>
          <table:table-cell office:value-type="string" calcext:value-type="string">
            <text:p>SERVICE IMPOTS DES ENTREPRISES PARIS 8E MADELEINE</text:p>
          </table:table-cell>
          <table:table-cell table:formula="of:=VLOOKUP([.D92];[$Feuille6.A:.B];2;0)" office:value-type="float" office:value="6" calcext:value-type="float">
            <text:p>6</text:p>
          </table:table-cell>
          <table:table-cell office:value-type="string" calcext:value-type="string">
            <text:p>LONDRES</text:p>
          </table:table-cell>
        </table:table-row>
        <table:table-row table:style-name="ro1">
          <table:table-cell table:style-name="ce2" office:value-type="string" calcext:value-type="string">
            <text:p>7560135240</text:p>
          </table:table-cell>
          <table:table-cell office:value-type="string" calcext:value-type="string">
            <text:p>POLE RECOUVREMENT SPECIALISE PARISIEN 1</text:p>
          </table:table-cell>
          <table:table-cell table:formula="of:=VLOOKUP([.D93];[$Feuille6.A:.B];2;0)" office:value-type="float" office:value="6" calcext:value-type="float">
            <text:p>6</text:p>
          </table:table-cell>
          <table:table-cell office:value-type="string" calcext:value-type="string">
            <text:p>LONDRES</text:p>
          </table:table-cell>
        </table:table-row>
        <table:table-row table:style-name="ro1">
          <table:table-cell table:style-name="ce2" office:value-type="string" calcext:value-type="string">
            <text:p>7560150021</text:p>
          </table:table-cell>
          <table:table-cell office:value-type="string" calcext:value-type="string">
            <text:p>SERVICE IMPOTS PARTICULIERS PARIS CENTRE</text:p>
          </table:table-cell>
          <table:table-cell table:formula="of:=VLOOKUP([.D94];[$Feuille6.A:.B];2;0)" office:value-type="float" office:value="11" calcext:value-type="float">
            <text:p>11</text:p>
          </table:table-cell>
          <table:table-cell office:value-type="string" calcext:value-type="string">
            <text:p>NOTRE-DAME DES VICTOIRES</text:p>
          </table:table-cell>
        </table:table-row>
        <table:table-row table:style-name="ro1">
          <table:table-cell table:style-name="ce2" office:value-type="string" calcext:value-type="string">
            <text:p>7560203</text:p>
          </table:table-cell>
          <table:table-cell office:value-type="string" calcext:value-type="string">
            <text:p>SERVICE IMPOTS DES ENTREPRISES PARIS 17E</text:p>
          </table:table-cell>
          <table:table-cell table:formula="of:=VLOOKUP([.D95];[$Feuille6.A:.B];2;0)" office:value-type="float" office:value="14" calcext:value-type="float">
            <text:p>14</text:p>
          </table:table-cell>
          <table:table-cell office:value-type="string" calcext:value-type="string">
            <text:p>REIMS</text:p>
          </table:table-cell>
        </table:table-row>
        <table:table-row table:style-name="ro1">
          <table:table-cell table:style-name="ce2" office:value-type="string" calcext:value-type="string">
            <text:p>7560251</text:p>
          </table:table-cell>
          <table:table-cell office:value-type="string" calcext:value-type="string">
            <text:p>SERVICE IMPOTS PARTICULIERS PARIS 17E</text:p>
          </table:table-cell>
          <table:table-cell table:formula="of:=VLOOKUP([.D96];[$Feuille6.A:.B];2;0)" office:value-type="float" office:value="14" calcext:value-type="float">
            <text:p>14</text:p>
          </table:table-cell>
          <table:table-cell office:value-type="string" calcext:value-type="string">
            <text:p>REIMS</text:p>
          </table:table-cell>
        </table:table-row>
        <table:table-row table:style-name="ro1">
          <table:table-cell table:style-name="ce2" office:value-type="string" calcext:value-type="string">
            <text:p>7560305</text:p>
          </table:table-cell>
          <table:table-cell office:value-type="string" calcext:value-type="string">
            <text:p>SERVICE IMPOTS DES ENTREPRISES PARIS 18E</text:p>
          </table:table-cell>
          <table:table-cell table:formula="of:=VLOOKUP([.D97];[$Feuille6.A:.B];2;0)" office:value-type="float" office:value="1" calcext:value-type="float">
            <text:p>1</text:p>
          </table:table-cell>
          <table:table-cell office:value-type="string" calcext:value-type="string">
            <text:p>ARGONNE</text:p>
          </table:table-cell>
        </table:table-row>
        <table:table-row table:style-name="ro1">
          <table:table-cell table:style-name="ce2" office:value-type="string" calcext:value-type="string">
            <text:p>7560355021</text:p>
          </table:table-cell>
          <table:table-cell office:value-type="string" calcext:value-type="string">
            <text:p>SERVICE IMPOTS PARTICULIERS PARIS 18E</text:p>
          </table:table-cell>
          <table:table-cell table:formula="of:=VLOOKUP([.D98];[$Feuille6.A:.B];2;0)" office:value-type="float" office:value="4" calcext:value-type="float">
            <text:p>4</text:p>
          </table:table-cell>
          <table:table-cell office:value-type="string" calcext:value-type="string">
            <text:p>EUGENE CARRIERE</text:p>
          </table:table-cell>
        </table:table-row>
        <table:table-row table:style-name="ro1">
          <table:table-cell table:style-name="ce2" office:value-type="string" calcext:value-type="string">
            <text:p>7560E11</text:p>
          </table:table-cell>
          <table:table-cell office:value-type="string" calcext:value-type="string">
            <text:p>POLE DE CONTROLE ET EXPERTISE PARIS 8E MADELEINE</text:p>
          </table:table-cell>
          <table:table-cell table:formula="of:=VLOOKUP([.D99];[$Feuille6.A:.B];2;0)" office:value-type="float" office:value="6" calcext:value-type="float">
            <text:p>6</text:p>
          </table:table-cell>
          <table:table-cell office:value-type="string" calcext:value-type="string">
            <text:p>LONDRES</text:p>
          </table:table-cell>
        </table:table-row>
        <table:table-row table:style-name="ro1">
          <table:table-cell table:style-name="ce2" office:value-type="string" calcext:value-type="string">
            <text:p>7560E12</text:p>
          </table:table-cell>
          <table:table-cell office:value-type="string" calcext:value-type="string">
            <text:p>POLE DE CONTROLE ET EXPERTISE PARIS 8E ELYSEES</text:p>
          </table:table-cell>
          <table:table-cell table:formula="of:=VLOOKUP([.D100];[$Feuille6.A:.B];2;0)" office:value-type="float" office:value="6" calcext:value-type="float">
            <text:p>6</text:p>
          </table:table-cell>
          <table:table-cell office:value-type="string" calcext:value-type="string">
            <text:p>LONDRES</text:p>
          </table:table-cell>
        </table:table-row>
        <table:table-row table:style-name="ro1">
          <table:table-cell table:style-name="ce2" office:value-type="string" calcext:value-type="string">
            <text:p>7560E14100</text:p>
          </table:table-cell>
          <table:table-cell office:value-type="string" calcext:value-type="string">
            <text:p>POLE DE CONTROLE ET EXPERTISE PARIS 17E</text:p>
          </table:table-cell>
          <table:table-cell table:formula="of:=VLOOKUP([.D101];[$Feuille6.A:.B];2;0)" office:value-type="float" office:value="14" calcext:value-type="float">
            <text:p>14</text:p>
          </table:table-cell>
          <table:table-cell office:value-type="string" calcext:value-type="string">
            <text:p>REIMS</text:p>
          </table:table-cell>
        </table:table-row>
        <table:table-row table:style-name="ro1">
          <table:table-cell office:value-type="string" calcext:value-type="string">
            <text:p>7564B01</text:p>
          </table:table-cell>
          <table:table-cell office:value-type="string" calcext:value-type="string">
            <text:p>1ERE BRIGADE DEPART. VERIF. PARIS NORD</text:p>
          </table:table-cell>
          <table:table-cell table:formula="of:=VLOOKUP([.D102];[$Feuille6.A:.B];2;0)" office:value-type="float" office:value="1" calcext:value-type="float">
            <text:p>1</text:p>
          </table:table-cell>
          <table:table-cell office:value-type="string" calcext:value-type="string">
            <text:p>ARGONNE</text:p>
          </table:table-cell>
        </table:table-row>
        <table:table-row table:style-name="ro1">
          <table:table-cell office:value-type="string" calcext:value-type="string">
            <text:p>7564B02</text:p>
          </table:table-cell>
          <table:table-cell office:value-type="string" calcext:value-type="string">
            <text:p>2EME BRIGADE DEPART. VERIF. PARIS NORD</text:p>
          </table:table-cell>
          <table:table-cell table:formula="of:=VLOOKUP([.D103];[$Feuille6.A:.B];2;0)" office:value-type="float" office:value="1" calcext:value-type="float">
            <text:p>1</text:p>
          </table:table-cell>
          <table:table-cell office:value-type="string" calcext:value-type="string">
            <text:p>ARGONNE</text:p>
          </table:table-cell>
        </table:table-row>
        <table:table-row table:style-name="ro1">
          <table:table-cell office:value-type="string" calcext:value-type="string">
            <text:p>7564B05</text:p>
          </table:table-cell>
          <table:table-cell office:value-type="string" calcext:value-type="string">
            <text:p>5EME BRIGADE DEPART. VERIF. PARIS NORD</text:p>
          </table:table-cell>
          <table:table-cell table:formula="of:=VLOOKUP([.D104];[$Feuille6.A:.B];2;0)" office:value-type="float" office:value="1" calcext:value-type="float">
            <text:p>1</text:p>
          </table:table-cell>
          <table:table-cell office:value-type="string" calcext:value-type="string">
            <text:p>ARGONNE</text:p>
          </table:table-cell>
        </table:table-row>
        <table:table-row table:style-name="ro1">
          <table:table-cell office:value-type="string" calcext:value-type="string">
            <text:p>7564B06101</text:p>
          </table:table-cell>
          <table:table-cell office:value-type="string" calcext:value-type="string">
            <text:p>6EME BRIGADE DEPART. VERIF. PARIS NORD</text:p>
          </table:table-cell>
          <table:table-cell table:formula="of:=VLOOKUP([.D105];[$Feuille6.A:.B];2;0)" office:value-type="float" office:value="1" calcext:value-type="float">
            <text:p>1</text:p>
          </table:table-cell>
          <table:table-cell office:value-type="string" calcext:value-type="string">
            <text:p>ARGONNE</text:p>
          </table:table-cell>
        </table:table-row>
        <table:table-row table:style-name="ro1">
          <table:table-cell office:value-type="string" calcext:value-type="string">
            <text:p>7564B07</text:p>
          </table:table-cell>
          <table:table-cell office:value-type="string" calcext:value-type="string">
            <text:p>7EME BRIGADE DEPART. VERIF. PARIS NORD</text:p>
          </table:table-cell>
          <table:table-cell table:formula="of:=VLOOKUP([.D106];[$Feuille6.A:.B];2;0)" office:value-type="float" office:value="1" calcext:value-type="float">
            <text:p>1</text:p>
          </table:table-cell>
          <table:table-cell office:value-type="string" calcext:value-type="string">
            <text:p>ARGONNE</text:p>
          </table:table-cell>
        </table:table-row>
        <table:table-row table:style-name="ro1">
          <table:table-cell office:value-type="string" calcext:value-type="string">
            <text:p>7564B08</text:p>
          </table:table-cell>
          <table:table-cell office:value-type="string" calcext:value-type="string">
            <text:p>8EME BRIGADE DEPART. VERIF. PARIS NORD</text:p>
          </table:table-cell>
          <table:table-cell table:formula="of:=VLOOKUP([.D107];[$Feuille6.A:.B];2;0)" office:value-type="float" office:value="1" calcext:value-type="float">
            <text:p>1</text:p>
          </table:table-cell>
          <table:table-cell office:value-type="string" calcext:value-type="string">
            <text:p>ARGONNE</text:p>
          </table:table-cell>
        </table:table-row>
        <table:table-row table:style-name="ro1">
          <table:table-cell office:value-type="string" calcext:value-type="string">
            <text:p>7564B09</text:p>
          </table:table-cell>
          <table:table-cell office:value-type="string" calcext:value-type="string">
            <text:p>9EME BRIGADE DEPART. VERIF. PARIS NORD</text:p>
          </table:table-cell>
          <table:table-cell table:formula="of:=VLOOKUP([.D108];[$Feuille6.A:.B];2;0)" office:value-type="float" office:value="1" calcext:value-type="float">
            <text:p>1</text:p>
          </table:table-cell>
          <table:table-cell office:value-type="string" calcext:value-type="string">
            <text:p>ARGONNE</text:p>
          </table:table-cell>
        </table:table-row>
        <table:table-row table:style-name="ro1">
          <table:table-cell office:value-type="string" calcext:value-type="string">
            <text:p>7564B10</text:p>
          </table:table-cell>
          <table:table-cell office:value-type="string" calcext:value-type="string">
            <text:p>10EME BRIGADE DEPART. VERIF. PARIS NORD</text:p>
          </table:table-cell>
          <table:table-cell table:formula="of:=VLOOKUP([.D109];[$Feuille6.A:.B];2;0)" office:value-type="float" office:value="1" calcext:value-type="float">
            <text:p>1</text:p>
          </table:table-cell>
          <table:table-cell office:value-type="string" calcext:value-type="string">
            <text:p>ARGONNE</text:p>
          </table:table-cell>
        </table:table-row>
        <table:table-row table:style-name="ro1">
          <table:table-cell office:value-type="string" calcext:value-type="string">
            <text:p>7564P61</text:p>
          </table:table-cell>
          <table:table-cell office:value-type="string" calcext:value-type="string">
            <text:p>SERVICE DEPTAL ENREGISTREMENT PARIS SAINT-LAZARE</text:p>
          </table:table-cell>
          <table:table-cell table:formula="of:=VLOOKUP([.D110];[$Feuille6.A:.B];2;0)" office:value-type="float" office:value="6" calcext:value-type="float">
            <text:p>6</text:p>
          </table:table-cell>
          <table:table-cell office:value-type="string" calcext:value-type="string">
            <text:p>LONDRES</text:p>
          </table:table-cell>
        </table:table-row>
        <table:table-row table:style-name="ro1">
          <table:table-cell office:value-type="string" calcext:value-type="string">
            <text:p>7564R02</text:p>
          </table:table-cell>
          <table:table-cell office:value-type="string" calcext:value-type="string">
            <text:p>PCRP PARIS 8E/17E</text:p>
          </table:table-cell>
          <table:table-cell table:formula="of:=VLOOKUP([.D111];[$Feuille6.A:.B];2;0)" office:value-type="float" office:value="14" calcext:value-type="float">
            <text:p>14</text:p>
          </table:table-cell>
          <table:table-cell office:value-type="string" calcext:value-type="string">
            <text:p>REIMS</text:p>
          </table:table-cell>
        </table:table-row>
        <table:table-row table:style-name="ro1">
          <table:table-cell office:value-type="string" calcext:value-type="string">
            <text:p>7564R04</text:p>
          </table:table-cell>
          <table:table-cell office:value-type="string" calcext:value-type="string">
            <text:p>PCRP BRIGADE PATRIMOINE REVENU 4</text:p>
          </table:table-cell>
          <table:table-cell table:formula="of:=VLOOKUP([.D112];[$Feuille6.A:.B];2;0)" office:value-type="float" office:value="14" calcext:value-type="float">
            <text:p>14</text:p>
          </table:table-cell>
          <table:table-cell office:value-type="string" calcext:value-type="string">
            <text:p>REIMS</text:p>
          </table:table-cell>
        </table:table-row>
        <table:table-row table:style-name="ro1">
          <table:table-cell office:value-type="string" calcext:value-type="string">
            <text:p>7564R05</text:p>
          </table:table-cell>
          <table:table-cell office:value-type="string" calcext:value-type="string">
            <text:p>PCRP BRIGADE PATRIMOINE REVENU 5</text:p>
          </table:table-cell>
          <table:table-cell table:formula="of:=VLOOKUP([.D113];[$Feuille6.A:.B];2;0)" office:value-type="float" office:value="14" calcext:value-type="float">
            <text:p>14</text:p>
          </table:table-cell>
          <table:table-cell office:value-type="string" calcext:value-type="string">
            <text:p>REIMS</text:p>
          </table:table-cell>
        </table:table-row>
        <table:table-row table:style-name="ro1">
          <table:table-cell table:style-name="ce2" office:value-type="string" calcext:value-type="string">
            <text:p>7567E40</text:p>
          </table:table-cell>
          <table:table-cell office:value-type="string" calcext:value-type="string">
            <text:p>BRIGADE CONTROLE ET RECHERCHES PARIS NORD</text:p>
          </table:table-cell>
          <table:table-cell table:formula="of:=VLOOKUP([.D114];[$Feuille6.A:.B];2;0)" office:value-type="float" office:value="1" calcext:value-type="float">
            <text:p>1</text:p>
          </table:table-cell>
          <table:table-cell office:value-type="string" calcext:value-type="string">
            <text:p>ARGONNE</text:p>
          </table:table-cell>
        </table:table-row>
        <table:table-row table:style-name="ro1">
          <table:table-cell office:value-type="string" calcext:value-type="string">
            <text:p>7567P32600</text:p>
          </table:table-cell>
          <table:table-cell office:value-type="string" calcext:value-type="string">
            <text:p>CENTRE DES FINANCES PUBLIQUES PARIS 17E 6 BRD DE REIMS</text:p>
          </table:table-cell>
          <table:table-cell table:formula="of:=VLOOKUP([.D115];[$Feuille6.A:.B];2;0)" office:value-type="float" office:value="14" calcext:value-type="float">
            <text:p>14</text:p>
          </table:table-cell>
          <table:table-cell office:value-type="string" calcext:value-type="string">
            <text:p>REIMS</text:p>
          </table:table-cell>
        </table:table-row>
        <table:table-row table:style-name="ro1">
          <table:table-cell office:value-type="string" calcext:value-type="string">
            <text:p>7567P34600</text:p>
          </table:table-cell>
          <table:table-cell office:value-type="string" calcext:value-type="string">
            <text:p>CENTRE DES FINANCES PUBLIQUES PARIS 18E 61 RUE E. CARRIERE</text:p>
          </table:table-cell>
          <table:table-cell table:formula="of:=VLOOKUP([.D116];[$Feuille6.A:.B];2;0)" office:value-type="float" office:value="4" calcext:value-type="float">
            <text:p>4</text:p>
          </table:table-cell>
          <table:table-cell office:value-type="string" calcext:value-type="string">
            <text:p>EUGENE CARRIERE</text:p>
          </table:table-cell>
        </table:table-row>
        <table:table-row table:style-name="ro1">
          <table:table-cell office:value-type="string" calcext:value-type="string">
            <text:p>7567P39600</text:p>
          </table:table-cell>
          <table:table-cell office:value-type="string" calcext:value-type="string">
            <text:p>CENTRE DES FINANCES PUBLIQUES PARIS 8E 5 RUE DE LONDRES</text:p>
          </table:table-cell>
          <table:table-cell table:formula="of:=VLOOKUP([.D117];[$Feuille6.A:.B];2;0)" office:value-type="float" office:value="6" calcext:value-type="float">
            <text:p>6</text:p>
          </table:table-cell>
          <table:table-cell office:value-type="string" calcext:value-type="string">
            <text:p>LONDRES</text:p>
          </table:table-cell>
        </table:table-row>
        <table:table-row table:style-name="ro1">
          <table:table-cell office:value-type="string" calcext:value-type="string">
            <text:p>756B140</text:p>
          </table:table-cell>
          <table:table-cell office:value-type="string" calcext:value-type="string">
            <text:p>DIVISION 1 FISCALITE DES PARTICULIERS</text:p>
          </table:table-cell>
          <table:table-cell table:formula="of:=VLOOKUP([.D118];[$Feuille6.A:.B];2;0)" office:value-type="float" office:value="15" calcext:value-type="float">
            <text:p>15</text:p>
          </table:table-cell>
          <table:table-cell office:value-type="string" calcext:value-type="string">
            <text:p>SAINT SULPICE</text:p>
          </table:table-cell>
        </table:table-row>
        <table:table-row table:style-name="ro1">
          <table:table-cell office:value-type="string" calcext:value-type="string">
            <text:p>756B142</text:p>
          </table:table-cell>
          <table:table-cell office:value-type="string" calcext:value-type="string">
            <text:p>DIVISION 3 CONTENTIEUX DES PARTICULIERS</text:p>
          </table:table-cell>
          <table:table-cell table:formula="of:=VLOOKUP([.D119];[$Feuille6.A:.B];2;0)" office:value-type="float" office:value="6" calcext:value-type="float">
            <text:p>6</text:p>
          </table:table-cell>
          <table:table-cell office:value-type="string" calcext:value-type="string">
            <text:p>LONDRES</text:p>
          </table:table-cell>
        </table:table-row>
        <table:table-row table:style-name="ro1">
          <table:table-cell office:value-type="string" calcext:value-type="string">
            <text:p>756B143</text:p>
          </table:table-cell>
          <table:table-cell office:value-type="string" calcext:value-type="string">
            <text:p>DIVISION 4 CONTENTIEUX PROFESSIONNELS 2</text:p>
          </table:table-cell>
          <table:table-cell table:formula="of:=VLOOKUP([.D120];[$Feuille6.A:.B];2;0)" office:value-type="float" office:value="6" calcext:value-type="float">
            <text:p>6</text:p>
          </table:table-cell>
          <table:table-cell office:value-type="string" calcext:value-type="string">
            <text:p>LONDRES</text:p>
          </table:table-cell>
        </table:table-row>
        <table:table-row table:style-name="ro1">
          <table:table-cell office:value-type="string" calcext:value-type="string">
            <text:p>756B144100</text:p>
          </table:table-cell>
          <table:table-cell office:value-type="string" calcext:value-type="string">
            <text:p>DIVISION 5 ANIMATION CF PARIS 3</text:p>
          </table:table-cell>
          <table:table-cell table:formula="of:=VLOOKUP([.D121];[$Feuille6.A:.B];2;0)" office:value-type="float" office:value="6" calcext:value-type="float">
            <text:p>6</text:p>
          </table:table-cell>
          <table:table-cell office:value-type="string" calcext:value-type="string">
            <text:p>LONDRES</text:p>
          </table:table-cell>
        </table:table-row>
        <table:table-row table:style-name="ro1">
          <table:table-cell office:value-type="string" calcext:value-type="string">
            <text:p>756F110</text:p>
          </table:table-cell>
          <table:table-cell office:value-type="string" calcext:value-type="string">
            <text:p>MISSION 1 PROGRAMMATION</text:p>
          </table:table-cell>
          <table:table-cell table:formula="of:=VLOOKUP([.D122];[$Feuille6.A:.B];2;0)" office:value-type="float" office:value="6" calcext:value-type="float">
            <text:p>6</text:p>
          </table:table-cell>
          <table:table-cell office:value-type="string" calcext:value-type="string">
            <text:p>LONDRES</text:p>
          </table:table-cell>
        </table:table-row>
        <table:table-row table:style-name="ro1">
          <table:table-cell table:style-name="ce2" office:value-type="string" calcext:value-type="string">
            <text:p>7570103251</text:p>
          </table:table-cell>
          <table:table-cell office:value-type="string" calcext:value-type="string">
            <text:p>SERVICE IMPOTS DES ENTREPRISES PARIS 6E 7E</text:p>
          </table:table-cell>
          <table:table-cell table:formula="of:=VLOOKUP([.D123];[$Feuille6.A:.B];2;0)" office:value-type="float" office:value="15" calcext:value-type="float">
            <text:p>15</text:p>
          </table:table-cell>
          <table:table-cell office:value-type="string" calcext:value-type="string">
            <text:p>SAINT SULPICE</text:p>
          </table:table-cell>
        </table:table-row>
        <table:table-row table:style-name="ro1">
          <table:table-cell table:style-name="ce2" office:value-type="string" calcext:value-type="string">
            <text:p>7570153</text:p>
          </table:table-cell>
          <table:table-cell office:value-type="string" calcext:value-type="string">
            <text:p>SERVICE IMPOTS PARTICULIERS PARIS 5E-6E-7E</text:p>
          </table:table-cell>
          <table:table-cell table:formula="of:=VLOOKUP([.D124];[$Feuille6.A:.B];2;0)" office:value-type="float" office:value="15" calcext:value-type="float">
            <text:p>15</text:p>
          </table:table-cell>
          <table:table-cell office:value-type="string" calcext:value-type="string">
            <text:p>SAINT SULPICE</text:p>
          </table:table-cell>
        </table:table-row>
        <table:table-row table:style-name="ro1">
          <table:table-cell table:style-name="ce2" office:value-type="string" calcext:value-type="string">
            <text:p>7570251</text:p>
          </table:table-cell>
          <table:table-cell office:value-type="string" calcext:value-type="string">
            <text:p>SERVICE IMPOTS PARTICULIERS PARIS 15E OUEST</text:p>
          </table:table-cell>
          <table:table-cell table:formula="of:=VLOOKUP([.D125];[$Feuille6.A:.B];2;0)" office:value-type="float" office:value="2" calcext:value-type="float">
            <text:p>2</text:p>
          </table:table-cell>
          <table:table-cell office:value-type="string" calcext:value-type="string">
            <text:p>BEURET</text:p>
          </table:table-cell>
        </table:table-row>
        <table:table-row table:style-name="ro1">
          <table:table-cell table:style-name="ce2" office:value-type="string" calcext:value-type="string">
            <text:p>7570302</text:p>
          </table:table-cell>
          <table:table-cell office:value-type="string" calcext:value-type="string">
            <text:p>SERVICE IMPOTS DES ENTREPRISES PARIS 16E</text:p>
          </table:table-cell>
          <table:table-cell table:formula="of:=VLOOKUP([.D126];[$Feuille6.A:.B];2;0)" office:value-type="float" office:value="7" calcext:value-type="float">
            <text:p>7</text:p>
          </table:table-cell>
          <table:table-cell office:value-type="string" calcext:value-type="string">
            <text:p>MALAKOFF</text:p>
          </table:table-cell>
        </table:table-row>
        <table:table-row table:style-name="ro1">
          <table:table-cell table:style-name="ce2" office:value-type="string" calcext:value-type="string">
            <text:p>7570355</text:p>
          </table:table-cell>
          <table:table-cell office:value-type="string" calcext:value-type="string">
            <text:p>SERVICE IMPOTS PARTICULIERS PARIS 16E AUTEUIL</text:p>
          </table:table-cell>
          <table:table-cell table:formula="of:=VLOOKUP([.D127];[$Feuille6.A:.B];2;0)" office:value-type="float" office:value="5" calcext:value-type="float">
            <text:p>5</text:p>
          </table:table-cell>
          <table:table-cell office:value-type="string" calcext:value-type="string">
            <text:p>GEORGE SAND</text:p>
          </table:table-cell>
        </table:table-row>
        <table:table-row table:style-name="ro1">
          <table:table-cell table:style-name="ce2" office:value-type="string" calcext:value-type="string">
            <text:p>7570385</text:p>
          </table:table-cell>
          <table:table-cell office:value-type="string" calcext:value-type="string">
            <text:p>SERVICE IMPOTS PARTICULIERS PARIS 16E NORD</text:p>
          </table:table-cell>
          <table:table-cell table:formula="of:=VLOOKUP([.D128];[$Feuille6.A:.B];2;0)" office:value-type="float" office:value="5" calcext:value-type="float">
            <text:p>5</text:p>
          </table:table-cell>
          <table:table-cell office:value-type="string" calcext:value-type="string">
            <text:p>GEORGE SAND</text:p>
          </table:table-cell>
        </table:table-row>
        <table:table-row table:style-name="ro1">
          <table:table-cell table:style-name="ce2" office:value-type="string" calcext:value-type="string">
            <text:p>7570400</text:p>
          </table:table-cell>
          <table:table-cell office:value-type="string" calcext:value-type="string">
            <text:p>SERVICE IMPOTS DES ENTREPRISES PARIS 15E</text:p>
          </table:table-cell>
          <table:table-cell table:formula="of:=VLOOKUP([.D129];[$Feuille6.A:.B];2;0)" office:value-type="float" office:value="2" calcext:value-type="float">
            <text:p>2</text:p>
          </table:table-cell>
          <table:table-cell office:value-type="string" calcext:value-type="string">
            <text:p>BEURET</text:p>
          </table:table-cell>
        </table:table-row>
        <table:table-row table:style-name="ro1">
          <table:table-cell table:style-name="ce2" office:value-type="string" calcext:value-type="string">
            <text:p>7570450</text:p>
          </table:table-cell>
          <table:table-cell office:value-type="string" calcext:value-type="string">
            <text:p>SERVICE IMPOTS PARTICULIERS PARIS 15E EST</text:p>
          </table:table-cell>
          <table:table-cell table:formula="of:=VLOOKUP([.D130];[$Feuille6.A:.B];2;0)" office:value-type="float" office:value="2" calcext:value-type="float">
            <text:p>2</text:p>
          </table:table-cell>
          <table:table-cell office:value-type="string" calcext:value-type="string">
            <text:p>BEURET</text:p>
          </table:table-cell>
        </table:table-row>
        <table:table-row table:style-name="ro1">
          <table:table-cell table:style-name="ce2" office:value-type="string" calcext:value-type="string">
            <text:p>7570E10100</text:p>
          </table:table-cell>
          <table:table-cell office:value-type="string" calcext:value-type="string">
            <text:p>POLE DE CONTROLE ET EXPERTISE PARIS 6E-7E</text:p>
          </table:table-cell>
          <table:table-cell table:formula="of:=VLOOKUP([.D131];[$Feuille6.A:.B];2;0)" office:value-type="float" office:value="15" calcext:value-type="float">
            <text:p>15</text:p>
          </table:table-cell>
          <table:table-cell office:value-type="string" calcext:value-type="string">
            <text:p>SAINT SULPICE</text:p>
          </table:table-cell>
        </table:table-row>
        <table:table-row table:style-name="ro1">
          <table:table-cell table:style-name="ce2" office:value-type="string" calcext:value-type="string">
            <text:p>7570E12100</text:p>
          </table:table-cell>
          <table:table-cell office:value-type="string" calcext:value-type="string">
            <text:p>POLE DE CONTROLE ET EXPERTISE PARIS 15E</text:p>
          </table:table-cell>
          <table:table-cell table:formula="of:=VLOOKUP([.D132];[$Feuille6.A:.B];2;0)" office:value-type="float" office:value="2" calcext:value-type="float">
            <text:p>2</text:p>
          </table:table-cell>
          <table:table-cell office:value-type="string" calcext:value-type="string">
            <text:p>BEURET</text:p>
          </table:table-cell>
        </table:table-row>
        <table:table-row table:style-name="ro1">
          <table:table-cell table:style-name="ce2" office:value-type="string" calcext:value-type="string">
            <text:p>7570E14100</text:p>
          </table:table-cell>
          <table:table-cell office:value-type="string" calcext:value-type="string">
            <text:p>POLE DE CONTROLE ET EXPERTISE PARIS 16E</text:p>
          </table:table-cell>
          <table:table-cell table:formula="of:=VLOOKUP([.D133];[$Feuille6.A:.B];2;0)" office:value-type="float" office:value="7" calcext:value-type="float">
            <text:p>7</text:p>
          </table:table-cell>
          <table:table-cell office:value-type="string" calcext:value-type="string">
            <text:p>MALAKOFF</text:p>
          </table:table-cell>
        </table:table-row>
        <table:table-row table:style-name="ro1">
          <table:table-cell office:value-type="string" calcext:value-type="string">
            <text:p>7574B01</text:p>
          </table:table-cell>
          <table:table-cell office:value-type="string" calcext:value-type="string">
            <text:p>1ERE BRIGADE DEPART. VERIF. PARIS OUEST</text:p>
          </table:table-cell>
          <table:table-cell table:formula="of:=VLOOKUP([.D134];[$Feuille6.A:.B];2;0)" office:value-type="float" office:value="15" calcext:value-type="float">
            <text:p>15</text:p>
          </table:table-cell>
          <table:table-cell office:value-type="string" calcext:value-type="string">
            <text:p>SAINT SULPICE</text:p>
          </table:table-cell>
        </table:table-row>
        <table:table-row table:style-name="ro1">
          <table:table-cell office:value-type="string" calcext:value-type="string">
            <text:p>7574B05101</text:p>
          </table:table-cell>
          <table:table-cell office:value-type="string" calcext:value-type="string">
            <text:p>5EME BRIGADE DEPART. VERIF. PARIS OUEST</text:p>
          </table:table-cell>
          <table:table-cell table:formula="of:=VLOOKUP([.D135];[$Feuille6.A:.B];2;0)" office:value-type="float" office:value="15" calcext:value-type="float">
            <text:p>15</text:p>
          </table:table-cell>
          <table:table-cell office:value-type="string" calcext:value-type="string">
            <text:p>SAINT SULPICE</text:p>
          </table:table-cell>
        </table:table-row>
        <table:table-row table:style-name="ro1">
          <table:table-cell office:value-type="string" calcext:value-type="string">
            <text:p>7574B06101</text:p>
          </table:table-cell>
          <table:table-cell office:value-type="string" calcext:value-type="string">
            <text:p>6EME BRIGADE DEPART. VERIF. PARIS OUEST</text:p>
          </table:table-cell>
          <table:table-cell table:formula="of:=VLOOKUP([.D136];[$Feuille6.A:.B];2;0)" office:value-type="float" office:value="2" calcext:value-type="float">
            <text:p>2</text:p>
          </table:table-cell>
          <table:table-cell office:value-type="string" calcext:value-type="string">
            <text:p>BEURET</text:p>
          </table:table-cell>
        </table:table-row>
        <table:table-row table:style-name="ro1">
          <table:table-cell office:value-type="string" calcext:value-type="string">
            <text:p>7574B08</text:p>
          </table:table-cell>
          <table:table-cell office:value-type="string" calcext:value-type="string">
            <text:p>8EME BRIGADE DEPART. VERIF. PARIS OUEST</text:p>
          </table:table-cell>
          <table:table-cell table:formula="of:=VLOOKUP([.D137];[$Feuille6.A:.B];2;0)" office:value-type="float" office:value="5" calcext:value-type="float">
            <text:p>5</text:p>
          </table:table-cell>
          <table:table-cell office:value-type="string" calcext:value-type="string">
            <text:p>GEORGE SAND</text:p>
          </table:table-cell>
        </table:table-row>
        <table:table-row table:style-name="ro1">
          <table:table-cell office:value-type="string" calcext:value-type="string">
            <text:p>7574B09</text:p>
          </table:table-cell>
          <table:table-cell office:value-type="string" calcext:value-type="string">
            <text:p>9EME BRIGADE DEPART. VERIF. PARIS OUEST</text:p>
          </table:table-cell>
          <table:table-cell table:formula="of:=VLOOKUP([.D138];[$Feuille6.A:.B];2;0)" office:value-type="float" office:value="5" calcext:value-type="float">
            <text:p>5</text:p>
          </table:table-cell>
          <table:table-cell office:value-type="string" calcext:value-type="string">
            <text:p>GEORGE SAND</text:p>
          </table:table-cell>
        </table:table-row>
        <table:table-row table:style-name="ro1">
          <table:table-cell office:value-type="string" calcext:value-type="string">
            <text:p>7574B12101</text:p>
          </table:table-cell>
          <table:table-cell office:value-type="string" calcext:value-type="string">
            <text:p>12EME BRIGADE DEPART. VERIF. PARIS OUEST</text:p>
          </table:table-cell>
          <table:table-cell table:formula="of:=VLOOKUP([.D139];[$Feuille6.A:.B];2;0)" office:value-type="float" office:value="7" calcext:value-type="float">
            <text:p>7</text:p>
          </table:table-cell>
          <table:table-cell office:value-type="string" calcext:value-type="string">
            <text:p>MALAKOFF</text:p>
          </table:table-cell>
        </table:table-row>
        <table:table-row table:style-name="ro1">
          <table:table-cell office:value-type="string" calcext:value-type="string">
            <text:p>7574R02</text:p>
          </table:table-cell>
          <table:table-cell office:value-type="string" calcext:value-type="string">
            <text:p>PCRP PARIS 16E</text:p>
          </table:table-cell>
          <table:table-cell table:formula="of:=VLOOKUP([.D140];[$Feuille6.A:.B];2;0)" office:value-type="float" office:value="5" calcext:value-type="float">
            <text:p>5</text:p>
          </table:table-cell>
          <table:table-cell office:value-type="string" calcext:value-type="string">
            <text:p>GEORGE SAND</text:p>
          </table:table-cell>
        </table:table-row>
        <table:table-row table:style-name="ro1">
          <table:table-cell office:value-type="string" calcext:value-type="string">
            <text:p>7574R04100</text:p>
          </table:table-cell>
          <table:table-cell office:value-type="string" calcext:value-type="string">
            <text:p>PCRP PARIS 7E</text:p>
          </table:table-cell>
          <table:table-cell table:formula="of:=VLOOKUP([.D141];[$Feuille6.A:.B];2;0)" office:value-type="float" office:value="15" calcext:value-type="float">
            <text:p>15</text:p>
          </table:table-cell>
          <table:table-cell office:value-type="string" calcext:value-type="string">
            <text:p>SAINT SULPICE</text:p>
          </table:table-cell>
        </table:table-row>
        <table:table-row table:style-name="ro1">
          <table:table-cell office:value-type="string" calcext:value-type="string">
            <text:p>7574R05</text:p>
          </table:table-cell>
          <table:table-cell office:value-type="string" calcext:value-type="string">
            <text:p>PCRP PARIS 15E</text:p>
          </table:table-cell>
          <table:table-cell table:formula="of:=VLOOKUP([.D142];[$Feuille6.A:.B];2;0)" office:value-type="float" office:value="2" calcext:value-type="float">
            <text:p>2</text:p>
          </table:table-cell>
          <table:table-cell office:value-type="string" calcext:value-type="string">
            <text:p>BEURET</text:p>
          </table:table-cell>
        </table:table-row>
        <table:table-row table:style-name="ro1">
          <table:table-cell table:style-name="ce2" office:value-type="string" calcext:value-type="string">
            <text:p>7577E40340</text:p>
          </table:table-cell>
          <table:table-cell office:value-type="string" calcext:value-type="string">
            <text:p>BRIGADE CONTROLE ET RECHERCHES SUD-OUEST</text:p>
          </table:table-cell>
          <table:table-cell table:formula="of:=VLOOKUP([.D143];[$Feuille6.A:.B];2;0)" office:value-type="float" office:value="15" calcext:value-type="float">
            <text:p>15</text:p>
          </table:table-cell>
          <table:table-cell office:value-type="string" calcext:value-type="string">
            <text:p>SAINT SULPICE</text:p>
          </table:table-cell>
        </table:table-row>
        <table:table-row table:style-name="ro1">
          <table:table-cell office:value-type="string" calcext:value-type="string">
            <text:p>7577P32600</text:p>
          </table:table-cell>
          <table:table-cell office:value-type="string" calcext:value-type="string">
            <text:p>CENTRE DES FINANCES PUBLIQUES PARIS 15E 13-15 RUE GAL BEURET</text:p>
          </table:table-cell>
          <table:table-cell table:formula="of:=VLOOKUP([.D144];[$Feuille6.A:.B];2;0)" office:value-type="float" office:value="2" calcext:value-type="float">
            <text:p>2</text:p>
          </table:table-cell>
          <table:table-cell office:value-type="string" calcext:value-type="string">
            <text:p>BEURET</text:p>
          </table:table-cell>
        </table:table-row>
        <table:table-row table:style-name="ro1">
          <table:table-cell office:value-type="string" calcext:value-type="string">
            <text:p>7577P33600</text:p>
          </table:table-cell>
          <table:table-cell office:value-type="string" calcext:value-type="string">
            <text:p>CENTRE DES FINANCES PUBLIQUES PARIS 16E RUE GEORGE SAND</text:p>
          </table:table-cell>
          <table:table-cell table:formula="of:=VLOOKUP([.D145];[$Feuille6.A:.B];2;0)" office:value-type="float" office:value="5" calcext:value-type="float">
            <text:p>5</text:p>
          </table:table-cell>
          <table:table-cell office:value-type="string" calcext:value-type="string">
            <text:p>GEORGE SAND</text:p>
          </table:table-cell>
        </table:table-row>
        <table:table-row table:style-name="ro1">
          <table:table-cell office:value-type="string" calcext:value-type="string">
            <text:p>7577P34600</text:p>
          </table:table-cell>
          <table:table-cell office:value-type="string" calcext:value-type="string">
            <text:p>CENTRE DES FINANCES PUBLIQUES PARIS 16E 146 AVE MALAKOFF</text:p>
          </table:table-cell>
          <table:table-cell table:formula="of:=VLOOKUP([.D146];[$Feuille6.A:.B];2;0)" office:value-type="float" office:value="7" calcext:value-type="float">
            <text:p>7</text:p>
          </table:table-cell>
          <table:table-cell office:value-type="string" calcext:value-type="string">
            <text:p>MALAKOFF</text:p>
          </table:table-cell>
        </table:table-row>
        <table:table-row table:style-name="ro1">
          <table:table-cell table:style-name="ce2" office:value-type="string" calcext:value-type="string">
            <text:p>7580200</text:p>
          </table:table-cell>
          <table:table-cell office:value-type="string" calcext:value-type="string">
            <text:p>SERVICE IMPOTS DES ENTREPRISES PARIS 6E-7E</text:p>
          </table:table-cell>
          <table:table-cell table:formula="of:=VLOOKUP([.D147];[$Feuille6.A:.B];2;0)" office:value-type="float" office:value="15" calcext:value-type="float">
            <text:p>15</text:p>
          </table:table-cell>
          <table:table-cell office:value-type="string" calcext:value-type="string">
            <text:p>SAINT SULPICE</text:p>
          </table:table-cell>
        </table:table-row>
        <table:table-row table:style-name="ro1">
          <table:table-cell table:style-name="ce2" office:value-type="string" calcext:value-type="string">
            <text:p>7580234</text:p>
          </table:table-cell>
          <table:table-cell office:value-type="string" calcext:value-type="string">
            <text:p>POLE RECOUVREMENT SPECIALISE DNVSF</text:p>
          </table:table-cell>
          <table:table-cell table:formula="of:=VLOOKUP([.D148];[$Feuille6.A:.B];2;0)" office:value-type="float" office:value="17" calcext:value-type="float">
            <text:p>17</text:p>
          </table:table-cell>
          <table:table-cell office:value-type="string" calcext:value-type="string">
            <text:p>UZES</text:p>
          </table:table-cell>
        </table:table-row>
        <table:table-row table:style-name="ro1">
          <table:table-cell table:style-name="ce2" office:value-type="string" calcext:value-type="string">
            <text:p>7580235</text:p>
          </table:table-cell>
          <table:table-cell office:value-type="string" calcext:value-type="string">
            <text:p>POLE RECOUVREMENT SPECIALISE PARISIEN 2</text:p>
          </table:table-cell>
          <table:table-cell table:formula="of:=VLOOKUP([.D149];[$Feuille6.A:.B];2;0)" office:value-type="float" office:value="16" calcext:value-type="float">
            <text:p>16</text:p>
          </table:table-cell>
          <table:table-cell office:value-type="string" calcext:value-type="string">
            <text:p>TOLBIAC</text:p>
          </table:table-cell>
        </table:table-row>
        <table:table-row table:style-name="ro1">
          <table:table-cell table:style-name="ce2" office:value-type="string" calcext:value-type="string">
            <text:p>7580250021</text:p>
          </table:table-cell>
          <table:table-cell office:value-type="string" calcext:value-type="string">
            <text:p>SERVICE IMPOTS PARTICULIERS PARIS 5E 6E 7E</text:p>
          </table:table-cell>
          <table:table-cell table:formula="of:=VLOOKUP([.D150];[$Feuille6.A:.B];2;0)" office:value-type="float" office:value="15" calcext:value-type="float">
            <text:p>15</text:p>
          </table:table-cell>
          <table:table-cell office:value-type="string" calcext:value-type="string">
            <text:p>SAINT SULPICE</text:p>
          </table:table-cell>
        </table:table-row>
        <table:table-row table:style-name="ro1">
          <table:table-cell table:style-name="ce2" office:value-type="string" calcext:value-type="string">
            <text:p>7580301</text:p>
          </table:table-cell>
          <table:table-cell office:value-type="string" calcext:value-type="string">
            <text:p>SERVICE IMPOTS DES ENTREPRISES PARIS 5E-13E</text:p>
          </table:table-cell>
          <table:table-cell table:formula="of:=VLOOKUP([.D151];[$Feuille6.A:.B];2;0)" office:value-type="float" office:value="16" calcext:value-type="float">
            <text:p>16</text:p>
          </table:table-cell>
          <table:table-cell office:value-type="string" calcext:value-type="string">
            <text:p>TOLBIAC</text:p>
          </table:table-cell>
        </table:table-row>
        <table:table-row table:style-name="ro1">
          <table:table-cell table:style-name="ce2" office:value-type="string" calcext:value-type="string">
            <text:p>7580381</text:p>
          </table:table-cell>
          <table:table-cell office:value-type="string" calcext:value-type="string">
            <text:p>SERVICE IMPOTS PARTICULIERS PARIS 13E</text:p>
          </table:table-cell>
          <table:table-cell table:formula="of:=VLOOKUP([.D152];[$Feuille6.A:.B];2;0)" office:value-type="float" office:value="16" calcext:value-type="float">
            <text:p>16</text:p>
          </table:table-cell>
          <table:table-cell office:value-type="string" calcext:value-type="string">
            <text:p>TOLBIAC</text:p>
          </table:table-cell>
        </table:table-row>
        <table:table-row table:style-name="ro1">
          <table:table-cell table:style-name="ce2" office:value-type="string" calcext:value-type="string">
            <text:p>7580401</text:p>
          </table:table-cell>
          <table:table-cell office:value-type="string" calcext:value-type="string">
            <text:p>SERVICE IMPOTS DES ENTREPRISES PARIS 14E</text:p>
          </table:table-cell>
          <table:table-cell table:formula="of:=VLOOKUP([.D153];[$Feuille6.A:.B];2;0)" office:value-type="float" office:value="10" calcext:value-type="float">
            <text:p>10</text:p>
          </table:table-cell>
          <table:table-cell office:value-type="string" calcext:value-type="string">
            <text:p>MOULIN VERT</text:p>
          </table:table-cell>
        </table:table-row>
        <table:table-row table:style-name="ro1">
          <table:table-cell table:style-name="ce2" office:value-type="string" calcext:value-type="string">
            <text:p>7580481</text:p>
          </table:table-cell>
          <table:table-cell office:value-type="string" calcext:value-type="string">
            <text:p>SERVICE IMPOTS PARTICULIERS PARIS 14E</text:p>
          </table:table-cell>
          <table:table-cell table:formula="of:=VLOOKUP([.D154];[$Feuille6.A:.B];2;0)" office:value-type="float" office:value="10" calcext:value-type="float">
            <text:p>10</text:p>
          </table:table-cell>
          <table:table-cell office:value-type="string" calcext:value-type="string">
            <text:p>MOULIN VERT</text:p>
          </table:table-cell>
        </table:table-row>
        <table:table-row table:style-name="ro1">
          <table:table-cell table:style-name="ce2" office:value-type="string" calcext:value-type="string">
            <text:p>7580E12</text:p>
          </table:table-cell>
          <table:table-cell office:value-type="string" calcext:value-type="string">
            <text:p>POLE DE CONTROLE ET EXPERTISE PARIS 5E-13E-14E</text:p>
          </table:table-cell>
          <table:table-cell table:formula="of:=VLOOKUP([.D155];[$Feuille6.A:.B];2;0)" office:value-type="float" office:value="10" calcext:value-type="float">
            <text:p>10</text:p>
          </table:table-cell>
          <table:table-cell office:value-type="string" calcext:value-type="string">
            <text:p>MOULIN VERT</text:p>
          </table:table-cell>
        </table:table-row>
        <table:table-row table:style-name="ro1">
          <table:table-cell office:value-type="string" calcext:value-type="string">
            <text:p>7584B02</text:p>
          </table:table-cell>
          <table:table-cell office:value-type="string" calcext:value-type="string">
            <text:p>2EME BRIGADE DEPART. VERIF. PARIS SUD</text:p>
          </table:table-cell>
          <table:table-cell table:formula="of:=VLOOKUP([.D156];[$Feuille6.A:.B];2;0)" office:value-type="float" office:value="15" calcext:value-type="float">
            <text:p>15</text:p>
          </table:table-cell>
          <table:table-cell office:value-type="string" calcext:value-type="string">
            <text:p>SAINT SULPICE</text:p>
          </table:table-cell>
        </table:table-row>
        <table:table-row table:style-name="ro1">
          <table:table-cell office:value-type="string" calcext:value-type="string">
            <text:p>7584B05101</text:p>
          </table:table-cell>
          <table:table-cell office:value-type="string" calcext:value-type="string">
            <text:p>5EME BRIGADE DEPART. VERIF. PARIS SUD</text:p>
          </table:table-cell>
          <table:table-cell table:formula="of:=VLOOKUP([.D157];[$Feuille6.A:.B];2;0)" office:value-type="float" office:value="15" calcext:value-type="float">
            <text:p>15</text:p>
          </table:table-cell>
          <table:table-cell office:value-type="string" calcext:value-type="string">
            <text:p>SAINT SULPICE</text:p>
          </table:table-cell>
        </table:table-row>
        <table:table-row table:style-name="ro1">
          <table:table-cell office:value-type="string" calcext:value-type="string">
            <text:p>7584B06</text:p>
          </table:table-cell>
          <table:table-cell office:value-type="string" calcext:value-type="string">
            <text:p>6EME BRIGADE DEPART. VERIF. PARIS SUD</text:p>
          </table:table-cell>
          <table:table-cell table:formula="of:=VLOOKUP([.D158];[$Feuille6.A:.B];2;0)" office:value-type="float" office:value="5" calcext:value-type="float">
            <text:p>5</text:p>
          </table:table-cell>
          <table:table-cell office:value-type="string" calcext:value-type="string">
            <text:p>GEORGE SAND</text:p>
          </table:table-cell>
        </table:table-row>
        <table:table-row table:style-name="ro1">
          <table:table-cell office:value-type="string" calcext:value-type="string">
            <text:p>7584B07</text:p>
          </table:table-cell>
          <table:table-cell office:value-type="string" calcext:value-type="string">
            <text:p>7EME BRIGADE DEPART. VERIF. PARIS SUD</text:p>
          </table:table-cell>
          <table:table-cell table:formula="of:=VLOOKUP([.D159];[$Feuille6.A:.B];2;0)" office:value-type="float" office:value="16" calcext:value-type="float">
            <text:p>16</text:p>
          </table:table-cell>
          <table:table-cell office:value-type="string" calcext:value-type="string">
            <text:p>TOLBIAC</text:p>
          </table:table-cell>
        </table:table-row>
        <table:table-row table:style-name="ro1">
          <table:table-cell office:value-type="string" calcext:value-type="string">
            <text:p>7584K01101</text:p>
          </table:table-cell>
          <table:table-cell office:value-type="string" calcext:value-type="string">
            <text:p>BRIGADE CONTROLE FI 3 null</text:p>
          </table:table-cell>
          <table:table-cell table:formula="of:=VLOOKUP([.D160];[$Feuille6.A:.B];2;0)" office:value-type="float" office:value="15" calcext:value-type="float">
            <text:p>15</text:p>
          </table:table-cell>
          <table:table-cell office:value-type="string" calcext:value-type="string">
            <text:p>SAINT SULPICE</text:p>
          </table:table-cell>
        </table:table-row>
        <table:table-row table:style-name="ro1">
          <table:table-cell office:value-type="string" calcext:value-type="string">
            <text:p>7584K03</text:p>
          </table:table-cell>
          <table:table-cell office:value-type="string" calcext:value-type="string">
            <text:p>BRIGADE CONTROLE FI 1 null</text:p>
          </table:table-cell>
          <table:table-cell table:formula="of:=VLOOKUP([.D161];[$Feuille6.A:.B];2;0)" office:value-type="float" office:value="15" calcext:value-type="float">
            <text:p>15</text:p>
          </table:table-cell>
          <table:table-cell office:value-type="string" calcext:value-type="string">
            <text:p>SAINT SULPICE</text:p>
          </table:table-cell>
        </table:table-row>
        <table:table-row table:style-name="ro1">
          <table:table-cell office:value-type="string" calcext:value-type="string">
            <text:p>7584K04</text:p>
          </table:table-cell>
          <table:table-cell office:value-type="string" calcext:value-type="string">
            <text:p>BRIGADE CONTROLE FI 2 null</text:p>
          </table:table-cell>
          <table:table-cell table:formula="of:=VLOOKUP([.D162];[$Feuille6.A:.B];2;0)" office:value-type="float" office:value="15" calcext:value-type="float">
            <text:p>15</text:p>
          </table:table-cell>
          <table:table-cell office:value-type="string" calcext:value-type="string">
            <text:p>SAINT SULPICE</text:p>
          </table:table-cell>
        </table:table-row>
        <table:table-row table:style-name="ro1">
          <table:table-cell office:value-type="string" calcext:value-type="string">
            <text:p>7584K05101</text:p>
          </table:table-cell>
          <table:table-cell office:value-type="string" calcext:value-type="string">
            <text:p>BRIGADE CONTROLE FI 4</text:p>
          </table:table-cell>
          <table:table-cell table:formula="of:=VLOOKUP([.D163];[$Feuille6.A:.B];2;0)" office:value-type="float" office:value="15" calcext:value-type="float">
            <text:p>15</text:p>
          </table:table-cell>
          <table:table-cell office:value-type="string" calcext:value-type="string">
            <text:p>SAINT SULPICE</text:p>
          </table:table-cell>
        </table:table-row>
        <table:table-row table:style-name="ro1">
          <table:table-cell office:value-type="string" calcext:value-type="string">
            <text:p>7584P61</text:p>
          </table:table-cell>
          <table:table-cell office:value-type="string" calcext:value-type="string">
            <text:p>SERVICE DEPTAL ENREGISTREMENT PARIS SAINT-SULPICE</text:p>
          </table:table-cell>
          <table:table-cell table:formula="of:=VLOOKUP([.D164];[$Feuille6.A:.B];2;0)" office:value-type="float" office:value="15" calcext:value-type="float">
            <text:p>15</text:p>
          </table:table-cell>
          <table:table-cell office:value-type="string" calcext:value-type="string">
            <text:p>SAINT SULPICE</text:p>
          </table:table-cell>
        </table:table-row>
        <table:table-row table:style-name="ro1">
          <table:table-cell office:value-type="string" calcext:value-type="string">
            <text:p>7584R01</text:p>
          </table:table-cell>
          <table:table-cell office:value-type="string" calcext:value-type="string">
            <text:p>PCRP PARIS 5E 14E</text:p>
          </table:table-cell>
          <table:table-cell table:formula="of:=VLOOKUP([.D165];[$Feuille6.A:.B];2;0)" office:value-type="float" office:value="10" calcext:value-type="float">
            <text:p>10</text:p>
          </table:table-cell>
          <table:table-cell office:value-type="string" calcext:value-type="string">
            <text:p>MOULIN VERT</text:p>
          </table:table-cell>
        </table:table-row>
        <table:table-row table:style-name="ro1">
          <table:table-cell office:value-type="string" calcext:value-type="string">
            <text:p>7584R02</text:p>
          </table:table-cell>
          <table:table-cell office:value-type="string" calcext:value-type="string">
            <text:p>PCRP PARIS 6E 13E</text:p>
          </table:table-cell>
          <table:table-cell table:formula="of:=VLOOKUP([.D166];[$Feuille6.A:.B];2;0)" office:value-type="float" office:value="15" calcext:value-type="float">
            <text:p>15</text:p>
          </table:table-cell>
          <table:table-cell office:value-type="string" calcext:value-type="string">
            <text:p>SAINT SULPICE</text:p>
          </table:table-cell>
        </table:table-row>
        <table:table-row table:style-name="ro1">
          <table:table-cell office:value-type="string" calcext:value-type="string">
            <text:p>7584R04100</text:p>
          </table:table-cell>
          <table:table-cell office:value-type="string" calcext:value-type="string">
            <text:p>PCRP BRIGADE PATRIMOINE REVENU 2</text:p>
          </table:table-cell>
          <table:table-cell table:formula="of:=VLOOKUP([.D167];[$Feuille6.A:.B];2;0)" office:value-type="float" office:value="15" calcext:value-type="float">
            <text:p>15</text:p>
          </table:table-cell>
          <table:table-cell office:value-type="string" calcext:value-type="string">
            <text:p>SAINT SULPICE</text:p>
          </table:table-cell>
        </table:table-row>
        <table:table-row table:style-name="ro1">
          <table:table-cell office:value-type="string" calcext:value-type="string">
            <text:p>7584R05100</text:p>
          </table:table-cell>
          <table:table-cell office:value-type="string" calcext:value-type="string">
            <text:p>PCRP BRIGADE PATRIMOINE REVENU 3</text:p>
          </table:table-cell>
          <table:table-cell table:formula="of:=VLOOKUP([.D168];[$Feuille6.A:.B];2;0)" office:value-type="float" office:value="15" calcext:value-type="float">
            <text:p>15</text:p>
          </table:table-cell>
          <table:table-cell office:value-type="string" calcext:value-type="string">
            <text:p>SAINT SULPICE</text:p>
          </table:table-cell>
        </table:table-row>
        <table:table-row table:style-name="ro1">
          <table:table-cell office:value-type="string" calcext:value-type="string">
            <text:p>7587P32600</text:p>
          </table:table-cell>
          <table:table-cell office:value-type="string" calcext:value-type="string">
            <text:p>CENTRE DES FINANCES PUBLIQUES PARIS 6E 9 PCE ST-SULPICE</text:p>
          </table:table-cell>
          <table:table-cell table:formula="of:=VLOOKUP([.D169];[$Feuille6.A:.B];2;0)" office:value-type="float" office:value="15" calcext:value-type="float">
            <text:p>15</text:p>
          </table:table-cell>
          <table:table-cell office:value-type="string" calcext:value-type="string">
            <text:p>SAINT SULPICE</text:p>
          </table:table-cell>
        </table:table-row>
        <table:table-row table:style-name="ro1">
          <table:table-cell office:value-type="string" calcext:value-type="string">
            <text:p>7587P33600</text:p>
          </table:table-cell>
          <table:table-cell office:value-type="string" calcext:value-type="string">
            <text:p>CENTRE DES FINANCES PUBLIQUES PARIS 13E 101 RUE DE TOLBIAC</text:p>
          </table:table-cell>
          <table:table-cell table:formula="of:=VLOOKUP([.D170];[$Feuille6.A:.B];2;0)" office:value-type="float" office:value="16" calcext:value-type="float">
            <text:p>16</text:p>
          </table:table-cell>
          <table:table-cell office:value-type="string" calcext:value-type="string">
            <text:p>TOLBIAC</text:p>
          </table:table-cell>
        </table:table-row>
        <table:table-row table:style-name="ro1">
          <table:table-cell office:value-type="string" calcext:value-type="string">
            <text:p>7587P34600</text:p>
          </table:table-cell>
          <table:table-cell office:value-type="string" calcext:value-type="string">
            <text:p>CENTRE DES FINANCES PUBLIQUES PARIS 14E 29 RUE MOULIN VERT</text:p>
          </table:table-cell>
          <table:table-cell table:formula="of:=VLOOKUP([.D171];[$Feuille6.A:.B];2;0)" office:value-type="float" office:value="10" calcext:value-type="float">
            <text:p>10</text:p>
          </table:table-cell>
          <table:table-cell office:value-type="string" calcext:value-type="string">
            <text:p>MOULIN VERT</text:p>
          </table:table-cell>
        </table:table-row>
        <table:table-row table:style-name="ro1">
          <table:table-cell office:value-type="string" calcext:value-type="string">
            <text:p>758B341</text:p>
          </table:table-cell>
          <table:table-cell office:value-type="string" calcext:value-type="string">
            <text:p>DIVISION 2 FISCALITE DES PROFESSIONNELS</text:p>
          </table:table-cell>
          <table:table-cell table:formula="of:=VLOOKUP([.D172];[$Feuille6.A:.B];2;0)" office:value-type="float" office:value="15" calcext:value-type="float">
            <text:p>15</text:p>
          </table:table-cell>
          <table:table-cell office:value-type="string" calcext:value-type="string">
            <text:p>SAINT SULPICE</text:p>
          </table:table-cell>
        </table:table-row>
        <table:table-row table:style-name="ro1">
          <table:table-cell office:value-type="string" calcext:value-type="string">
            <text:p>758B344100</text:p>
          </table:table-cell>
          <table:table-cell office:value-type="string" calcext:value-type="string">
            <text:p>DIVISION 5 AFFAIRES PATRIMONIALES</text:p>
          </table:table-cell>
          <table:table-cell table:formula="of:=VLOOKUP([.D173];[$Feuille6.A:.B];2;0)" office:value-type="float" office:value="6" calcext:value-type="float">
            <text:p>6</text:p>
          </table:table-cell>
          <table:table-cell office:value-type="string" calcext:value-type="string">
            <text:p>LONDRES</text:p>
          </table:table-cell>
        </table:table-row>
        <table:table-row table:style-name="ro1">
          <table:table-cell office:value-type="string" calcext:value-type="string">
            <text:p>758B345100</text:p>
          </table:table-cell>
          <table:table-cell office:value-type="string" calcext:value-type="string">
            <text:p>DIVISION 6 ANIMATION CF PARIS 2</text:p>
          </table:table-cell>
          <table:table-cell table:formula="of:=VLOOKUP([.D174];[$Feuille6.A:.B];2;0)" office:value-type="float" office:value="15" calcext:value-type="float">
            <text:p>15</text:p>
          </table:table-cell>
          <table:table-cell office:value-type="string" calcext:value-type="string">
            <text:p>SAINT SULPICE</text:p>
          </table:table-cell>
        </table:table-row>
        <table:table-row table:style-name="ro1">
          <table:table-cell office:value-type="string" calcext:value-type="string">
            <text:p>758B346100</text:p>
          </table:table-cell>
          <table:table-cell office:value-type="string" calcext:value-type="string">
            <text:p>DIVISION 7 CF SUPPORT</text:p>
          </table:table-cell>
          <table:table-cell table:formula="of:=VLOOKUP([.D175];[$Feuille6.A:.B];2;0)" office:value-type="float" office:value="6" calcext:value-type="float">
            <text:p>6</text:p>
          </table:table-cell>
          <table:table-cell office:value-type="string" calcext:value-type="string">
            <text:p>LONDRES</text:p>
          </table:table-cell>
        </table:table-row>
        <table:table-row table:style-name="ro1">
          <table:table-cell office:value-type="string" calcext:value-type="string">
            <text:p>B214P01260</text:p>
          </table:table-cell>
          <table:table-cell office:value-type="string" calcext:value-type="string">
            <text:p>SERVICE DE PUBLICITE FONCIERE PARIS 1</text:p>
          </table:table-cell>
          <table:table-cell table:formula="of:=VLOOKUP([.D176];[$Feuille6.A:.B];2;0)" office:value-type="float" office:value="12" calcext:value-type="float">
            <text:p>12</text:p>
          </table:table-cell>
          <table:table-cell office:value-type="string" calcext:value-type="string">
            <text:p>PAGANINI</text:p>
          </table:table-cell>
        </table:table-row>
        <table:table-row table:style-name="ro1">
          <table:table-cell office:value-type="string" calcext:value-type="string">
            <text:p>B214P02</text:p>
          </table:table-cell>
          <table:table-cell office:value-type="string" calcext:value-type="string">
            <text:p>SERVICE DE PUBLICITE FONCIERE PARIS 2</text:p>
          </table:table-cell>
          <table:table-cell table:formula="of:=VLOOKUP([.D177];[$Feuille6.A:.B];2;0)" office:value-type="float" office:value="12" calcext:value-type="float">
            <text:p>12</text:p>
          </table:table-cell>
          <table:table-cell office:value-type="string" calcext:value-type="string">
            <text:p>PAGANINI</text:p>
          </table:table-cell>
        </table:table-row>
        <table:table-row table:style-name="ro1">
          <table:table-cell office:value-type="string" calcext:value-type="string">
            <text:p>B216G60100</text:p>
          </table:table-cell>
          <table:table-cell office:value-type="string" calcext:value-type="string">
            <text:p>POLE DE TOPOGRAPHIE ET DE GESTION CADASTRALE DE PARIS</text:p>
          </table:table-cell>
          <table:table-cell table:formula="of:=VLOOKUP([.D178];[$Feuille6.A:.B];2;0)" office:value-type="float" office:value="12" calcext:value-type="float">
            <text:p>12</text:p>
          </table:table-cell>
          <table:table-cell office:value-type="string" calcext:value-type="string">
            <text:p>PAGANINI</text:p>
          </table:table-cell>
        </table:table-row>
      </table:table>
      <table:table table:name="Feuille6" table:style-name="ta1">
        <table:table-column table:style-name="co8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ARGON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UR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TE PARAD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UGENE CARRIER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ORGE S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NDR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LAKOF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YSE HILSZ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UNIER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OULIN VER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TRE-DAME DES VICTOIR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AGAN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EAUMU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AINT SULPIC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LBIA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ZES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number-rows-repeated="5">
          <table:table-cell table:style-name="Default"/>
          <table:table-cell table:style-name="ce8"/>
        </table:table-row>
        <table:table-row table:style-name="ro1">
          <table:table-cell table:style-name="Default"/>
          <table:table-cell table:style-name="ce8"/>
        </table:table-row>
      </table:table>
      <table:table table:name="structures" table:style-name="ta1">
        <table:table-column table:style-name="co6" table:default-cell-style-name="Default"/>
        <table:table-column table:style-name="co5" table:default-cell-style-name="Default"/>
        <table:table-column table:style-name="co9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SAGES</text:p>
          </table:table-cell>
          <table:table-cell office:value-type="string" calcext:value-type="string">
            <text:p>Lib service</text:p>
          </table:table-cell>
          <table:table-cell table:style-name="Default" office:value-type="string" calcext:value-type="string">
            <text:p>lieu_id</text:p>
          </table:table-cell>
          <table:table-cell/>
        </table:table-row>
        <table:table-row table:style-name="ro1">
          <table:table-cell office:value-type="string" calcext:value-type="string">
            <text:p>754C246100</text:p>
          </table:table-cell>
          <table:table-cell office:value-type="string" calcext:value-type="string">
            <text:p>DIVISION 7 SFACT VDP</text:p>
          </table:table-cell>
          <table:table-cell table:style-name="Default" office:value-type="float" office:value="13" calcext:value-type="float">
            <text:p>13</text:p>
          </table:table-cell>
          <table:table-cell table:formula="of:=CONCATENATE([.A2];&quot;,&quot;;[.B2];&quot;,&quot;;[.C2])" office:value-type="string" office:string-value="754C246100,DIVISION 7 SFACT VDP,13" calcext:value-type="string">
            <text:p>754C246100,DIVISION 7 SFACT VDP,13</text:p>
          </table:table-cell>
        </table:table-row>
        <table:table-row table:style-name="ro1">
          <table:table-cell office:value-type="string" calcext:value-type="string">
            <text:p>7564B10</text:p>
          </table:table-cell>
          <table:table-cell office:value-type="string" calcext:value-type="string">
            <text:p>10EME BRIGADE DEPART. VERIF. PARIS NORD</text:p>
          </table:table-cell>
          <table:table-cell office:value-type="string" calcext:value-type="string">
            <text:p>1</text:p>
          </table:table-cell>
          <table:table-cell table:formula="of:=CONCATENATE([.A3];&quot;,&quot;;[.B3];&quot;,&quot;;[.C3])" office:value-type="string" office:string-value="7564B10,10EME BRIGADE DEPART. VERIF. PARIS NORD,1" calcext:value-type="string">
            <text:p>7564B10,10EME BRIGADE DEPART. VERIF. PARIS NORD,1</text:p>
          </table:table-cell>
        </table:table-row>
        <table:table-row table:style-name="ro1">
          <table:table-cell office:value-type="string" calcext:value-type="string">
            <text:p>7564B01</text:p>
          </table:table-cell>
          <table:table-cell office:value-type="string" calcext:value-type="string">
            <text:p>1ERE BRIGADE DEPART. VERIF. PARIS NORD</text:p>
          </table:table-cell>
          <table:table-cell office:value-type="string" calcext:value-type="string">
            <text:p>1</text:p>
          </table:table-cell>
          <table:table-cell table:formula="of:=CONCATENATE([.A4];&quot;,&quot;;[.B4];&quot;,&quot;;[.C4])" office:value-type="string" office:string-value="7564B01,1ERE BRIGADE DEPART. VERIF. PARIS NORD,1" calcext:value-type="string">
            <text:p>7564B01,1ERE BRIGADE DEPART. VERIF. PARIS NORD,1</text:p>
          </table:table-cell>
        </table:table-row>
        <table:table-row table:style-name="ro1">
          <table:table-cell office:value-type="string" calcext:value-type="string">
            <text:p>7564B02</text:p>
          </table:table-cell>
          <table:table-cell office:value-type="string" calcext:value-type="string">
            <text:p>2EME BRIGADE DEPART. VERIF. PARIS NORD</text:p>
          </table:table-cell>
          <table:table-cell office:value-type="string" calcext:value-type="string">
            <text:p>1</text:p>
          </table:table-cell>
          <table:table-cell table:formula="of:=CONCATENATE([.A5];&quot;,&quot;;[.B5];&quot;,&quot;;[.C5])" office:value-type="string" office:string-value="7564B02,2EME BRIGADE DEPART. VERIF. PARIS NORD,1" calcext:value-type="string">
            <text:p>7564B02,2EME BRIGADE DEPART. VERIF. PARIS NORD,1</text:p>
          </table:table-cell>
        </table:table-row>
        <table:table-row table:style-name="ro1">
          <table:table-cell office:value-type="string" calcext:value-type="string">
            <text:p>7544B04</text:p>
          </table:table-cell>
          <table:table-cell office:value-type="string" calcext:value-type="string">
            <text:p>4EME BRIGADE DEPART. VERIF. PARIS-CENTRE</text:p>
          </table:table-cell>
          <table:table-cell office:value-type="string" calcext:value-type="string">
            <text:p>1</text:p>
          </table:table-cell>
          <table:table-cell table:formula="of:=CONCATENATE([.A6];&quot;,&quot;;[.B6];&quot;,&quot;;[.C6])" office:value-type="string" office:string-value="7544B04,4EME BRIGADE DEPART. VERIF. PARIS-CENTRE,1" calcext:value-type="string">
            <text:p>7544B04,4EME BRIGADE DEPART. VERIF. PARIS-CENTRE,1</text:p>
          </table:table-cell>
        </table:table-row>
        <table:table-row table:style-name="ro1">
          <table:table-cell office:value-type="string" calcext:value-type="string">
            <text:p>7564B05</text:p>
          </table:table-cell>
          <table:table-cell office:value-type="string" calcext:value-type="string">
            <text:p>5EME BRIGADE DEPART. VERIF. PARIS NORD</text:p>
          </table:table-cell>
          <table:table-cell office:value-type="string" calcext:value-type="string">
            <text:p>1</text:p>
          </table:table-cell>
          <table:table-cell table:formula="of:=CONCATENATE([.A7];&quot;,&quot;;[.B7];&quot;,&quot;;[.C7])" office:value-type="string" office:string-value="7564B05,5EME BRIGADE DEPART. VERIF. PARIS NORD,1" calcext:value-type="string">
            <text:p>7564B05,5EME BRIGADE DEPART. VERIF. PARIS NORD,1</text:p>
          </table:table-cell>
        </table:table-row>
        <table:table-row table:style-name="ro1">
          <table:table-cell office:value-type="string" calcext:value-type="string">
            <text:p>7564B06101</text:p>
          </table:table-cell>
          <table:table-cell office:value-type="string" calcext:value-type="string">
            <text:p>6EME BRIGADE DEPART. VERIF. PARIS NORD</text:p>
          </table:table-cell>
          <table:table-cell office:value-type="string" calcext:value-type="string">
            <text:p>1</text:p>
          </table:table-cell>
          <table:table-cell table:formula="of:=CONCATENATE([.A8];&quot;,&quot;;[.B8];&quot;,&quot;;[.C8])" office:value-type="string" office:string-value="7564B06101,6EME BRIGADE DEPART. VERIF. PARIS NORD,1" calcext:value-type="string">
            <text:p>7564B06101,6EME BRIGADE DEPART. VERIF. PARIS NORD,1</text:p>
          </table:table-cell>
        </table:table-row>
        <table:table-row table:style-name="ro1">
          <table:table-cell office:value-type="string" calcext:value-type="string">
            <text:p>7554B07</text:p>
          </table:table-cell>
          <table:table-cell office:value-type="string" calcext:value-type="string">
            <text:p>7EME BRIGADE DEPART. VERIF. PARIS EST</text:p>
          </table:table-cell>
          <table:table-cell office:value-type="string" calcext:value-type="string">
            <text:p>1</text:p>
          </table:table-cell>
          <table:table-cell table:formula="of:=CONCATENATE([.A9];&quot;,&quot;;[.B9];&quot;,&quot;;[.C9])" office:value-type="string" office:string-value="7554B07,7EME BRIGADE DEPART. VERIF. PARIS EST,1" calcext:value-type="string">
            <text:p>7554B07,7EME BRIGADE DEPART. VERIF. PARIS EST,1</text:p>
          </table:table-cell>
        </table:table-row>
        <table:table-row table:style-name="ro1">
          <table:table-cell office:value-type="string" calcext:value-type="string">
            <text:p>7564B07</text:p>
          </table:table-cell>
          <table:table-cell office:value-type="string" calcext:value-type="string">
            <text:p>7EME BRIGADE DEPART. VERIF. PARIS NORD</text:p>
          </table:table-cell>
          <table:table-cell office:value-type="string" calcext:value-type="string">
            <text:p>1</text:p>
          </table:table-cell>
          <table:table-cell table:formula="of:=CONCATENATE([.A10];&quot;,&quot;;[.B10];&quot;,&quot;;[.C10])" office:value-type="string" office:string-value="7564B07,7EME BRIGADE DEPART. VERIF. PARIS NORD,1" calcext:value-type="string">
            <text:p>7564B07,7EME BRIGADE DEPART. VERIF. PARIS NORD,1</text:p>
          </table:table-cell>
        </table:table-row>
        <table:table-row table:style-name="ro1">
          <table:table-cell office:value-type="string" calcext:value-type="string">
            <text:p>7564B08</text:p>
          </table:table-cell>
          <table:table-cell office:value-type="string" calcext:value-type="string">
            <text:p>8EME BRIGADE DEPART. VERIF. PARIS NORD</text:p>
          </table:table-cell>
          <table:table-cell office:value-type="string" calcext:value-type="string">
            <text:p>1</text:p>
          </table:table-cell>
          <table:table-cell table:formula="of:=CONCATENATE([.A11];&quot;,&quot;;[.B11];&quot;,&quot;;[.C11])" office:value-type="string" office:string-value="7564B08,8EME BRIGADE DEPART. VERIF. PARIS NORD,1" calcext:value-type="string">
            <text:p>7564B08,8EME BRIGADE DEPART. VERIF. PARIS NORD,1</text:p>
          </table:table-cell>
        </table:table-row>
        <table:table-row table:style-name="ro1">
          <table:table-cell office:value-type="string" calcext:value-type="string">
            <text:p>7564B09</text:p>
          </table:table-cell>
          <table:table-cell office:value-type="string" calcext:value-type="string">
            <text:p>9EME BRIGADE DEPART. VERIF. PARIS NORD</text:p>
          </table:table-cell>
          <table:table-cell office:value-type="string" calcext:value-type="string">
            <text:p>1</text:p>
          </table:table-cell>
          <table:table-cell table:formula="of:=CONCATENATE([.A12];&quot;,&quot;;[.B12];&quot;,&quot;;[.C12])" office:value-type="string" office:string-value="7564B09,9EME BRIGADE DEPART. VERIF. PARIS NORD,1" calcext:value-type="string">
            <text:p>7564B09,9EME BRIGADE DEPART. VERIF. PARIS NORD,1</text:p>
          </table:table-cell>
        </table:table-row>
        <table:table-row table:style-name="ro1">
          <table:table-cell table:style-name="ce2" office:value-type="string" calcext:value-type="string">
            <text:p>7567E40</text:p>
          </table:table-cell>
          <table:table-cell office:value-type="string" calcext:value-type="string">
            <text:p>BRIGADE CONTROLE ET RECHERCHES PARIS NORD</text:p>
          </table:table-cell>
          <table:table-cell office:value-type="string" calcext:value-type="string">
            <text:p>1</text:p>
          </table:table-cell>
          <table:table-cell table:formula="of:=CONCATENATE([.A13];&quot;,&quot;;[.B13];&quot;,&quot;;[.C13])" office:value-type="string" office:string-value="7567E40,BRIGADE CONTROLE ET RECHERCHES PARIS NORD,1" calcext:value-type="string">
            <text:p>7567E40,BRIGADE CONTROLE ET RECHERCHES PARIS NORD,1</text:p>
          </table:table-cell>
        </table:table-row>
        <table:table-row table:style-name="ro1">
          <table:table-cell office:value-type="string" calcext:value-type="string">
            <text:p>7557P63600</text:p>
          </table:table-cell>
          <table:table-cell office:value-type="string" calcext:value-type="string">
            <text:p>IMMEUBLE PARIS 19EME 17 PLACE ARGONNE</text:p>
          </table:table-cell>
          <table:table-cell office:value-type="string" calcext:value-type="string">
            <text:p>1</text:p>
          </table:table-cell>
          <table:table-cell table:formula="of:=CONCATENATE([.A14];&quot;,&quot;;[.B14];&quot;,&quot;;[.C14])" office:value-type="string" office:string-value="7557P63600,IMMEUBLE PARIS 19EME 17 PLACE ARGONNE,1" calcext:value-type="string">
            <text:p>7557P63600,IMMEUBLE PARIS 19EME 17 PLACE ARGONNE,1</text:p>
          </table:table-cell>
        </table:table-row>
        <table:table-row table:style-name="ro1">
          <table:table-cell office:value-type="string" calcext:value-type="string">
            <text:p>754F113100</text:p>
          </table:table-cell>
          <table:table-cell office:value-type="string" calcext:value-type="string">
            <text:p>MISSION 4 MISSION DEPARTEMENTALE AUDIT</text:p>
          </table:table-cell>
          <table:table-cell office:value-type="string" calcext:value-type="string">
            <text:p>1</text:p>
          </table:table-cell>
          <table:table-cell table:formula="of:=CONCATENATE([.A15];&quot;,&quot;;[.B15];&quot;,&quot;;[.C15])" office:value-type="string" office:string-value="754F113100,MISSION 4 MISSION DEPARTEMENTALE AUDIT,1" calcext:value-type="string">
            <text:p>754F113100,MISSION 4 MISSION DEPARTEMENTALE AUDIT,1</text:p>
          </table:table-cell>
        </table:table-row>
        <table:table-row table:style-name="ro1">
          <table:table-cell table:style-name="ce2" office:value-type="string" calcext:value-type="string">
            <text:p>7550E12</text:p>
          </table:table-cell>
          <table:table-cell office:value-type="string" calcext:value-type="string">
            <text:p>POLE DE CONTROLE ET EXPERTISE PARIS 18E-19E</text:p>
          </table:table-cell>
          <table:table-cell office:value-type="string" calcext:value-type="string">
            <text:p>1</text:p>
          </table:table-cell>
          <table:table-cell table:formula="of:=CONCATENATE([.A16];&quot;,&quot;;[.B16];&quot;,&quot;;[.C16])" office:value-type="string" office:string-value="7550E12,POLE DE CONTROLE ET EXPERTISE PARIS 18E-19E,1" calcext:value-type="string">
            <text:p>7550E12,POLE DE CONTROLE ET EXPERTISE PARIS 18E-19E,1</text:p>
          </table:table-cell>
        </table:table-row>
        <table:table-row table:style-name="ro1">
          <table:table-cell table:style-name="ce2" office:value-type="string" calcext:value-type="string">
            <text:p>7560305</text:p>
          </table:table-cell>
          <table:table-cell office:value-type="string" calcext:value-type="string">
            <text:p>SERVICE IMPOTS DES ENTREPRISES PARIS 18E</text:p>
          </table:table-cell>
          <table:table-cell office:value-type="string" calcext:value-type="string">
            <text:p>1</text:p>
          </table:table-cell>
          <table:table-cell table:formula="of:=CONCATENATE([.A17];&quot;,&quot;;[.B17];&quot;,&quot;;[.C17])" office:value-type="string" office:string-value="7560305,SERVICE IMPOTS DES ENTREPRISES PARIS 18E,1" calcext:value-type="string">
            <text:p>7560305,SERVICE IMPOTS DES ENTREPRISES PARIS 18E,1</text:p>
          </table:table-cell>
        </table:table-row>
        <table:table-row table:style-name="ro1">
          <table:table-cell table:style-name="ce2" office:value-type="string" calcext:value-type="string">
            <text:p>7550301</text:p>
          </table:table-cell>
          <table:table-cell office:value-type="string" calcext:value-type="string">
            <text:p>SERVICE IMPOTS DES ENTREPRISES PARIS 19E</text:p>
          </table:table-cell>
          <table:table-cell office:value-type="string" calcext:value-type="string">
            <text:p>1</text:p>
          </table:table-cell>
          <table:table-cell table:formula="of:=CONCATENATE([.A18];&quot;,&quot;;[.B18];&quot;,&quot;;[.C18])" office:value-type="string" office:string-value="7550301,SERVICE IMPOTS DES ENTREPRISES PARIS 19E,1" calcext:value-type="string">
            <text:p>7550301,SERVICE IMPOTS DES ENTREPRISES PARIS 19E,1</text:p>
          </table:table-cell>
        </table:table-row>
        <table:table-row table:style-name="ro1">
          <table:table-cell table:style-name="ce2" office:value-type="string" calcext:value-type="string">
            <text:p>7550351</text:p>
          </table:table-cell>
          <table:table-cell office:value-type="string" calcext:value-type="string">
            <text:p>SERVICE IMPOTS PARTICULIERS PARIS 19E</text:p>
          </table:table-cell>
          <table:table-cell office:value-type="string" calcext:value-type="string">
            <text:p>1</text:p>
          </table:table-cell>
          <table:table-cell table:formula="of:=CONCATENATE([.A19];&quot;,&quot;;[.B19];&quot;,&quot;;[.C19])" office:value-type="string" office:string-value="7550351,SERVICE IMPOTS PARTICULIERS PARIS 19E,1" calcext:value-type="string">
            <text:p>7550351,SERVICE IMPOTS PARTICULIERS PARIS 19E,1</text:p>
          </table:table-cell>
        </table:table-row>
        <table:table-row table:style-name="ro1">
          <table:table-cell office:value-type="string" calcext:value-type="string">
            <text:p>7587P34600</text:p>
          </table:table-cell>
          <table:table-cell office:value-type="string" calcext:value-type="string">
            <text:p>CENTRE DES FINANCES PUBLIQUES PARIS 14E 29 RUE MOULIN VERT</text:p>
          </table:table-cell>
          <table:table-cell office:value-type="string" calcext:value-type="string">
            <text:p>10</text:p>
          </table:table-cell>
          <table:table-cell table:formula="of:=CONCATENATE([.A20];&quot;,&quot;;[.B20];&quot;,&quot;;[.C20])" office:value-type="string" office:string-value="7587P34600,CENTRE DES FINANCES PUBLIQUES PARIS 14E 29 RUE MOULIN VERT,10" calcext:value-type="string">
            <text:p>7587P34600,CENTRE DES FINANCES PUBLIQUES PARIS 14E 29 RUE MOULIN VERT,10</text:p>
          </table:table-cell>
        </table:table-row>
        <table:table-row table:style-name="ro1">
          <table:table-cell office:value-type="string" calcext:value-type="string">
            <text:p>7584R01</text:p>
          </table:table-cell>
          <table:table-cell office:value-type="string" calcext:value-type="string">
            <text:p>PCRP PARIS 5E 14E</text:p>
          </table:table-cell>
          <table:table-cell office:value-type="string" calcext:value-type="string">
            <text:p>10</text:p>
          </table:table-cell>
          <table:table-cell table:formula="of:=CONCATENATE([.A21];&quot;,&quot;;[.B21];&quot;,&quot;;[.C21])" office:value-type="string" office:string-value="7584R01,PCRP PARIS 5E 14E,10" calcext:value-type="string">
            <text:p>7584R01,PCRP PARIS 5E 14E,10</text:p>
          </table:table-cell>
        </table:table-row>
        <table:table-row table:style-name="ro1">
          <table:table-cell table:style-name="ce2" office:value-type="string" calcext:value-type="string">
            <text:p>7580E12</text:p>
          </table:table-cell>
          <table:table-cell office:value-type="string" calcext:value-type="string">
            <text:p>POLE DE CONTROLE ET EXPERTISE PARIS 5E-13E-14E</text:p>
          </table:table-cell>
          <table:table-cell office:value-type="string" calcext:value-type="string">
            <text:p>10</text:p>
          </table:table-cell>
          <table:table-cell table:formula="of:=CONCATENATE([.A22];&quot;,&quot;;[.B22];&quot;,&quot;;[.C22])" office:value-type="string" office:string-value="7580E12,POLE DE CONTROLE ET EXPERTISE PARIS 5E-13E-14E,10" calcext:value-type="string">
            <text:p>7580E12,POLE DE CONTROLE ET EXPERTISE PARIS 5E-13E-14E,10</text:p>
          </table:table-cell>
        </table:table-row>
        <table:table-row table:style-name="ro1">
          <table:table-cell table:style-name="ce2" office:value-type="string" calcext:value-type="string">
            <text:p>7580401</text:p>
          </table:table-cell>
          <table:table-cell office:value-type="string" calcext:value-type="string">
            <text:p>SERVICE IMPOTS DES ENTREPRISES PARIS 14E</text:p>
          </table:table-cell>
          <table:table-cell office:value-type="string" calcext:value-type="string">
            <text:p>10</text:p>
          </table:table-cell>
          <table:table-cell table:formula="of:=CONCATENATE([.A23];&quot;,&quot;;[.B23];&quot;,&quot;;[.C23])" office:value-type="string" office:string-value="7580401,SERVICE IMPOTS DES ENTREPRISES PARIS 14E,10" calcext:value-type="string">
            <text:p>7580401,SERVICE IMPOTS DES ENTREPRISES PARIS 14E,10</text:p>
          </table:table-cell>
        </table:table-row>
        <table:table-row table:style-name="ro1">
          <table:table-cell table:style-name="ce2" office:value-type="string" calcext:value-type="string">
            <text:p>7580481</text:p>
          </table:table-cell>
          <table:table-cell office:value-type="string" calcext:value-type="string">
            <text:p>SERVICE IMPOTS PARTICULIERS PARIS 14E</text:p>
          </table:table-cell>
          <table:table-cell office:value-type="string" calcext:value-type="string">
            <text:p>10</text:p>
          </table:table-cell>
          <table:table-cell table:formula="of:=CONCATENATE([.A24];&quot;,&quot;;[.B24];&quot;,&quot;;[.C24])" office:value-type="string" office:string-value="7580481,SERVICE IMPOTS PARTICULIERS PARIS 14E,10" calcext:value-type="string">
            <text:p>7580481,SERVICE IMPOTS PARTICULIERS PARIS 14E,10</text:p>
          </table:table-cell>
        </table:table-row>
        <table:table-row table:style-name="ro1">
          <table:table-cell table:style-name="ce2" office:value-type="string" calcext:value-type="string">
            <text:p>7549E26</text:p>
          </table:table-cell>
          <table:table-cell office:value-type="string" calcext:value-type="string">
            <text:p>TRESORERIE PARIS CTRES HOSPITALIERS SPEC.</text:p>
          </table:table-cell>
          <table:table-cell office:value-type="string" calcext:value-type="string">
            <text:p>10</text:p>
          </table:table-cell>
          <table:table-cell table:formula="of:=CONCATENATE([.A25];&quot;,&quot;;[.B25];&quot;,&quot;;[.C25])" office:value-type="string" office:string-value="7549E26,TRESORERIE PARIS CTRES HOSPITALIERS SPEC.,10" calcext:value-type="string">
            <text:p>7549E26,TRESORERIE PARIS CTRES HOSPITALIERS SPEC.,10</text:p>
          </table:table-cell>
        </table:table-row>
        <table:table-row table:style-name="ro1">
          <table:table-cell office:value-type="string" calcext:value-type="string">
            <text:p>754D144100</text:p>
          </table:table-cell>
          <table:table-cell office:value-type="string" calcext:value-type="string">
            <text:p>DIVISION BUDGET/MARCHES</text:p>
          </table:table-cell>
          <table:table-cell office:value-type="string" calcext:value-type="string">
            <text:p>11</text:p>
          </table:table-cell>
          <table:table-cell table:formula="of:=CONCATENATE([.A26];&quot;,&quot;;[.B26];&quot;,&quot;;[.C26])" office:value-type="string" office:string-value="754D144100,DIVISION BUDGET/MARCHES,11" calcext:value-type="string">
            <text:p>754D144100,DIVISION BUDGET/MARCHES,11</text:p>
          </table:table-cell>
        </table:table-row>
        <table:table-row table:style-name="ro1">
          <table:table-cell office:value-type="string" calcext:value-type="string">
            <text:p>754D146</text:p>
          </table:table-cell>
          <table:table-cell office:value-type="string" calcext:value-type="string">
            <text:p>DIVISION GESTIONS DE SITE ET SECURITE</text:p>
          </table:table-cell>
          <table:table-cell office:value-type="string" calcext:value-type="string">
            <text:p>11</text:p>
          </table:table-cell>
          <table:table-cell table:formula="of:=CONCATENATE([.A27];&quot;,&quot;;[.B27];&quot;,&quot;;[.C27])" office:value-type="string" office:string-value="754D146,DIVISION GESTIONS DE SITE ET SECURITE,11" calcext:value-type="string">
            <text:p>754D146,DIVISION GESTIONS DE SITE ET SECURITE,11</text:p>
          </table:table-cell>
        </table:table-row>
        <table:table-row table:style-name="ro1">
          <table:table-cell office:value-type="string" calcext:value-type="string">
            <text:p>754D145100</text:p>
          </table:table-cell>
          <table:table-cell office:value-type="string" calcext:value-type="string">
            <text:p>DIVISION IMMOBILIER</text:p>
          </table:table-cell>
          <table:table-cell office:value-type="string" calcext:value-type="string">
            <text:p>11</text:p>
          </table:table-cell>
          <table:table-cell table:formula="of:=CONCATENATE([.A28];&quot;,&quot;;[.B28];&quot;,&quot;;[.C28])" office:value-type="string" office:string-value="754D145100,DIVISION IMMOBILIER,11" calcext:value-type="string">
            <text:p>754D145100,DIVISION IMMOBILIER,11</text:p>
          </table:table-cell>
        </table:table-row>
        <table:table-row table:style-name="ro1">
          <table:table-cell table:style-name="ce2" office:value-type="string" calcext:value-type="string">
            <text:p>7540E10</text:p>
          </table:table-cell>
          <table:table-cell office:value-type="string" calcext:value-type="string">
            <text:p>POLE DE CONTROLE ET EXPERTISE PARIS 1ER-2E</text:p>
          </table:table-cell>
          <table:table-cell office:value-type="string" calcext:value-type="string">
            <text:p>11</text:p>
          </table:table-cell>
          <table:table-cell table:formula="of:=CONCATENATE([.A29];&quot;,&quot;;[.B29];&quot;,&quot;;[.C29])" office:value-type="string" office:string-value="7540E10,POLE DE CONTROLE ET EXPERTISE PARIS 1ER-2E,11" calcext:value-type="string">
            <text:p>7540E10,POLE DE CONTROLE ET EXPERTISE PARIS 1ER-2E,11</text:p>
          </table:table-cell>
        </table:table-row>
        <table:table-row table:style-name="ro1">
          <table:table-cell table:style-name="ce2" office:value-type="string" calcext:value-type="string">
            <text:p>7540E12</text:p>
          </table:table-cell>
          <table:table-cell office:value-type="string" calcext:value-type="string">
            <text:p>POLE DE CONTROLE ET EXPERTISE PARIS 4E</text:p>
          </table:table-cell>
          <table:table-cell office:value-type="string" calcext:value-type="string">
            <text:p>11</text:p>
          </table:table-cell>
          <table:table-cell table:formula="of:=CONCATENATE([.A30];&quot;,&quot;;[.B30];&quot;,&quot;;[.C30])" office:value-type="string" office:string-value="7540E12,POLE DE CONTROLE ET EXPERTISE PARIS 4E,11" calcext:value-type="string">
            <text:p>7540E12,POLE DE CONTROLE ET EXPERTISE PARIS 4E,11</text:p>
          </table:table-cell>
        </table:table-row>
        <table:table-row table:style-name="ro1">
          <table:table-cell table:style-name="ce2" office:value-type="string" calcext:value-type="string">
            <text:p>7540102245</text:p>
          </table:table-cell>
          <table:table-cell office:value-type="string" calcext:value-type="string">
            <text:p>SERVICE IMPOTS DES ENTREPRISES PARIS 1E-2E</text:p>
          </table:table-cell>
          <table:table-cell office:value-type="string" calcext:value-type="string">
            <text:p>11</text:p>
          </table:table-cell>
          <table:table-cell table:formula="of:=CONCATENATE([.A31];&quot;,&quot;;[.B31];&quot;,&quot;;[.C31])" office:value-type="string" office:string-value="7540102245,SERVICE IMPOTS DES ENTREPRISES PARIS 1E-2E,11" calcext:value-type="string">
            <text:p>7540102245,SERVICE IMPOTS DES ENTREPRISES PARIS 1E-2E,11</text:p>
          </table:table-cell>
        </table:table-row>
        <table:table-row table:style-name="ro1">
          <table:table-cell table:style-name="ce2" office:value-type="string" calcext:value-type="string">
            <text:p>7540302</text:p>
          </table:table-cell>
          <table:table-cell office:value-type="string" calcext:value-type="string">
            <text:p>SERVICE IMPOTS DES ENTREPRISES PARIS 3E-4E</text:p>
          </table:table-cell>
          <table:table-cell office:value-type="string" calcext:value-type="string">
            <text:p>11</text:p>
          </table:table-cell>
          <table:table-cell table:formula="of:=CONCATENATE([.A32];&quot;,&quot;;[.B32];&quot;,&quot;;[.C32])" office:value-type="string" office:string-value="7540302,SERVICE IMPOTS DES ENTREPRISES PARIS 3E-4E,11" calcext:value-type="string">
            <text:p>7540302,SERVICE IMPOTS DES ENTREPRISES PARIS 3E-4E,11</text:p>
          </table:table-cell>
        </table:table-row>
        <table:table-row table:style-name="ro1">
          <table:table-cell table:style-name="ce2" office:value-type="string" calcext:value-type="string">
            <text:p>7560150021</text:p>
          </table:table-cell>
          <table:table-cell office:value-type="string" calcext:value-type="string">
            <text:p>SERVICE IMPOTS PARTICULIERS PARIS CENTRE</text:p>
          </table:table-cell>
          <table:table-cell office:value-type="string" calcext:value-type="string">
            <text:p>11</text:p>
          </table:table-cell>
          <table:table-cell table:formula="of:=CONCATENATE([.A33];&quot;,&quot;;[.B33];&quot;,&quot;;[.C33])" office:value-type="string" office:string-value="7560150021,SERVICE IMPOTS PARTICULIERS PARIS CENTRE,11" calcext:value-type="string">
            <text:p>7560150021,SERVICE IMPOTS PARTICULIERS PARIS CENTRE,11</text:p>
          </table:table-cell>
        </table:table-row>
        <table:table-row table:style-name="ro1">
          <table:table-cell table:style-name="ce2" office:value-type="string" calcext:value-type="string">
            <text:p>7540352</text:p>
          </table:table-cell>
          <table:table-cell office:value-type="string" calcext:value-type="string">
            <text:p>SERVICE IMPOTS PARTICULIERS PARIS-CENTRE</text:p>
          </table:table-cell>
          <table:table-cell office:value-type="string" calcext:value-type="string">
            <text:p>11</text:p>
          </table:table-cell>
          <table:table-cell table:formula="of:=CONCATENATE([.A34];&quot;,&quot;;[.B34];&quot;,&quot;;[.C34])" office:value-type="string" office:string-value="7540352,SERVICE IMPOTS PARTICULIERS PARIS-CENTRE,11" calcext:value-type="string">
            <text:p>7540352,SERVICE IMPOTS PARTICULIERS PARIS-CENTRE,11</text:p>
          </table:table-cell>
        </table:table-row>
        <table:table-row table:style-name="ro1">
          <table:table-cell office:value-type="string" calcext:value-type="string">
            <text:p>7554B02</text:p>
          </table:table-cell>
          <table:table-cell office:value-type="string" calcext:value-type="string">
            <text:p>2EME BRIGADE DEPART. VERIF. PARIS EST</text:p>
          </table:table-cell>
          <table:table-cell office:value-type="string" calcext:value-type="string">
            <text:p>12</text:p>
          </table:table-cell>
          <table:table-cell table:formula="of:=CONCATENATE([.A35];&quot;,&quot;;[.B35];&quot;,&quot;;[.C35])" office:value-type="string" office:string-value="7554B02,2EME BRIGADE DEPART. VERIF. PARIS EST,12" calcext:value-type="string">
            <text:p>7554B02,2EME BRIGADE DEPART. VERIF. PARIS EST,12</text:p>
          </table:table-cell>
        </table:table-row>
        <table:table-row table:style-name="ro1">
          <table:table-cell office:value-type="string" calcext:value-type="string">
            <text:p>7554B03</text:p>
          </table:table-cell>
          <table:table-cell office:value-type="string" calcext:value-type="string">
            <text:p>3EME BRIGADE DEPART. VERIF. PARIS EST</text:p>
          </table:table-cell>
          <table:table-cell office:value-type="string" calcext:value-type="string">
            <text:p>12</text:p>
          </table:table-cell>
          <table:table-cell table:formula="of:=CONCATENATE([.A36];&quot;,&quot;;[.B36];&quot;,&quot;;[.C36])" office:value-type="string" office:string-value="7554B03,3EME BRIGADE DEPART. VERIF. PARIS EST,12" calcext:value-type="string">
            <text:p>7554B03,3EME BRIGADE DEPART. VERIF. PARIS EST,12</text:p>
          </table:table-cell>
        </table:table-row>
        <table:table-row table:style-name="ro1">
          <table:table-cell office:value-type="string" calcext:value-type="string">
            <text:p>7554B04</text:p>
          </table:table-cell>
          <table:table-cell office:value-type="string" calcext:value-type="string">
            <text:p>4EME BRIGADE DEPART. VERIF. PARIS EST</text:p>
          </table:table-cell>
          <table:table-cell office:value-type="string" calcext:value-type="string">
            <text:p>12</text:p>
          </table:table-cell>
          <table:table-cell table:formula="of:=CONCATENATE([.A37];&quot;,&quot;;[.B37];&quot;,&quot;;[.C37])" office:value-type="string" office:string-value="7554B04,4EME BRIGADE DEPART. VERIF. PARIS EST,12" calcext:value-type="string">
            <text:p>7554B04,4EME BRIGADE DEPART. VERIF. PARIS EST,12</text:p>
          </table:table-cell>
        </table:table-row>
        <table:table-row table:style-name="ro1">
          <table:table-cell office:value-type="string" calcext:value-type="string">
            <text:p>7554B05101</text:p>
          </table:table-cell>
          <table:table-cell office:value-type="string" calcext:value-type="string">
            <text:p>5EME BRIGADE DEPART. VERIF. PARIS EST</text:p>
          </table:table-cell>
          <table:table-cell office:value-type="string" calcext:value-type="string">
            <text:p>12</text:p>
          </table:table-cell>
          <table:table-cell table:formula="of:=CONCATENATE([.A38];&quot;,&quot;;[.B38];&quot;,&quot;;[.C38])" office:value-type="string" office:string-value="7554B05101,5EME BRIGADE DEPART. VERIF. PARIS EST,12" calcext:value-type="string">
            <text:p>7554B05101,5EME BRIGADE DEPART. VERIF. PARIS EST,12</text:p>
          </table:table-cell>
        </table:table-row>
        <table:table-row table:style-name="ro1">
          <table:table-cell table:style-name="ce2" office:value-type="string" calcext:value-type="string">
            <text:p>7557E40</text:p>
          </table:table-cell>
          <table:table-cell office:value-type="string" calcext:value-type="string">
            <text:p>BRIGADE CONTROLE ET RECHERCHES PARIS EST</text:p>
          </table:table-cell>
          <table:table-cell office:value-type="string" calcext:value-type="string">
            <text:p>12</text:p>
          </table:table-cell>
          <table:table-cell table:formula="of:=CONCATENATE([.A39];&quot;,&quot;;[.B39];&quot;,&quot;;[.C39])" office:value-type="string" office:string-value="7557E40,BRIGADE CONTROLE ET RECHERCHES PARIS EST,12" calcext:value-type="string">
            <text:p>7557E40,BRIGADE CONTROLE ET RECHERCHES PARIS EST,12</text:p>
          </table:table-cell>
        </table:table-row>
        <table:table-row table:style-name="ro1">
          <table:table-cell table:style-name="ce2" office:value-type="string" calcext:value-type="string">
            <text:p>7554121</text:p>
          </table:table-cell>
          <table:table-cell office:value-type="string" calcext:value-type="string">
            <text:p>CENTRE DES IMPOTS FONCIER PARIS 1</text:p>
          </table:table-cell>
          <table:table-cell office:value-type="string" calcext:value-type="string">
            <text:p>12</text:p>
          </table:table-cell>
          <table:table-cell table:formula="of:=CONCATENATE([.A40];&quot;,&quot;;[.B40];&quot;,&quot;;[.C40])" office:value-type="string" office:string-value="7554121,CENTRE DES IMPOTS FONCIER PARIS 1,12" calcext:value-type="string">
            <text:p>7554121,CENTRE DES IMPOTS FONCIER PARIS 1,12</text:p>
          </table:table-cell>
        </table:table-row>
        <table:table-row table:style-name="ro1">
          <table:table-cell table:style-name="ce2" office:value-type="string" calcext:value-type="string">
            <text:p>7544121111</text:p>
          </table:table-cell>
          <table:table-cell office:value-type="string" calcext:value-type="string">
            <text:p>CENTRE DES IMPOTS FONCIER PARIS 2</text:p>
          </table:table-cell>
          <table:table-cell office:value-type="string" calcext:value-type="string">
            <text:p>12</text:p>
          </table:table-cell>
          <table:table-cell table:formula="of:=CONCATENATE([.A41];&quot;,&quot;;[.B41];&quot;,&quot;;[.C41])" office:value-type="string" office:string-value="7544121111,CENTRE DES IMPOTS FONCIER PARIS 2,12" calcext:value-type="string">
            <text:p>7544121111,CENTRE DES IMPOTS FONCIER PARIS 2,12</text:p>
          </table:table-cell>
        </table:table-row>
        <table:table-row table:style-name="ro1">
          <table:table-cell office:value-type="string" calcext:value-type="string">
            <text:p>754D149</text:p>
          </table:table-cell>
          <table:table-cell office:value-type="string" calcext:value-type="string">
            <text:p>DIVISION 10 POLE NATIONAL SOUTIEN RESEAU</text:p>
          </table:table-cell>
          <table:table-cell office:value-type="string" calcext:value-type="string">
            <text:p>12</text:p>
          </table:table-cell>
          <table:table-cell table:formula="of:=CONCATENATE([.A42];&quot;,&quot;;[.B42];&quot;,&quot;;[.C42])" office:value-type="string" office:string-value="754D149,DIVISION 10 POLE NATIONAL SOUTIEN RESEAU,12" calcext:value-type="string">
            <text:p>754D149,DIVISION 10 POLE NATIONAL SOUTIEN RESEAU,12</text:p>
          </table:table-cell>
        </table:table-row>
        <table:table-row table:style-name="ro1">
          <table:table-cell office:value-type="string" calcext:value-type="string">
            <text:p>754D143</text:p>
          </table:table-cell>
          <table:table-cell office:value-type="string" calcext:value-type="string">
            <text:p>DIVISION 4 FORMATION PROFESSIONNELLE</text:p>
          </table:table-cell>
          <table:table-cell office:value-type="string" calcext:value-type="string">
            <text:p>12</text:p>
          </table:table-cell>
          <table:table-cell table:formula="of:=CONCATENATE([.A43];&quot;,&quot;;[.B43];&quot;,&quot;;[.C43])" office:value-type="string" office:string-value="754D143,DIVISION 4 FORMATION PROFESSIONNELLE,12" calcext:value-type="string">
            <text:p>754D143,DIVISION 4 FORMATION PROFESSIONNELLE,12</text:p>
          </table:table-cell>
        </table:table-row>
        <table:table-row table:style-name="ro1">
          <table:table-cell office:value-type="string" calcext:value-type="string">
            <text:p>7557P64600</text:p>
          </table:table-cell>
          <table:table-cell office:value-type="string" calcext:value-type="string">
            <text:p>IMMEUBLE PARIS 20EME 6 RUE PAGANINI</text:p>
          </table:table-cell>
          <table:table-cell office:value-type="string" calcext:value-type="string">
            <text:p>12</text:p>
          </table:table-cell>
          <table:table-cell table:formula="of:=CONCATENATE([.A44];&quot;,&quot;;[.B44];&quot;,&quot;;[.C44])" office:value-type="string" office:string-value="7557P64600,IMMEUBLE PARIS 20EME 6 RUE PAGANINI,12" calcext:value-type="string">
            <text:p>7557P64600,IMMEUBLE PARIS 20EME 6 RUE PAGANINI,12</text:p>
          </table:table-cell>
        </table:table-row>
        <table:table-row table:style-name="ro1">
          <table:table-cell office:value-type="string" calcext:value-type="string">
            <text:p>7554R02</text:p>
          </table:table-cell>
          <table:table-cell office:value-type="string" calcext:value-type="string">
            <text:p>PCRP PARIS 18E 19E 20E</text:p>
          </table:table-cell>
          <table:table-cell office:value-type="string" calcext:value-type="string">
            <text:p>12</text:p>
          </table:table-cell>
          <table:table-cell table:formula="of:=CONCATENATE([.A45];&quot;,&quot;;[.B45];&quot;,&quot;;[.C45])" office:value-type="string" office:string-value="7554R02,PCRP PARIS 18E 19E 20E,12" calcext:value-type="string">
            <text:p>7554R02,PCRP PARIS 18E 19E 20E,12</text:p>
          </table:table-cell>
        </table:table-row>
        <table:table-row table:style-name="ro1">
          <table:table-cell table:style-name="ce2" office:value-type="string" calcext:value-type="string">
            <text:p>7550E10</text:p>
          </table:table-cell>
          <table:table-cell office:value-type="string" calcext:value-type="string">
            <text:p>POLE DE CONTROLE ET EXPERTISE PARIS 11E</text:p>
          </table:table-cell>
          <table:table-cell office:value-type="string" calcext:value-type="string">
            <text:p>12</text:p>
          </table:table-cell>
          <table:table-cell table:formula="of:=CONCATENATE([.A46];&quot;,&quot;;[.B46];&quot;,&quot;;[.C46])" office:value-type="string" office:string-value="7550E10,POLE DE CONTROLE ET EXPERTISE PARIS 11E,12" calcext:value-type="string">
            <text:p>7550E10,POLE DE CONTROLE ET EXPERTISE PARIS 11E,12</text:p>
          </table:table-cell>
        </table:table-row>
        <table:table-row table:style-name="ro1">
          <table:table-cell table:style-name="ce2" office:value-type="string" calcext:value-type="string">
            <text:p>7550E13</text:p>
          </table:table-cell>
          <table:table-cell office:value-type="string" calcext:value-type="string">
            <text:p>POLE DE CONTROLE ET EXPERTISE PARIS 20E</text:p>
          </table:table-cell>
          <table:table-cell office:value-type="string" calcext:value-type="string">
            <text:p>12</text:p>
          </table:table-cell>
          <table:table-cell table:formula="of:=CONCATENATE([.A47];&quot;,&quot;;[.B47];&quot;,&quot;;[.C47])" office:value-type="string" office:string-value="7550E13,POLE DE CONTROLE ET EXPERTISE PARIS 20E,12" calcext:value-type="string">
            <text:p>7550E13,POLE DE CONTROLE ET EXPERTISE PARIS 20E,12</text:p>
          </table:table-cell>
        </table:table-row>
        <table:table-row table:style-name="ro1">
          <table:table-cell office:value-type="string" calcext:value-type="string">
            <text:p>B216G60100</text:p>
          </table:table-cell>
          <table:table-cell office:value-type="string" calcext:value-type="string">
            <text:p>POLE DE TOPOGRAPHIE ET DE GESTION CADASTRALE DE PARIS</text:p>
          </table:table-cell>
          <table:table-cell office:value-type="string" calcext:value-type="string">
            <text:p>12</text:p>
          </table:table-cell>
          <table:table-cell table:formula="of:=CONCATENATE([.A48];&quot;,&quot;;[.B48];&quot;,&quot;;[.C48])" office:value-type="string" office:string-value="B216G60100,POLE DE TOPOGRAPHIE ET DE GESTION CADASTRALE DE PARIS,12" calcext:value-type="string">
            <text:p>B216G60100,POLE DE TOPOGRAPHIE ET DE GESTION CADASTRALE DE PARIS,12</text:p>
          </table:table-cell>
        </table:table-row>
        <table:table-row table:style-name="ro1">
          <table:table-cell office:value-type="string" calcext:value-type="string">
            <text:p>B214P01260</text:p>
          </table:table-cell>
          <table:table-cell office:value-type="string" calcext:value-type="string">
            <text:p>SERVICE DE PUBLICITE FONCIERE PARIS 1</text:p>
          </table:table-cell>
          <table:table-cell office:value-type="string" calcext:value-type="string">
            <text:p>12</text:p>
          </table:table-cell>
          <table:table-cell table:formula="of:=CONCATENATE([.A49];&quot;,&quot;;[.B49];&quot;,&quot;;[.C49])" office:value-type="string" office:string-value="B214P01260,SERVICE DE PUBLICITE FONCIERE PARIS 1,12" calcext:value-type="string">
            <text:p>B214P01260,SERVICE DE PUBLICITE FONCIERE PARIS 1,12</text:p>
          </table:table-cell>
        </table:table-row>
        <table:table-row table:style-name="ro1">
          <table:table-cell office:value-type="string" calcext:value-type="string">
            <text:p>B214P02</text:p>
          </table:table-cell>
          <table:table-cell office:value-type="string" calcext:value-type="string">
            <text:p>SERVICE DE PUBLICITE FONCIERE PARIS 2</text:p>
          </table:table-cell>
          <table:table-cell office:value-type="string" calcext:value-type="string">
            <text:p>12</text:p>
          </table:table-cell>
          <table:table-cell table:formula="of:=CONCATENATE([.A50];&quot;,&quot;;[.B50];&quot;,&quot;;[.C50])" office:value-type="string" office:string-value="B214P02,SERVICE DE PUBLICITE FONCIERE PARIS 2,12" calcext:value-type="string">
            <text:p>B214P02,SERVICE DE PUBLICITE FONCIERE PARIS 2,12</text:p>
          </table:table-cell>
        </table:table-row>
        <table:table-row table:style-name="ro1">
          <table:table-cell table:style-name="ce2" office:value-type="string" calcext:value-type="string">
            <text:p>7550100</text:p>
          </table:table-cell>
          <table:table-cell office:value-type="string" calcext:value-type="string">
            <text:p>SERVICE IMPOTS DES ENTREPRISES PARIS 11E</text:p>
          </table:table-cell>
          <table:table-cell office:value-type="string" calcext:value-type="string">
            <text:p>12</text:p>
          </table:table-cell>
          <table:table-cell table:formula="of:=CONCATENATE([.A51];&quot;,&quot;;[.B51];&quot;,&quot;;[.C51])" office:value-type="string" office:string-value="7550100,SERVICE IMPOTS DES ENTREPRISES PARIS 11E,12" calcext:value-type="string">
            <text:p>7550100,SERVICE IMPOTS DES ENTREPRISES PARIS 11E,12</text:p>
          </table:table-cell>
        </table:table-row>
        <table:table-row table:style-name="ro1">
          <table:table-cell table:style-name="ce2" office:value-type="string" calcext:value-type="string">
            <text:p>7550401</text:p>
          </table:table-cell>
          <table:table-cell office:value-type="string" calcext:value-type="string">
            <text:p>SERVICE IMPOTS DES ENTREPRISES PARIS 20E</text:p>
          </table:table-cell>
          <table:table-cell office:value-type="string" calcext:value-type="string">
            <text:p>12</text:p>
          </table:table-cell>
          <table:table-cell table:formula="of:=CONCATENATE([.A52];&quot;,&quot;;[.B52];&quot;,&quot;;[.C52])" office:value-type="string" office:string-value="7550401,SERVICE IMPOTS DES ENTREPRISES PARIS 20E,12" calcext:value-type="string">
            <text:p>7550401,SERVICE IMPOTS DES ENTREPRISES PARIS 20E,12</text:p>
          </table:table-cell>
        </table:table-row>
        <table:table-row table:style-name="ro1">
          <table:table-cell table:style-name="ce2" office:value-type="string" calcext:value-type="string">
            <text:p>7550154</text:p>
          </table:table-cell>
          <table:table-cell office:value-type="string" calcext:value-type="string">
            <text:p>SERVICE IMPOTS PARTICULIERS PARIS 11E</text:p>
          </table:table-cell>
          <table:table-cell office:value-type="string" calcext:value-type="string">
            <text:p>12</text:p>
          </table:table-cell>
          <table:table-cell table:formula="of:=CONCATENATE([.A53];&quot;,&quot;;[.B53];&quot;,&quot;;[.C53])" office:value-type="string" office:string-value="7550154,SERVICE IMPOTS PARTICULIERS PARIS 11E,12" calcext:value-type="string">
            <text:p>7550154,SERVICE IMPOTS PARTICULIERS PARIS 11E,12</text:p>
          </table:table-cell>
        </table:table-row>
        <table:table-row table:style-name="ro1">
          <table:table-cell table:style-name="ce2" office:value-type="string" calcext:value-type="string">
            <text:p>7550451</text:p>
          </table:table-cell>
          <table:table-cell office:value-type="string" calcext:value-type="string">
            <text:p>SERVICE IMPOTS PARTICULIERS PARIS 20E</text:p>
          </table:table-cell>
          <table:table-cell office:value-type="string" calcext:value-type="string">
            <text:p>12</text:p>
          </table:table-cell>
          <table:table-cell table:formula="of:=CONCATENATE([.A54];&quot;,&quot;;[.B54];&quot;,&quot;;[.C54])" office:value-type="string" office:string-value="7550451,SERVICE IMPOTS PARTICULIERS PARIS 20E,12" calcext:value-type="string">
            <text:p>7550451,SERVICE IMPOTS PARTICULIERS PARIS 20E,12</text:p>
          </table:table-cell>
        </table:table-row>
        <table:table-row table:style-name="ro1">
          <table:table-cell table:style-name="ce2" office:value-type="string" calcext:value-type="string">
            <text:p>7549E28</text:p>
          </table:table-cell>
          <table:table-cell office:value-type="string" calcext:value-type="string">
            <text:p>TRESORERIE CTRE D'ACTION SOCIALE DE PARIS</text:p>
          </table:table-cell>
          <table:table-cell office:value-type="string" calcext:value-type="string">
            <text:p>12</text:p>
          </table:table-cell>
          <table:table-cell table:formula="of:=CONCATENATE([.A55];&quot;,&quot;;[.B55];&quot;,&quot;;[.C55])" office:value-type="string" office:string-value="7549E28,TRESORERIE CTRE D'ACTION SOCIALE DE PARIS,12" calcext:value-type="string">
            <text:p>7549E28,TRESORERIE CTRE D'ACTION SOCIALE DE PARIS,12</text:p>
          </table:table-cell>
        </table:table-row>
        <table:table-row table:style-name="ro1">
          <table:table-cell office:value-type="string" calcext:value-type="string">
            <text:p>754D141100</text:p>
          </table:table-cell>
          <table:table-cell office:value-type="string" calcext:value-type="string">
            <text:p>CELLULE AGIL ECORESPONSABILITE</text:p>
          </table:table-cell>
          <table:table-cell office:value-type="string" calcext:value-type="string">
            <text:p>13</text:p>
          </table:table-cell>
          <table:table-cell table:formula="of:=CONCATENATE([.A56];&quot;,&quot;;[.B56];&quot;,&quot;;[.C56])" office:value-type="string" office:string-value="754D141100,CELLULE AGIL ECORESPONSABILITE,13" calcext:value-type="string">
            <text:p>754D141100,CELLULE AGIL ECORESPONSABILITE,13</text:p>
          </table:table-cell>
        </table:table-row>
        <table:table-row table:style-name="ro1">
          <table:table-cell office:value-type="string" calcext:value-type="string">
            <text:p>754C140</text:p>
          </table:table-cell>
          <table:table-cell office:value-type="string" calcext:value-type="string">
            <text:p>DIVISION 1 DEPENSES ETAT</text:p>
          </table:table-cell>
          <table:table-cell office:value-type="string" calcext:value-type="string">
            <text:p>13</text:p>
          </table:table-cell>
          <table:table-cell table:formula="of:=CONCATENATE([.A57];&quot;,&quot;;[.B57];&quot;,&quot;;[.C57])" office:value-type="string" office:string-value="754C140,DIVISION 1 DEPENSES ETAT,13" calcext:value-type="string">
            <text:p>754C140,DIVISION 1 DEPENSES ETAT,13</text:p>
          </table:table-cell>
        </table:table-row>
        <table:table-row table:style-name="ro1">
          <table:table-cell office:value-type="string" calcext:value-type="string">
            <text:p>754D140</text:p>
          </table:table-cell>
          <table:table-cell office:value-type="string" calcext:value-type="string">
            <text:p>DIVISION 1 RH VIE DE L'AGENT ET CVT</text:p>
          </table:table-cell>
          <table:table-cell office:value-type="string" calcext:value-type="string">
            <text:p>13</text:p>
          </table:table-cell>
          <table:table-cell table:formula="of:=CONCATENATE([.A58];&quot;,&quot;;[.B58];&quot;,&quot;;[.C58])" office:value-type="string" office:string-value="754D140,DIVISION 1 RH VIE DE L'AGENT ET CVT,13" calcext:value-type="string">
            <text:p>754D140,DIVISION 1 RH VIE DE L'AGENT ET CVT,13</text:p>
          </table:table-cell>
        </table:table-row>
        <table:table-row table:style-name="ro1">
          <table:table-cell office:value-type="string" calcext:value-type="string">
            <text:p>754C240</text:p>
          </table:table-cell>
          <table:table-cell office:value-type="string" calcext:value-type="string">
            <text:p>DIVISION 1 SGC VPRIF - DEPENSE</text:p>
          </table:table-cell>
          <table:table-cell office:value-type="string" calcext:value-type="string">
            <text:p>13</text:p>
          </table:table-cell>
          <table:table-cell table:formula="of:=CONCATENATE([.A59];&quot;,&quot;;[.B59];&quot;,&quot;;[.C59])" office:value-type="string" office:string-value="754C240,DIVISION 1 SGC VPRIF - DEPENSE,13" calcext:value-type="string">
            <text:p>754C240,DIVISION 1 SGC VPRIF - DEPENSE,13</text:p>
          </table:table-cell>
        </table:table-row>
        <table:table-row table:style-name="ro1">
          <table:table-cell office:value-type="string" calcext:value-type="string">
            <text:p>754C141</text:p>
          </table:table-cell>
          <table:table-cell office:value-type="string" calcext:value-type="string">
            <text:p>DIVISION 2 PAYE</text:p>
          </table:table-cell>
          <table:table-cell office:value-type="string" calcext:value-type="string">
            <text:p>13</text:p>
          </table:table-cell>
          <table:table-cell table:formula="of:=CONCATENATE([.A60];&quot;,&quot;;[.B60];&quot;,&quot;;[.C60])" office:value-type="string" office:string-value="754C141,DIVISION 2 PAYE,13" calcext:value-type="string">
            <text:p>754C141,DIVISION 2 PAYE,13</text:p>
          </table:table-cell>
        </table:table-row>
        <table:table-row table:style-name="ro1">
          <table:table-cell office:value-type="string" calcext:value-type="string">
            <text:p>754C241</text:p>
          </table:table-cell>
          <table:table-cell office:value-type="string" calcext:value-type="string">
            <text:p>DIVISION 2 SGC VPRIF - RECETTE</text:p>
          </table:table-cell>
          <table:table-cell office:value-type="string" calcext:value-type="string">
            <text:p>13</text:p>
          </table:table-cell>
          <table:table-cell table:formula="of:=CONCATENATE([.A61];&quot;,&quot;;[.B61];&quot;,&quot;;[.C61])" office:value-type="string" office:string-value="754C241,DIVISION 2 SGC VPRIF - RECETTE,13" calcext:value-type="string">
            <text:p>754C241,DIVISION 2 SGC VPRIF - RECETTE,13</text:p>
          </table:table-cell>
        </table:table-row>
        <table:table-row table:style-name="ro1">
          <table:table-cell office:value-type="string" calcext:value-type="string">
            <text:p>754D142</text:p>
          </table:table-cell>
          <table:table-cell office:value-type="string" calcext:value-type="string">
            <text:p>DIVISION 3 RH GRANDES CAMPAGNES</text:p>
          </table:table-cell>
          <table:table-cell office:value-type="string" calcext:value-type="string">
            <text:p>13</text:p>
          </table:table-cell>
          <table:table-cell table:formula="of:=CONCATENATE([.A62];&quot;,&quot;;[.B62];&quot;,&quot;;[.C62])" office:value-type="string" office:string-value="754D142,DIVISION 3 RH GRANDES CAMPAGNES,13" calcext:value-type="string">
            <text:p>754D142,DIVISION 3 RH GRANDES CAMPAGNES,13</text:p>
          </table:table-cell>
        </table:table-row>
        <table:table-row table:style-name="ro1">
          <table:table-cell office:value-type="string" calcext:value-type="string">
            <text:p>754C242101</text:p>
          </table:table-cell>
          <table:table-cell office:value-type="string" calcext:value-type="string">
            <text:p>DIVISION 3 SGC VPRIF - COMPTA</text:p>
          </table:table-cell>
          <table:table-cell office:value-type="string" calcext:value-type="string">
            <text:p>13</text:p>
          </table:table-cell>
          <table:table-cell table:formula="of:=CONCATENATE([.A63];&quot;,&quot;;[.B63];&quot;,&quot;;[.C63])" office:value-type="string" office:string-value="754C242101,DIVISION 3 SGC VPRIF - COMPTA,13" calcext:value-type="string">
            <text:p>754C242101,DIVISION 3 SGC VPRIF - COMPTA,13</text:p>
          </table:table-cell>
        </table:table-row>
        <table:table-row table:style-name="ro1">
          <table:table-cell office:value-type="string" calcext:value-type="string">
            <text:p>754C143</text:p>
          </table:table-cell>
          <table:table-cell office:value-type="string" calcext:value-type="string">
            <text:p>DIVISION 4 COMPTABILITE ETAT</text:p>
          </table:table-cell>
          <table:table-cell office:value-type="string" calcext:value-type="string">
            <text:p>13</text:p>
          </table:table-cell>
          <table:table-cell table:formula="of:=CONCATENATE([.A64];&quot;,&quot;;[.B64];&quot;,&quot;;[.C64])" office:value-type="string" office:string-value="754C143,DIVISION 4 COMPTABILITE ETAT,13" calcext:value-type="string">
            <text:p>754C143,DIVISION 4 COMPTABILITE ETAT,13</text:p>
          </table:table-cell>
        </table:table-row>
        <table:table-row table:style-name="ro1">
          <table:table-cell office:value-type="string" calcext:value-type="string">
            <text:p>754C144</text:p>
          </table:table-cell>
          <table:table-cell office:value-type="string" calcext:value-type="string">
            <text:p>DIVISION 5 SERVICES FINANCIERS</text:p>
          </table:table-cell>
          <table:table-cell office:value-type="string" calcext:value-type="string">
            <text:p>13</text:p>
          </table:table-cell>
          <table:table-cell table:formula="of:=CONCATENATE([.A65];&quot;,&quot;;[.B65];&quot;,&quot;;[.C65])" office:value-type="string" office:string-value="754C144,DIVISION 5 SERVICES FINANCIERS,13" calcext:value-type="string">
            <text:p>754C144,DIVISION 5 SERVICES FINANCIERS,13</text:p>
          </table:table-cell>
        </table:table-row>
        <table:table-row table:style-name="ro1">
          <table:table-cell office:value-type="string" calcext:value-type="string">
            <text:p>754C145100</text:p>
          </table:table-cell>
          <table:table-cell office:value-type="string" calcext:value-type="string">
            <text:p>DIVISION 6 RECETTES NON FISCALES</text:p>
          </table:table-cell>
          <table:table-cell office:value-type="string" calcext:value-type="string">
            <text:p>13</text:p>
          </table:table-cell>
          <table:table-cell table:formula="of:=CONCATENATE([.A66];&quot;,&quot;;[.B66];&quot;,&quot;;[.C66])" office:value-type="string" office:string-value="754C145100,DIVISION 6 RECETTES NON FISCALES,13" calcext:value-type="string">
            <text:p>754C145100,DIVISION 6 RECETTES NON FISCALES,13</text:p>
          </table:table-cell>
        </table:table-row>
        <table:table-row table:style-name="ro1">
          <table:table-cell office:value-type="string" calcext:value-type="string">
            <text:p>754C245</text:p>
          </table:table-cell>
          <table:table-cell office:value-type="string" calcext:value-type="string">
            <text:p>DIVISION 6 SECTEUR PUBLIC LOCAL</text:p>
          </table:table-cell>
          <table:table-cell office:value-type="string" calcext:value-type="string">
            <text:p>13</text:p>
          </table:table-cell>
          <table:table-cell table:formula="of:=CONCATENATE([.A67];&quot;,&quot;;[.B67];&quot;,&quot;;[.C67])" office:value-type="string" office:string-value="754C245,DIVISION 6 SECTEUR PUBLIC LOCAL,13" calcext:value-type="string">
            <text:p>754C245,DIVISION 6 SECTEUR PUBLIC LOCAL,13</text:p>
          </table:table-cell>
        </table:table-row>
        <table:table-row table:style-name="ro1">
          <table:table-cell office:value-type="string" calcext:value-type="string">
            <text:p>754C147100</text:p>
          </table:table-cell>
          <table:table-cell office:value-type="string" calcext:value-type="string">
            <text:p>DIVISION 8 AFFAIRES ET ETUDES ECO</text:p>
          </table:table-cell>
          <table:table-cell office:value-type="string" calcext:value-type="string">
            <text:p>13</text:p>
          </table:table-cell>
          <table:table-cell table:formula="of:=CONCATENATE([.A68];&quot;,&quot;;[.B68];&quot;,&quot;;[.C68])" office:value-type="string" office:string-value="754C147100,DIVISION 8 AFFAIRES ET ETUDES ECO,13" calcext:value-type="string">
            <text:p>754C147100,DIVISION 8 AFFAIRES ET ETUDES ECO,13</text:p>
          </table:table-cell>
        </table:table-row>
        <table:table-row table:style-name="ro1">
          <table:table-cell office:value-type="string" calcext:value-type="string">
            <text:p>754D147100</text:p>
          </table:table-cell>
          <table:table-cell office:value-type="string" calcext:value-type="string">
            <text:p>DIVISION 8 PILOTAGE</text:p>
          </table:table-cell>
          <table:table-cell office:value-type="string" calcext:value-type="string">
            <text:p>13</text:p>
          </table:table-cell>
          <table:table-cell table:formula="of:=CONCATENATE([.A69];&quot;,&quot;;[.B69];&quot;,&quot;;[.C69])" office:value-type="string" office:string-value="754D147100,DIVISION 8 PILOTAGE,13" calcext:value-type="string">
            <text:p>754D147100,DIVISION 8 PILOTAGE,13</text:p>
          </table:table-cell>
        </table:table-row>
        <table:table-row table:style-name="ro1">
          <table:table-cell office:value-type="string" calcext:value-type="string">
            <text:p>754D148100</text:p>
          </table:table-cell>
          <table:table-cell office:value-type="string" calcext:value-type="string">
            <text:p>DIVISION 9 CONTROLE DE GESTION</text:p>
          </table:table-cell>
          <table:table-cell office:value-type="string" calcext:value-type="string">
            <text:p>13</text:p>
          </table:table-cell>
          <table:table-cell table:formula="of:=CONCATENATE([.A70];&quot;,&quot;;[.B70];&quot;,&quot;;[.C70])" office:value-type="string" office:string-value="754D148100,DIVISION 9 CONTROLE DE GESTION,13" calcext:value-type="string">
            <text:p>754D148100,DIVISION 9 CONTROLE DE GESTION,13</text:p>
          </table:table-cell>
        </table:table-row>
        <table:table-row table:style-name="ro1">
          <table:table-cell office:value-type="string" calcext:value-type="string">
            <text:p>754C148</text:p>
          </table:table-cell>
          <table:table-cell office:value-type="string" calcext:value-type="string">
            <text:p>DIVISION 9 SERVICE LOCAL DOMAINE PARIS</text:p>
          </table:table-cell>
          <table:table-cell office:value-type="string" calcext:value-type="string">
            <text:p>13</text:p>
          </table:table-cell>
          <table:table-cell table:formula="of:=CONCATENATE([.A71];&quot;,&quot;;[.B71];&quot;,&quot;;[.C71])" office:value-type="string" office:string-value="754C148,DIVISION 9 SERVICE LOCAL DOMAINE PARIS,13" calcext:value-type="string">
            <text:p>754C148,DIVISION 9 SERVICE LOCAL DOMAINE PARIS,13</text:p>
          </table:table-cell>
        </table:table-row>
        <table:table-row table:style-name="ro1">
          <table:table-cell office:value-type="string" calcext:value-type="string">
            <text:p>754F110</text:p>
          </table:table-cell>
          <table:table-cell office:value-type="string" calcext:value-type="string">
            <text:p>DIVISION CABINET DIRECTEUR</text:p>
          </table:table-cell>
          <table:table-cell office:value-type="string" calcext:value-type="string">
            <text:p>13</text:p>
          </table:table-cell>
          <table:table-cell table:formula="of:=CONCATENATE([.A72];&quot;,&quot;;[.B72];&quot;,&quot;;[.C72])" office:value-type="string" office:string-value="754F110,DIVISION CABINET DIRECTEUR,13" calcext:value-type="string">
            <text:p>754F110,DIVISION CABINET DIRECTEUR,13</text:p>
          </table:table-cell>
        </table:table-row>
        <table:table-row table:style-name="ro1">
          <table:table-cell office:value-type="string" calcext:value-type="string">
            <text:p>754F111100</text:p>
          </table:table-cell>
          <table:table-cell office:value-type="string" calcext:value-type="string">
            <text:p>MISSION 2 POLITIQUE IMMOBILIERE ETAT</text:p>
          </table:table-cell>
          <table:table-cell office:value-type="string" calcext:value-type="string">
            <text:p>13</text:p>
          </table:table-cell>
          <table:table-cell table:formula="of:=CONCATENATE([.A73];&quot;,&quot;;[.B73];&quot;,&quot;;[.C73])" office:value-type="string" office:string-value="754F111100,MISSION 2 POLITIQUE IMMOBILIERE ETAT,13" calcext:value-type="string">
            <text:p>754F111100,MISSION 2 POLITIQUE IMMOBILIERE ETAT,13</text:p>
          </table:table-cell>
        </table:table-row>
        <table:table-row table:style-name="ro1">
          <table:table-cell office:value-type="string" calcext:value-type="string">
            <text:p>754F114100</text:p>
          </table:table-cell>
          <table:table-cell office:value-type="string" calcext:value-type="string">
            <text:p>MISSION 5 MISSION MAITRISE DES RISQUES</text:p>
          </table:table-cell>
          <table:table-cell office:value-type="string" calcext:value-type="string">
            <text:p>13</text:p>
          </table:table-cell>
          <table:table-cell table:formula="of:=CONCATENATE([.A74];&quot;,&quot;;[.B74];&quot;,&quot;;[.C74])" office:value-type="string" office:string-value="754F114100,MISSION 5 MISSION MAITRISE DES RISQUES,13" calcext:value-type="string">
            <text:p>754F114100,MISSION 5 MISSION MAITRISE DES RISQUES,13</text:p>
          </table:table-cell>
        </table:table-row>
        <table:table-row table:style-name="ro1">
          <table:table-cell office:value-type="string" calcext:value-type="string">
            <text:p>754F115</text:p>
          </table:table-cell>
          <table:table-cell office:value-type="string" calcext:value-type="string">
            <text:p>MISSION 6 CONTROLE BUDGETAIRE REGIONAL</text:p>
          </table:table-cell>
          <table:table-cell office:value-type="string" calcext:value-type="string">
            <text:p>13</text:p>
          </table:table-cell>
          <table:table-cell table:formula="of:=CONCATENATE([.A75];&quot;,&quot;;[.B75];&quot;,&quot;;[.C75])" office:value-type="string" office:string-value="754F115,MISSION 6 CONTROLE BUDGETAIRE REGIONAL,13" calcext:value-type="string">
            <text:p>754F115,MISSION 6 CONTROLE BUDGETAIRE REGIONAL,13</text:p>
          </table:table-cell>
        </table:table-row>
        <table:table-row table:style-name="ro1">
          <table:table-cell office:value-type="string" calcext:value-type="string">
            <text:p>754C100101</text:p>
          </table:table-cell>
          <table:table-cell office:value-type="string" calcext:value-type="string">
            <text:p>SCES DIR GESTION PUBLIQUE ETAT SER DIR GEST PUBLIQUE</text:p>
          </table:table-cell>
          <table:table-cell office:value-type="string" calcext:value-type="string">
            <text:p>13</text:p>
          </table:table-cell>
          <table:table-cell table:formula="of:=CONCATENATE([.A76];&quot;,&quot;;[.B76];&quot;,&quot;;[.C76])" office:value-type="string" office:string-value="754C100101,SCES DIR GESTION PUBLIQUE ETAT SER DIR GEST PUBLIQUE,13" calcext:value-type="string">
            <text:p>754C100101,SCES DIR GESTION PUBLIQUE ETAT SER DIR GEST PUBLIQUE,13</text:p>
          </table:table-cell>
        </table:table-row>
        <table:table-row table:style-name="ro1">
          <table:table-cell office:value-type="string" calcext:value-type="string">
            <text:p>754C200101</text:p>
          </table:table-cell>
          <table:table-cell office:value-type="string" calcext:value-type="string">
            <text:p>SCES DIR GESTION PUBLIQUE SPL SER DIR GEST PUBLIQUE</text:p>
          </table:table-cell>
          <table:table-cell office:value-type="string" calcext:value-type="string">
            <text:p>13</text:p>
          </table:table-cell>
          <table:table-cell table:formula="of:=CONCATENATE([.A77];&quot;,&quot;;[.B77];&quot;,&quot;;[.C77])" office:value-type="string" office:string-value="754C200101,SCES DIR GESTION PUBLIQUE SPL SER DIR GEST PUBLIQUE,13" calcext:value-type="string">
            <text:p>754C200101,SCES DIR GESTION PUBLIQUE SPL SER DIR GEST PUBLIQUE,13</text:p>
          </table:table-cell>
        </table:table-row>
        <table:table-row table:style-name="ro1">
          <table:table-cell office:value-type="string" calcext:value-type="string">
            <text:p>754D100101</text:p>
          </table:table-cell>
          <table:table-cell office:value-type="string" calcext:value-type="string">
            <text:p>SCES DIR PILOTAGE-RESSOURCES SERV DIR PIL RESS</text:p>
          </table:table-cell>
          <table:table-cell office:value-type="string" calcext:value-type="string">
            <text:p>13</text:p>
          </table:table-cell>
          <table:table-cell table:formula="of:=CONCATENATE([.A78];&quot;,&quot;;[.B78];&quot;,&quot;;[.C78])" office:value-type="string" office:string-value="754D100101,SCES DIR PILOTAGE-RESSOURCES SERV DIR PIL RESS,13" calcext:value-type="string">
            <text:p>754D100101,SCES DIR PILOTAGE-RESSOURCES SERV DIR PIL RESS,13</text:p>
          </table:table-cell>
        </table:table-row>
        <table:table-row table:style-name="ro1">
          <table:table-cell office:value-type="string" calcext:value-type="string">
            <text:p>754D110100</text:p>
          </table:table-cell>
          <table:table-cell office:value-type="string" calcext:value-type="string">
            <text:p>SERVICE RATTACHE 1 CABINET-DIRECTEUR</text:p>
          </table:table-cell>
          <table:table-cell office:value-type="string" calcext:value-type="string">
            <text:p>13</text:p>
          </table:table-cell>
          <table:table-cell table:formula="of:=CONCATENATE([.A79];&quot;,&quot;;[.B79];&quot;,&quot;;[.C79])" office:value-type="string" office:string-value="754D110100,SERVICE RATTACHE 1 CABINET-DIRECTEUR,13" calcext:value-type="string">
            <text:p>754D110100,SERVICE RATTACHE 1 CABINET-DIRECTEUR,13</text:p>
          </table:table-cell>
        </table:table-row>
        <table:table-row table:style-name="ro1">
          <table:table-cell table:style-name="ce2" office:value-type="string" calcext:value-type="string">
            <text:p>7549E27001</text:p>
          </table:table-cell>
          <table:table-cell office:value-type="string" calcext:value-type="string">
            <text:p>TRESORERIE ETABLISSEMENTS PUBLICS LOCAUX</text:p>
          </table:table-cell>
          <table:table-cell office:value-type="string" calcext:value-type="string">
            <text:p>13</text:p>
          </table:table-cell>
          <table:table-cell table:formula="of:=CONCATENATE([.A80];&quot;,&quot;;[.B80];&quot;,&quot;;[.C80])" office:value-type="string" office:string-value="7549E27001,TRESORERIE ETABLISSEMENTS PUBLICS LOCAUX,13" calcext:value-type="string">
            <text:p>7549E27001,TRESORERIE ETABLISSEMENTS PUBLICS LOCAUX,13</text:p>
          </table:table-cell>
        </table:table-row>
        <table:table-row table:style-name="ro1">
          <table:table-cell office:value-type="string" calcext:value-type="string">
            <text:p>7567P32600</text:p>
          </table:table-cell>
          <table:table-cell office:value-type="string" calcext:value-type="string">
            <text:p>CENTRE DES FINANCES PUBLIQUES PARIS 17E 6 BRD DE REIMS</text:p>
          </table:table-cell>
          <table:table-cell office:value-type="string" calcext:value-type="string">
            <text:p>14</text:p>
          </table:table-cell>
          <table:table-cell table:formula="of:=CONCATENATE([.A81];&quot;,&quot;;[.B81];&quot;,&quot;;[.C81])" office:value-type="string" office:string-value="7567P32600,CENTRE DES FINANCES PUBLIQUES PARIS 17E 6 BRD DE REIMS,14" calcext:value-type="string">
            <text:p>7567P32600,CENTRE DES FINANCES PUBLIQUES PARIS 17E 6 BRD DE REIMS,14</text:p>
          </table:table-cell>
        </table:table-row>
        <table:table-row table:style-name="ro1">
          <table:table-cell office:value-type="string" calcext:value-type="string">
            <text:p>7564R04</text:p>
          </table:table-cell>
          <table:table-cell office:value-type="string" calcext:value-type="string">
            <text:p>PCRP BRIGADE PATRIMOINE REVENU 4</text:p>
          </table:table-cell>
          <table:table-cell office:value-type="string" calcext:value-type="string">
            <text:p>14</text:p>
          </table:table-cell>
          <table:table-cell table:formula="of:=CONCATENATE([.A82];&quot;,&quot;;[.B82];&quot;,&quot;;[.C82])" office:value-type="string" office:string-value="7564R04,PCRP BRIGADE PATRIMOINE REVENU 4,14" calcext:value-type="string">
            <text:p>7564R04,PCRP BRIGADE PATRIMOINE REVENU 4,14</text:p>
          </table:table-cell>
        </table:table-row>
        <table:table-row table:style-name="ro1">
          <table:table-cell office:value-type="string" calcext:value-type="string">
            <text:p>7564R05</text:p>
          </table:table-cell>
          <table:table-cell office:value-type="string" calcext:value-type="string">
            <text:p>PCRP BRIGADE PATRIMOINE REVENU 5</text:p>
          </table:table-cell>
          <table:table-cell office:value-type="string" calcext:value-type="string">
            <text:p>14</text:p>
          </table:table-cell>
          <table:table-cell table:formula="of:=CONCATENATE([.A83];&quot;,&quot;;[.B83];&quot;,&quot;;[.C83])" office:value-type="string" office:string-value="7564R05,PCRP BRIGADE PATRIMOINE REVENU 5,14" calcext:value-type="string">
            <text:p>7564R05,PCRP BRIGADE PATRIMOINE REVENU 5,14</text:p>
          </table:table-cell>
        </table:table-row>
        <table:table-row table:style-name="ro1">
          <table:table-cell office:value-type="string" calcext:value-type="string">
            <text:p>7564R02</text:p>
          </table:table-cell>
          <table:table-cell office:value-type="string" calcext:value-type="string">
            <text:p>PCRP PARIS 8E/17E</text:p>
          </table:table-cell>
          <table:table-cell office:value-type="string" calcext:value-type="string">
            <text:p>14</text:p>
          </table:table-cell>
          <table:table-cell table:formula="of:=CONCATENATE([.A84];&quot;,&quot;;[.B84];&quot;,&quot;;[.C84])" office:value-type="string" office:string-value="7564R02,PCRP PARIS 8E/17E,14" calcext:value-type="string">
            <text:p>7564R02,PCRP PARIS 8E/17E,14</text:p>
          </table:table-cell>
        </table:table-row>
        <table:table-row table:style-name="ro1">
          <table:table-cell table:style-name="ce2" office:value-type="string" calcext:value-type="string">
            <text:p>7560E14100</text:p>
          </table:table-cell>
          <table:table-cell office:value-type="string" calcext:value-type="string">
            <text:p>POLE DE CONTROLE ET EXPERTISE PARIS 17E</text:p>
          </table:table-cell>
          <table:table-cell office:value-type="string" calcext:value-type="string">
            <text:p>14</text:p>
          </table:table-cell>
          <table:table-cell table:formula="of:=CONCATENATE([.A85];&quot;,&quot;;[.B85];&quot;,&quot;;[.C85])" office:value-type="string" office:string-value="7560E14100,POLE DE CONTROLE ET EXPERTISE PARIS 17E,14" calcext:value-type="string">
            <text:p>7560E14100,POLE DE CONTROLE ET EXPERTISE PARIS 17E,14</text:p>
          </table:table-cell>
        </table:table-row>
        <table:table-row table:style-name="ro1">
          <table:table-cell table:style-name="ce2" office:value-type="string" calcext:value-type="string">
            <text:p>7560203</text:p>
          </table:table-cell>
          <table:table-cell office:value-type="string" calcext:value-type="string">
            <text:p>SERVICE IMPOTS DES ENTREPRISES PARIS 17E</text:p>
          </table:table-cell>
          <table:table-cell office:value-type="string" calcext:value-type="string">
            <text:p>14</text:p>
          </table:table-cell>
          <table:table-cell table:formula="of:=CONCATENATE([.A86];&quot;,&quot;;[.B86];&quot;,&quot;;[.C86])" office:value-type="string" office:string-value="7560203,SERVICE IMPOTS DES ENTREPRISES PARIS 17E,14" calcext:value-type="string">
            <text:p>7560203,SERVICE IMPOTS DES ENTREPRISES PARIS 17E,14</text:p>
          </table:table-cell>
        </table:table-row>
        <table:table-row table:style-name="ro1">
          <table:table-cell table:style-name="ce2" office:value-type="string" calcext:value-type="string">
            <text:p>7560251</text:p>
          </table:table-cell>
          <table:table-cell office:value-type="string" calcext:value-type="string">
            <text:p>SERVICE IMPOTS PARTICULIERS PARIS 17E</text:p>
          </table:table-cell>
          <table:table-cell office:value-type="string" calcext:value-type="string">
            <text:p>14</text:p>
          </table:table-cell>
          <table:table-cell table:formula="of:=CONCATENATE([.A87];&quot;,&quot;;[.B87];&quot;,&quot;;[.C87])" office:value-type="string" office:string-value="7560251,SERVICE IMPOTS PARTICULIERS PARIS 17E,14" calcext:value-type="string">
            <text:p>7560251,SERVICE IMPOTS PARTICULIERS PARIS 17E,14</text:p>
          </table:table-cell>
        </table:table-row>
        <table:table-row table:style-name="ro1">
          <table:table-cell office:value-type="string" calcext:value-type="string">
            <text:p>7574B01</text:p>
          </table:table-cell>
          <table:table-cell office:value-type="string" calcext:value-type="string">
            <text:p>1ERE BRIGADE DEPART. VERIF. PARIS OUEST</text:p>
          </table:table-cell>
          <table:table-cell office:value-type="string" calcext:value-type="string">
            <text:p>15</text:p>
          </table:table-cell>
          <table:table-cell table:formula="of:=CONCATENATE([.A88];&quot;,&quot;;[.B88];&quot;,&quot;;[.C88])" office:value-type="string" office:string-value="7574B01,1ERE BRIGADE DEPART. VERIF. PARIS OUEST,15" calcext:value-type="string">
            <text:p>7574B01,1ERE BRIGADE DEPART. VERIF. PARIS OUEST,15</text:p>
          </table:table-cell>
        </table:table-row>
        <table:table-row table:style-name="ro1">
          <table:table-cell office:value-type="string" calcext:value-type="string">
            <text:p>7584B02</text:p>
          </table:table-cell>
          <table:table-cell office:value-type="string" calcext:value-type="string">
            <text:p>2EME BRIGADE DEPART. VERIF. PARIS SUD</text:p>
          </table:table-cell>
          <table:table-cell office:value-type="string" calcext:value-type="string">
            <text:p>15</text:p>
          </table:table-cell>
          <table:table-cell table:formula="of:=CONCATENATE([.A89];&quot;,&quot;;[.B89];&quot;,&quot;;[.C89])" office:value-type="string" office:string-value="7584B02,2EME BRIGADE DEPART. VERIF. PARIS SUD,15" calcext:value-type="string">
            <text:p>7584B02,2EME BRIGADE DEPART. VERIF. PARIS SUD,15</text:p>
          </table:table-cell>
        </table:table-row>
        <table:table-row table:style-name="ro1">
          <table:table-cell office:value-type="string" calcext:value-type="string">
            <text:p>7574B05101</text:p>
          </table:table-cell>
          <table:table-cell office:value-type="string" calcext:value-type="string">
            <text:p>5EME BRIGADE DEPART. VERIF. PARIS OUEST</text:p>
          </table:table-cell>
          <table:table-cell office:value-type="string" calcext:value-type="string">
            <text:p>15</text:p>
          </table:table-cell>
          <table:table-cell table:formula="of:=CONCATENATE([.A90];&quot;,&quot;;[.B90];&quot;,&quot;;[.C90])" office:value-type="string" office:string-value="7574B05101,5EME BRIGADE DEPART. VERIF. PARIS OUEST,15" calcext:value-type="string">
            <text:p>7574B05101,5EME BRIGADE DEPART. VERIF. PARIS OUEST,15</text:p>
          </table:table-cell>
        </table:table-row>
        <table:table-row table:style-name="ro1">
          <table:table-cell office:value-type="string" calcext:value-type="string">
            <text:p>7584B05101</text:p>
          </table:table-cell>
          <table:table-cell office:value-type="string" calcext:value-type="string">
            <text:p>5EME BRIGADE DEPART. VERIF. PARIS SUD</text:p>
          </table:table-cell>
          <table:table-cell office:value-type="string" calcext:value-type="string">
            <text:p>15</text:p>
          </table:table-cell>
          <table:table-cell table:formula="of:=CONCATENATE([.A91];&quot;,&quot;;[.B91];&quot;,&quot;;[.C91])" office:value-type="string" office:string-value="7584B05101,5EME BRIGADE DEPART. VERIF. PARIS SUD,15" calcext:value-type="string">
            <text:p>7584B05101,5EME BRIGADE DEPART. VERIF. PARIS SUD,15</text:p>
          </table:table-cell>
        </table:table-row>
        <table:table-row table:style-name="ro1">
          <table:table-cell table:style-name="ce2" office:value-type="string" calcext:value-type="string">
            <text:p>7577E40340</text:p>
          </table:table-cell>
          <table:table-cell office:value-type="string" calcext:value-type="string">
            <text:p>BRIGADE CONTROLE ET RECHERCHES SUD-OUEST</text:p>
          </table:table-cell>
          <table:table-cell office:value-type="string" calcext:value-type="string">
            <text:p>15</text:p>
          </table:table-cell>
          <table:table-cell table:formula="of:=CONCATENATE([.A92];&quot;,&quot;;[.B92];&quot;,&quot;;[.C92])" office:value-type="string" office:string-value="7577E40340,BRIGADE CONTROLE ET RECHERCHES SUD-OUEST,15" calcext:value-type="string">
            <text:p>7577E40340,BRIGADE CONTROLE ET RECHERCHES SUD-OUEST,15</text:p>
          </table:table-cell>
        </table:table-row>
        <table:table-row table:style-name="ro1">
          <table:table-cell office:value-type="string" calcext:value-type="string">
            <text:p>7584K03</text:p>
          </table:table-cell>
          <table:table-cell office:value-type="string" calcext:value-type="string">
            <text:p>BRIGADE CONTROLE FI 1 null</text:p>
          </table:table-cell>
          <table:table-cell office:value-type="string" calcext:value-type="string">
            <text:p>15</text:p>
          </table:table-cell>
          <table:table-cell table:formula="of:=CONCATENATE([.A93];&quot;,&quot;;[.B93];&quot;,&quot;;[.C93])" office:value-type="string" office:string-value="7584K03,BRIGADE CONTROLE FI 1 null,15" calcext:value-type="string">
            <text:p>7584K03,BRIGADE CONTROLE FI 1 null,15</text:p>
          </table:table-cell>
        </table:table-row>
        <table:table-row table:style-name="ro1">
          <table:table-cell office:value-type="string" calcext:value-type="string">
            <text:p>7584K04</text:p>
          </table:table-cell>
          <table:table-cell office:value-type="string" calcext:value-type="string">
            <text:p>BRIGADE CONTROLE FI 2 null</text:p>
          </table:table-cell>
          <table:table-cell office:value-type="string" calcext:value-type="string">
            <text:p>15</text:p>
          </table:table-cell>
          <table:table-cell table:formula="of:=CONCATENATE([.A94];&quot;,&quot;;[.B94];&quot;,&quot;;[.C94])" office:value-type="string" office:string-value="7584K04,BRIGADE CONTROLE FI 2 null,15" calcext:value-type="string">
            <text:p>7584K04,BRIGADE CONTROLE FI 2 null,15</text:p>
          </table:table-cell>
        </table:table-row>
        <table:table-row table:style-name="ro1">
          <table:table-cell office:value-type="string" calcext:value-type="string">
            <text:p>7584K01101</text:p>
          </table:table-cell>
          <table:table-cell office:value-type="string" calcext:value-type="string">
            <text:p>BRIGADE CONTROLE FI 3 null</text:p>
          </table:table-cell>
          <table:table-cell office:value-type="string" calcext:value-type="string">
            <text:p>15</text:p>
          </table:table-cell>
          <table:table-cell table:formula="of:=CONCATENATE([.A95];&quot;,&quot;;[.B95];&quot;,&quot;;[.C95])" office:value-type="string" office:string-value="7584K01101,BRIGADE CONTROLE FI 3 null,15" calcext:value-type="string">
            <text:p>7584K01101,BRIGADE CONTROLE FI 3 null,15</text:p>
          </table:table-cell>
        </table:table-row>
        <table:table-row table:style-name="ro1">
          <table:table-cell office:value-type="string" calcext:value-type="string">
            <text:p>7584K05101</text:p>
          </table:table-cell>
          <table:table-cell office:value-type="string" calcext:value-type="string">
            <text:p>BRIGADE CONTROLE FI 4</text:p>
          </table:table-cell>
          <table:table-cell office:value-type="string" calcext:value-type="string">
            <text:p>15</text:p>
          </table:table-cell>
          <table:table-cell table:formula="of:=CONCATENATE([.A96];&quot;,&quot;;[.B96];&quot;,&quot;;[.C96])" office:value-type="string" office:string-value="7584K05101,BRIGADE CONTROLE FI 4,15" calcext:value-type="string">
            <text:p>7584K05101,BRIGADE CONTROLE FI 4,15</text:p>
          </table:table-cell>
        </table:table-row>
        <table:table-row table:style-name="ro1">
          <table:table-cell office:value-type="string" calcext:value-type="string">
            <text:p>7587P32600</text:p>
          </table:table-cell>
          <table:table-cell office:value-type="string" calcext:value-type="string">
            <text:p>CENTRE DES FINANCES PUBLIQUES PARIS 6E 9 PCE ST-SULPICE</text:p>
          </table:table-cell>
          <table:table-cell office:value-type="string" calcext:value-type="string">
            <text:p>15</text:p>
          </table:table-cell>
          <table:table-cell table:formula="of:=CONCATENATE([.A97];&quot;,&quot;;[.B97];&quot;,&quot;;[.C97])" office:value-type="string" office:string-value="7587P32600,CENTRE DES FINANCES PUBLIQUES PARIS 6E 9 PCE ST-SULPICE,15" calcext:value-type="string">
            <text:p>7587P32600,CENTRE DES FINANCES PUBLIQUES PARIS 6E 9 PCE ST-SULPICE,15</text:p>
          </table:table-cell>
        </table:table-row>
        <table:table-row table:style-name="ro1">
          <table:table-cell office:value-type="string" calcext:value-type="string">
            <text:p>756B140</text:p>
          </table:table-cell>
          <table:table-cell office:value-type="string" calcext:value-type="string">
            <text:p>DIVISION 1 FISCALITE DES PARTICULIERS</text:p>
          </table:table-cell>
          <table:table-cell office:value-type="string" calcext:value-type="string">
            <text:p>15</text:p>
          </table:table-cell>
          <table:table-cell table:formula="of:=CONCATENATE([.A98];&quot;,&quot;;[.B98];&quot;,&quot;;[.C98])" office:value-type="string" office:string-value="756B140,DIVISION 1 FISCALITE DES PARTICULIERS,15" calcext:value-type="string">
            <text:p>756B140,DIVISION 1 FISCALITE DES PARTICULIERS,15</text:p>
          </table:table-cell>
        </table:table-row>
        <table:table-row table:style-name="ro1">
          <table:table-cell office:value-type="string" calcext:value-type="string">
            <text:p>758B341</text:p>
          </table:table-cell>
          <table:table-cell office:value-type="string" calcext:value-type="string">
            <text:p>DIVISION 2 FISCALITE DES PROFESSIONNELS</text:p>
          </table:table-cell>
          <table:table-cell office:value-type="string" calcext:value-type="string">
            <text:p>15</text:p>
          </table:table-cell>
          <table:table-cell table:formula="of:=CONCATENATE([.A99];&quot;,&quot;;[.B99];&quot;,&quot;;[.C99])" office:value-type="string" office:string-value="758B341,DIVISION 2 FISCALITE DES PROFESSIONNELS,15" calcext:value-type="string">
            <text:p>758B341,DIVISION 2 FISCALITE DES PROFESSIONNELS,15</text:p>
          </table:table-cell>
        </table:table-row>
        <table:table-row table:style-name="ro1">
          <table:table-cell office:value-type="string" calcext:value-type="string">
            <text:p>754B243</text:p>
          </table:table-cell>
          <table:table-cell office:value-type="string" calcext:value-type="string">
            <text:p>DIVISION 4 ANIMATION CF PARIS 1</text:p>
          </table:table-cell>
          <table:table-cell office:value-type="string" calcext:value-type="string">
            <text:p>15</text:p>
          </table:table-cell>
          <table:table-cell table:formula="of:=CONCATENATE([.A100];&quot;,&quot;;[.B100];&quot;,&quot;;[.C100])" office:value-type="string" office:string-value="754B243,DIVISION 4 ANIMATION CF PARIS 1,15" calcext:value-type="string">
            <text:p>754B243,DIVISION 4 ANIMATION CF PARIS 1,15</text:p>
          </table:table-cell>
        </table:table-row>
        <table:table-row table:style-name="ro1">
          <table:table-cell office:value-type="string" calcext:value-type="string">
            <text:p>754B244100</text:p>
          </table:table-cell>
          <table:table-cell office:value-type="string" calcext:value-type="string">
            <text:p>DIVISION 5 MISSIONS SPECIFIQUES</text:p>
          </table:table-cell>
          <table:table-cell office:value-type="string" calcext:value-type="string">
            <text:p>15</text:p>
          </table:table-cell>
          <table:table-cell table:formula="of:=CONCATENATE([.A101];&quot;,&quot;;[.B101];&quot;,&quot;;[.C101])" office:value-type="string" office:string-value="754B244100,DIVISION 5 MISSIONS SPECIFIQUES,15" calcext:value-type="string">
            <text:p>754B244100,DIVISION 5 MISSIONS SPECIFIQUES,15</text:p>
          </table:table-cell>
        </table:table-row>
        <table:table-row table:style-name="ro1">
          <table:table-cell office:value-type="string" calcext:value-type="string">
            <text:p>754B245</text:p>
          </table:table-cell>
          <table:table-cell office:value-type="string" calcext:value-type="string">
            <text:p>DIVISION 6 AFFAIRES FONCIERES</text:p>
          </table:table-cell>
          <table:table-cell office:value-type="string" calcext:value-type="string">
            <text:p>15</text:p>
          </table:table-cell>
          <table:table-cell table:formula="of:=CONCATENATE([.A102];&quot;,&quot;;[.B102];&quot;,&quot;;[.C102])" office:value-type="string" office:string-value="754B245,DIVISION 6 AFFAIRES FONCIERES,15" calcext:value-type="string">
            <text:p>754B245,DIVISION 6 AFFAIRES FONCIERES,15</text:p>
          </table:table-cell>
        </table:table-row>
        <table:table-row table:style-name="ro1">
          <table:table-cell office:value-type="string" calcext:value-type="string">
            <text:p>758B345100</text:p>
          </table:table-cell>
          <table:table-cell office:value-type="string" calcext:value-type="string">
            <text:p>DIVISION 6 ANIMATION CF PARIS 2</text:p>
          </table:table-cell>
          <table:table-cell office:value-type="string" calcext:value-type="string">
            <text:p>15</text:p>
          </table:table-cell>
          <table:table-cell table:formula="of:=CONCATENATE([.A103];&quot;,&quot;;[.B103];&quot;,&quot;;[.C103])" office:value-type="string" office:string-value="758B345100,DIVISION 6 ANIMATION CF PARIS 2,15" calcext:value-type="string">
            <text:p>758B345100,DIVISION 6 ANIMATION CF PARIS 2,15</text:p>
          </table:table-cell>
        </table:table-row>
        <table:table-row table:style-name="ro1">
          <table:table-cell office:value-type="string" calcext:value-type="string">
            <text:p>7584R04100</text:p>
          </table:table-cell>
          <table:table-cell office:value-type="string" calcext:value-type="string">
            <text:p>PCRP BRIGADE PATRIMOINE REVENU 2</text:p>
          </table:table-cell>
          <table:table-cell office:value-type="string" calcext:value-type="string">
            <text:p>15</text:p>
          </table:table-cell>
          <table:table-cell table:formula="of:=CONCATENATE([.A104];&quot;,&quot;;[.B104];&quot;,&quot;;[.C104])" office:value-type="string" office:string-value="7584R04100,PCRP BRIGADE PATRIMOINE REVENU 2,15" calcext:value-type="string">
            <text:p>7584R04100,PCRP BRIGADE PATRIMOINE REVENU 2,15</text:p>
          </table:table-cell>
        </table:table-row>
        <table:table-row table:style-name="ro1">
          <table:table-cell office:value-type="string" calcext:value-type="string">
            <text:p>7584R05100</text:p>
          </table:table-cell>
          <table:table-cell office:value-type="string" calcext:value-type="string">
            <text:p>PCRP BRIGADE PATRIMOINE REVENU 3</text:p>
          </table:table-cell>
          <table:table-cell office:value-type="string" calcext:value-type="string">
            <text:p>15</text:p>
          </table:table-cell>
          <table:table-cell table:formula="of:=CONCATENATE([.A105];&quot;,&quot;;[.B105];&quot;,&quot;;[.C105])" office:value-type="string" office:string-value="7584R05100,PCRP BRIGADE PATRIMOINE REVENU 3,15" calcext:value-type="string">
            <text:p>7584R05100,PCRP BRIGADE PATRIMOINE REVENU 3,15</text:p>
          </table:table-cell>
        </table:table-row>
        <table:table-row table:style-name="ro1">
          <table:table-cell office:value-type="string" calcext:value-type="string">
            <text:p>7584R02</text:p>
          </table:table-cell>
          <table:table-cell office:value-type="string" calcext:value-type="string">
            <text:p>PCRP PARIS 6E 13E</text:p>
          </table:table-cell>
          <table:table-cell office:value-type="string" calcext:value-type="string">
            <text:p>15</text:p>
          </table:table-cell>
          <table:table-cell table:formula="of:=CONCATENATE([.A106];&quot;,&quot;;[.B106];&quot;,&quot;;[.C106])" office:value-type="string" office:string-value="7584R02,PCRP PARIS 6E 13E,15" calcext:value-type="string">
            <text:p>7584R02,PCRP PARIS 6E 13E,15</text:p>
          </table:table-cell>
        </table:table-row>
        <table:table-row table:style-name="ro1">
          <table:table-cell office:value-type="string" calcext:value-type="string">
            <text:p>7574R04100</text:p>
          </table:table-cell>
          <table:table-cell office:value-type="string" calcext:value-type="string">
            <text:p>PCRP PARIS 7E</text:p>
          </table:table-cell>
          <table:table-cell office:value-type="string" calcext:value-type="string">
            <text:p>15</text:p>
          </table:table-cell>
          <table:table-cell table:formula="of:=CONCATENATE([.A107];&quot;,&quot;;[.B107];&quot;,&quot;;[.C107])" office:value-type="string" office:string-value="7574R04100,PCRP PARIS 7E,15" calcext:value-type="string">
            <text:p>7574R04100,PCRP PARIS 7E,15</text:p>
          </table:table-cell>
        </table:table-row>
        <table:table-row table:style-name="ro1">
          <table:table-cell table:style-name="ce2" office:value-type="string" calcext:value-type="string">
            <text:p>7570E10100</text:p>
          </table:table-cell>
          <table:table-cell office:value-type="string" calcext:value-type="string">
            <text:p>POLE DE CONTROLE ET EXPERTISE PARIS 6E-7E</text:p>
          </table:table-cell>
          <table:table-cell office:value-type="string" calcext:value-type="string">
            <text:p>15</text:p>
          </table:table-cell>
          <table:table-cell table:formula="of:=CONCATENATE([.A108];&quot;,&quot;;[.B108];&quot;,&quot;;[.C108])" office:value-type="string" office:string-value="7570E10100,POLE DE CONTROLE ET EXPERTISE PARIS 6E-7E,15" calcext:value-type="string">
            <text:p>7570E10100,POLE DE CONTROLE ET EXPERTISE PARIS 6E-7E,15</text:p>
          </table:table-cell>
        </table:table-row>
        <table:table-row table:style-name="ro1">
          <table:table-cell office:value-type="string" calcext:value-type="string">
            <text:p>7584P61</text:p>
          </table:table-cell>
          <table:table-cell office:value-type="string" calcext:value-type="string">
            <text:p>SERVICE DEPTAL ENREGISTREMENT PARIS SAINT-SULPICE</text:p>
          </table:table-cell>
          <table:table-cell office:value-type="string" calcext:value-type="string">
            <text:p>15</text:p>
          </table:table-cell>
          <table:table-cell table:formula="of:=CONCATENATE([.A109];&quot;,&quot;;[.B109];&quot;,&quot;;[.C109])" office:value-type="string" office:string-value="7584P61,SERVICE DEPTAL ENREGISTREMENT PARIS SAINT-SULPICE,15" calcext:value-type="string">
            <text:p>7584P61,SERVICE DEPTAL ENREGISTREMENT PARIS SAINT-SULPICE,15</text:p>
          </table:table-cell>
        </table:table-row>
        <table:table-row table:style-name="ro1">
          <table:table-cell table:style-name="ce2" office:value-type="string" calcext:value-type="string">
            <text:p>7570103251</text:p>
          </table:table-cell>
          <table:table-cell office:value-type="string" calcext:value-type="string">
            <text:p>SERVICE IMPOTS DES ENTREPRISES PARIS 6E 7E</text:p>
          </table:table-cell>
          <table:table-cell office:value-type="string" calcext:value-type="string">
            <text:p>15</text:p>
          </table:table-cell>
          <table:table-cell table:formula="of:=CONCATENATE([.A110];&quot;,&quot;;[.B110];&quot;,&quot;;[.C110])" office:value-type="string" office:string-value="7570103251,SERVICE IMPOTS DES ENTREPRISES PARIS 6E 7E,15" calcext:value-type="string">
            <text:p>7570103251,SERVICE IMPOTS DES ENTREPRISES PARIS 6E 7E,15</text:p>
          </table:table-cell>
        </table:table-row>
        <table:table-row table:style-name="ro1">
          <table:table-cell table:style-name="ce2" office:value-type="string" calcext:value-type="string">
            <text:p>7580200</text:p>
          </table:table-cell>
          <table:table-cell office:value-type="string" calcext:value-type="string">
            <text:p>SERVICE IMPOTS DES ENTREPRISES PARIS 6E-7E</text:p>
          </table:table-cell>
          <table:table-cell office:value-type="string" calcext:value-type="string">
            <text:p>15</text:p>
          </table:table-cell>
          <table:table-cell table:formula="of:=CONCATENATE([.A111];&quot;,&quot;;[.B111];&quot;,&quot;;[.C111])" office:value-type="string" office:string-value="7580200,SERVICE IMPOTS DES ENTREPRISES PARIS 6E-7E,15" calcext:value-type="string">
            <text:p>7580200,SERVICE IMPOTS DES ENTREPRISES PARIS 6E-7E,15</text:p>
          </table:table-cell>
        </table:table-row>
        <table:table-row table:style-name="ro1">
          <table:table-cell table:style-name="ce2" office:value-type="string" calcext:value-type="string">
            <text:p>7580250021</text:p>
          </table:table-cell>
          <table:table-cell office:value-type="string" calcext:value-type="string">
            <text:p>SERVICE IMPOTS PARTICULIERS PARIS 5E 6E 7E</text:p>
          </table:table-cell>
          <table:table-cell office:value-type="string" calcext:value-type="string">
            <text:p>15</text:p>
          </table:table-cell>
          <table:table-cell table:formula="of:=CONCATENATE([.A112];&quot;,&quot;;[.B112];&quot;,&quot;;[.C112])" office:value-type="string" office:string-value="7580250021,SERVICE IMPOTS PARTICULIERS PARIS 5E 6E 7E,15" calcext:value-type="string">
            <text:p>7580250021,SERVICE IMPOTS PARTICULIERS PARIS 5E 6E 7E,15</text:p>
          </table:table-cell>
        </table:table-row>
        <table:table-row table:style-name="ro1">
          <table:table-cell table:style-name="ce2" office:value-type="string" calcext:value-type="string">
            <text:p>7570153</text:p>
          </table:table-cell>
          <table:table-cell office:value-type="string" calcext:value-type="string">
            <text:p>SERVICE IMPOTS PARTICULIERS PARIS 5E-6E-7E</text:p>
          </table:table-cell>
          <table:table-cell office:value-type="string" calcext:value-type="string">
            <text:p>15</text:p>
          </table:table-cell>
          <table:table-cell table:formula="of:=CONCATENATE([.A113];&quot;,&quot;;[.B113];&quot;,&quot;;[.C113])" office:value-type="string" office:string-value="7570153,SERVICE IMPOTS PARTICULIERS PARIS 5E-6E-7E,15" calcext:value-type="string">
            <text:p>7570153,SERVICE IMPOTS PARTICULIERS PARIS 5E-6E-7E,15</text:p>
          </table:table-cell>
        </table:table-row>
        <table:table-row table:style-name="ro1">
          <table:table-cell office:value-type="string" calcext:value-type="string">
            <text:p>7584B07</text:p>
          </table:table-cell>
          <table:table-cell office:value-type="string" calcext:value-type="string">
            <text:p>7EME BRIGADE DEPART. VERIF. PARIS SUD</text:p>
          </table:table-cell>
          <table:table-cell office:value-type="string" calcext:value-type="string">
            <text:p>16</text:p>
          </table:table-cell>
          <table:table-cell table:formula="of:=CONCATENATE([.A114];&quot;,&quot;;[.B114];&quot;,&quot;;[.C114])" office:value-type="string" office:string-value="7584B07,7EME BRIGADE DEPART. VERIF. PARIS SUD,16" calcext:value-type="string">
            <text:p>7584B07,7EME BRIGADE DEPART. VERIF. PARIS SUD,16</text:p>
          </table:table-cell>
        </table:table-row>
        <table:table-row table:style-name="ro1">
          <table:table-cell office:value-type="string" calcext:value-type="string">
            <text:p>7587P33600</text:p>
          </table:table-cell>
          <table:table-cell office:value-type="string" calcext:value-type="string">
            <text:p>CENTRE DES FINANCES PUBLIQUES PARIS 13E 101 RUE DE TOLBIAC</text:p>
          </table:table-cell>
          <table:table-cell office:value-type="string" calcext:value-type="string">
            <text:p>16</text:p>
          </table:table-cell>
          <table:table-cell table:formula="of:=CONCATENATE([.A115];&quot;,&quot;;[.B115];&quot;,&quot;;[.C115])" office:value-type="string" office:string-value="7587P33600,CENTRE DES FINANCES PUBLIQUES PARIS 13E 101 RUE DE TOLBIAC,16" calcext:value-type="string">
            <text:p>7587P33600,CENTRE DES FINANCES PUBLIQUES PARIS 13E 101 RUE DE TOLBIAC,16</text:p>
          </table:table-cell>
        </table:table-row>
        <table:table-row table:style-name="ro1">
          <table:table-cell table:style-name="ce2" office:value-type="string" calcext:value-type="string">
            <text:p>7580235</text:p>
          </table:table-cell>
          <table:table-cell office:value-type="string" calcext:value-type="string">
            <text:p>POLE RECOUVREMENT SPECIALISE PARISIEN 2</text:p>
          </table:table-cell>
          <table:table-cell office:value-type="string" calcext:value-type="string">
            <text:p>16</text:p>
          </table:table-cell>
          <table:table-cell table:formula="of:=CONCATENATE([.A116];&quot;,&quot;;[.B116];&quot;,&quot;;[.C116])" office:value-type="string" office:string-value="7580235,POLE RECOUVREMENT SPECIALISE PARISIEN 2,16" calcext:value-type="string">
            <text:p>7580235,POLE RECOUVREMENT SPECIALISE PARISIEN 2,16</text:p>
          </table:table-cell>
        </table:table-row>
        <table:table-row table:style-name="ro1">
          <table:table-cell table:style-name="ce2" office:value-type="string" calcext:value-type="string">
            <text:p>7580301</text:p>
          </table:table-cell>
          <table:table-cell office:value-type="string" calcext:value-type="string">
            <text:p>SERVICE IMPOTS DES ENTREPRISES PARIS 5E-13E</text:p>
          </table:table-cell>
          <table:table-cell office:value-type="string" calcext:value-type="string">
            <text:p>16</text:p>
          </table:table-cell>
          <table:table-cell table:formula="of:=CONCATENATE([.A117];&quot;,&quot;;[.B117];&quot;,&quot;;[.C117])" office:value-type="string" office:string-value="7580301,SERVICE IMPOTS DES ENTREPRISES PARIS 5E-13E,16" calcext:value-type="string">
            <text:p>7580301,SERVICE IMPOTS DES ENTREPRISES PARIS 5E-13E,16</text:p>
          </table:table-cell>
        </table:table-row>
        <table:table-row table:style-name="ro1">
          <table:table-cell table:style-name="ce2" office:value-type="string" calcext:value-type="string">
            <text:p>7580381</text:p>
          </table:table-cell>
          <table:table-cell office:value-type="string" calcext:value-type="string">
            <text:p>SERVICE IMPOTS PARTICULIERS PARIS 13E</text:p>
          </table:table-cell>
          <table:table-cell office:value-type="string" calcext:value-type="string">
            <text:p>16</text:p>
          </table:table-cell>
          <table:table-cell table:formula="of:=CONCATENATE([.A118];&quot;,&quot;;[.B118];&quot;,&quot;;[.C118])" office:value-type="string" office:string-value="7580381,SERVICE IMPOTS PARTICULIERS PARIS 13E,16" calcext:value-type="string">
            <text:p>7580381,SERVICE IMPOTS PARTICULIERS PARIS 13E,16</text:p>
          </table:table-cell>
        </table:table-row>
        <table:table-row table:style-name="ro1">
          <table:table-cell table:style-name="ce2" office:value-type="string" calcext:value-type="string">
            <text:p>7547E40</text:p>
          </table:table-cell>
          <table:table-cell office:value-type="string" calcext:value-type="string">
            <text:p>BRIGADE CONTROLE ET RECHERCHES PARIS CENTRE</text:p>
          </table:table-cell>
          <table:table-cell office:value-type="string" calcext:value-type="string">
            <text:p>17</text:p>
          </table:table-cell>
          <table:table-cell table:formula="of:=CONCATENATE([.A119];&quot;,&quot;;[.B119];&quot;,&quot;;[.C119])" office:value-type="string" office:string-value="7547E40,BRIGADE CONTROLE ET RECHERCHES PARIS CENTRE,17" calcext:value-type="string">
            <text:p>7547E40,BRIGADE CONTROLE ET RECHERCHES PARIS CENTRE,17</text:p>
          </table:table-cell>
        </table:table-row>
        <table:table-row table:style-name="ro1">
          <table:table-cell office:value-type="string" calcext:value-type="string">
            <text:p>7547P40600</text:p>
          </table:table-cell>
          <table:table-cell office:value-type="string" calcext:value-type="string">
            <text:p>CENTRE DES FINANCES PUBLIQUES PARIS 2E 9 RUE D'UZES</text:p>
          </table:table-cell>
          <table:table-cell office:value-type="string" calcext:value-type="string">
            <text:p>17</text:p>
          </table:table-cell>
          <table:table-cell table:formula="of:=CONCATENATE([.A120];&quot;,&quot;;[.B120];&quot;,&quot;;[.C120])" office:value-type="string" office:string-value="7547P40600,CENTRE DES FINANCES PUBLIQUES PARIS 2E 9 RUE D'UZES,17" calcext:value-type="string">
            <text:p>7547P40600,CENTRE DES FINANCES PUBLIQUES PARIS 2E 9 RUE D'UZES,17</text:p>
          </table:table-cell>
        </table:table-row>
        <table:table-row table:style-name="ro1">
          <table:table-cell office:value-type="string" calcext:value-type="string">
            <text:p>7544R01</text:p>
          </table:table-cell>
          <table:table-cell office:value-type="string" calcext:value-type="string">
            <text:p>PCRP PARIS CENTRE</text:p>
          </table:table-cell>
          <table:table-cell office:value-type="string" calcext:value-type="string">
            <text:p>17</text:p>
          </table:table-cell>
          <table:table-cell table:formula="of:=CONCATENATE([.A121];&quot;,&quot;;[.B121];&quot;,&quot;;[.C121])" office:value-type="string" office:string-value="7544R01,PCRP PARIS CENTRE,17" calcext:value-type="string">
            <text:p>7544R01,PCRP PARIS CENTRE,17</text:p>
          </table:table-cell>
        </table:table-row>
        <table:table-row table:style-name="ro1">
          <table:table-cell table:style-name="ce2" office:value-type="string" calcext:value-type="string">
            <text:p>7540E13100</text:p>
          </table:table-cell>
          <table:table-cell office:value-type="string" calcext:value-type="string">
            <text:p>POLE DE CONTROLE ET EXPERTISE PARIS 9E-10E</text:p>
          </table:table-cell>
          <table:table-cell office:value-type="string" calcext:value-type="string">
            <text:p>17</text:p>
          </table:table-cell>
          <table:table-cell table:formula="of:=CONCATENATE([.A122];&quot;,&quot;;[.B122];&quot;,&quot;;[.C122])" office:value-type="string" office:string-value="7540E13100,POLE DE CONTROLE ET EXPERTISE PARIS 9E-10E,17" calcext:value-type="string">
            <text:p>7540E13100,POLE DE CONTROLE ET EXPERTISE PARIS 9E-10E,17</text:p>
          </table:table-cell>
        </table:table-row>
        <table:table-row table:style-name="ro1">
          <table:table-cell table:style-name="ce2" office:value-type="string" calcext:value-type="string">
            <text:p>7580234</text:p>
          </table:table-cell>
          <table:table-cell office:value-type="string" calcext:value-type="string">
            <text:p>POLE RECOUVREMENT SPECIALISE DNVSF</text:p>
          </table:table-cell>
          <table:table-cell office:value-type="string" calcext:value-type="string">
            <text:p>17</text:p>
          </table:table-cell>
          <table:table-cell table:formula="of:=CONCATENATE([.A123];&quot;,&quot;;[.B123];&quot;,&quot;;[.C123])" office:value-type="string" office:string-value="7580234,POLE RECOUVREMENT SPECIALISE DNVSF,17" calcext:value-type="string">
            <text:p>7580234,POLE RECOUVREMENT SPECIALISE DNVSF,17</text:p>
          </table:table-cell>
        </table:table-row>
        <table:table-row table:style-name="ro1">
          <table:table-cell office:value-type="string" calcext:value-type="string">
            <text:p>7544P61</text:p>
          </table:table-cell>
          <table:table-cell office:value-type="string" calcext:value-type="string">
            <text:p>SERVICE DEPTAL ENREGISTREMENT PARIS SAINT-HYACINTHE</text:p>
          </table:table-cell>
          <table:table-cell office:value-type="string" calcext:value-type="string">
            <text:p>17</text:p>
          </table:table-cell>
          <table:table-cell table:formula="of:=CONCATENATE([.A124];&quot;,&quot;;[.B124];&quot;,&quot;;[.C124])" office:value-type="string" office:string-value="7544P61,SERVICE DEPTAL ENREGISTREMENT PARIS SAINT-HYACINTHE,17" calcext:value-type="string">
            <text:p>7544P61,SERVICE DEPTAL ENREGISTREMENT PARIS SAINT-HYACINTHE,17</text:p>
          </table:table-cell>
        </table:table-row>
        <table:table-row table:style-name="ro1">
          <table:table-cell table:style-name="ce2" office:value-type="string" calcext:value-type="string">
            <text:p>7540500</text:p>
          </table:table-cell>
          <table:table-cell office:value-type="string" calcext:value-type="string">
            <text:p>SERVICE IMPOTS DES ENTREPRISES PARIS 9E</text:p>
          </table:table-cell>
          <table:table-cell office:value-type="string" calcext:value-type="string">
            <text:p>17</text:p>
          </table:table-cell>
          <table:table-cell table:formula="of:=CONCATENATE([.A125];&quot;,&quot;;[.B125];&quot;,&quot;;[.C125])" office:value-type="string" office:string-value="7540500,SERVICE IMPOTS DES ENTREPRISES PARIS 9E,17" calcext:value-type="string">
            <text:p>7540500,SERVICE IMPOTS DES ENTREPRISES PARIS 9E,17</text:p>
          </table:table-cell>
        </table:table-row>
        <table:table-row table:style-name="ro1">
          <table:table-cell office:value-type="string" calcext:value-type="string">
            <text:p>7574B06101</text:p>
          </table:table-cell>
          <table:table-cell office:value-type="string" calcext:value-type="string">
            <text:p>6EME BRIGADE DEPART. VERIF. PARIS OUEST</text:p>
          </table:table-cell>
          <table:table-cell office:value-type="string" calcext:value-type="string">
            <text:p>2</text:p>
          </table:table-cell>
          <table:table-cell table:formula="of:=CONCATENATE([.A126];&quot;,&quot;;[.B126];&quot;,&quot;;[.C126])" office:value-type="string" office:string-value="7574B06101,6EME BRIGADE DEPART. VERIF. PARIS OUEST,2" calcext:value-type="string">
            <text:p>7574B06101,6EME BRIGADE DEPART. VERIF. PARIS OUEST,2</text:p>
          </table:table-cell>
        </table:table-row>
        <table:table-row table:style-name="ro1">
          <table:table-cell office:value-type="string" calcext:value-type="string">
            <text:p>7577P32600</text:p>
          </table:table-cell>
          <table:table-cell office:value-type="string" calcext:value-type="string">
            <text:p>CENTRE DES FINANCES PUBLIQUES PARIS 15E 13-15 RUE GAL BEURET</text:p>
          </table:table-cell>
          <table:table-cell office:value-type="string" calcext:value-type="string">
            <text:p>2</text:p>
          </table:table-cell>
          <table:table-cell table:formula="of:=CONCATENATE([.A127];&quot;,&quot;;[.B127];&quot;,&quot;;[.C127])" office:value-type="string" office:string-value="7577P32600,CENTRE DES FINANCES PUBLIQUES PARIS 15E 13-15 RUE GAL BEURET,2" calcext:value-type="string">
            <text:p>7577P32600,CENTRE DES FINANCES PUBLIQUES PARIS 15E 13-15 RUE GAL BEURET,2</text:p>
          </table:table-cell>
        </table:table-row>
        <table:table-row table:style-name="ro1">
          <table:table-cell office:value-type="string" calcext:value-type="string">
            <text:p>7574R05</text:p>
          </table:table-cell>
          <table:table-cell office:value-type="string" calcext:value-type="string">
            <text:p>PCRP PARIS 15E</text:p>
          </table:table-cell>
          <table:table-cell office:value-type="string" calcext:value-type="string">
            <text:p>2</text:p>
          </table:table-cell>
          <table:table-cell table:formula="of:=CONCATENATE([.A128];&quot;,&quot;;[.B128];&quot;,&quot;;[.C128])" office:value-type="string" office:string-value="7574R05,PCRP PARIS 15E,2" calcext:value-type="string">
            <text:p>7574R05,PCRP PARIS 15E,2</text:p>
          </table:table-cell>
        </table:table-row>
        <table:table-row table:style-name="ro1">
          <table:table-cell table:style-name="ce2" office:value-type="string" calcext:value-type="string">
            <text:p>7570E12100</text:p>
          </table:table-cell>
          <table:table-cell office:value-type="string" calcext:value-type="string">
            <text:p>POLE DE CONTROLE ET EXPERTISE PARIS 15E</text:p>
          </table:table-cell>
          <table:table-cell office:value-type="string" calcext:value-type="string">
            <text:p>2</text:p>
          </table:table-cell>
          <table:table-cell table:formula="of:=CONCATENATE([.A129];&quot;,&quot;;[.B129];&quot;,&quot;;[.C129])" office:value-type="string" office:string-value="7570E12100,POLE DE CONTROLE ET EXPERTISE PARIS 15E,2" calcext:value-type="string">
            <text:p>7570E12100,POLE DE CONTROLE ET EXPERTISE PARIS 15E,2</text:p>
          </table:table-cell>
        </table:table-row>
        <table:table-row table:style-name="ro1">
          <table:table-cell table:style-name="ce2" office:value-type="string" calcext:value-type="string">
            <text:p>7570400</text:p>
          </table:table-cell>
          <table:table-cell office:value-type="string" calcext:value-type="string">
            <text:p>SERVICE IMPOTS DES ENTREPRISES PARIS 15E</text:p>
          </table:table-cell>
          <table:table-cell office:value-type="string" calcext:value-type="string">
            <text:p>2</text:p>
          </table:table-cell>
          <table:table-cell table:formula="of:=CONCATENATE([.A130];&quot;,&quot;;[.B130];&quot;,&quot;;[.C130])" office:value-type="string" office:string-value="7570400,SERVICE IMPOTS DES ENTREPRISES PARIS 15E,2" calcext:value-type="string">
            <text:p>7570400,SERVICE IMPOTS DES ENTREPRISES PARIS 15E,2</text:p>
          </table:table-cell>
        </table:table-row>
        <table:table-row table:style-name="ro1">
          <table:table-cell table:style-name="ce2" office:value-type="string" calcext:value-type="string">
            <text:p>7570450</text:p>
          </table:table-cell>
          <table:table-cell office:value-type="string" calcext:value-type="string">
            <text:p>SERVICE IMPOTS PARTICULIERS PARIS 15E EST</text:p>
          </table:table-cell>
          <table:table-cell office:value-type="string" calcext:value-type="string">
            <text:p>2</text:p>
          </table:table-cell>
          <table:table-cell table:formula="of:=CONCATENATE([.A131];&quot;,&quot;;[.B131];&quot;,&quot;;[.C131])" office:value-type="string" office:string-value="7570450,SERVICE IMPOTS PARTICULIERS PARIS 15E EST,2" calcext:value-type="string">
            <text:p>7570450,SERVICE IMPOTS PARTICULIERS PARIS 15E EST,2</text:p>
          </table:table-cell>
        </table:table-row>
        <table:table-row table:style-name="ro1">
          <table:table-cell table:style-name="ce2" office:value-type="string" calcext:value-type="string">
            <text:p>7570251</text:p>
          </table:table-cell>
          <table:table-cell office:value-type="string" calcext:value-type="string">
            <text:p>SERVICE IMPOTS PARTICULIERS PARIS 15E OUEST</text:p>
          </table:table-cell>
          <table:table-cell office:value-type="string" calcext:value-type="string">
            <text:p>2</text:p>
          </table:table-cell>
          <table:table-cell table:formula="of:=CONCATENATE([.A132];&quot;,&quot;;[.B132];&quot;,&quot;;[.C132])" office:value-type="string" office:string-value="7570251,SERVICE IMPOTS PARTICULIERS PARIS 15E OUEST,2" calcext:value-type="string">
            <text:p>7570251,SERVICE IMPOTS PARTICULIERS PARIS 15E OUEST,2</text:p>
          </table:table-cell>
        </table:table-row>
        <table:table-row table:style-name="ro1">
          <table:table-cell office:value-type="string" calcext:value-type="string">
            <text:p>7547P41600</text:p>
          </table:table-cell>
          <table:table-cell office:value-type="string" calcext:value-type="string">
            <text:p>CENTRE DES FINANCES PUBLIQUES PARIS 10E CITE PARADIS</text:p>
          </table:table-cell>
          <table:table-cell office:value-type="string" calcext:value-type="string">
            <text:p>3</text:p>
          </table:table-cell>
          <table:table-cell table:formula="of:=CONCATENATE([.A133];&quot;,&quot;;[.B133];&quot;,&quot;;[.C133])" office:value-type="string" office:string-value="7547P41600,CENTRE DES FINANCES PUBLIQUES PARIS 10E CITE PARADIS,3" calcext:value-type="string">
            <text:p>7547P41600,CENTRE DES FINANCES PUBLIQUES PARIS 10E CITE PARADIS,3</text:p>
          </table:table-cell>
        </table:table-row>
        <table:table-row table:style-name="ro1">
          <table:table-cell table:style-name="ce2" office:value-type="string" calcext:value-type="string">
            <text:p>7540601</text:p>
          </table:table-cell>
          <table:table-cell office:value-type="string" calcext:value-type="string">
            <text:p>SERVICE IMPOTS DES ENTREPRISES PARIS 10E</text:p>
          </table:table-cell>
          <table:table-cell office:value-type="string" calcext:value-type="string">
            <text:p>3</text:p>
          </table:table-cell>
          <table:table-cell table:formula="of:=CONCATENATE([.A134];&quot;,&quot;;[.B134];&quot;,&quot;;[.C134])" office:value-type="string" office:string-value="7540601,SERVICE IMPOTS DES ENTREPRISES PARIS 10E,3" calcext:value-type="string">
            <text:p>7540601,SERVICE IMPOTS DES ENTREPRISES PARIS 10E,3</text:p>
          </table:table-cell>
        </table:table-row>
        <table:table-row table:style-name="ro1">
          <table:table-cell table:style-name="ce2" office:value-type="string" calcext:value-type="string">
            <text:p>7540651</text:p>
          </table:table-cell>
          <table:table-cell office:value-type="string" calcext:value-type="string">
            <text:p>SERVICE IMPOTS PARTICULIERS PARIS 9E-10E</text:p>
          </table:table-cell>
          <table:table-cell office:value-type="string" calcext:value-type="string">
            <text:p>3</text:p>
          </table:table-cell>
          <table:table-cell table:formula="of:=CONCATENATE([.A135];&quot;,&quot;;[.B135];&quot;,&quot;;[.C135])" office:value-type="string" office:string-value="7540651,SERVICE IMPOTS PARTICULIERS PARIS 9E-10E,3" calcext:value-type="string">
            <text:p>7540651,SERVICE IMPOTS PARTICULIERS PARIS 9E-10E,3</text:p>
          </table:table-cell>
        </table:table-row>
        <table:table-row table:style-name="ro1">
          <table:table-cell office:value-type="string" calcext:value-type="string">
            <text:p>7567P34600</text:p>
          </table:table-cell>
          <table:table-cell office:value-type="string" calcext:value-type="string">
            <text:p>CENTRE DES FINANCES PUBLIQUES PARIS 18E 61 RUE E. CARRIERE</text:p>
          </table:table-cell>
          <table:table-cell office:value-type="string" calcext:value-type="string">
            <text:p>4</text:p>
          </table:table-cell>
          <table:table-cell table:formula="of:=CONCATENATE([.A136];&quot;,&quot;;[.B136];&quot;,&quot;;[.C136])" office:value-type="string" office:string-value="7567P34600,CENTRE DES FINANCES PUBLIQUES PARIS 18E 61 RUE E. CARRIERE,4" calcext:value-type="string">
            <text:p>7567P34600,CENTRE DES FINANCES PUBLIQUES PARIS 18E 61 RUE E. CARRIERE,4</text:p>
          </table:table-cell>
        </table:table-row>
        <table:table-row table:style-name="ro1">
          <table:table-cell table:style-name="ce2" office:value-type="string" calcext:value-type="string">
            <text:p>7560355021</text:p>
          </table:table-cell>
          <table:table-cell office:value-type="string" calcext:value-type="string">
            <text:p>SERVICE IMPOTS PARTICULIERS PARIS 18E</text:p>
          </table:table-cell>
          <table:table-cell office:value-type="string" calcext:value-type="string">
            <text:p>4</text:p>
          </table:table-cell>
          <table:table-cell table:formula="of:=CONCATENATE([.A137];&quot;,&quot;;[.B137];&quot;,&quot;;[.C137])" office:value-type="string" office:string-value="7560355021,SERVICE IMPOTS PARTICULIERS PARIS 18E,4" calcext:value-type="string">
            <text:p>7560355021,SERVICE IMPOTS PARTICULIERS PARIS 18E,4</text:p>
          </table:table-cell>
        </table:table-row>
        <table:table-row table:style-name="ro1">
          <table:table-cell office:value-type="string" calcext:value-type="string">
            <text:p>7544B11</text:p>
          </table:table-cell>
          <table:table-cell office:value-type="string" calcext:value-type="string">
            <text:p>11EME BRIGADE DEPART. VERIF. PARIS CENTRE</text:p>
          </table:table-cell>
          <table:table-cell office:value-type="string" calcext:value-type="string">
            <text:p>5</text:p>
          </table:table-cell>
          <table:table-cell table:formula="of:=CONCATENATE([.A138];&quot;,&quot;;[.B138];&quot;,&quot;;[.C138])" office:value-type="string" office:string-value="7544B11,11EME BRIGADE DEPART. VERIF. PARIS CENTRE,5" calcext:value-type="string">
            <text:p>7544B11,11EME BRIGADE DEPART. VERIF. PARIS CENTRE,5</text:p>
          </table:table-cell>
        </table:table-row>
        <table:table-row table:style-name="ro1">
          <table:table-cell office:value-type="string" calcext:value-type="string">
            <text:p>7544B14</text:p>
          </table:table-cell>
          <table:table-cell office:value-type="string" calcext:value-type="string">
            <text:p>14EME BRIGADE DEPART. VERIF. PARIS CENTRE</text:p>
          </table:table-cell>
          <table:table-cell office:value-type="string" calcext:value-type="string">
            <text:p>5</text:p>
          </table:table-cell>
          <table:table-cell table:formula="of:=CONCATENATE([.A139];&quot;,&quot;;[.B139];&quot;,&quot;;[.C139])" office:value-type="string" office:string-value="7544B14,14EME BRIGADE DEPART. VERIF. PARIS CENTRE,5" calcext:value-type="string">
            <text:p>7544B14,14EME BRIGADE DEPART. VERIF. PARIS CENTRE,5</text:p>
          </table:table-cell>
        </table:table-row>
        <table:table-row table:style-name="ro1">
          <table:table-cell office:value-type="string" calcext:value-type="string">
            <text:p>7544B15</text:p>
          </table:table-cell>
          <table:table-cell office:value-type="string" calcext:value-type="string">
            <text:p>15EME BRIGADE DEPART. VERIF. PARIS CENTRE</text:p>
          </table:table-cell>
          <table:table-cell office:value-type="string" calcext:value-type="string">
            <text:p>5</text:p>
          </table:table-cell>
          <table:table-cell table:formula="of:=CONCATENATE([.A140];&quot;,&quot;;[.B140];&quot;,&quot;;[.C140])" office:value-type="string" office:string-value="7544B15,15EME BRIGADE DEPART. VERIF. PARIS CENTRE,5" calcext:value-type="string">
            <text:p>7544B15,15EME BRIGADE DEPART. VERIF. PARIS CENTRE,5</text:p>
          </table:table-cell>
        </table:table-row>
        <table:table-row table:style-name="ro1">
          <table:table-cell office:value-type="string" calcext:value-type="string">
            <text:p>7544B01101</text:p>
          </table:table-cell>
          <table:table-cell office:value-type="string" calcext:value-type="string">
            <text:p>1ERE BRIGADE DEPART. VERIF. PARIS-CENTRE</text:p>
          </table:table-cell>
          <table:table-cell office:value-type="string" calcext:value-type="string">
            <text:p>5</text:p>
          </table:table-cell>
          <table:table-cell table:formula="of:=CONCATENATE([.A141];&quot;,&quot;;[.B141];&quot;,&quot;;[.C141])" office:value-type="string" office:string-value="7544B01101,1ERE BRIGADE DEPART. VERIF. PARIS-CENTRE,5" calcext:value-type="string">
            <text:p>7544B01101,1ERE BRIGADE DEPART. VERIF. PARIS-CENTRE,5</text:p>
          </table:table-cell>
        </table:table-row>
        <table:table-row table:style-name="ro1">
          <table:table-cell office:value-type="string" calcext:value-type="string">
            <text:p>7584B06</text:p>
          </table:table-cell>
          <table:table-cell office:value-type="string" calcext:value-type="string">
            <text:p>6EME BRIGADE DEPART. VERIF. PARIS SUD</text:p>
          </table:table-cell>
          <table:table-cell office:value-type="string" calcext:value-type="string">
            <text:p>5</text:p>
          </table:table-cell>
          <table:table-cell table:formula="of:=CONCATENATE([.A142];&quot;,&quot;;[.B142];&quot;,&quot;;[.C142])" office:value-type="string" office:string-value="7584B06,6EME BRIGADE DEPART. VERIF. PARIS SUD,5" calcext:value-type="string">
            <text:p>7584B06,6EME BRIGADE DEPART. VERIF. PARIS SUD,5</text:p>
          </table:table-cell>
        </table:table-row>
        <table:table-row table:style-name="ro1">
          <table:table-cell office:value-type="string" calcext:value-type="string">
            <text:p>7544B06</text:p>
          </table:table-cell>
          <table:table-cell office:value-type="string" calcext:value-type="string">
            <text:p>6EME BRIGADE DEPART. VERIF. PARIS-CENTRE</text:p>
          </table:table-cell>
          <table:table-cell office:value-type="string" calcext:value-type="string">
            <text:p>5</text:p>
          </table:table-cell>
          <table:table-cell table:formula="of:=CONCATENATE([.A143];&quot;,&quot;;[.B143];&quot;,&quot;;[.C143])" office:value-type="string" office:string-value="7544B06,6EME BRIGADE DEPART. VERIF. PARIS-CENTRE,5" calcext:value-type="string">
            <text:p>7544B06,6EME BRIGADE DEPART. VERIF. PARIS-CENTRE,5</text:p>
          </table:table-cell>
        </table:table-row>
        <table:table-row table:style-name="ro1">
          <table:table-cell office:value-type="string" calcext:value-type="string">
            <text:p>7544B07101</text:p>
          </table:table-cell>
          <table:table-cell office:value-type="string" calcext:value-type="string">
            <text:p>7EME BRIGADE DEPART. VERIF. PARIS-CENTRE</text:p>
          </table:table-cell>
          <table:table-cell office:value-type="string" calcext:value-type="string">
            <text:p>5</text:p>
          </table:table-cell>
          <table:table-cell table:formula="of:=CONCATENATE([.A144];&quot;,&quot;;[.B144];&quot;,&quot;;[.C144])" office:value-type="string" office:string-value="7544B07101,7EME BRIGADE DEPART. VERIF. PARIS-CENTRE,5" calcext:value-type="string">
            <text:p>7544B07101,7EME BRIGADE DEPART. VERIF. PARIS-CENTRE,5</text:p>
          </table:table-cell>
        </table:table-row>
        <table:table-row table:style-name="ro1">
          <table:table-cell office:value-type="string" calcext:value-type="string">
            <text:p>7574B08</text:p>
          </table:table-cell>
          <table:table-cell office:value-type="string" calcext:value-type="string">
            <text:p>8EME BRIGADE DEPART. VERIF. PARIS OUEST</text:p>
          </table:table-cell>
          <table:table-cell office:value-type="string" calcext:value-type="string">
            <text:p>5</text:p>
          </table:table-cell>
          <table:table-cell table:formula="of:=CONCATENATE([.A145];&quot;,&quot;;[.B145];&quot;,&quot;;[.C145])" office:value-type="string" office:string-value="7574B08,8EME BRIGADE DEPART. VERIF. PARIS OUEST,5" calcext:value-type="string">
            <text:p>7574B08,8EME BRIGADE DEPART. VERIF. PARIS OUEST,5</text:p>
          </table:table-cell>
        </table:table-row>
        <table:table-row table:style-name="ro1">
          <table:table-cell office:value-type="string" calcext:value-type="string">
            <text:p>7574B09</text:p>
          </table:table-cell>
          <table:table-cell office:value-type="string" calcext:value-type="string">
            <text:p>9EME BRIGADE DEPART. VERIF. PARIS OUEST</text:p>
          </table:table-cell>
          <table:table-cell office:value-type="string" calcext:value-type="string">
            <text:p>5</text:p>
          </table:table-cell>
          <table:table-cell table:formula="of:=CONCATENATE([.A146];&quot;,&quot;;[.B146];&quot;,&quot;;[.C146])" office:value-type="string" office:string-value="7574B09,9EME BRIGADE DEPART. VERIF. PARIS OUEST,5" calcext:value-type="string">
            <text:p>7574B09,9EME BRIGADE DEPART. VERIF. PARIS OUEST,5</text:p>
          </table:table-cell>
        </table:table-row>
        <table:table-row table:style-name="ro1">
          <table:table-cell office:value-type="string" calcext:value-type="string">
            <text:p>7544B09</text:p>
          </table:table-cell>
          <table:table-cell office:value-type="string" calcext:value-type="string">
            <text:p>9EME BRIGADE DEPART. VERIF. PARIS-CENTRE</text:p>
          </table:table-cell>
          <table:table-cell office:value-type="string" calcext:value-type="string">
            <text:p>5</text:p>
          </table:table-cell>
          <table:table-cell table:formula="of:=CONCATENATE([.A147];&quot;,&quot;;[.B147];&quot;,&quot;;[.C147])" office:value-type="string" office:string-value="7544B09,9EME BRIGADE DEPART. VERIF. PARIS-CENTRE,5" calcext:value-type="string">
            <text:p>7544B09,9EME BRIGADE DEPART. VERIF. PARIS-CENTRE,5</text:p>
          </table:table-cell>
        </table:table-row>
        <table:table-row table:style-name="ro1">
          <table:table-cell office:value-type="string" calcext:value-type="string">
            <text:p>7577P33600</text:p>
          </table:table-cell>
          <table:table-cell office:value-type="string" calcext:value-type="string">
            <text:p>CENTRE DES FINANCES PUBLIQUES PARIS 16E RUE GEORGE SAND</text:p>
          </table:table-cell>
          <table:table-cell office:value-type="string" calcext:value-type="string">
            <text:p>5</text:p>
          </table:table-cell>
          <table:table-cell table:formula="of:=CONCATENATE([.A148];&quot;,&quot;;[.B148];&quot;,&quot;;[.C148])" office:value-type="string" office:string-value="7577P33600,CENTRE DES FINANCES PUBLIQUES PARIS 16E RUE GEORGE SAND,5" calcext:value-type="string">
            <text:p>7577P33600,CENTRE DES FINANCES PUBLIQUES PARIS 16E RUE GEORGE SAND,5</text:p>
          </table:table-cell>
        </table:table-row>
        <table:table-row table:style-name="ro1">
          <table:table-cell office:value-type="string" calcext:value-type="string">
            <text:p>7554R01</text:p>
          </table:table-cell>
          <table:table-cell office:value-type="string" calcext:value-type="string">
            <text:p>PCRP PARIS 11E 12E</text:p>
          </table:table-cell>
          <table:table-cell office:value-type="string" calcext:value-type="string">
            <text:p>5</text:p>
          </table:table-cell>
          <table:table-cell table:formula="of:=CONCATENATE([.A149];&quot;,&quot;;[.B149];&quot;,&quot;;[.C149])" office:value-type="string" office:string-value="7554R01,PCRP PARIS 11E 12E,5" calcext:value-type="string">
            <text:p>7554R01,PCRP PARIS 11E 12E,5</text:p>
          </table:table-cell>
        </table:table-row>
        <table:table-row table:style-name="ro1">
          <table:table-cell office:value-type="string" calcext:value-type="string">
            <text:p>7574R02</text:p>
          </table:table-cell>
          <table:table-cell office:value-type="string" calcext:value-type="string">
            <text:p>PCRP PARIS 16E</text:p>
          </table:table-cell>
          <table:table-cell office:value-type="string" calcext:value-type="string">
            <text:p>5</text:p>
          </table:table-cell>
          <table:table-cell table:formula="of:=CONCATENATE([.A150];&quot;,&quot;;[.B150];&quot;,&quot;;[.C150])" office:value-type="string" office:string-value="7574R02,PCRP PARIS 16E,5" calcext:value-type="string">
            <text:p>7574R02,PCRP PARIS 16E,5</text:p>
          </table:table-cell>
        </table:table-row>
        <table:table-row table:style-name="ro1">
          <table:table-cell table:style-name="ce2" office:value-type="string" calcext:value-type="string">
            <text:p>7570355</text:p>
          </table:table-cell>
          <table:table-cell office:value-type="string" calcext:value-type="string">
            <text:p>SERVICE IMPOTS PARTICULIERS PARIS 16E AUTEUIL</text:p>
          </table:table-cell>
          <table:table-cell office:value-type="string" calcext:value-type="string">
            <text:p>5</text:p>
          </table:table-cell>
          <table:table-cell table:formula="of:=CONCATENATE([.A151];&quot;,&quot;;[.B151];&quot;,&quot;;[.C151])" office:value-type="string" office:string-value="7570355,SERVICE IMPOTS PARTICULIERS PARIS 16E AUTEUIL,5" calcext:value-type="string">
            <text:p>7570355,SERVICE IMPOTS PARTICULIERS PARIS 16E AUTEUIL,5</text:p>
          </table:table-cell>
        </table:table-row>
        <table:table-row table:style-name="ro1">
          <table:table-cell table:style-name="ce2" office:value-type="string" calcext:value-type="string">
            <text:p>7570385</text:p>
          </table:table-cell>
          <table:table-cell office:value-type="string" calcext:value-type="string">
            <text:p>SERVICE IMPOTS PARTICULIERS PARIS 16E NORD</text:p>
          </table:table-cell>
          <table:table-cell office:value-type="string" calcext:value-type="string">
            <text:p>5</text:p>
          </table:table-cell>
          <table:table-cell table:formula="of:=CONCATENATE([.A152];&quot;,&quot;;[.B152];&quot;,&quot;;[.C152])" office:value-type="string" office:string-value="7570385,SERVICE IMPOTS PARTICULIERS PARIS 16E NORD,5" calcext:value-type="string">
            <text:p>7570385,SERVICE IMPOTS PARTICULIERS PARIS 16E NORD,5</text:p>
          </table:table-cell>
        </table:table-row>
        <table:table-row table:style-name="ro1">
          <table:table-cell office:value-type="string" calcext:value-type="string">
            <text:p>7567P39600</text:p>
          </table:table-cell>
          <table:table-cell office:value-type="string" calcext:value-type="string">
            <text:p>CENTRE DES FINANCES PUBLIQUES PARIS 8E 5 RUE DE LONDRES</text:p>
          </table:table-cell>
          <table:table-cell office:value-type="string" calcext:value-type="string">
            <text:p>6</text:p>
          </table:table-cell>
          <table:table-cell table:formula="of:=CONCATENATE([.A153];&quot;,&quot;;[.B153];&quot;,&quot;;[.C153])" office:value-type="string" office:string-value="7567P39600,CENTRE DES FINANCES PUBLIQUES PARIS 8E 5 RUE DE LONDRES,6" calcext:value-type="string">
            <text:p>7567P39600,CENTRE DES FINANCES PUBLIQUES PARIS 8E 5 RUE DE LONDRES,6</text:p>
          </table:table-cell>
        </table:table-row>
        <table:table-row table:style-name="ro1">
          <table:table-cell office:value-type="string" calcext:value-type="string">
            <text:p>756B142</text:p>
          </table:table-cell>
          <table:table-cell office:value-type="string" calcext:value-type="string">
            <text:p>DIVISION 3 CONTENTIEUX DES PARTICULIERS</text:p>
          </table:table-cell>
          <table:table-cell office:value-type="string" calcext:value-type="string">
            <text:p>6</text:p>
          </table:table-cell>
          <table:table-cell table:formula="of:=CONCATENATE([.A154];&quot;,&quot;;[.B154];&quot;,&quot;;[.C154])" office:value-type="string" office:string-value="756B142,DIVISION 3 CONTENTIEUX DES PARTICULIERS,6" calcext:value-type="string">
            <text:p>756B142,DIVISION 3 CONTENTIEUX DES PARTICULIERS,6</text:p>
          </table:table-cell>
        </table:table-row>
        <table:table-row table:style-name="ro1">
          <table:table-cell office:value-type="string" calcext:value-type="string">
            <text:p>754B242100</text:p>
          </table:table-cell>
          <table:table-cell office:value-type="string" calcext:value-type="string">
            <text:p>DIVISION 3 CONTENTIEUX PROFESSIONNELS 1</text:p>
          </table:table-cell>
          <table:table-cell office:value-type="string" calcext:value-type="string">
            <text:p>6</text:p>
          </table:table-cell>
          <table:table-cell table:formula="of:=CONCATENATE([.A155];&quot;,&quot;;[.B155];&quot;,&quot;;[.C155])" office:value-type="string" office:string-value="754B242100,DIVISION 3 CONTENTIEUX PROFESSIONNELS 1,6" calcext:value-type="string">
            <text:p>754B242100,DIVISION 3 CONTENTIEUX PROFESSIONNELS 1,6</text:p>
          </table:table-cell>
        </table:table-row>
        <table:table-row table:style-name="ro1">
          <table:table-cell office:value-type="string" calcext:value-type="string">
            <text:p>756B143</text:p>
          </table:table-cell>
          <table:table-cell office:value-type="string" calcext:value-type="string">
            <text:p>DIVISION 4 CONTENTIEUX PROFESSIONNELS 2</text:p>
          </table:table-cell>
          <table:table-cell office:value-type="string" calcext:value-type="string">
            <text:p>6</text:p>
          </table:table-cell>
          <table:table-cell table:formula="of:=CONCATENATE([.A156];&quot;,&quot;;[.B156];&quot;,&quot;;[.C156])" office:value-type="string" office:string-value="756B143,DIVISION 4 CONTENTIEUX PROFESSIONNELS 2,6" calcext:value-type="string">
            <text:p>756B143,DIVISION 4 CONTENTIEUX PROFESSIONNELS 2,6</text:p>
          </table:table-cell>
        </table:table-row>
        <table:table-row table:style-name="ro1">
          <table:table-cell office:value-type="string" calcext:value-type="string">
            <text:p>758B344100</text:p>
          </table:table-cell>
          <table:table-cell office:value-type="string" calcext:value-type="string">
            <text:p>DIVISION 5 AFFAIRES PATRIMONIALES</text:p>
          </table:table-cell>
          <table:table-cell office:value-type="string" calcext:value-type="string">
            <text:p>6</text:p>
          </table:table-cell>
          <table:table-cell table:formula="of:=CONCATENATE([.A157];&quot;,&quot;;[.B157];&quot;,&quot;;[.C157])" office:value-type="string" office:string-value="758B344100,DIVISION 5 AFFAIRES PATRIMONIALES,6" calcext:value-type="string">
            <text:p>758B344100,DIVISION 5 AFFAIRES PATRIMONIALES,6</text:p>
          </table:table-cell>
        </table:table-row>
        <table:table-row table:style-name="ro1">
          <table:table-cell office:value-type="string" calcext:value-type="string">
            <text:p>756B144100</text:p>
          </table:table-cell>
          <table:table-cell office:value-type="string" calcext:value-type="string">
            <text:p>DIVISION 5 ANIMATION CF PARIS 3</text:p>
          </table:table-cell>
          <table:table-cell office:value-type="string" calcext:value-type="string">
            <text:p>6</text:p>
          </table:table-cell>
          <table:table-cell table:formula="of:=CONCATENATE([.A158];&quot;,&quot;;[.B158];&quot;,&quot;;[.C158])" office:value-type="string" office:string-value="756B144100,DIVISION 5 ANIMATION CF PARIS 3,6" calcext:value-type="string">
            <text:p>756B144100,DIVISION 5 ANIMATION CF PARIS 3,6</text:p>
          </table:table-cell>
        </table:table-row>
        <table:table-row table:style-name="ro1">
          <table:table-cell office:value-type="string" calcext:value-type="string">
            <text:p>758B346100</text:p>
          </table:table-cell>
          <table:table-cell office:value-type="string" calcext:value-type="string">
            <text:p>DIVISION 7 CF SUPPORT</text:p>
          </table:table-cell>
          <table:table-cell office:value-type="string" calcext:value-type="string">
            <text:p>6</text:p>
          </table:table-cell>
          <table:table-cell table:formula="of:=CONCATENATE([.A159];&quot;,&quot;;[.B159];&quot;,&quot;;[.C159])" office:value-type="string" office:string-value="758B346100,DIVISION 7 CF SUPPORT,6" calcext:value-type="string">
            <text:p>758B346100,DIVISION 7 CF SUPPORT,6</text:p>
          </table:table-cell>
        </table:table-row>
        <table:table-row table:style-name="ro1">
          <table:table-cell office:value-type="string" calcext:value-type="string">
            <text:p>754B246100</text:p>
          </table:table-cell>
          <table:table-cell office:value-type="string" calcext:value-type="string">
            <text:p>DIVISION 7 POLE JURIDICT JUDICIAIRE</text:p>
          </table:table-cell>
          <table:table-cell office:value-type="string" calcext:value-type="string">
            <text:p>6</text:p>
          </table:table-cell>
          <table:table-cell table:formula="of:=CONCATENATE([.A160];&quot;,&quot;;[.B160];&quot;,&quot;;[.C160])" office:value-type="string" office:string-value="754B246100,DIVISION 7 POLE JURIDICT JUDICIAIRE,6" calcext:value-type="string">
            <text:p>754B246100,DIVISION 7 POLE JURIDICT JUDICIAIRE,6</text:p>
          </table:table-cell>
        </table:table-row>
        <table:table-row table:style-name="ro1">
          <table:table-cell office:value-type="string" calcext:value-type="string">
            <text:p>756F110</text:p>
          </table:table-cell>
          <table:table-cell office:value-type="string" calcext:value-type="string">
            <text:p>MISSION 1 PROGRAMMATION</text:p>
          </table:table-cell>
          <table:table-cell office:value-type="string" calcext:value-type="string">
            <text:p>6</text:p>
          </table:table-cell>
          <table:table-cell table:formula="of:=CONCATENATE([.A161];&quot;,&quot;;[.B161];&quot;,&quot;;[.C161])" office:value-type="string" office:string-value="756F110,MISSION 1 PROGRAMMATION,6" calcext:value-type="string">
            <text:p>756F110,MISSION 1 PROGRAMMATION,6</text:p>
          </table:table-cell>
        </table:table-row>
        <table:table-row table:style-name="ro1">
          <table:table-cell table:style-name="ce2" office:value-type="string" calcext:value-type="string">
            <text:p>7560E12</text:p>
          </table:table-cell>
          <table:table-cell office:value-type="string" calcext:value-type="string">
            <text:p>POLE DE CONTROLE ET EXPERTISE PARIS 8E ELYSEES</text:p>
          </table:table-cell>
          <table:table-cell office:value-type="string" calcext:value-type="string">
            <text:p>6</text:p>
          </table:table-cell>
          <table:table-cell table:formula="of:=CONCATENATE([.A162];&quot;,&quot;;[.B162];&quot;,&quot;;[.C162])" office:value-type="string" office:string-value="7560E12,POLE DE CONTROLE ET EXPERTISE PARIS 8E ELYSEES,6" calcext:value-type="string">
            <text:p>7560E12,POLE DE CONTROLE ET EXPERTISE PARIS 8E ELYSEES,6</text:p>
          </table:table-cell>
        </table:table-row>
        <table:table-row table:style-name="ro1">
          <table:table-cell table:style-name="ce2" office:value-type="string" calcext:value-type="string">
            <text:p>7560E11</text:p>
          </table:table-cell>
          <table:table-cell office:value-type="string" calcext:value-type="string">
            <text:p>POLE DE CONTROLE ET EXPERTISE PARIS 8E MADELEINE</text:p>
          </table:table-cell>
          <table:table-cell office:value-type="string" calcext:value-type="string">
            <text:p>6</text:p>
          </table:table-cell>
          <table:table-cell table:formula="of:=CONCATENATE([.A163];&quot;,&quot;;[.B163];&quot;,&quot;;[.C163])" office:value-type="string" office:string-value="7560E11,POLE DE CONTROLE ET EXPERTISE PARIS 8E MADELEINE,6" calcext:value-type="string">
            <text:p>7560E11,POLE DE CONTROLE ET EXPERTISE PARIS 8E MADELEINE,6</text:p>
          </table:table-cell>
        </table:table-row>
        <table:table-row table:style-name="ro1">
          <table:table-cell table:style-name="ce2" office:value-type="string" calcext:value-type="string">
            <text:p>7560135240</text:p>
          </table:table-cell>
          <table:table-cell office:value-type="string" calcext:value-type="string">
            <text:p>POLE RECOUVREMENT SPECIALISE PARISIEN 1</text:p>
          </table:table-cell>
          <table:table-cell office:value-type="string" calcext:value-type="string">
            <text:p>6</text:p>
          </table:table-cell>
          <table:table-cell table:formula="of:=CONCATENATE([.A164];&quot;,&quot;;[.B164];&quot;,&quot;;[.C164])" office:value-type="string" office:string-value="7560135240,POLE RECOUVREMENT SPECIALISE PARISIEN 1,6" calcext:value-type="string">
            <text:p>7560135240,POLE RECOUVREMENT SPECIALISE PARISIEN 1,6</text:p>
          </table:table-cell>
        </table:table-row>
        <table:table-row table:style-name="ro1">
          <table:table-cell office:value-type="string" calcext:value-type="string">
            <text:p>7564P61</text:p>
          </table:table-cell>
          <table:table-cell office:value-type="string" calcext:value-type="string">
            <text:p>SERVICE DEPTAL ENREGISTREMENT PARIS SAINT-LAZARE</text:p>
          </table:table-cell>
          <table:table-cell office:value-type="string" calcext:value-type="string">
            <text:p>6</text:p>
          </table:table-cell>
          <table:table-cell table:formula="of:=CONCATENATE([.A165];&quot;,&quot;;[.B165];&quot;,&quot;;[.C165])" office:value-type="string" office:string-value="7564P61,SERVICE DEPTAL ENREGISTREMENT PARIS SAINT-LAZARE,6" calcext:value-type="string">
            <text:p>7564P61,SERVICE DEPTAL ENREGISTREMENT PARIS SAINT-LAZARE,6</text:p>
          </table:table-cell>
        </table:table-row>
        <table:table-row table:style-name="ro1">
          <table:table-cell table:style-name="ce2" office:value-type="string" calcext:value-type="string">
            <text:p>7560100</text:p>
          </table:table-cell>
          <table:table-cell office:value-type="string" calcext:value-type="string">
            <text:p>SERVICE IMPOTS DES ENTREPRISES PARIS 8E ELYSEES</text:p>
          </table:table-cell>
          <table:table-cell office:value-type="string" calcext:value-type="string">
            <text:p>6</text:p>
          </table:table-cell>
          <table:table-cell table:formula="of:=CONCATENATE([.A166];&quot;,&quot;;[.B166];&quot;,&quot;;[.C166])" office:value-type="string" office:string-value="7560100,SERVICE IMPOTS DES ENTREPRISES PARIS 8E ELYSEES,6" calcext:value-type="string">
            <text:p>7560100,SERVICE IMPOTS DES ENTREPRISES PARIS 8E ELYSEES,6</text:p>
          </table:table-cell>
        </table:table-row>
        <table:table-row table:style-name="ro1">
          <table:table-cell table:style-name="ce2" office:value-type="string" calcext:value-type="string">
            <text:p>7560102</text:p>
          </table:table-cell>
          <table:table-cell office:value-type="string" calcext:value-type="string">
            <text:p>SERVICE IMPOTS DES ENTREPRISES PARIS 8E MADELEINE</text:p>
          </table:table-cell>
          <table:table-cell office:value-type="string" calcext:value-type="string">
            <text:p>6</text:p>
          </table:table-cell>
          <table:table-cell table:formula="of:=CONCATENATE([.A167];&quot;,&quot;;[.B167];&quot;,&quot;;[.C167])" office:value-type="string" office:string-value="7560102,SERVICE IMPOTS DES ENTREPRISES PARIS 8E MADELEINE,6" calcext:value-type="string">
            <text:p>7560102,SERVICE IMPOTS DES ENTREPRISES PARIS 8E MADELEINE,6</text:p>
          </table:table-cell>
        </table:table-row>
        <table:table-row table:style-name="ro1">
          <table:table-cell office:value-type="string" calcext:value-type="string">
            <text:p>754B212</text:p>
          </table:table-cell>
          <table:table-cell office:value-type="string" calcext:value-type="string">
            <text:p>SERVICE RATTACHE 3 SERV CTX APPEL DECONCENTRE</text:p>
          </table:table-cell>
          <table:table-cell office:value-type="string" calcext:value-type="string">
            <text:p>6</text:p>
          </table:table-cell>
          <table:table-cell table:formula="of:=CONCATENATE([.A168];&quot;,&quot;;[.B168];&quot;,&quot;;[.C168])" office:value-type="string" office:string-value="754B212,SERVICE RATTACHE 3 SERV CTX APPEL DECONCENTRE,6" calcext:value-type="string">
            <text:p>754B212,SERVICE RATTACHE 3 SERV CTX APPEL DECONCENTRE,6</text:p>
          </table:table-cell>
        </table:table-row>
        <table:table-row table:style-name="ro1">
          <table:table-cell office:value-type="string" calcext:value-type="string">
            <text:p>7574B12101</text:p>
          </table:table-cell>
          <table:table-cell office:value-type="string" calcext:value-type="string">
            <text:p>12EME BRIGADE DEPART. VERIF. PARIS OUEST</text:p>
          </table:table-cell>
          <table:table-cell office:value-type="string" calcext:value-type="string">
            <text:p>7</text:p>
          </table:table-cell>
          <table:table-cell table:formula="of:=CONCATENATE([.A169];&quot;,&quot;;[.B169];&quot;,&quot;;[.C169])" office:value-type="string" office:string-value="7574B12101,12EME BRIGADE DEPART. VERIF. PARIS OUEST,7" calcext:value-type="string">
            <text:p>7574B12101,12EME BRIGADE DEPART. VERIF. PARIS OUEST,7</text:p>
          </table:table-cell>
        </table:table-row>
        <table:table-row table:style-name="ro1">
          <table:table-cell office:value-type="string" calcext:value-type="string">
            <text:p>7577P34600</text:p>
          </table:table-cell>
          <table:table-cell office:value-type="string" calcext:value-type="string">
            <text:p>CENTRE DES FINANCES PUBLIQUES PARIS 16E 146 AVE MALAKOFF</text:p>
          </table:table-cell>
          <table:table-cell office:value-type="string" calcext:value-type="string">
            <text:p>7</text:p>
          </table:table-cell>
          <table:table-cell table:formula="of:=CONCATENATE([.A170];&quot;,&quot;;[.B170];&quot;,&quot;;[.C170])" office:value-type="string" office:string-value="7577P34600,CENTRE DES FINANCES PUBLIQUES PARIS 16E 146 AVE MALAKOFF,7" calcext:value-type="string">
            <text:p>7577P34600,CENTRE DES FINANCES PUBLIQUES PARIS 16E 146 AVE MALAKOFF,7</text:p>
          </table:table-cell>
        </table:table-row>
        <table:table-row table:style-name="ro1">
          <table:table-cell table:style-name="ce2" office:value-type="string" calcext:value-type="string">
            <text:p>7570E14100</text:p>
          </table:table-cell>
          <table:table-cell office:value-type="string" calcext:value-type="string">
            <text:p>POLE DE CONTROLE ET EXPERTISE PARIS 16E</text:p>
          </table:table-cell>
          <table:table-cell office:value-type="string" calcext:value-type="string">
            <text:p>7</text:p>
          </table:table-cell>
          <table:table-cell table:formula="of:=CONCATENATE([.A171];&quot;,&quot;;[.B171];&quot;,&quot;;[.C171])" office:value-type="string" office:string-value="7570E14100,POLE DE CONTROLE ET EXPERTISE PARIS 16E,7" calcext:value-type="string">
            <text:p>7570E14100,POLE DE CONTROLE ET EXPERTISE PARIS 16E,7</text:p>
          </table:table-cell>
        </table:table-row>
        <table:table-row table:style-name="ro1">
          <table:table-cell table:style-name="ce2" office:value-type="string" calcext:value-type="string">
            <text:p>7570302</text:p>
          </table:table-cell>
          <table:table-cell office:value-type="string" calcext:value-type="string">
            <text:p>SERVICE IMPOTS DES ENTREPRISES PARIS 16E</text:p>
          </table:table-cell>
          <table:table-cell office:value-type="string" calcext:value-type="string">
            <text:p>7</text:p>
          </table:table-cell>
          <table:table-cell table:formula="of:=CONCATENATE([.A172];&quot;,&quot;;[.B172];&quot;,&quot;;[.C172])" office:value-type="string" office:string-value="7570302,SERVICE IMPOTS DES ENTREPRISES PARIS 16E,7" calcext:value-type="string">
            <text:p>7570302,SERVICE IMPOTS DES ENTREPRISES PARIS 16E,7</text:p>
          </table:table-cell>
        </table:table-row>
        <table:table-row table:style-name="ro1">
          <table:table-cell table:style-name="ce2" office:value-type="string" calcext:value-type="string">
            <text:p>7549E23001</text:p>
          </table:table-cell>
          <table:table-cell office:value-type="string" calcext:value-type="string">
            <text:p>TRESORERIE PARIS AMENDES 1</text:p>
          </table:table-cell>
          <table:table-cell office:value-type="string" calcext:value-type="string">
            <text:p>8</text:p>
          </table:table-cell>
          <table:table-cell table:formula="of:=CONCATENATE([.A173];&quot;,&quot;;[.B173];&quot;,&quot;;[.C173])" office:value-type="string" office:string-value="7549E23001,TRESORERIE PARIS AMENDES 1,8" calcext:value-type="string">
            <text:p>7549E23001,TRESORERIE PARIS AMENDES 1,8</text:p>
          </table:table-cell>
        </table:table-row>
        <table:table-row table:style-name="ro1">
          <table:table-cell table:style-name="ce2" office:value-type="string" calcext:value-type="string">
            <text:p>7549E24</text:p>
          </table:table-cell>
          <table:table-cell office:value-type="string" calcext:value-type="string">
            <text:p>TRESORERIE PARIS AMENDES 2E DIVISION</text:p>
          </table:table-cell>
          <table:table-cell office:value-type="string" calcext:value-type="string">
            <text:p>8</text:p>
          </table:table-cell>
          <table:table-cell table:formula="of:=CONCATENATE([.A174];&quot;,&quot;;[.B174];&quot;,&quot;;[.C174])" office:value-type="string" office:string-value="7549E24,TRESORERIE PARIS AMENDES 2E DIVISION,8" calcext:value-type="string">
            <text:p>7549E24,TRESORERIE PARIS AMENDES 2E DIVISION,8</text:p>
          </table:table-cell>
        </table:table-row>
        <table:table-row table:style-name="ro1">
          <table:table-cell office:value-type="string" calcext:value-type="string">
            <text:p>7557P31600</text:p>
          </table:table-cell>
          <table:table-cell office:value-type="string" calcext:value-type="string">
            <text:p>CENTRE DES FINANCES PUBLIQUES PARIS 12E RUE DES MEUNIERS</text:p>
          </table:table-cell>
          <table:table-cell office:value-type="string" calcext:value-type="string">
            <text:p>9</text:p>
          </table:table-cell>
          <table:table-cell table:formula="of:=CONCATENATE([.A175];&quot;,&quot;;[.B175];&quot;,&quot;;[.C175])" office:value-type="string" office:string-value="7557P31600,CENTRE DES FINANCES PUBLIQUES PARIS 12E RUE DES MEUNIERS,9" calcext:value-type="string">
            <text:p>7557P31600,CENTRE DES FINANCES PUBLIQUES PARIS 12E RUE DES MEUNIERS,9</text:p>
          </table:table-cell>
        </table:table-row>
        <table:table-row table:style-name="ro1">
          <table:table-cell table:style-name="ce2" office:value-type="string" calcext:value-type="string">
            <text:p>7550E11</text:p>
          </table:table-cell>
          <table:table-cell office:value-type="string" calcext:value-type="string">
            <text:p>POLE DE CONTROLE ET EXPERTISE PARIS 12E</text:p>
          </table:table-cell>
          <table:table-cell office:value-type="string" calcext:value-type="string">
            <text:p>9</text:p>
          </table:table-cell>
          <table:table-cell table:formula="of:=CONCATENATE([.A176];&quot;,&quot;;[.B176];&quot;,&quot;;[.C176])" office:value-type="string" office:string-value="7550E11,POLE DE CONTROLE ET EXPERTISE PARIS 12E,9" calcext:value-type="string">
            <text:p>7550E11,POLE DE CONTROLE ET EXPERTISE PARIS 12E,9</text:p>
          </table:table-cell>
        </table:table-row>
        <table:table-row table:style-name="ro1">
          <table:table-cell table:style-name="ce2" office:value-type="string" calcext:value-type="string">
            <text:p>7550201</text:p>
          </table:table-cell>
          <table:table-cell office:value-type="string" calcext:value-type="string">
            <text:p>SERVICE IMPOTS DES ENTREPRISES PARIS 12E</text:p>
          </table:table-cell>
          <table:table-cell office:value-type="string" calcext:value-type="string">
            <text:p>9</text:p>
          </table:table-cell>
          <table:table-cell table:formula="of:=CONCATENATE([.A177];&quot;,&quot;;[.B177];&quot;,&quot;;[.C177])" office:value-type="string" office:string-value="7550201,SERVICE IMPOTS DES ENTREPRISES PARIS 12E,9" calcext:value-type="string">
            <text:p>7550201,SERVICE IMPOTS DES ENTREPRISES PARIS 12E,9</text:p>
          </table:table-cell>
        </table:table-row>
        <table:table-row table:style-name="ro1">
          <table:table-cell table:style-name="ce2" office:value-type="string" calcext:value-type="string">
            <text:p>7550251</text:p>
          </table:table-cell>
          <table:table-cell office:value-type="string" calcext:value-type="string">
            <text:p>SERVICE IMPOTS PARTICULIERS PARIS 12E</text:p>
          </table:table-cell>
          <table:table-cell office:value-type="string" calcext:value-type="string">
            <text:p>9</text:p>
          </table:table-cell>
          <table:table-cell table:formula="of:=CONCATENATE([.A178];&quot;,&quot;;[.B178];&quot;,&quot;;[.C178])" office:value-type="string" office:string-value="7550251,SERVICE IMPOTS PARTICULIERS PARIS 12E,9" calcext:value-type="string">
            <text:p>7550251,SERVICE IMPOTS PARTICULIERS PARIS 12E,9</text:p>
          </table:table-cell>
        </table:table-row>
      </table:table>
      <table:table table:name="lieux" table:style-name="ta1">
        <table:table-column table:style-name="co10" table:default-cell-style-name="Default"/>
        <table:table-column table:style-name="co4" table:default-cell-style-name="ce8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GONNE</text:p>
          </table:table-cell>
          <table:table-cell table:formula="of:=CONCATENATE([.A1];&quot;,&quot;;[.B1];&quot;,,&quot;)" office:value-type="string" office:string-value="1,ARGONNE,," calcext:value-type="string">
            <text:p>1,ARGONNE,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URET</text:p>
          </table:table-cell>
          <table:table-cell table:formula="of:=CONCATENATE([.A2];&quot;,&quot;;[.B2];&quot;,,&quot;)" office:value-type="string" office:string-value="2,BEURET,," calcext:value-type="string">
            <text:p>2,BEURET,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TE PARADIS</text:p>
          </table:table-cell>
          <table:table-cell table:formula="of:=CONCATENATE([.A3];&quot;,&quot;;[.B3];&quot;,,&quot;)" office:value-type="string" office:string-value="3,CITE PARADIS,," calcext:value-type="string">
            <text:p>3,CITE PARADIS,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GENE CARRIERE</text:p>
          </table:table-cell>
          <table:table-cell table:formula="of:=CONCATENATE([.A4];&quot;,&quot;;[.B4];&quot;,,&quot;)" office:value-type="string" office:string-value="4,EUGENE CARRIERE,," calcext:value-type="string">
            <text:p>4,EUGENE CARRIERE,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ORGE SAND</text:p>
          </table:table-cell>
          <table:table-cell table:formula="of:=CONCATENATE([.A5];&quot;,&quot;;[.B5];&quot;,,&quot;)" office:value-type="string" office:string-value="5,GEORGE SAND,," calcext:value-type="string">
            <text:p>5,GEORGE SAND,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NDRES</text:p>
          </table:table-cell>
          <table:table-cell table:formula="of:=CONCATENATE([.A6];&quot;,&quot;;[.B6];&quot;,,&quot;)" office:value-type="string" office:string-value="6,LONDRES,," calcext:value-type="string">
            <text:p>6,LONDRES,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LAKOFF</text:p>
          </table:table-cell>
          <table:table-cell table:formula="of:=CONCATENATE([.A7];&quot;,&quot;;[.B7];&quot;,,&quot;)" office:value-type="string" office:string-value="7,MALAKOFF,," calcext:value-type="string">
            <text:p>7,MALAKOFF,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YSE HILSZ</text:p>
          </table:table-cell>
          <table:table-cell table:formula="of:=CONCATENATE([.A8];&quot;,&quot;;[.B8];&quot;,,&quot;)" office:value-type="string" office:string-value="8,MARYSE HILSZ,," calcext:value-type="string">
            <text:p>8,MARYSE HILSZ,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UNIERS</text:p>
          </table:table-cell>
          <table:table-cell table:formula="of:=CONCATENATE([.A9];&quot;,&quot;;[.B9];&quot;,,&quot;)" office:value-type="string" office:string-value="9,MEUNIERS,," calcext:value-type="string">
            <text:p>9,MEUNIERS,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ULIN VERT</text:p>
          </table:table-cell>
          <table:table-cell table:formula="of:=CONCATENATE([.A10];&quot;,&quot;;[.B10];&quot;,,&quot;)" office:value-type="string" office:string-value="10,MOULIN VERT,," calcext:value-type="string">
            <text:p>10,MOULIN VERT,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TRE-DAME DES VICTOIRES</text:p>
          </table:table-cell>
          <table:table-cell table:formula="of:=CONCATENATE([.A11];&quot;,&quot;;[.B11];&quot;,,&quot;)" office:value-type="string" office:string-value="11,NOTRE-DAME DES VICTOIRES,," calcext:value-type="string">
            <text:p>11,NOTRE-DAME DES VICTOIRES,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GANINI</text:p>
          </table:table-cell>
          <table:table-cell table:formula="of:=CONCATENATE([.A12];&quot;,&quot;;[.B12];&quot;,,&quot;)" office:value-type="string" office:string-value="12,PAGANINI,," calcext:value-type="string">
            <text:p>12,PAGANINI,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AUMUR</text:p>
          </table:table-cell>
          <table:table-cell table:formula="of:=CONCATENATE([.A13];&quot;,&quot;;[.B13];&quot;,,&quot;)" office:value-type="string" office:string-value="13,REAUMUR,," calcext:value-type="string">
            <text:p>13,REAUMUR,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IMS</text:p>
          </table:table-cell>
          <table:table-cell table:formula="of:=CONCATENATE([.A14];&quot;,&quot;;[.B14];&quot;,,&quot;)" office:value-type="string" office:string-value="14,REIMS,," calcext:value-type="string">
            <text:p>14,REIMS,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INT SULPICE</text:p>
          </table:table-cell>
          <table:table-cell table:formula="of:=CONCATENATE([.A15];&quot;,&quot;;[.B15];&quot;,,&quot;)" office:value-type="string" office:string-value="15,SAINT SULPICE,," calcext:value-type="string">
            <text:p>15,SAINT SULPICE,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OLBIAC</text:p>
          </table:table-cell>
          <table:table-cell table:formula="of:=CONCATENATE([.A16];&quot;,&quot;;[.B16];&quot;,,&quot;)" office:value-type="string" office:string-value="16,TOLBIAC,," calcext:value-type="string">
            <text:p>16,TOLBIAC,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ZES</text:p>
          </table:table-cell>
          <table:table-cell table:formula="of:=CONCATENATE([.A17];&quot;,&quot;;[.B17];&quot;,,&quot;)" office:value-type="string" office:string-value="17,UZES,," calcext:value-type="string">
            <text:p>17,UZES,,</text:p>
          </table:table-cell>
        </table:table-row>
      </table:table>
      <table:named-expressions/>
      <table:database-ranges>
        <table:database-range table:name="__Anonymous_Sheet_DB__0" table:target-range-address="'liste services DRFIP'.A1:'liste services DRFIP'.C1048576"/>
        <table:database-range table:name="__Anonymous_Sheet_DB__2" table:target-range-address="Feuille3.D1:Feuille3.D178" table:display-filter-buttons="true"/>
        <table:database-range table:name="__Anonymous_Sheet_DB__4" table:target-range-address="structures.A2:structures.D178" table:contains-header="false">
          <table:sort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Table dynamique_liste services DRFIP_1'.A1:'Table dynamique_liste services DRFIP_1'.D376" table:buttons="'Table dynamique_liste services DRFIP_1'.A1 'Table dynamique_liste services DRFIP_1'.B1 'Table dynamique_liste services DRFIP_1'.C1" table:show-filter-button="false" table:drill-down-on-double-click="false">
          <table:source-cell-range table:cell-range-address="'liste services DRFIP'.A3:'liste services DRFIP'.C37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ib service" table:orientation="row" table:used-hierarchy="0" table:function="auto">
            <table:data-pilot-level table:show-empty="false" calcext:repeat-item-labels="false">
              <table:data-pilot-members>
                <table:data-pilot-member table:name="10EME BRIGADE DEPART. VERIF. PARIS NORD" table:display="true" table:show-details="true"/>
                <table:data-pilot-member table:name="11EME BRIGADE DEPART. VERIF. PARIS CENTRE" table:display="true" table:show-details="true"/>
                <table:data-pilot-member table:name="12EME BRIGADE DEPART. VERIF. PARIS OUEST" table:display="true" table:show-details="true"/>
                <table:data-pilot-member table:name="14EME BRIGADE DEPART. VERIF. PARIS CENTRE" table:display="true" table:show-details="true"/>
                <table:data-pilot-member table:name="15EME BRIGADE DEPART. VERIF. PARIS CENTRE" table:display="true" table:show-details="true"/>
                <table:data-pilot-member table:name="1ERE BRIGADE DEPART. VERIF. PARIS NORD" table:display="true" table:show-details="true"/>
                <table:data-pilot-member table:name="1ERE BRIGADE DEPART. VERIF. PARIS OUEST" table:display="true" table:show-details="true"/>
                <table:data-pilot-member table:name="1ERE BRIGADE DEPART. VERIF. PARIS-CENTRE" table:display="true" table:show-details="true"/>
                <table:data-pilot-member table:name="2EME BRIGADE DEPART. VERIF. PARIS EST" table:display="true" table:show-details="true"/>
                <table:data-pilot-member table:name="2EME BRIGADE DEPART. VERIF. PARIS NORD" table:display="true" table:show-details="true"/>
                <table:data-pilot-member table:name="2EME BRIGADE DEPART. VERIF. PARIS SUD" table:display="true" table:show-details="true"/>
                <table:data-pilot-member table:name="3EME BRIGADE DEPART. VERIF. PARIS EST" table:display="true" table:show-details="true"/>
                <table:data-pilot-member table:name="4EME BRIGADE DEPART. VERIF. PARIS EST" table:display="true" table:show-details="true"/>
                <table:data-pilot-member table:name="4EME BRIGADE DEPART. VERIF. PARIS-CENTRE" table:display="true" table:show-details="true"/>
                <table:data-pilot-member table:name="5EME BRIGADE DEPART. VERIF. PARIS EST" table:display="true" table:show-details="true"/>
                <table:data-pilot-member table:name="5EME BRIGADE DEPART. VERIF. PARIS NORD" table:display="true" table:show-details="true"/>
                <table:data-pilot-member table:name="5EME BRIGADE DEPART. VERIF. PARIS OUEST" table:display="true" table:show-details="true"/>
                <table:data-pilot-member table:name="5EME BRIGADE DEPART. VERIF. PARIS SUD" table:display="true" table:show-details="true"/>
                <table:data-pilot-member table:name="6EME BRIGADE DEPART. VERIF. PARIS NORD" table:display="true" table:show-details="true"/>
                <table:data-pilot-member table:name="6EME BRIGADE DEPART. VERIF. PARIS OUEST" table:display="true" table:show-details="true"/>
                <table:data-pilot-member table:name="6EME BRIGADE DEPART. VERIF. PARIS SUD" table:display="true" table:show-details="true"/>
                <table:data-pilot-member table:name="6EME BRIGADE DEPART. VERIF. PARIS-CENTRE" table:display="true" table:show-details="true"/>
                <table:data-pilot-member table:name="7EME BRIGADE DEPART. VERIF. PARIS EST" table:display="true" table:show-details="true"/>
                <table:data-pilot-member table:name="7EME BRIGADE DEPART. VERIF. PARIS NORD" table:display="true" table:show-details="true"/>
                <table:data-pilot-member table:name="7EME BRIGADE DEPART. VERIF. PARIS SUD" table:display="true" table:show-details="true"/>
                <table:data-pilot-member table:name="7EME BRIGADE DEPART. VERIF. PARIS-CENTRE" table:display="true" table:show-details="true"/>
                <table:data-pilot-member table:name="8EME BRIGADE DEPART. VERIF. PARIS NORD" table:display="true" table:show-details="true"/>
                <table:data-pilot-member table:name="8EME BRIGADE DEPART. VERIF. PARIS OUEST" table:display="true" table:show-details="true"/>
                <table:data-pilot-member table:name="9EME BRIGADE DEPART. VERIF. PARIS NORD" table:display="true" table:show-details="true"/>
                <table:data-pilot-member table:name="9EME BRIGADE DEPART. VERIF. PARIS OUEST" table:display="true" table:show-details="true"/>
                <table:data-pilot-member table:name="9EME BRIGADE DEPART. VERIF. PARIS-CENTRE" table:display="true" table:show-details="true"/>
                <table:data-pilot-member table:name="BRIGADE CONTROLE ET RECHERCHES PARIS CENTRE" table:display="true" table:show-details="true"/>
                <table:data-pilot-member table:name="BRIGADE CONTROLE ET RECHERCHES PARIS EST" table:display="true" table:show-details="true"/>
                <table:data-pilot-member table:name="BRIGADE CONTROLE ET RECHERCHES PARIS NORD" table:display="true" table:show-details="true"/>
                <table:data-pilot-member table:name="BRIGADE CONTROLE ET RECHERCHES SUD-OUEST" table:display="true" table:show-details="true"/>
                <table:data-pilot-member table:name="BRIGADE CONTROLE FI 1 null" table:display="true" table:show-details="true"/>
                <table:data-pilot-member table:name="BRIGADE CONTROLE FI 2 null" table:display="true" table:show-details="true"/>
                <table:data-pilot-member table:name="BRIGADE CONTROLE FI 3 null" table:display="true" table:show-details="true"/>
                <table:data-pilot-member table:name="BRIGADE CONTROLE FI 4" table:display="true" table:show-details="true"/>
                <table:data-pilot-member table:name="CELLULE AGIL ECORESPONSABILITE" table:display="true" table:show-details="true"/>
                <table:data-pilot-member table:name="CENTRE DES FINANCES PUBLIQUES PARIS 10E CITE PARADIS" table:display="true" table:show-details="true"/>
                <table:data-pilot-member table:name="CENTRE DES FINANCES PUBLIQUES PARIS 12E RUE DES MEUNIERS" table:display="true" table:show-details="true"/>
                <table:data-pilot-member table:name="CENTRE DES FINANCES PUBLIQUES PARIS 13E 101 RUE DE TOLBIAC" table:display="true" table:show-details="true"/>
                <table:data-pilot-member table:name="CENTRE DES FINANCES PUBLIQUES PARIS 14E 29 RUE MOULIN VERT" table:display="true" table:show-details="true"/>
                <table:data-pilot-member table:name="CENTRE DES FINANCES PUBLIQUES PARIS 15E 13-15 RUE GAL BEURET" table:display="true" table:show-details="true"/>
                <table:data-pilot-member table:name="CENTRE DES FINANCES PUBLIQUES PARIS 16E 146 AVE MALAKOFF" table:display="true" table:show-details="true"/>
                <table:data-pilot-member table:name="CENTRE DES FINANCES PUBLIQUES PARIS 16E RUE GEORGE SAND" table:display="true" table:show-details="true"/>
                <table:data-pilot-member table:name="CENTRE DES FINANCES PUBLIQUES PARIS 17E 6 BRD DE REIMS" table:display="true" table:show-details="true"/>
                <table:data-pilot-member table:name="CENTRE DES FINANCES PUBLIQUES PARIS 18E 61 RUE E. CARRIERE" table:display="true" table:show-details="true"/>
                <table:data-pilot-member table:name="CENTRE DES FINANCES PUBLIQUES PARIS 2E 9 RUE D'UZES" table:display="true" table:show-details="true"/>
                <table:data-pilot-member table:name="CENTRE DES FINANCES PUBLIQUES PARIS 6E 9 PCE ST-SULPICE" table:display="true" table:show-details="true"/>
                <table:data-pilot-member table:name="CENTRE DES FINANCES PUBLIQUES PARIS 8E 5 RUE DE LONDRES" table:display="true" table:show-details="true"/>
                <table:data-pilot-member table:name="CENTRE DES IMPOTS FONCIER PARIS 1" table:display="true" table:show-details="true"/>
                <table:data-pilot-member table:name="CENTRE DES IMPOTS FONCIER PARIS 2" table:display="true" table:show-details="true"/>
                <table:data-pilot-member table:name="DIVISION 1 AMENDES" table:display="true" table:show-details="true"/>
                <table:data-pilot-member table:name="DIVISION 1 DEPENSES ETAT" table:display="true" table:show-details="true"/>
                <table:data-pilot-member table:name="DIVISION 1 FISCALITE DES PARTICULIERS" table:display="true" table:show-details="true"/>
                <table:data-pilot-member table:name="DIVISION 1 RH VIE DE L'AGENT ET CVT" table:display="true" table:show-details="true"/>
                <table:data-pilot-member table:name="DIVISION 1 SGC VPRIF - DEPENSE" table:display="true" table:show-details="true"/>
                <table:data-pilot-member table:name="DIVISION 10 POLE NATIONAL SOUTIEN RESEAU" table:display="true" table:show-details="true"/>
                <table:data-pilot-member table:name="DIVISION 2 FISCALITE DES PROFESSIONNELS" table:display="true" table:show-details="true"/>
                <table:data-pilot-member table:name="DIVISION 2 FISCALITE PROFESSIONNELS" table:display="true" table:show-details="true"/>
                <table:data-pilot-member table:name="DIVISION 2 PAYE" table:display="true" table:show-details="true"/>
                <table:data-pilot-member table:name="DIVISION 2 SGC VPRIF - RECETTE" table:display="true" table:show-details="true"/>
                <table:data-pilot-member table:name="DIVISION 3 CONTENTIEUX DES PARTICULIERS" table:display="true" table:show-details="true"/>
                <table:data-pilot-member table:name="DIVISION 3 CONTENTIEUX PROFESSIONNELS 1" table:display="true" table:show-details="true"/>
                <table:data-pilot-member table:name="DIVISION 3 RH GRANDES CAMPAGNES" table:display="true" table:show-details="true"/>
                <table:data-pilot-member table:name="DIVISION 3 SGC VPRIF - COMPTA" table:display="true" table:show-details="true"/>
                <table:data-pilot-member table:name="DIVISION 4 ANIMATION CF PARIS 1" table:display="true" table:show-details="true"/>
                <table:data-pilot-member table:name="DIVISION 4 COMPTABILITE ETAT" table:display="true" table:show-details="true"/>
                <table:data-pilot-member table:name="DIVISION 4 CONTENTIEUX PROFESSIONNELS 2" table:display="true" table:show-details="true"/>
                <table:data-pilot-member table:name="DIVISION 4 FORMATION PROFESSIONNELLE" table:display="true" table:show-details="true"/>
                <table:data-pilot-member table:name="DIVISION 5 AFFAIRES PATRIMONIALES" table:display="true" table:show-details="true"/>
                <table:data-pilot-member table:name="DIVISION 5 ANIMATION CF PARIS 3" table:display="true" table:show-details="true"/>
                <table:data-pilot-member table:name="DIVISION 5 MISSIONS SPECIFIQUES" table:display="true" table:show-details="true"/>
                <table:data-pilot-member table:name="DIVISION 5 SERVICES FINANCIERS" table:display="true" table:show-details="true"/>
                <table:data-pilot-member table:name="DIVISION 6 AFFAIRES FONCIERES" table:display="true" table:show-details="true"/>
                <table:data-pilot-member table:name="DIVISION 6 ANIMATION CF PARIS 2" table:display="true" table:show-details="true"/>
                <table:data-pilot-member table:name="DIVISION 6 RECETTES NON FISCALES" table:display="true" table:show-details="true"/>
                <table:data-pilot-member table:name="DIVISION 6 SECTEUR PUBLIC LOCAL" table:display="true" table:show-details="true"/>
                <table:data-pilot-member table:name="DIVISION 7 CF SUPPORT" table:display="true" table:show-details="true"/>
                <table:data-pilot-member table:name="DIVISION 7 POLE JURIDICT JUDICIAIRE" table:display="true" table:show-details="true"/>
                <table:data-pilot-member table:name="DIVISION 7 SFACT VDP" table:display="true" table:show-details="true"/>
                <table:data-pilot-member table:name="DIVISION 8 AFFAIRES ET ETUDES ECO" table:display="true" table:show-details="true"/>
                <table:data-pilot-member table:name="DIVISION 8 PILOTAGE" table:display="true" table:show-details="true"/>
                <table:data-pilot-member table:name="DIVISION 9 CONTROLE DE GESTION" table:display="true" table:show-details="true"/>
                <table:data-pilot-member table:name="DIVISION 9 SERVICE LOCAL DOMAINE PARIS" table:display="true" table:show-details="true"/>
                <table:data-pilot-member table:name="DIVISION BUDGET/MARCHES" table:display="true" table:show-details="true"/>
                <table:data-pilot-member table:name="DIVISION CABINET DIRECTEUR" table:display="true" table:show-details="true"/>
                <table:data-pilot-member table:name="DIVISION GESTIONS DE SITE ET SECURITE" table:display="true" table:show-details="true"/>
                <table:data-pilot-member table:name="DIVISION IMMOBILIER" table:display="true" table:show-details="true"/>
                <table:data-pilot-member table:name="IMMEUBLE PARIS 19EME 17 PLACE ARGONNE" table:display="true" table:show-details="true"/>
                <table:data-pilot-member table:name="IMMEUBLE PARIS 20EME 6 RUE PAGANINI" table:display="true" table:show-details="true"/>
                <table:data-pilot-member table:name="MISSION 1 PROGRAMMATION" table:display="true" table:show-details="true"/>
                <table:data-pilot-member table:name="MISSION 2 POLITIQUE IMMOBILIERE ETAT" table:display="true" table:show-details="true"/>
                <table:data-pilot-member table:name="MISSION 4 MISSION DEPARTEMENTALE AUDIT" table:display="true" table:show-details="true"/>
                <table:data-pilot-member table:name="MISSION 5 MISSION MAITRISE DES RISQUES" table:display="true" table:show-details="true"/>
                <table:data-pilot-member table:name="MISSION 6 CONTROLE BUDGETAIRE REGIONAL" table:display="true" table:show-details="true"/>
                <table:data-pilot-member table:name="null null" table:display="true" table:show-details="true"/>
                <table:data-pilot-member table:name="PCRP BRIGADE PATRIMOINE REVENU 2" table:display="true" table:show-details="true"/>
                <table:data-pilot-member table:name="PCRP BRIGADE PATRIMOINE REVENU 3" table:display="true" table:show-details="true"/>
                <table:data-pilot-member table:name="PCRP BRIGADE PATRIMOINE REVENU 4" table:display="true" table:show-details="true"/>
                <table:data-pilot-member table:name="PCRP BRIGADE PATRIMOINE REVENU 5" table:display="true" table:show-details="true"/>
                <table:data-pilot-member table:name="PCRP PARIS 11E 12E" table:display="true" table:show-details="true"/>
                <table:data-pilot-member table:name="PCRP PARIS 15E" table:display="true" table:show-details="true"/>
                <table:data-pilot-member table:name="PCRP PARIS 16E" table:display="true" table:show-details="true"/>
                <table:data-pilot-member table:name="PCRP PARIS 18E 19E 20E" table:display="true" table:show-details="true"/>
                <table:data-pilot-member table:name="PCRP PARIS 5E 14E" table:display="true" table:show-details="true"/>
                <table:data-pilot-member table:name="PCRP PARIS 6E 13E" table:display="true" table:show-details="true"/>
                <table:data-pilot-member table:name="PCRP PARIS 7E" table:display="true" table:show-details="true"/>
                <table:data-pilot-member table:name="PCRP PARIS 8E/17E" table:display="true" table:show-details="true"/>
                <table:data-pilot-member table:name="PCRP PARIS CENTRE" table:display="true" table:show-details="true"/>
                <table:data-pilot-member table:name="POLE DE CONTROLE ET EXPERTISE PARIS 11E" table:display="true" table:show-details="true"/>
                <table:data-pilot-member table:name="POLE DE CONTROLE ET EXPERTISE PARIS 12E" table:display="true" table:show-details="true"/>
                <table:data-pilot-member table:name="POLE DE CONTROLE ET EXPERTISE PARIS 15E" table:display="true" table:show-details="true"/>
                <table:data-pilot-member table:name="POLE DE CONTROLE ET EXPERTISE PARIS 16E" table:display="true" table:show-details="true"/>
                <table:data-pilot-member table:name="POLE DE CONTROLE ET EXPERTISE PARIS 17E" table:display="true" table:show-details="true"/>
                <table:data-pilot-member table:name="POLE DE CONTROLE ET EXPERTISE PARIS 18E-19E" table:display="true" table:show-details="true"/>
                <table:data-pilot-member table:name="POLE DE CONTROLE ET EXPERTISE PARIS 1ER-2E" table:display="true" table:show-details="true"/>
                <table:data-pilot-member table:name="POLE DE CONTROLE ET EXPERTISE PARIS 20E" table:display="true" table:show-details="true"/>
                <table:data-pilot-member table:name="POLE DE CONTROLE ET EXPERTISE PARIS 4E" table:display="true" table:show-details="true"/>
                <table:data-pilot-member table:name="POLE DE CONTROLE ET EXPERTISE PARIS 5E-13E-14E" table:display="true" table:show-details="true"/>
                <table:data-pilot-member table:name="POLE DE CONTROLE ET EXPERTISE PARIS 6E-7E" table:display="true" table:show-details="true"/>
                <table:data-pilot-member table:name="POLE DE CONTROLE ET EXPERTISE PARIS 8E ELYSEES" table:display="true" table:show-details="true"/>
                <table:data-pilot-member table:name="POLE DE CONTROLE ET EXPERTISE PARIS 8E MADELEINE" table:display="true" table:show-details="true"/>
                <table:data-pilot-member table:name="POLE DE CONTROLE ET EXPERTISE PARIS 9E-10E" table:display="true" table:show-details="true"/>
                <table:data-pilot-member table:name="POLE DE TOPOGRAPHIE ET DE GESTION CADASTRALE DE PARIS" table:display="true" table:show-details="true"/>
                <table:data-pilot-member table:name="POLE RECOUVREMENT SPECIALISE DNVSF" table:display="true" table:show-details="true"/>
                <table:data-pilot-member table:name="POLE RECOUVREMENT SPECIALISE PARISIEN 1" table:display="true" table:show-details="true"/>
                <table:data-pilot-member table:name="POLE RECOUVREMENT SPECIALISE PARISIEN 2" table:display="true" table:show-details="true"/>
                <table:data-pilot-member table:name="SCES DIR GESTION FISCALE DIRECTION GESTION FISCALE" table:display="true" table:show-details="true"/>
                <table:data-pilot-member table:name="SCES DIR GESTION PUBLIQUE ETAT SER DIR GEST PUBLIQUE" table:display="true" table:show-details="true"/>
                <table:data-pilot-member table:name="SCES DIR GESTION PUBLIQUE SPL SER DIR GEST PUBLIQUE" table:display="true" table:show-details="true"/>
                <table:data-pilot-member table:name="SCES DIR PILOTAGE-RESSOURCES SERV DIR PIL RESS" table:display="true" table:show-details="true"/>
                <table:data-pilot-member table:name="SERVICE DE PUBLICITE FONCIERE PARIS 1" table:display="true" table:show-details="true"/>
                <table:data-pilot-member table:name="SERVICE DE PUBLICITE FONCIERE PARIS 2" table:display="true" table:show-details="true"/>
                <table:data-pilot-member table:name="SERVICE DEPTAL ENREGISTREMENT PARIS SAINT-HYACINTHE" table:display="true" table:show-details="true"/>
                <table:data-pilot-member table:name="SERVICE DEPTAL ENREGISTREMENT PARIS SAINT-LAZARE" table:display="true" table:show-details="true"/>
                <table:data-pilot-member table:name="SERVICE DEPTAL ENREGISTREMENT PARIS SAINT-SULPICE" table:display="true" table:show-details="true"/>
                <table:data-pilot-member table:name="SERVICE IMPOTS DES ENTREPRISES PARIS 10E" table:display="true" table:show-details="true"/>
                <table:data-pilot-member table:name="SERVICE IMPOTS DES ENTREPRISES PARIS 11E" table:display="true" table:show-details="true"/>
                <table:data-pilot-member table:name="SERVICE IMPOTS DES ENTREPRISES PARIS 12E" table:display="true" table:show-details="true"/>
                <table:data-pilot-member table:name="SERVICE IMPOTS DES ENTREPRISES PARIS 14E" table:display="true" table:show-details="true"/>
                <table:data-pilot-member table:name="SERVICE IMPOTS DES ENTREPRISES PARIS 15E" table:display="true" table:show-details="true"/>
                <table:data-pilot-member table:name="SERVICE IMPOTS DES ENTREPRISES PARIS 16E" table:display="true" table:show-details="true"/>
                <table:data-pilot-member table:name="SERVICE IMPOTS DES ENTREPRISES PARIS 17E" table:display="true" table:show-details="true"/>
                <table:data-pilot-member table:name="SERVICE IMPOTS DES ENTREPRISES PARIS 18E" table:display="true" table:show-details="true"/>
                <table:data-pilot-member table:name="SERVICE IMPOTS DES ENTREPRISES PARIS 19E" table:display="true" table:show-details="true"/>
                <table:data-pilot-member table:name="SERVICE IMPOTS DES ENTREPRISES PARIS 1E-2E" table:display="true" table:show-details="true"/>
                <table:data-pilot-member table:name="SERVICE IMPOTS DES ENTREPRISES PARIS 20E" table:display="true" table:show-details="true"/>
                <table:data-pilot-member table:name="SERVICE IMPOTS DES ENTREPRISES PARIS 3E-4E" table:display="true" table:show-details="true"/>
                <table:data-pilot-member table:name="SERVICE IMPOTS DES ENTREPRISES PARIS 5E-13E" table:display="true" table:show-details="true"/>
                <table:data-pilot-member table:name="SERVICE IMPOTS DES ENTREPRISES PARIS 6E 7E" table:display="true" table:show-details="true"/>
                <table:data-pilot-member table:name="SERVICE IMPOTS DES ENTREPRISES PARIS 6E-7E" table:display="true" table:show-details="true"/>
                <table:data-pilot-member table:name="SERVICE IMPOTS DES ENTREPRISES PARIS 8E ELYSEES" table:display="true" table:show-details="true"/>
                <table:data-pilot-member table:name="SERVICE IMPOTS DES ENTREPRISES PARIS 8E MADELEINE" table:display="true" table:show-details="true"/>
                <table:data-pilot-member table:name="SERVICE IMPOTS DES ENTREPRISES PARIS 9E" table:display="true" table:show-details="true"/>
                <table:data-pilot-member table:name="SERVICE IMPOTS PARTICULIERS PARIS 11E" table:display="true" table:show-details="true"/>
                <table:data-pilot-member table:name="SERVICE IMPOTS PARTICULIERS PARIS 12E" table:display="true" table:show-details="true"/>
                <table:data-pilot-member table:name="SERVICE IMPOTS PARTICULIERS PARIS 13E" table:display="true" table:show-details="true"/>
                <table:data-pilot-member table:name="SERVICE IMPOTS PARTICULIERS PARIS 14E" table:display="true" table:show-details="true"/>
                <table:data-pilot-member table:name="SERVICE IMPOTS PARTICULIERS PARIS 15E EST" table:display="true" table:show-details="true"/>
                <table:data-pilot-member table:name="SERVICE IMPOTS PARTICULIERS PARIS 15E OUEST" table:display="true" table:show-details="true"/>
                <table:data-pilot-member table:name="SERVICE IMPOTS PARTICULIERS PARIS 16E AUTEUIL" table:display="true" table:show-details="true"/>
                <table:data-pilot-member table:name="SERVICE IMPOTS PARTICULIERS PARIS 16E NORD" table:display="true" table:show-details="true"/>
                <table:data-pilot-member table:name="SERVICE IMPOTS PARTICULIERS PARIS 17E" table:display="true" table:show-details="true"/>
                <table:data-pilot-member table:name="SERVICE IMPOTS PARTICULIERS PARIS 18E" table:display="true" table:show-details="true"/>
                <table:data-pilot-member table:name="SERVICE IMPOTS PARTICULIERS PARIS 19E" table:display="true" table:show-details="true"/>
                <table:data-pilot-member table:name="SERVICE IMPOTS PARTICULIERS PARIS 20E" table:display="true" table:show-details="true"/>
                <table:data-pilot-member table:name="SERVICE IMPOTS PARTICULIERS PARIS 5E 6E 7E" table:display="true" table:show-details="true"/>
                <table:data-pilot-member table:name="SERVICE IMPOTS PARTICULIERS PARIS 5E-6E-7E" table:display="true" table:show-details="true"/>
                <table:data-pilot-member table:name="SERVICE IMPOTS PARTICULIERS PARIS 9E-10E" table:display="true" table:show-details="true"/>
                <table:data-pilot-member table:name="SERVICE IMPOTS PARTICULIERS PARIS CENTRE" table:display="true" table:show-details="true"/>
                <table:data-pilot-member table:name="SERVICE IMPOTS PARTICULIERS PARIS-CENTRE" table:display="true" table:show-details="true"/>
                <table:data-pilot-member table:name="SERVICE RATTACHE 1 CABINET-DIRECTEUR" table:display="true" table:show-details="true"/>
                <table:data-pilot-member table:name="SERVICE RATTACHE 1 null" table:display="true" table:show-details="true"/>
                <table:data-pilot-member table:name="SERVICE RATTACHE 3 SERV CTX APPEL DECONCENTRE" table:display="true" table:show-details="true"/>
                <table:data-pilot-member table:name="TRESORERIE CTRE D'ACTION SOCIALE DE PARIS" table:display="true" table:show-details="true"/>
                <table:data-pilot-member table:name="TRESORERIE ETABLISSEMENTS PUBLICS LOCAUX" table:display="true" table:show-details="true"/>
                <table:data-pilot-member table:name="TRESORERIE PARIS AMENDES 1" table:display="true" table:show-details="true"/>
                <table:data-pilot-member table:name="TRESORERIE PARIS AMENDES 2E DIVISION" table:display="true" table:show-details="true"/>
                <table:data-pilot-member table:name="TRESORERIE PARIS CTRES HOSPITALIERS SPEC.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GES" table:orientation="row" table:used-hierarchy="0" table:function="auto">
            <table:data-pilot-level table:show-empty="false" calcext:repeat-item-labels="false">
              <table:data-pilot-members>
                <table:data-pilot-member table:name="7540102245" table:display="true" table:show-details="true"/>
                <table:data-pilot-member table:name="7540102251" table:display="true" table:show-details="true"/>
                <table:data-pilot-member table:name="7540302" table:display="true" table:show-details="true"/>
                <table:data-pilot-member table:name="7540302251" table:display="true" table:show-details="true"/>
                <table:data-pilot-member table:name="7540352" table:display="true" table:show-details="true"/>
                <table:data-pilot-member table:name="7540352021" table:display="true" table:show-details="true"/>
                <table:data-pilot-member table:name="7540500" table:display="true" table:show-details="true"/>
                <table:data-pilot-member table:name="7540500251" table:display="true" table:show-details="true"/>
                <table:data-pilot-member table:name="7540601" table:display="true" table:show-details="true"/>
                <table:data-pilot-member table:name="7540601252" table:display="true" table:show-details="true"/>
                <table:data-pilot-member table:name="7540651" table:display="true" table:show-details="true"/>
                <table:data-pilot-member table:name="7540651021" table:display="true" table:show-details="true"/>
                <table:data-pilot-member table:name="7540651050" table:display="true" table:show-details="true"/>
                <table:data-pilot-member table:name="7540651070" table:display="true" table:show-details="true"/>
                <table:data-pilot-member table:name="7540E10" table:display="true" table:show-details="true"/>
                <table:data-pilot-member table:name="7540E10100" table:display="true" table:show-details="true"/>
                <table:data-pilot-member table:name="7540E12" table:display="true" table:show-details="true"/>
                <table:data-pilot-member table:name="7540E12100" table:display="true" table:show-details="true"/>
                <table:data-pilot-member table:name="7540E13100" table:display="true" table:show-details="true"/>
                <table:data-pilot-member table:name="7544121111" table:display="true" table:show-details="true"/>
                <table:data-pilot-member table:name="7544121500" table:display="true" table:show-details="true"/>
                <table:data-pilot-member table:name="7544B01101" table:display="true" table:show-details="true"/>
                <table:data-pilot-member table:name="7544B04" table:display="true" table:show-details="true"/>
                <table:data-pilot-member table:name="7544B04101" table:display="true" table:show-details="true"/>
                <table:data-pilot-member table:name="7544B06" table:display="true" table:show-details="true"/>
                <table:data-pilot-member table:name="7544B06101" table:display="true" table:show-details="true"/>
                <table:data-pilot-member table:name="7544B07101" table:display="true" table:show-details="true"/>
                <table:data-pilot-member table:name="7544B09" table:display="true" table:show-details="true"/>
                <table:data-pilot-member table:name="7544B09101" table:display="true" table:show-details="true"/>
                <table:data-pilot-member table:name="7544B11" table:display="true" table:show-details="true"/>
                <table:data-pilot-member table:name="7544B11101" table:display="true" table:show-details="true"/>
                <table:data-pilot-member table:name="7544B14" table:display="true" table:show-details="true"/>
                <table:data-pilot-member table:name="7544B14101" table:display="true" table:show-details="true"/>
                <table:data-pilot-member table:name="7544B15" table:display="true" table:show-details="true"/>
                <table:data-pilot-member table:name="7544B15101" table:display="true" table:show-details="true"/>
                <table:data-pilot-member table:name="7544P61" table:display="true" table:show-details="true"/>
                <table:data-pilot-member table:name="7544P61245" table:display="true" table:show-details="true"/>
                <table:data-pilot-member table:name="7544R01" table:display="true" table:show-details="true"/>
                <table:data-pilot-member table:name="7544R01100" table:display="true" table:show-details="true"/>
                <table:data-pilot-member table:name="7547E40" table:display="true" table:show-details="true"/>
                <table:data-pilot-member table:name="7547E40340" table:display="true" table:show-details="true"/>
                <table:data-pilot-member table:name="7547P40600" table:display="true" table:show-details="true"/>
                <table:data-pilot-member table:name="7547P41600" table:display="true" table:show-details="true"/>
                <table:data-pilot-member table:name="7549E23001" table:display="true" table:show-details="true"/>
                <table:data-pilot-member table:name="7549E24" table:display="true" table:show-details="true"/>
                <table:data-pilot-member table:name="7549E24001" table:display="true" table:show-details="true"/>
                <table:data-pilot-member table:name="7549E24002" table:display="true" table:show-details="true"/>
                <table:data-pilot-member table:name="7549E24003" table:display="true" table:show-details="true"/>
                <table:data-pilot-member table:name="7549E24004" table:display="true" table:show-details="true"/>
                <table:data-pilot-member table:name="7549E26" table:display="true" table:show-details="true"/>
                <table:data-pilot-member table:name="7549E26001" table:display="true" table:show-details="true"/>
                <table:data-pilot-member table:name="7549E26002" table:display="true" table:show-details="true"/>
                <table:data-pilot-member table:name="7549E27001" table:display="true" table:show-details="true"/>
                <table:data-pilot-member table:name="7549E28" table:display="true" table:show-details="true"/>
                <table:data-pilot-member table:name="7549E28001" table:display="true" table:show-details="true"/>
                <table:data-pilot-member table:name="7549E28002" table:display="true" table:show-details="true"/>
                <table:data-pilot-member table:name="7549E28003" table:display="true" table:show-details="true"/>
                <table:data-pilot-member table:name="754B200101" table:display="true" table:show-details="true"/>
                <table:data-pilot-member table:name="754B200301" table:display="true" table:show-details="true"/>
                <table:data-pilot-member table:name="754B210100" table:display="true" table:show-details="true"/>
                <table:data-pilot-member table:name="754B212" table:display="true" table:show-details="true"/>
                <table:data-pilot-member table:name="754B212100" table:display="true" table:show-details="true"/>
                <table:data-pilot-member table:name="754B240101" table:display="true" table:show-details="true"/>
                <table:data-pilot-member table:name="754B240102" table:display="true" table:show-details="true"/>
                <table:data-pilot-member table:name="754B241" table:display="true" table:show-details="true"/>
                <table:data-pilot-member table:name="754B242100" table:display="true" table:show-details="true"/>
                <table:data-pilot-member table:name="754B242101" table:display="true" table:show-details="true"/>
                <table:data-pilot-member table:name="754B243" table:display="true" table:show-details="true"/>
                <table:data-pilot-member table:name="754B243100" table:display="true" table:show-details="true"/>
                <table:data-pilot-member table:name="754B244100" table:display="true" table:show-details="true"/>
                <table:data-pilot-member table:name="754B244101" table:display="true" table:show-details="true"/>
                <table:data-pilot-member table:name="754B245" table:display="true" table:show-details="true"/>
                <table:data-pilot-member table:name="754B245100" table:display="true" table:show-details="true"/>
                <table:data-pilot-member table:name="754B245101" table:display="true" table:show-details="true"/>
                <table:data-pilot-member table:name="754B246100" table:display="true" table:show-details="true"/>
                <table:data-pilot-member table:name="754C100101" table:display="true" table:show-details="true"/>
                <table:data-pilot-member table:name="754C140" table:display="true" table:show-details="true"/>
                <table:data-pilot-member table:name="754C140100" table:display="true" table:show-details="true"/>
                <table:data-pilot-member table:name="754C140101" table:display="true" table:show-details="true"/>
                <table:data-pilot-member table:name="754C140102" table:display="true" table:show-details="true"/>
                <table:data-pilot-member table:name="754C140103" table:display="true" table:show-details="true"/>
                <table:data-pilot-member table:name="754C140104" table:display="true" table:show-details="true"/>
                <table:data-pilot-member table:name="754C141" table:display="true" table:show-details="true"/>
                <table:data-pilot-member table:name="754C141100" table:display="true" table:show-details="true"/>
                <table:data-pilot-member table:name="754C141102" table:display="true" table:show-details="true"/>
                <table:data-pilot-member table:name="754C141103" table:display="true" table:show-details="true"/>
                <table:data-pilot-member table:name="754C143" table:display="true" table:show-details="true"/>
                <table:data-pilot-member table:name="754C143100" table:display="true" table:show-details="true"/>
                <table:data-pilot-member table:name="754C143101" table:display="true" table:show-details="true"/>
                <table:data-pilot-member table:name="754C143102" table:display="true" table:show-details="true"/>
                <table:data-pilot-member table:name="754C144" table:display="true" table:show-details="true"/>
                <table:data-pilot-member table:name="754C144101" table:display="true" table:show-details="true"/>
                <table:data-pilot-member table:name="754C145100" table:display="true" table:show-details="true"/>
                <table:data-pilot-member table:name="754C145101" table:display="true" table:show-details="true"/>
                <table:data-pilot-member table:name="754C147100" table:display="true" table:show-details="true"/>
                <table:data-pilot-member table:name="754C148" table:display="true" table:show-details="true"/>
                <table:data-pilot-member table:name="754C148100" table:display="true" table:show-details="true"/>
                <table:data-pilot-member table:name="754C148101" table:display="true" table:show-details="true"/>
                <table:data-pilot-member table:name="754C200101" table:display="true" table:show-details="true"/>
                <table:data-pilot-member table:name="754C240" table:display="true" table:show-details="true"/>
                <table:data-pilot-member table:name="754C240100" table:display="true" table:show-details="true"/>
                <table:data-pilot-member table:name="754C240101" table:display="true" table:show-details="true"/>
                <table:data-pilot-member table:name="754C241" table:display="true" table:show-details="true"/>
                <table:data-pilot-member table:name="754C241100" table:display="true" table:show-details="true"/>
                <table:data-pilot-member table:name="754C241101" table:display="true" table:show-details="true"/>
                <table:data-pilot-member table:name="754C241102" table:display="true" table:show-details="true"/>
                <table:data-pilot-member table:name="754C242101" table:display="true" table:show-details="true"/>
                <table:data-pilot-member table:name="754C242102" table:display="true" table:show-details="true"/>
                <table:data-pilot-member table:name="754C245" table:display="true" table:show-details="true"/>
                <table:data-pilot-member table:name="754C245100" table:display="true" table:show-details="true"/>
                <table:data-pilot-member table:name="754C245102" table:display="true" table:show-details="true"/>
                <table:data-pilot-member table:name="754C246100" table:display="true" table:show-details="true"/>
                <table:data-pilot-member table:name="754D100101" table:display="true" table:show-details="true"/>
                <table:data-pilot-member table:name="754D110100" table:display="true" table:show-details="true"/>
                <table:data-pilot-member table:name="754D140" table:display="true" table:show-details="true"/>
                <table:data-pilot-member table:name="754D140100" table:display="true" table:show-details="true"/>
                <table:data-pilot-member table:name="754D141100" table:display="true" table:show-details="true"/>
                <table:data-pilot-member table:name="754D142" table:display="true" table:show-details="true"/>
                <table:data-pilot-member table:name="754D142100" table:display="true" table:show-details="true"/>
                <table:data-pilot-member table:name="754D143" table:display="true" table:show-details="true"/>
                <table:data-pilot-member table:name="754D143100" table:display="true" table:show-details="true"/>
                <table:data-pilot-member table:name="754D143101" table:display="true" table:show-details="true"/>
                <table:data-pilot-member table:name="754D144100" table:display="true" table:show-details="true"/>
                <table:data-pilot-member table:name="754D144101" table:display="true" table:show-details="true"/>
                <table:data-pilot-member table:name="754D145100" table:display="true" table:show-details="true"/>
                <table:data-pilot-member table:name="754D146" table:display="true" table:show-details="true"/>
                <table:data-pilot-member table:name="754D146100" table:display="true" table:show-details="true"/>
                <table:data-pilot-member table:name="754D146101" table:display="true" table:show-details="true"/>
                <table:data-pilot-member table:name="754D146103" table:display="true" table:show-details="true"/>
                <table:data-pilot-member table:name="754D146105" table:display="true" table:show-details="true"/>
                <table:data-pilot-member table:name="754D146106" table:display="true" table:show-details="true"/>
                <table:data-pilot-member table:name="754D147100" table:display="true" table:show-details="true"/>
                <table:data-pilot-member table:name="754D147101" table:display="true" table:show-details="true"/>
                <table:data-pilot-member table:name="754D148100" table:display="true" table:show-details="true"/>
                <table:data-pilot-member table:name="754D148101" table:display="true" table:show-details="true"/>
                <table:data-pilot-member table:name="754D149" table:display="true" table:show-details="true"/>
                <table:data-pilot-member table:name="754D149100" table:display="true" table:show-details="true"/>
                <table:data-pilot-member table:name="754F110" table:display="true" table:show-details="true"/>
                <table:data-pilot-member table:name="754F110101" table:display="true" table:show-details="true"/>
                <table:data-pilot-member table:name="754F111100" table:display="true" table:show-details="true"/>
                <table:data-pilot-member table:name="754F113100" table:display="true" table:show-details="true"/>
                <table:data-pilot-member table:name="754F114100" table:display="true" table:show-details="true"/>
                <table:data-pilot-member table:name="754F115" table:display="true" table:show-details="true"/>
                <table:data-pilot-member table:name="754F115100" table:display="true" table:show-details="true"/>
                <table:data-pilot-member table:name="7550100" table:display="true" table:show-details="true"/>
                <table:data-pilot-member table:name="7550100251" table:display="true" table:show-details="true"/>
                <table:data-pilot-member table:name="7550154" table:display="true" table:show-details="true"/>
                <table:data-pilot-member table:name="7550154021" table:display="true" table:show-details="true"/>
                <table:data-pilot-member table:name="7550154070" table:display="true" table:show-details="true"/>
                <table:data-pilot-member table:name="7550201" table:display="true" table:show-details="true"/>
                <table:data-pilot-member table:name="7550201251" table:display="true" table:show-details="true"/>
                <table:data-pilot-member table:name="7550251" table:display="true" table:show-details="true"/>
                <table:data-pilot-member table:name="7550251021" table:display="true" table:show-details="true"/>
                <table:data-pilot-member table:name="7550251070" table:display="true" table:show-details="true"/>
                <table:data-pilot-member table:name="7550301" table:display="true" table:show-details="true"/>
                <table:data-pilot-member table:name="7550301251" table:display="true" table:show-details="true"/>
                <table:data-pilot-member table:name="7550351" table:display="true" table:show-details="true"/>
                <table:data-pilot-member table:name="7550351021" table:display="true" table:show-details="true"/>
                <table:data-pilot-member table:name="7550351070" table:display="true" table:show-details="true"/>
                <table:data-pilot-member table:name="7550401" table:display="true" table:show-details="true"/>
                <table:data-pilot-member table:name="7550401251" table:display="true" table:show-details="true"/>
                <table:data-pilot-member table:name="7550451" table:display="true" table:show-details="true"/>
                <table:data-pilot-member table:name="7550451021" table:display="true" table:show-details="true"/>
                <table:data-pilot-member table:name="7550E10" table:display="true" table:show-details="true"/>
                <table:data-pilot-member table:name="7550E10100" table:display="true" table:show-details="true"/>
                <table:data-pilot-member table:name="7550E11" table:display="true" table:show-details="true"/>
                <table:data-pilot-member table:name="7550E11100" table:display="true" table:show-details="true"/>
                <table:data-pilot-member table:name="7550E12" table:display="true" table:show-details="true"/>
                <table:data-pilot-member table:name="7550E12100" table:display="true" table:show-details="true"/>
                <table:data-pilot-member table:name="7550E13" table:display="true" table:show-details="true"/>
                <table:data-pilot-member table:name="7550E13100" table:display="true" table:show-details="true"/>
                <table:data-pilot-member table:name="7554121" table:display="true" table:show-details="true"/>
                <table:data-pilot-member table:name="7554121105" table:display="true" table:show-details="true"/>
                <table:data-pilot-member table:name="7554121110" table:display="true" table:show-details="true"/>
                <table:data-pilot-member table:name="7554121111" table:display="true" table:show-details="true"/>
                <table:data-pilot-member table:name="7554121113" table:display="true" table:show-details="true"/>
                <table:data-pilot-member table:name="7554121114" table:display="true" table:show-details="true"/>
                <table:data-pilot-member table:name="7554B02" table:display="true" table:show-details="true"/>
                <table:data-pilot-member table:name="7554B02101" table:display="true" table:show-details="true"/>
                <table:data-pilot-member table:name="7554B03" table:display="true" table:show-details="true"/>
                <table:data-pilot-member table:name="7554B03101" table:display="true" table:show-details="true"/>
                <table:data-pilot-member table:name="7554B04" table:display="true" table:show-details="true"/>
                <table:data-pilot-member table:name="7554B04101" table:display="true" table:show-details="true"/>
                <table:data-pilot-member table:name="7554B05101" table:display="true" table:show-details="true"/>
                <table:data-pilot-member table:name="7554B07" table:display="true" table:show-details="true"/>
                <table:data-pilot-member table:name="7554B07101" table:display="true" table:show-details="true"/>
                <table:data-pilot-member table:name="7554R01" table:display="true" table:show-details="true"/>
                <table:data-pilot-member table:name="7554R01100" table:display="true" table:show-details="true"/>
                <table:data-pilot-member table:name="7554R01101" table:display="true" table:show-details="true"/>
                <table:data-pilot-member table:name="7554R02" table:display="true" table:show-details="true"/>
                <table:data-pilot-member table:name="7554R02100" table:display="true" table:show-details="true"/>
                <table:data-pilot-member table:name="7554R02101" table:display="true" table:show-details="true"/>
                <table:data-pilot-member table:name="7557E40" table:display="true" table:show-details="true"/>
                <table:data-pilot-member table:name="7557E40340" table:display="true" table:show-details="true"/>
                <table:data-pilot-member table:name="7557P31600" table:display="true" table:show-details="true"/>
                <table:data-pilot-member table:name="7557P63600" table:display="true" table:show-details="true"/>
                <table:data-pilot-member table:name="7557P64600" table:display="true" table:show-details="true"/>
                <table:data-pilot-member table:name="755PART" table:display="true" table:show-details="true"/>
                <table:data-pilot-member table:name="7560100" table:display="true" table:show-details="true"/>
                <table:data-pilot-member table:name="7560100251" table:display="true" table:show-details="true"/>
                <table:data-pilot-member table:name="7560102" table:display="true" table:show-details="true"/>
                <table:data-pilot-member table:name="7560102251" table:display="true" table:show-details="true"/>
                <table:data-pilot-member table:name="7560135240" table:display="true" table:show-details="true"/>
                <table:data-pilot-member table:name="7560150021" table:display="true" table:show-details="true"/>
                <table:data-pilot-member table:name="7560203" table:display="true" table:show-details="true"/>
                <table:data-pilot-member table:name="7560203251" table:display="true" table:show-details="true"/>
                <table:data-pilot-member table:name="7560251" table:display="true" table:show-details="true"/>
                <table:data-pilot-member table:name="7560251021" table:display="true" table:show-details="true"/>
                <table:data-pilot-member table:name="7560305" table:display="true" table:show-details="true"/>
                <table:data-pilot-member table:name="7560305251" table:display="true" table:show-details="true"/>
                <table:data-pilot-member table:name="7560355021" table:display="true" table:show-details="true"/>
                <table:data-pilot-member table:name="7560E11" table:display="true" table:show-details="true"/>
                <table:data-pilot-member table:name="7560E11100" table:display="true" table:show-details="true"/>
                <table:data-pilot-member table:name="7560E12" table:display="true" table:show-details="true"/>
                <table:data-pilot-member table:name="7560E12100" table:display="true" table:show-details="true"/>
                <table:data-pilot-member table:name="7560E14100" table:display="true" table:show-details="true"/>
                <table:data-pilot-member table:name="7564121111" table:display="true" table:show-details="true"/>
                <table:data-pilot-member table:name="7564121114" table:display="true" table:show-details="true"/>
                <table:data-pilot-member table:name="7564B01" table:display="true" table:show-details="true"/>
                <table:data-pilot-member table:name="7564B01101" table:display="true" table:show-details="true"/>
                <table:data-pilot-member table:name="7564B02" table:display="true" table:show-details="true"/>
                <table:data-pilot-member table:name="7564B02101" table:display="true" table:show-details="true"/>
                <table:data-pilot-member table:name="7564B05" table:display="true" table:show-details="true"/>
                <table:data-pilot-member table:name="7564B05101" table:display="true" table:show-details="true"/>
                <table:data-pilot-member table:name="7564B06101" table:display="true" table:show-details="true"/>
                <table:data-pilot-member table:name="7564B07" table:display="true" table:show-details="true"/>
                <table:data-pilot-member table:name="7564B07101" table:display="true" table:show-details="true"/>
                <table:data-pilot-member table:name="7564B08" table:display="true" table:show-details="true"/>
                <table:data-pilot-member table:name="7564B08101" table:display="true" table:show-details="true"/>
                <table:data-pilot-member table:name="7564B09" table:display="true" table:show-details="true"/>
                <table:data-pilot-member table:name="7564B09101" table:display="true" table:show-details="true"/>
                <table:data-pilot-member table:name="7564B10" table:display="true" table:show-details="true"/>
                <table:data-pilot-member table:name="7564B10101" table:display="true" table:show-details="true"/>
                <table:data-pilot-member table:name="7564P61" table:display="true" table:show-details="true"/>
                <table:data-pilot-member table:name="7564P61245" table:display="true" table:show-details="true"/>
                <table:data-pilot-member table:name="7564R02" table:display="true" table:show-details="true"/>
                <table:data-pilot-member table:name="7564R02100" table:display="true" table:show-details="true"/>
                <table:data-pilot-member table:name="7564R04" table:display="true" table:show-details="true"/>
                <table:data-pilot-member table:name="7564R04100" table:display="true" table:show-details="true"/>
                <table:data-pilot-member table:name="7564R05" table:display="true" table:show-details="true"/>
                <table:data-pilot-member table:name="7564R05100" table:display="true" table:show-details="true"/>
                <table:data-pilot-member table:name="7567E40" table:display="true" table:show-details="true"/>
                <table:data-pilot-member table:name="7567E40340" table:display="true" table:show-details="true"/>
                <table:data-pilot-member table:name="7567P32600" table:display="true" table:show-details="true"/>
                <table:data-pilot-member table:name="7567P34600" table:display="true" table:show-details="true"/>
                <table:data-pilot-member table:name="7567P39600" table:display="true" table:show-details="true"/>
                <table:data-pilot-member table:name="756B100101" table:display="true" table:show-details="true"/>
                <table:data-pilot-member table:name="756B100301" table:display="true" table:show-details="true"/>
                <table:data-pilot-member table:name="756B140" table:display="true" table:show-details="true"/>
                <table:data-pilot-member table:name="756B140101" table:display="true" table:show-details="true"/>
                <table:data-pilot-member table:name="756B142" table:display="true" table:show-details="true"/>
                <table:data-pilot-member table:name="756B142100" table:display="true" table:show-details="true"/>
                <table:data-pilot-member table:name="756B142101" table:display="true" table:show-details="true"/>
                <table:data-pilot-member table:name="756B143" table:display="true" table:show-details="true"/>
                <table:data-pilot-member table:name="756B143101" table:display="true" table:show-details="true"/>
                <table:data-pilot-member table:name="756B144100" table:display="true" table:show-details="true"/>
                <table:data-pilot-member table:name="756F110" table:display="true" table:show-details="true"/>
                <table:data-pilot-member table:name="756F110101" table:display="true" table:show-details="true"/>
                <table:data-pilot-member table:name="756PART" table:display="true" table:show-details="true"/>
                <table:data-pilot-member table:name="7570103251" table:display="true" table:show-details="true"/>
                <table:data-pilot-member table:name="7570153" table:display="true" table:show-details="true"/>
                <table:data-pilot-member table:name="7570153021" table:display="true" table:show-details="true"/>
                <table:data-pilot-member table:name="7570153070" table:display="true" table:show-details="true"/>
                <table:data-pilot-member table:name="7570251" table:display="true" table:show-details="true"/>
                <table:data-pilot-member table:name="7570251021" table:display="true" table:show-details="true"/>
                <table:data-pilot-member table:name="7570251070" table:display="true" table:show-details="true"/>
                <table:data-pilot-member table:name="7570302" table:display="true" table:show-details="true"/>
                <table:data-pilot-member table:name="7570302251" table:display="true" table:show-details="true"/>
                <table:data-pilot-member table:name="7570355" table:display="true" table:show-details="true"/>
                <table:data-pilot-member table:name="7570355021" table:display="true" table:show-details="true"/>
                <table:data-pilot-member table:name="7570355070" table:display="true" table:show-details="true"/>
                <table:data-pilot-member table:name="7570355651" table:display="true" table:show-details="true"/>
                <table:data-pilot-member table:name="7570385" table:display="true" table:show-details="true"/>
                <table:data-pilot-member table:name="7570385021" table:display="true" table:show-details="true"/>
                <table:data-pilot-member table:name="7570385070" table:display="true" table:show-details="true"/>
                <table:data-pilot-member table:name="7570385652" table:display="true" table:show-details="true"/>
                <table:data-pilot-member table:name="7570400" table:display="true" table:show-details="true"/>
                <table:data-pilot-member table:name="7570400251" table:display="true" table:show-details="true"/>
                <table:data-pilot-member table:name="7570450" table:display="true" table:show-details="true"/>
                <table:data-pilot-member table:name="7570450021" table:display="true" table:show-details="true"/>
                <table:data-pilot-member table:name="7570450070" table:display="true" table:show-details="true"/>
                <table:data-pilot-member table:name="7570450601" table:display="true" table:show-details="true"/>
                <table:data-pilot-member table:name="7570E10100" table:display="true" table:show-details="true"/>
                <table:data-pilot-member table:name="7570E12100" table:display="true" table:show-details="true"/>
                <table:data-pilot-member table:name="7570E14100" table:display="true" table:show-details="true"/>
                <table:data-pilot-member table:name="7574121" table:display="true" table:show-details="true"/>
                <table:data-pilot-member table:name="7574121100" table:display="true" table:show-details="true"/>
                <table:data-pilot-member table:name="7574121105" table:display="true" table:show-details="true"/>
                <table:data-pilot-member table:name="7574121111" table:display="true" table:show-details="true"/>
                <table:data-pilot-member table:name="7574B01" table:display="true" table:show-details="true"/>
                <table:data-pilot-member table:name="7574B01101" table:display="true" table:show-details="true"/>
                <table:data-pilot-member table:name="7574B05101" table:display="true" table:show-details="true"/>
                <table:data-pilot-member table:name="7574B06101" table:display="true" table:show-details="true"/>
                <table:data-pilot-member table:name="7574B08" table:display="true" table:show-details="true"/>
                <table:data-pilot-member table:name="7574B08101" table:display="true" table:show-details="true"/>
                <table:data-pilot-member table:name="7574B09" table:display="true" table:show-details="true"/>
                <table:data-pilot-member table:name="7574B09101" table:display="true" table:show-details="true"/>
                <table:data-pilot-member table:name="7574B12101" table:display="true" table:show-details="true"/>
                <table:data-pilot-member table:name="7574R02" table:display="true" table:show-details="true"/>
                <table:data-pilot-member table:name="7574R02100" table:display="true" table:show-details="true"/>
                <table:data-pilot-member table:name="7574R04100" table:display="true" table:show-details="true"/>
                <table:data-pilot-member table:name="7574R05" table:display="true" table:show-details="true"/>
                <table:data-pilot-member table:name="7574R05100" table:display="true" table:show-details="true"/>
                <table:data-pilot-member table:name="7577E40340" table:display="true" table:show-details="true"/>
                <table:data-pilot-member table:name="7577P32600" table:display="true" table:show-details="true"/>
                <table:data-pilot-member table:name="7577P32615" table:display="true" table:show-details="true"/>
                <table:data-pilot-member table:name="7577P33600" table:display="true" table:show-details="true"/>
                <table:data-pilot-member table:name="7577P34600" table:display="true" table:show-details="true"/>
                <table:data-pilot-member table:name="7580200" table:display="true" table:show-details="true"/>
                <table:data-pilot-member table:name="7580200251" table:display="true" table:show-details="true"/>
                <table:data-pilot-member table:name="7580234" table:display="true" table:show-details="true"/>
                <table:data-pilot-member table:name="7580234240" table:display="true" table:show-details="true"/>
                <table:data-pilot-member table:name="7580235" table:display="true" table:show-details="true"/>
                <table:data-pilot-member table:name="7580235240" table:display="true" table:show-details="true"/>
                <table:data-pilot-member table:name="7580250021" table:display="true" table:show-details="true"/>
                <table:data-pilot-member table:name="7580250070" table:display="true" table:show-details="true"/>
                <table:data-pilot-member table:name="7580301" table:display="true" table:show-details="true"/>
                <table:data-pilot-member table:name="7580301251" table:display="true" table:show-details="true"/>
                <table:data-pilot-member table:name="7580381" table:display="true" table:show-details="true"/>
                <table:data-pilot-member table:name="7580381021" table:display="true" table:show-details="true"/>
                <table:data-pilot-member table:name="7580381070" table:display="true" table:show-details="true"/>
                <table:data-pilot-member table:name="7580401" table:display="true" table:show-details="true"/>
                <table:data-pilot-member table:name="7580401252" table:display="true" table:show-details="true"/>
                <table:data-pilot-member table:name="7580481" table:display="true" table:show-details="true"/>
                <table:data-pilot-member table:name="7580481021" table:display="true" table:show-details="true"/>
                <table:data-pilot-member table:name="7580481651" table:display="true" table:show-details="true"/>
                <table:data-pilot-member table:name="7580481821" table:display="true" table:show-details="true"/>
                <table:data-pilot-member table:name="7580E12" table:display="true" table:show-details="true"/>
                <table:data-pilot-member table:name="7580E12100" table:display="true" table:show-details="true"/>
                <table:data-pilot-member table:name="7584121113" table:display="true" table:show-details="true"/>
                <table:data-pilot-member table:name="7584B02" table:display="true" table:show-details="true"/>
                <table:data-pilot-member table:name="7584B02101" table:display="true" table:show-details="true"/>
                <table:data-pilot-member table:name="7584B05101" table:display="true" table:show-details="true"/>
                <table:data-pilot-member table:name="7584B06" table:display="true" table:show-details="true"/>
                <table:data-pilot-member table:name="7584B06101" table:display="true" table:show-details="true"/>
                <table:data-pilot-member table:name="7584B07" table:display="true" table:show-details="true"/>
                <table:data-pilot-member table:name="7584B07101" table:display="true" table:show-details="true"/>
                <table:data-pilot-member table:name="7584K01101" table:display="true" table:show-details="true"/>
                <table:data-pilot-member table:name="7584K03" table:display="true" table:show-details="true"/>
                <table:data-pilot-member table:name="7584K03101" table:display="true" table:show-details="true"/>
                <table:data-pilot-member table:name="7584K04" table:display="true" table:show-details="true"/>
                <table:data-pilot-member table:name="7584K04101" table:display="true" table:show-details="true"/>
                <table:data-pilot-member table:name="7584K05101" table:display="true" table:show-details="true"/>
                <table:data-pilot-member table:name="7584P61" table:display="true" table:show-details="true"/>
                <table:data-pilot-member table:name="7584P61245" table:display="true" table:show-details="true"/>
                <table:data-pilot-member table:name="7584R01" table:display="true" table:show-details="true"/>
                <table:data-pilot-member table:name="7584R01100" table:display="true" table:show-details="true"/>
                <table:data-pilot-member table:name="7584R01101" table:display="true" table:show-details="true"/>
                <table:data-pilot-member table:name="7584R02" table:display="true" table:show-details="true"/>
                <table:data-pilot-member table:name="7584R02100" table:display="true" table:show-details="true"/>
                <table:data-pilot-member table:name="7584R04100" table:display="true" table:show-details="true"/>
                <table:data-pilot-member table:name="7584R05100" table:display="true" table:show-details="true"/>
                <table:data-pilot-member table:name="7587E40" table:display="true" table:show-details="true"/>
                <table:data-pilot-member table:name="7587E40340" table:display="true" table:show-details="true"/>
                <table:data-pilot-member table:name="7587P32600" table:display="true" table:show-details="true"/>
                <table:data-pilot-member table:name="7587P33600" table:display="true" table:show-details="true"/>
                <table:data-pilot-member table:name="7587P34600" table:display="true" table:show-details="true"/>
                <table:data-pilot-member table:name="758B340100" table:display="true" table:show-details="true"/>
                <table:data-pilot-member table:name="758B340101" table:display="true" table:show-details="true"/>
                <table:data-pilot-member table:name="758B340102" table:display="true" table:show-details="true"/>
                <table:data-pilot-member table:name="758B341" table:display="true" table:show-details="true"/>
                <table:data-pilot-member table:name="758B341100" table:display="true" table:show-details="true"/>
                <table:data-pilot-member table:name="758B341102" table:display="true" table:show-details="true"/>
                <table:data-pilot-member table:name="758B342101" table:display="true" table:show-details="true"/>
                <table:data-pilot-member table:name="758B342102" table:display="true" table:show-details="true"/>
                <table:data-pilot-member table:name="758B344100" table:display="true" table:show-details="true"/>
                <table:data-pilot-member table:name="758B345100" table:display="true" table:show-details="true"/>
                <table:data-pilot-member table:name="758B346100" table:display="true" table:show-details="true"/>
                <table:data-pilot-member table:name="B214P01260" table:display="true" table:show-details="true"/>
                <table:data-pilot-member table:name="B214P02" table:display="true" table:show-details="true"/>
                <table:data-pilot-member table:name="B214P02260" table:display="true" table:show-details="true"/>
                <table:data-pilot-member table:name="B216G60100" table:display="true" table:show-details="true"/>
                <table:data-pilot-member table:name="B217P62600" table:display="true" table:show-details="true"/>
                <table:data-pilot-member table:name="B217P626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dresse" table:orientation="row" table:used-hierarchy="0" table:function="auto">
            <table:data-pilot-level table:show-empty="false" calcext:repeat-item-labels="false">
              <table:data-pilot-members>
                <table:data-pilot-member table:name="0005 CITE PARADIS" table:display="true" table:show-details="true"/>
                <table:data-pilot-member table:name="0005 RUE DE LONDRES" table:display="true" table:show-details="true"/>
                <table:data-pilot-member table:name="0006 BD DE REIMS" table:display="true" table:show-details="true"/>
                <table:data-pilot-member table:name="0006 RUE PAGANINI" table:display="true" table:show-details="true"/>
                <table:data-pilot-member table:name="0006A BD DE REIMS" table:display="true" table:show-details="true"/>
                <table:data-pilot-member table:name="0009 PL SAINT SULPICE" table:display="true" table:show-details="true"/>
                <table:data-pilot-member table:name="0009 RUE D UZES" table:display="true" table:show-details="true"/>
                <table:data-pilot-member table:name="0009 RUE DE LA BANQUE" table:display="true" table:show-details="true"/>
                <table:data-pilot-member table:name="0009 RUE NOTRE-DAME DES VICTOIRES" table:display="true" table:show-details="true"/>
                <table:data-pilot-member table:name="0009 RUE REAUMUR" table:display="true" table:show-details="true"/>
                <table:data-pilot-member table:name="0009 RUE SAINT SULPICE" table:display="true" table:show-details="true"/>
                <table:data-pilot-member table:name="0011 RUE DE LA BANQUE" table:display="true" table:show-details="true"/>
                <table:data-pilot-member table:name="0012 RUE GEORGE SAND" table:display="true" table:show-details="true"/>
                <table:data-pilot-member table:name="0013 RUE DU GAL BEURET" table:display="true" table:show-details="true"/>
                <table:data-pilot-member table:name="0015 RUE MARYSE HILSZ" table:display="true" table:show-details="true"/>
                <table:data-pilot-member table:name="0016 RUE NOTRE-DAME DES VICTOIRES" table:display="true" table:show-details="true"/>
                <table:data-pilot-member table:name="0017 PL DE L ARGONNE" table:display="true" table:show-details="true"/>
                <table:data-pilot-member table:name="0027B RUE DES MEUNIERS" table:display="true" table:show-details="true"/>
                <table:data-pilot-member table:name="0029 RUE DU MOULIN VERT" table:display="true" table:show-details="true"/>
                <table:data-pilot-member table:name="0029B RUE DU MOULIN VERT" table:display="true" table:show-details="true"/>
                <table:data-pilot-member table:name="0061 RUE EUGENE CARRIERE" table:display="true" table:show-details="true"/>
                <table:data-pilot-member table:name="0094 RUE REAUMUR" table:display="true" table:show-details="true"/>
                <table:data-pilot-member table:name="0101 RUE DE TOLBIAC" table:display="true" table:show-details="true"/>
                <table:data-pilot-member table:name="0146 AV DE MALAKOFF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/00/0000</text:date>, <text:time style:data-style-name="N2" text:time-value="21:56:38.4891850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4-15T22:53:05.989611031</dc:date>
    <meta:editing-duration>PT26M20S</meta:editing-duration>
    <meta:editing-cycles>3</meta:editing-cycles>
    <meta:generator>LibreOffice/24.2.7.2$Linux_X86_64 LibreOffice_project/420$Build-2</meta:generator>
    <meta:document-statistic meta:table-count="6" meta:cell-count="3567" meta:object-count="0"/>
  </office:meta>
</office:document-meta>
</file>